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16" style:family="table-column">
      <style:table-column-properties fo:break-before="auto" style:column-width="2.223cm"/>
    </style:style>
    <style:style style:name="co17" style:family="table-column">
      <style:table-column-properties fo:break-before="auto" style:column-width="1.73cm"/>
    </style:style>
    <style:style style:name="co4" style:family="table-column">
      <style:table-column-properties fo:break-before="auto" style:column-width="1.729cm"/>
    </style:style>
    <style:style style:name="co18" style:family="table-column">
      <style:table-column-properties fo:break-before="auto" style:column-width="6.073cm"/>
    </style:style>
    <style:style style:name="co14" style:family="table-column">
      <style:table-column-properties fo:break-before="auto" style:column-width="1.755cm"/>
    </style:style>
    <style:style style:name="co19" style:family="table-column">
      <style:table-column-properties fo:break-before="auto" style:column-width="3.101cm"/>
    </style:style>
    <style:style style:name="co20" style:family="table-column">
      <style:table-column-properties fo:break-before="auto" style:column-width="22.849cm"/>
    </style:style>
    <style:style style:name="co21" style:family="table-column">
      <style:table-column-properties fo:break-before="auto" style:column-width="2.524cm"/>
    </style:style>
    <style:style style:name="co22" style:family="table-column">
      <style:table-column-properties fo:break-before="auto" style:column-width="1.178cm"/>
    </style:style>
    <style:style style:name="co23" style:family="table-column">
      <style:table-column-properties fo:break-before="auto" style:column-width="1.069cm"/>
    </style:style>
    <style:style style:name="co24" style:family="table-column">
      <style:table-column-properties fo:break-before="auto" style:column-width="1.344cm"/>
    </style:style>
    <style:style style:name="co25" style:family="table-column">
      <style:table-column-properties fo:break-before="auto" style:column-width="1.81cm"/>
    </style:style>
    <style:style style:name="co26" style:family="table-column">
      <style:table-column-properties fo:break-before="auto" style:column-width="1.536cm"/>
    </style:style>
    <style:style style:name="co27" style:family="table-column">
      <style:table-column-properties fo:break-before="auto" style:column-width="1.152cm"/>
    </style:style>
    <style:style style:name="co28" style:family="table-column">
      <style:table-column-properties fo:break-before="auto" style:column-width="1.258cm"/>
    </style:style>
    <style:style style:name="co29" style:family="table-column">
      <style:table-column-properties fo:break-before="auto" style:column-width="1.45cm"/>
    </style:style>
    <style:style style:name="co30" style:family="table-column">
      <style:table-column-properties fo:break-before="auto" style:column-width="0.873cm"/>
    </style:style>
    <style:style style:name="co31" style:family="table-column">
      <style:table-column-properties fo:break-before="auto" style:column-width="1.617cm"/>
    </style:style>
    <style:style style:name="co32" style:family="table-column">
      <style:table-column-properties fo:break-before="auto" style:column-width="3.459cm"/>
    </style:style>
    <style:style style:name="co33" style:family="table-column">
      <style:table-column-properties fo:break-before="auto" style:column-width="1.921cm"/>
    </style:style>
    <style:style style:name="co34" style:family="table-column">
      <style:table-column-properties fo:break-before="auto" style:column-width="5.353cm"/>
    </style:style>
    <style:style style:name="co35" style:family="table-column">
      <style:table-column-properties fo:break-before="auto" style:column-width="0.63cm"/>
    </style:style>
    <style:style style:name="co36" style:family="table-column">
      <style:table-column-properties fo:break-before="auto" style:column-width="1.355cm"/>
    </style:style>
    <style:style style:name="co37" style:family="table-column">
      <style:table-column-properties fo:break-before="auto" style:column-width="1.52cm"/>
    </style:style>
    <style:style style:name="co38" style:family="table-column">
      <style:table-column-properties fo:break-before="auto" style:column-width="2.854cm"/>
    </style:style>
    <style:style style:name="co39" style:family="table-column">
      <style:table-column-properties fo:break-before="auto" style:column-width="5.366cm"/>
    </style:style>
    <style:style style:name="co40" style:family="table-column">
      <style:table-column-properties fo:break-before="auto" style:column-width="7.966cm"/>
    </style:style>
    <style:style style:name="co41" style:family="table-column">
      <style:table-column-properties fo:break-before="auto" style:column-width="1.813cm"/>
    </style:style>
    <style:style style:name="co42" style:family="table-column">
      <style:table-column-properties fo:break-before="auto" style:column-width="2.267cm"/>
    </style:style>
    <style:style style:name="co43" style:family="table-column">
      <style:table-column-properties fo:break-before="auto" style:column-width="2.258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2cm" fo:break-before="auto" style:use-optimal-row-height="false"/>
    </style:style>
    <style:style style:name="ro22" style:family="table-row">
      <style:table-row-properties style:row-height="0.476cm" fo:break-before="auto" style:use-optimal-row-height="false"/>
    </style:style>
    <style:style style:name="ro23" style:family="table-row">
      <style:table-row-properties style:row-height="0.526cm" fo:break-before="auto" style:use-optimal-row-height="true"/>
    </style:style>
    <style:style style:name="ro24" style:family="table-row">
      <style:table-row-properties style:row-height="0.45cm" fo:break-before="auto" style:use-optimal-row-height="false"/>
    </style:style>
    <style:style style:name="ro25" style:family="table-row">
      <style:table-row-properties style:row-height="0.556cm" fo:break-before="auto" style:use-optimal-row-height="false"/>
    </style:style>
    <style:style style:name="ro26" style:family="table-row">
      <style:table-row-properties style:row-height="0.474cm" fo:break-before="auto" style:use-optimal-row-height="true"/>
    </style:style>
    <style:style style:name="ro27"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style:style style:name="ta9" style:family="table" style:master-page-name="PageStyle_5f_TrainingPlan">
      <style:table-properties table:display="true" style:writing-mode="lr-tb" tableooo:tab-color="#339966"/>
    </style:style>
    <style:style style:name="ta10" style:family="table" style:master-page-name="PageStyle_5f_WeeklySchedule">
      <style:table-properties table:display="true" style:writing-mode="lr-tb" tableooo:tab-color="#339966"/>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10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06" style:family="table-cell" style:parent-style-name="Default">
      <style:table-cell-properties fo:border-bottom="none" style:diagonal-bl-tr="none" style:diagonal-tl-br="none" fo:border-left="1.76pt solid #000000" fo:padding="0.071cm" fo:border-right="none" style:rotation-align="none" fo:border-top="none"/>
    </style:style>
    <style:style style:name="ce107"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8"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9"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1"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112"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11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5" style:family="table-cell" style:parent-style-name="Default">
      <style:table-cell-properties style:diagonal-bl-tr="none" style:diagonal-tl-br="none" fo:border="none" style:rotation-align="none"/>
    </style:style>
    <style:style style:name="ce116"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117"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118" style:family="table-cell" style:parent-style-name="Default">
      <style:table-cell-properties fo:background-color="#c0c0c0" style:diagonal-bl-tr="none" style:diagonal-tl-br="none" fo:border="none" style:rotation-align="none"/>
    </style:style>
    <style:style style:name="ce119"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2"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23"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124"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125"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126"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127"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128" style:family="table-cell" style:parent-style-name="Default">
      <style:table-cell-properties style:diagonal-bl-tr="none" style:diagonal-tl-br="none" fo:background-color="transparent" fo:border="none" style:rotation-align="none"/>
    </style:style>
    <style:style style:name="ce129"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131"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132"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4" style:family="table-cell" style:parent-style-name="Default">
      <style:table-cell-properties fo:background-color="#c0c0c0" style:diagonal-bl-tr="none" style:diagonal-tl-br="none" fo:border="none" fo:padding="0.071cm" style:rotation-align="none"/>
    </style:style>
    <style:style style:name="ce135"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38"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139"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140"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141"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142" style:family="table-cell" style:parent-style-name="Default">
      <style:table-cell-properties style:cell-protect="protected formula-hidden" style:print-content="true" style:diagonal-bl-tr="none" style:diagonal-tl-br="none" fo:border="none" style:rotation-align="none"/>
    </style:style>
    <style:style style:name="ce14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46" style:family="table-cell" style:parent-style-name="Default">
      <style:table-cell-properties fo:background-color="#dd0806" style:diagonal-bl-tr="none" style:diagonal-tl-br="none" fo:border="none" style:rotation-align="none"/>
    </style:style>
    <style:style style:name="ce147" style:family="table-cell" style:parent-style-name="Default">
      <style:table-cell-properties fo:background-color="#ffcc99" style:diagonal-bl-tr="none" style:diagonal-tl-br="none" fo:border="none" style:rotation-align="none"/>
    </style:style>
    <style:style style:name="ce148" style:family="table-cell" style:parent-style-name="Default">
      <style:table-cell-properties fo:background-color="#339966" style:diagonal-bl-tr="none" style:diagonal-tl-br="none" fo:border="none" style:rotation-align="none"/>
    </style:style>
    <style:style style:name="ce149"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150" style:family="table-cell" style:parent-style-name="Default">
      <style:table-cell-properties style:cell-protect="protected formula-hidden" style:print-content="true" style:diagonal-bl-tr="none" style:diagonal-tl-br="none" fo:background-color="transparent" fo:border="none" style:rotation-align="none"/>
    </style:style>
    <style:style style:name="ce151"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153"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154"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155" style:family="table-cell" style:parent-style-name="Default">
      <style:table-cell-properties fo:border-bottom="none" style:diagonal-bl-tr="none" style:diagonal-tl-br="none" fo:border-left="none" fo:border-right="2.49pt solid #000000" style:rotation-align="none" fo:border-top="none"/>
    </style:style>
    <style:style style:name="ce156"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15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165"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16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167"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16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169"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3" style:family="table-cell" style:parent-style-name="Default">
      <style:table-cell-properties style:cell-protect="protected" style:print-content="true" fo:padding="0.071cm"/>
    </style:style>
    <style:style style:name="ce174"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5"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6"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7"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8" style:family="table-cell" style:parent-style-name="Default">
      <style:table-cell-properties style:diagonal-bl-tr="none" style:diagonal-tl-br="none" fo:border="none" fo:padding="0.071cm" style:rotation-align="none"/>
    </style:style>
    <style:style style:name="ce179" style:family="table-cell" style:parent-style-name="Default">
      <style:table-cell-properties fo:border-bottom="1.76pt solid #000000" style:diagonal-bl-tr="none" style:diagonal-tl-br="none" fo:border-left="none" fo:padding="0.071cm" fo:border-right="none" style:rotation-align="none" fo:border-top="none"/>
    </style:style>
    <style:style style:name="ce180" style:family="table-cell" style:parent-style-name="Default" style:data-style-name="N136">
      <style:table-cell-properties style:diagonal-bl-tr="none" style:diagonal-tl-br="none" fo:border="none" fo:padding="0.071cm" style:rotation-align="none"/>
    </style:style>
    <style:style style:name="ce181" style:family="table-cell" style:parent-style-name="Default" style:data-style-name="N136">
      <style:table-cell-properties fo:background-color="#c0c0c0" style:diagonal-bl-tr="none" style:diagonal-tl-br="none" fo:border="none" fo:padding="0.071cm" style:rotation-align="none"/>
    </style:style>
    <style:style style:name="ce182"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183"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4"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185"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186"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187"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8"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9"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1"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2"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3" style:family="table-cell" style:parent-style-name="Default" style:data-style-name="N136">
      <style:table-cell-properties fo:padding="0.071cm"/>
    </style:style>
    <style:style style:name="ce194"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5"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2"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204"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208"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3"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4" style:family="table-cell" style:parent-style-name="Default">
      <style:table-cell-properties fo:background-color="transparent" fo:padding="0.071cm"/>
    </style:style>
    <style:style style:name="ce21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2"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413"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414"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41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416"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417" style:family="table-cell" style:parent-style-name="Default" style:data-style-name="N1">
      <style:table-cell-properties fo:background-color="#c0c0c0" style:diagonal-bl-tr="none" style:diagonal-tl-br="none" fo:border="none" fo:padding="0.071cm" style:rotation-align="none"/>
    </style:style>
    <style:style style:name="ce418"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9"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0"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1"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4" style:family="table-cell" style:parent-style-name="Default" style:data-style-name="N1">
      <style:table-cell-properties style:diagonal-bl-tr="none" style:diagonal-tl-br="none" fo:border="none" fo:padding="0.071cm" style:rotation-align="none"/>
    </style:style>
    <style:style style:name="ce425"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42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427"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428"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429"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430"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431"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2"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33"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4"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5" style:family="table-cell" style:parent-style-name="Default" style:data-style-name="N1">
      <style:table-cell-properties fo:padding="0.071cm"/>
    </style:style>
    <style:style style:name="ce436"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7"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42"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3"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445"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446"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8"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9"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1"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82"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3"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4"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85"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3"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364" style:family="table-cell" style:parent-style-name="Default">
      <style:table-cell-properties fo:padding="0.071cm"/>
    </style:style>
    <style:style style:name="ce365"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66"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94"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5"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 style:family="table-cell" style:parent-style-name="Default">
      <style:table-cell-properties style:cell-protect="none" style:print-content="true" style:diagonal-bl-tr="none" style:diagonal-tl-br="none" style:text-align-source="fix" style:repeat-content="false" fo:background-color="transparent" fo:border="2.49pt solid #0000ff" fo:padding="0.071cm" style:rotation-align="none"/>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2" style:family="table-cell" style:parent-style-name="Default">
      <style:table-cell-properties style:cell-protect="protected"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3"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7"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53"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466"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2" style:family="table-cell" style:parent-style-name="Default" style:data-style-name="N136">
      <style:table-cell-properties fo:border-bottom="2.49pt solid #000000" fo:background-color="#66ccff"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49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98"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499" style:family="table-cell" style:parent-style-name="Default">
      <style:table-cell-properties fo:border-bottom="none" style:diagonal-bl-tr="none" style:diagonal-tl-br="none" fo:border-left="1.76pt solid #000000" fo:padding="0.071cm" fo:border-right="none" style:rotation-align="none" fo:border-top="none"/>
    </style:style>
    <style:style style:name="ce500"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1"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2"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3"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4"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505"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506"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07"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08" style:family="table-cell" style:parent-style-name="Default">
      <style:table-cell-properties style:diagonal-bl-tr="none" style:diagonal-tl-br="none" fo:border="none" style:rotation-align="none"/>
    </style:style>
    <style:style style:name="ce509"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510"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511" style:family="table-cell" style:parent-style-name="Default">
      <style:table-cell-properties fo:background-color="#c0c0c0" style:diagonal-bl-tr="none" style:diagonal-tl-br="none" fo:border="none" style:rotation-align="none"/>
    </style:style>
    <style:style style:name="ce512"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3"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14"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15"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16"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517"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518"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519"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520"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521" style:family="table-cell" style:parent-style-name="Default">
      <style:table-cell-properties style:diagonal-bl-tr="none" style:diagonal-tl-br="none" fo:background-color="transparent" fo:border="none" style:rotation-align="none"/>
    </style:style>
    <style:style style:name="ce522"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3"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524"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525"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6"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27" style:family="table-cell" style:parent-style-name="Default">
      <style:table-cell-properties fo:background-color="#c0c0c0" style:diagonal-bl-tr="none" style:diagonal-tl-br="none" fo:border="none" fo:padding="0.071cm" style:rotation-align="none"/>
    </style:style>
    <style:style style:name="ce528"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29"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30"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31"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532"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533"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534"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535" style:family="table-cell" style:parent-style-name="Default">
      <style:table-cell-properties style:cell-protect="protected formula-hidden" style:print-content="true" style:diagonal-bl-tr="none" style:diagonal-tl-br="none" fo:border="none" style:rotation-align="none"/>
    </style:style>
    <style:style style:name="ce536"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37"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38"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539" style:family="table-cell" style:parent-style-name="Default">
      <style:table-cell-properties fo:background-color="#dd0806" style:diagonal-bl-tr="none" style:diagonal-tl-br="none" fo:border="none" style:rotation-align="none"/>
    </style:style>
    <style:style style:name="ce540" style:family="table-cell" style:parent-style-name="Default">
      <style:table-cell-properties fo:background-color="#ffcc99" style:diagonal-bl-tr="none" style:diagonal-tl-br="none" fo:border="none" style:rotation-align="none"/>
    </style:style>
    <style:style style:name="ce541" style:family="table-cell" style:parent-style-name="Default">
      <style:table-cell-properties fo:background-color="#339966" style:diagonal-bl-tr="none" style:diagonal-tl-br="none" fo:border="none" style:rotation-align="none"/>
    </style:style>
    <style:style style:name="ce542"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543" style:family="table-cell" style:parent-style-name="Default">
      <style:table-cell-properties style:cell-protect="protected formula-hidden" style:print-content="true" style:diagonal-bl-tr="none" style:diagonal-tl-br="none" fo:background-color="transparent" fo:border="none" style:rotation-align="none"/>
    </style:style>
    <style:style style:name="ce5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45"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546"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547"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548" style:family="table-cell" style:parent-style-name="Default">
      <style:table-cell-properties fo:border-bottom="none" style:diagonal-bl-tr="none" style:diagonal-tl-br="none" fo:border-left="none" fo:border-right="2.49pt solid #000000" style:rotation-align="none" fo:border-top="none"/>
    </style:style>
    <style:style style:name="ce549"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550"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551"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2"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3"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554"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55"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56"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57"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558"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559"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560"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561"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562"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563"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4"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5"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566" style:family="table-cell" style:parent-style-name="Default">
      <style:table-cell-properties style:cell-protect="protected" style:print-content="true" fo:padding="0.071cm"/>
    </style:style>
    <style:style style:name="ce567"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68"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69"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0"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1" style:family="table-cell" style:parent-style-name="Default">
      <style:table-cell-properties style:diagonal-bl-tr="none" style:diagonal-tl-br="none" fo:border="none" fo:padding="0.071cm" style:rotation-align="none"/>
    </style:style>
    <style:style style:name="ce572" style:family="table-cell" style:parent-style-name="Default">
      <style:table-cell-properties fo:border-bottom="1.76pt solid #000000" style:diagonal-bl-tr="none" style:diagonal-tl-br="none" fo:border-left="none" fo:padding="0.071cm" fo:border-right="none" style:rotation-align="none" fo:border-top="none"/>
    </style:style>
    <style:style style:name="ce573" style:family="table-cell" style:parent-style-name="Default" style:data-style-name="N136">
      <style:table-cell-properties style:diagonal-bl-tr="none" style:diagonal-tl-br="none" fo:border="none" fo:padding="0.071cm" style:rotation-align="none"/>
    </style:style>
    <style:style style:name="ce574" style:family="table-cell" style:parent-style-name="Default" style:data-style-name="N136">
      <style:table-cell-properties fo:background-color="#c0c0c0" style:diagonal-bl-tr="none" style:diagonal-tl-br="none" fo:border="none" fo:padding="0.071cm" style:rotation-align="none"/>
    </style:style>
    <style:style style:name="ce575"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576"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77"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578"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579"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580"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1"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2"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583"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4"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5"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586" style:family="table-cell" style:parent-style-name="Default" style:data-style-name="N136">
      <style:table-cell-properties fo:padding="0.071cm"/>
    </style:style>
    <style:style style:name="ce587"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88"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89"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0"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1"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2"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3"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4"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595"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6"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597"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98"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9"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0"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601"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2"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3"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4"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5"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6"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7" style:family="table-cell" style:parent-style-name="Default">
      <style:table-cell-properties fo:background-color="transparent" fo:padding="0.071cm"/>
    </style:style>
    <style:style style:name="ce608"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09"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0"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1"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2"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13"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614"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615"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616"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617"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618" style:family="table-cell" style:parent-style-name="Default" style:data-style-name="N1">
      <style:table-cell-properties fo:background-color="#c0c0c0" style:diagonal-bl-tr="none" style:diagonal-tl-br="none" fo:border="none" fo:padding="0.071cm" style:rotation-align="none"/>
    </style:style>
    <style:style style:name="ce619" style:family="table-cell" style:parent-style-name="Default" style:data-style-name="N1">
      <style:table-cell-properties style:diagonal-bl-tr="none" style:diagonal-tl-br="none" fo:border="none" fo:padding="0.071cm" style:rotation-align="none"/>
    </style:style>
    <style:style style:name="ce620"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621"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622"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623"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624"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625"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626"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27"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628"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629"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630" style:family="table-cell" style:parent-style-name="Default" style:data-style-name="N1">
      <style:table-cell-properties fo:padding="0.071cm"/>
    </style:style>
    <style:style style:name="ce631"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32"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3"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4"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6"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37"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8"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39"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640"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641"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2"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3"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4"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5" style:family="table-cell" style:parent-style-name="Default" style:data-style-name="N136">
      <style:table-cell-properties style:glyph-orientation-vertical="0" fo:border-bottom="0.74pt solid #000000" style:diagonal-bl-tr="none" style:diagonal-tl-br="none" style:text-align-source="fix" style:repeat-content="false" fo:wrap-option="wrap" fo:border-left="1.76pt solid #000000" style:direction="ltr" fo:padding="0.071cm" fo:border-right="none" style:rotation-angle="0" style:rotation-align="none" style:shrink-to-fit="false" fo:border-top="1.76pt solid #000000" style:vertical-align="automatic"/>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646"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47" style:family="table-cell" style:parent-style-name="Default" style:data-style-name="N136">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8" style:family="table-cell" style:parent-style-name="Default" style:data-style-name="N136">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49" style:family="table-cell" style:parent-style-name="Default" style:data-style-name="N136">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text:p>
            <text:p><text:s text:c="9"/>1-2 <text:s text:c="15"/>700-1000</text:p>
            <text:p><text:s text:c="11"/>3 <text:s text:c="17"/>500-700</text:p>
            <text:p><text:s text:c="11"/>4 <text:s text:c="17"/>350-500</text:p>
            <text:p><text:s text:c="6"/>5/Junior <text:s text:c="10"/>220-350</text:p>
            <text:p><text:s text:c="6"/>Masters <text:s text:c="10"/>350-650</text:p>
          </table:help-message>
          <table:error-message table:message-type="stop" table:display="true"/>
        </table:content-validation>
        <table:content-validation table:name="val7" table:condition="of:cell-content-is-in-list(AnnualHrs)" table:allow-empty-cell="false" table:display-list="unsorted" table:base-cell-address="TrainingPlan.F2">
          <table:help-message table:title="Enter your annual training TSS" table:display="true">
            <text:p>Racer Category <text:s text:c="2"/>TSS per year</text:p>
            <text:p><text:s text:c="9"/>Pro <text:s text:c="15"/>50k+</text:p>
            <text:p><text:s text:c="9"/>1-2 <text:s text:c="15"/>35k-50k</text:p>
            <text:p><text:s text:c="11"/>3 <text:s text:c="17"/>25k-35k</text:p>
            <text:p><text:s text:c="11"/>4 <text:s text:c="17"/>17.5k-25k</text:p>
            <text:p><text:s text:c="6"/>5/Junior <text:s text:c="10"/>11k-17k</text:p>
            <text:p><text:s text:c="6"/>Masters <text:s text:c="11"/>17.5k-32.5k</text:p>
          </table:help-message>
          <table:error-message table:message-type="stop" table:display="true"/>
        </table:content-validation>
        <table:content-validation table:name="val8" table:condition="of:cell-content-is-in-list(AnnualHrs)" table:allow-empty-cell="false" table:display-list="unsorted" table:base-cell-address="TrainingPlan.F3">
          <table:help-message table:title="Calculation Mode" table:display="true">
            <text:p>'TSS' to use TSS. <text:s/>Anything else uses hours.</text:p>
          </table:help-message>
          <table:error-message table:message-type="stop" table:display="true"/>
        </table:content-validation>
        <table:content-validation table:name="val9" table:condition="of:cell-content-is-in-list(AnnualHrs)" table:allow-empty-cell="false" table:display-list="unsorted" table:base-cell-address="TrainingPlan.F4">
          <table:help-message table:title="Annual Units" table:display="true">
            <text:p>Either TSS or hours depending on mode. <text:s/>Referenced from other formulas.</text:p>
          </table:help-message>
          <table:error-message table:message-type="stop" table:display="true"/>
        </table:content-validation>
        <table:content-validation table:name="val10"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364"/>
        <table:table-column table:style-name="co2" table:number-columns-repeated="1023" table:default-cell-style-name="Default"/>
        <table:table-row table:style-name="ro1">
          <table:table-cell table:style-name="ce363"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65"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366"/>
          <table:table-cell table:number-columns-repeated="1023"/>
        </table:table-row>
        <table:table-row table:style-name="ro3">
          <table:table-cell table:style-name="ce367" office:value-type="string" calcext:value-type="string">
            <text:p>1. Fill in the details in the blue boxes in the green worksheet "TrainingPlan". <text:s/>This is partially filled in to give an idea of how to fill it in.</text:p>
          </table:table-cell>
          <table:table-cell table:style-name="ce368" table:number-columns-repeated="1023"/>
        </table:table-row>
        <table:table-row table:style-name="ro4">
          <table:table-cell table:style-name="ce367"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368" table:number-columns-repeated="1023"/>
        </table:table-row>
        <table:table-row table:style-name="ro5">
          <table:table-cell table:style-name="ce367" office:value-type="string" calcext:value-type="string">
            <text:p>3. The blue worksheets "WorkoutPatterns" and "Workouts" tell you what the workout selections are.</text:p>
          </table:table-cell>
          <table:table-cell table:style-name="ce368"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9">
        <office:forms form:automatic-focus="false" form:apply-design-mode="false"/>
        <table:table-column table:style-name="co31" table:default-cell-style-name="ce364"/>
        <table:table-column table:style-name="co4" table:default-cell-style-name="ce364"/>
        <table:table-column table:style-name="co32" table:default-cell-style-name="ce364"/>
        <table:table-column table:style-name="co4" table:default-cell-style-name="ce364"/>
        <table:table-column table:style-name="co33" table:default-cell-style-name="ce364"/>
        <table:table-column table:style-name="co4" table:default-cell-style-name="ce364"/>
        <table:table-column table:style-name="co34" table:default-cell-style-name="ce364"/>
        <table:table-column table:style-name="co35" table:number-columns-repeated="8" table:default-cell-style-name="ce364"/>
        <table:table-column table:style-name="co4" table:number-columns-repeated="49" table:default-cell-style-name="ce364"/>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395" table:content-validation-name="val6" office:value-type="float" office:value="600" calcext:value-type="float">
            <text:p>600</text:p>
          </table:table-cell>
          <table:table-cell table:style-name="ce8"/>
          <table:table-cell table:style-name="ce368"/>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395" table:content-validation-name="val7" office:value-type="float" office:value="20" calcext:value-type="float">
            <text:p>20</text:p>
          </table:table-cell>
          <table:table-cell table:style-name="ce8"/>
          <table:table-cell table:style-name="ce368"/>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31" table:content-validation-name="val8" office:value-type="string" calcext:value-type="string">
            <text:p>TSS</text:p>
          </table:table-cell>
          <table:table-cell table:style-name="ce8"/>
          <table:table-cell table:style-name="ce368"/>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7" office:value-type="string" calcext:value-type="string">
            <text:p>Annual Units:</text:p>
          </table:table-cell>
          <table:table-cell table:style-name="ce8"/>
          <table:table-cell table:style-name="ce232" table:content-validation-name="val9" table:formula="of:=IF([.F3]=&quot;TSS&quot;; [.F2]; [.F1])" office:value-type="float" office:value="20" calcext:value-type="float">
            <text:p>20</text:p>
          </table:table-cell>
          <table:table-cell table:style-name="ce8"/>
          <table:table-cell table:style-name="ce368"/>
          <table:table-cell table:number-columns-repeated="1016"/>
        </table:table-row>
        <table:table-row table:style-name="ro22">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368"/>
          <table:table-cell table:number-columns-repeated="1016"/>
        </table:table-row>
        <table:table-row table:style-name="ro2">
          <table:table-cell table:style-name="ce8" table:number-columns-repeated="7"/>
          <table:table-cell table:style-name="ce368"/>
          <table:table-cell table:number-columns-repeated="1016"/>
        </table:table-row>
        <table:table-row table:style-name="ro22">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368"/>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368"/>
          <table:table-cell table:number-columns-repeated="1016"/>
        </table:table-row>
        <table:table-row table:style-name="ro23">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368"/>
          <table:table-cell table:number-columns-repeated="1016"/>
        </table:table-row>
        <table:table-row table:style-name="ro2">
          <table:table-cell table:style-name="ce8" table:number-columns-repeated="7"/>
          <table:table-cell table:style-name="ce403" office:value-type="string" calcext:value-type="string" table:number-columns-spanned="1" table:number-rows-spanned="9">
            <text:p>Weight Lifting</text:p>
          </table:table-cell>
          <table:table-cell table:style-name="ce407" office:value-type="string" calcext:value-type="string" table:number-columns-spanned="1" table:number-rows-spanned="9">
            <text:p>Aerobic Endurance</text:p>
          </table:table-cell>
          <table:table-cell table:style-name="ce407" office:value-type="string" calcext:value-type="string" table:number-columns-spanned="1" table:number-rows-spanned="9">
            <text:p>Muscular Force</text:p>
          </table:table-cell>
          <table:table-cell table:style-name="ce407" office:value-type="string" calcext:value-type="string" table:number-columns-spanned="1" table:number-rows-spanned="9">
            <text:p>Speed Skills</text:p>
          </table:table-cell>
          <table:table-cell table:style-name="ce407" office:value-type="string" calcext:value-type="string" table:number-columns-spanned="1" table:number-rows-spanned="9">
            <text:p>Muscular-Endurance</text:p>
          </table:table-cell>
          <table:table-cell table:style-name="ce407" office:value-type="string" calcext:value-type="string" table:number-columns-spanned="1" table:number-rows-spanned="9">
            <text:p>Anaerobic-Endurance</text:p>
          </table:table-cell>
          <table:table-cell table:style-name="ce407" office:value-type="string" calcext:value-type="string" table:number-columns-spanned="1" table:number-rows-spanned="9">
            <text:p>Sprint Power</text:p>
          </table:table-cell>
          <table:table-cell table:style-name="ce407"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407"/>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407"/>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407"/>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407"/>
          <table:table-cell table:number-columns-repeated="1009"/>
        </table:table-row>
        <table:table-row table:style-name="ro24">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407"/>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407"/>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407"/>
          <table:table-cell table:number-columns-repeated="1009"/>
        </table:table-row>
        <table:table-row table:style-name="ro25">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Hrs/TSS</text:p>
          </table:table-cell>
          <table:table-cell table:style-name="ce33" office:value-type="string" calcext:value-type="string">
            <text:p>Details</text:p>
          </table:table-cell>
          <table:covered-table-cell table:style-name="ce403"/>
          <table:covered-table-cell table:number-columns-repeated="7" table:style-name="ce407"/>
          <table:table-cell table:number-columns-repeated="1009"/>
        </table:table-row>
        <table:table-row table:style-name="ro26">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394"/>
          <table:table-cell table:style-name="ce394" table:content-validation-name="val3"/>
          <table:table-cell table:style-name="ce394" table:content-validation-name="val4" office:value-type="string" calcext:value-type="string">
            <text:p>Prep</text:p>
          </table:table-cell>
          <table:table-cell table:style-name="ce248" table:formula="of:=IF(ISBLANK([.E20]);&quot;&quot;; VLOOKUP([.E20];AnnualUnitsTable;MATCH([.$F$4];AnnualUnits;0)+2;FALSE()))" office:value-type="float" office:value="320" calcext:value-type="float">
            <text:p>320.0</text:p>
          </table:table-cell>
          <table:table-cell table:style-name="ce394"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26">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394"/>
          <table:table-cell table:style-name="ce394" table:content-validation-name="val3"/>
          <table:table-cell table:style-name="ce394" table:content-validation-name="val5" office:value-type="string" calcext:value-type="string">
            <text:p>Base 1Wk1</text:p>
          </table:table-cell>
          <table:table-cell table:style-name="ce248" table:formula="of:=IF(ISBLANK([.E21]);&quot;&quot;; VLOOKUP([.E21];AnnualUnitsTable;MATCH([.$F$4];AnnualUnits;0)+2;FALSE()))" office:value-type="float" office:value="380" calcext:value-type="float">
            <text:p>380.0</text:p>
          </table:table-cell>
          <table:table-cell table:style-name="ce394"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26">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394"/>
          <table:table-cell table:style-name="ce394" table:content-validation-name="val3"/>
          <table:table-cell table:style-name="ce394" table:content-validation-name="val5" office:value-type="string" calcext:value-type="string">
            <text:p>Base 1Wk2</text:p>
          </table:table-cell>
          <table:table-cell table:style-name="ce248" table:formula="of:=IF(ISBLANK([.E22]);&quot;&quot;; VLOOKUP([.E22];AnnualUnitsTable;MATCH([.$F$4];AnnualUnits;0)+2;FALSE()))" office:value-type="float" office:value="420" calcext:value-type="float">
            <text:p>420.0</text:p>
          </table:table-cell>
          <table:table-cell table:style-name="ce394"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26">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394"/>
          <table:table-cell table:style-name="ce394" table:content-validation-name="val3"/>
          <table:table-cell table:style-name="ce394" table:content-validation-name="val5" office:value-type="string" calcext:value-type="string">
            <text:p>Base 1Rest</text:p>
          </table:table-cell>
          <table:table-cell table:style-name="ce248" table:formula="of:=IF(ISBLANK([.E23]);&quot;&quot;; VLOOKUP([.E23];AnnualUnitsTable;MATCH([.$F$4];AnnualUnits;0)+2;FALSE()))" office:value-type="float" office:value="320" calcext:value-type="float">
            <text:p>320.0</text:p>
          </table:table-cell>
          <table:table-cell table:style-name="ce394"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394"/>
          <table:table-cell table:style-name="ce394" table:content-validation-name="val3"/>
          <table:table-cell table:style-name="ce394" table:content-validation-name="val5" office:value-type="string" calcext:value-type="string">
            <text:p>Base 2Wk1</text:p>
          </table:table-cell>
          <table:table-cell table:style-name="ce248" table:formula="of:=IF(ISBLANK([.E24]);&quot;&quot;; VLOOKUP([.E24];AnnualUnitsTable;MATCH([.$F$4];AnnualUnits;0)+2;FALSE()))" office:value-type="float" office:value="380" calcext:value-type="float">
            <text:p>380.0</text:p>
          </table:table-cell>
          <table:table-cell table:style-name="ce394"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26">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394"/>
          <table:table-cell table:style-name="ce394" table:content-validation-name="val3"/>
          <table:table-cell table:style-name="ce394" table:content-validation-name="val5" office:value-type="string" calcext:value-type="string">
            <text:p>Base 2Wk2</text:p>
          </table:table-cell>
          <table:table-cell table:style-name="ce248" table:formula="of:=IF(ISBLANK([.E25]);&quot;&quot;; VLOOKUP([.E25];AnnualUnitsTable;MATCH([.$F$4];AnnualUnits;0)+2;FALSE()))" office:value-type="float" office:value="440" calcext:value-type="float">
            <text:p>440.0</text:p>
          </table:table-cell>
          <table:table-cell table:style-name="ce394"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26">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394"/>
          <table:table-cell table:style-name="ce394" table:content-validation-name="val3"/>
          <table:table-cell table:style-name="ce394" table:content-validation-name="val5" office:value-type="string" calcext:value-type="string">
            <text:p>Base 2Rest</text:p>
          </table:table-cell>
          <table:table-cell table:style-name="ce248" table:formula="of:=IF(ISBLANK([.E26]);&quot;&quot;; VLOOKUP([.E26];AnnualUnitsTable;MATCH([.$F$4];AnnualUnits;0)+2;FALSE()))" office:value-type="float" office:value="320" calcext:value-type="float">
            <text:p>320.0</text:p>
          </table:table-cell>
          <table:table-cell table:style-name="ce394"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394"/>
          <table:table-cell table:style-name="ce394" table:content-validation-name="val3"/>
          <table:table-cell table:style-name="ce394" table:content-validation-name="val5" office:value-type="string" calcext:value-type="string">
            <text:p>Base 3Wk3</text:p>
          </table:table-cell>
          <table:table-cell table:style-name="ce248" table:formula="of:=IF(ISBLANK([.E27]);&quot;&quot;; VLOOKUP([.E27];AnnualUnitsTable;MATCH([.$F$4];AnnualUnits;0)+2;FALSE()))" office:value-type="float" office:value="540" calcext:value-type="float">
            <text:p>540.0</text:p>
          </table:table-cell>
          <table:table-cell table:style-name="ce394"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26">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394"/>
          <table:table-cell table:style-name="ce394" table:content-validation-name="val3"/>
          <table:table-cell table:style-name="ce394" table:content-validation-name="val5" office:value-type="string" calcext:value-type="string">
            <text:p>Base 3Rest</text:p>
          </table:table-cell>
          <table:table-cell table:style-name="ce248" table:formula="of:=IF(ISBLANK([.E28]);&quot;&quot;; VLOOKUP([.E28];AnnualUnitsTable;MATCH([.$F$4];AnnualUnits;0)+2;FALSE()))" office:value-type="float" office:value="320" calcext:value-type="float">
            <text:p>320.0</text:p>
          </table:table-cell>
          <table:table-cell table:style-name="ce394"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26">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394"/>
          <table:table-cell table:style-name="ce394" table:content-validation-name="val3"/>
          <table:table-cell table:style-name="ce394" table:content-validation-name="val5"/>
          <table:table-cell table:style-name="ce248" table:formula="of:=IF(ISBLANK([.E29]);&quot;&quot;; VLOOKUP([.E29];AnnualUnitsTable;MATCH([.$F$4];AnnualUnits;0)+2;FALSE()))">
            <text:p/>
          </table:table-cell>
          <table:table-cell table:style-name="ce394"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26">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394"/>
          <table:table-cell table:style-name="ce394" table:content-validation-name="val3"/>
          <table:table-cell table:style-name="ce394" table:content-validation-name="val5"/>
          <table:table-cell table:style-name="ce248" table:formula="of:=IF(ISBLANK([.E30]);&quot;&quot;; VLOOKUP([.E30];AnnualUnitsTable;MATCH([.$F$4];AnnualUnits;0)+2;FALSE()))">
            <text:p/>
          </table:table-cell>
          <table:table-cell table:style-name="ce394"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26">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394"/>
          <table:table-cell table:style-name="ce394" table:content-validation-name="val3"/>
          <table:table-cell table:style-name="ce394" table:content-validation-name="val5"/>
          <table:table-cell table:style-name="ce248" table:formula="of:=IF(ISBLANK([.E31]);&quot;&quot;; VLOOKUP([.E31];AnnualUnitsTable;MATCH([.$F$4];AnnualUnits;0)+2;FALSE()))">
            <text:p/>
          </table:table-cell>
          <table:table-cell table:style-name="ce394"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26">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394"/>
          <table:table-cell table:style-name="ce394" table:content-validation-name="val3"/>
          <table:table-cell table:style-name="ce394" table:content-validation-name="val5"/>
          <table:table-cell table:style-name="ce248" table:formula="of:=IF(ISBLANK([.E32]);&quot;&quot;; VLOOKUP([.E32];AnnualUnitsTable;MATCH([.$F$4];AnnualUnits;0)+2;FALSE()))">
            <text:p/>
          </table:table-cell>
          <table:table-cell table:style-name="ce394"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26">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394"/>
          <table:table-cell table:style-name="ce394" table:content-validation-name="val3"/>
          <table:table-cell table:style-name="ce394" table:content-validation-name="val5"/>
          <table:table-cell table:style-name="ce248" table:formula="of:=IF(ISBLANK([.E33]);&quot;&quot;; VLOOKUP([.E33];AnnualUnitsTable;MATCH([.$F$4];AnnualUnits;0)+2;FALSE()))">
            <text:p/>
          </table:table-cell>
          <table:table-cell table:style-name="ce394"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26">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394"/>
          <table:table-cell table:style-name="ce394" table:content-validation-name="val3"/>
          <table:table-cell table:style-name="ce394" table:content-validation-name="val5"/>
          <table:table-cell table:style-name="ce248" table:formula="of:=IF(ISBLANK([.E34]);&quot;&quot;; VLOOKUP([.E34];AnnualUnitsTable;MATCH([.$F$4];AnnualUnits;0)+2;FALSE()))">
            <text:p/>
          </table:table-cell>
          <table:table-cell table:style-name="ce394"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26">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394"/>
          <table:table-cell table:style-name="ce394" table:content-validation-name="val3"/>
          <table:table-cell table:style-name="ce394" table:content-validation-name="val5"/>
          <table:table-cell table:style-name="ce248" table:formula="of:=IF(ISBLANK([.E35]);&quot;&quot;; VLOOKUP([.E35];AnnualUnitsTable;MATCH([.$F$4];AnnualUnits;0)+2;FALSE()))">
            <text:p/>
          </table:table-cell>
          <table:table-cell table:style-name="ce394"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26">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394"/>
          <table:table-cell table:style-name="ce394" table:content-validation-name="val3"/>
          <table:table-cell table:style-name="ce394" table:content-validation-name="val5"/>
          <table:table-cell table:style-name="ce248" table:formula="of:=IF(ISBLANK([.E36]);&quot;&quot;; VLOOKUP([.E36];AnnualUnitsTable;MATCH([.$F$4];AnnualUnits;0)+2;FALSE()))">
            <text:p/>
          </table:table-cell>
          <table:table-cell table:style-name="ce394"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26">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394"/>
          <table:table-cell table:style-name="ce394" table:content-validation-name="val3"/>
          <table:table-cell table:style-name="ce394" table:content-validation-name="val5"/>
          <table:table-cell table:style-name="ce248" table:formula="of:=IF(ISBLANK([.E37]);&quot;&quot;; VLOOKUP([.E37];AnnualUnitsTable;MATCH([.$F$4];AnnualUnits;0)+2;FALSE()))">
            <text:p/>
          </table:table-cell>
          <table:table-cell table:style-name="ce394"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26">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394"/>
          <table:table-cell table:style-name="ce394" table:content-validation-name="val3"/>
          <table:table-cell table:style-name="ce394" table:content-validation-name="val5"/>
          <table:table-cell table:style-name="ce248" table:formula="of:=IF(ISBLANK([.E38]);&quot;&quot;; VLOOKUP([.E38];AnnualUnitsTable;MATCH([.$F$4];AnnualUnits;0)+2;FALSE()))">
            <text:p/>
          </table:table-cell>
          <table:table-cell table:style-name="ce394"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26">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394"/>
          <table:table-cell table:style-name="ce394" table:content-validation-name="val3"/>
          <table:table-cell table:style-name="ce394" table:content-validation-name="val5"/>
          <table:table-cell table:style-name="ce248" table:formula="of:=IF(ISBLANK([.E39]);&quot;&quot;; VLOOKUP([.E39];AnnualUnitsTable;MATCH([.$F$4];AnnualUnits;0)+2;FALSE()))">
            <text:p/>
          </table:table-cell>
          <table:table-cell table:style-name="ce394"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26">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394"/>
          <table:table-cell table:style-name="ce394" table:content-validation-name="val3"/>
          <table:table-cell table:style-name="ce394" table:content-validation-name="val5"/>
          <table:table-cell table:style-name="ce248" table:formula="of:=IF(ISBLANK([.E40]);&quot;&quot;; VLOOKUP([.E40];AnnualUnitsTable;MATCH([.$F$4];AnnualUnits;0)+2;FALSE()))">
            <text:p/>
          </table:table-cell>
          <table:table-cell table:style-name="ce394"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26">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394"/>
          <table:table-cell table:style-name="ce394" table:content-validation-name="val3"/>
          <table:table-cell table:style-name="ce394" table:content-validation-name="val5"/>
          <table:table-cell table:style-name="ce248" table:formula="of:=IF(ISBLANK([.E41]);&quot;&quot;; VLOOKUP([.E41];AnnualUnitsTable;MATCH([.$F$4];AnnualUnits;0)+2;FALSE()))">
            <text:p/>
          </table:table-cell>
          <table:table-cell table:style-name="ce394"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26">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394"/>
          <table:table-cell table:style-name="ce394" table:content-validation-name="val3"/>
          <table:table-cell table:style-name="ce394" table:content-validation-name="val5"/>
          <table:table-cell table:style-name="ce248" table:formula="of:=IF(ISBLANK([.E42]);&quot;&quot;; VLOOKUP([.E42];AnnualUnitsTable;MATCH([.$F$4];AnnualUnits;0)+2;FALSE()))">
            <text:p/>
          </table:table-cell>
          <table:table-cell table:style-name="ce394"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26">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394"/>
          <table:table-cell table:style-name="ce394" table:content-validation-name="val3"/>
          <table:table-cell table:style-name="ce394" table:content-validation-name="val5"/>
          <table:table-cell table:style-name="ce248" table:formula="of:=IF(ISBLANK([.E43]);&quot;&quot;; VLOOKUP([.E43];AnnualUnitsTable;MATCH([.$F$4];AnnualUnits;0)+2;FALSE()))">
            <text:p/>
          </table:table-cell>
          <table:table-cell table:style-name="ce394"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26">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394"/>
          <table:table-cell table:style-name="ce394" table:content-validation-name="val3"/>
          <table:table-cell table:style-name="ce394" table:content-validation-name="val5"/>
          <table:table-cell table:style-name="ce248" table:formula="of:=IF(ISBLANK([.E44]);&quot;&quot;; VLOOKUP([.E44];AnnualUnitsTable;MATCH([.$F$4];AnnualUnits;0)+2;FALSE()))">
            <text:p/>
          </table:table-cell>
          <table:table-cell table:style-name="ce394"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26">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394"/>
          <table:table-cell table:style-name="ce394" table:content-validation-name="val3"/>
          <table:table-cell table:style-name="ce394" table:content-validation-name="val5"/>
          <table:table-cell table:style-name="ce248" table:formula="of:=IF(ISBLANK([.E45]);&quot;&quot;; VLOOKUP([.E45];AnnualUnitsTable;MATCH([.$F$4];AnnualUnits;0)+2;FALSE()))">
            <text:p/>
          </table:table-cell>
          <table:table-cell table:style-name="ce394"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26">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394"/>
          <table:table-cell table:style-name="ce394" table:content-validation-name="val3"/>
          <table:table-cell table:style-name="ce394" table:content-validation-name="val5"/>
          <table:table-cell table:style-name="ce248" table:formula="of:=IF(ISBLANK([.E46]);&quot;&quot;; VLOOKUP([.E46];AnnualUnitsTable;MATCH([.$F$4];AnnualUnits;0)+2;FALSE()))">
            <text:p/>
          </table:table-cell>
          <table:table-cell table:style-name="ce394"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26">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394"/>
          <table:table-cell table:style-name="ce394" table:content-validation-name="val3"/>
          <table:table-cell table:style-name="ce394" table:content-validation-name="val5"/>
          <table:table-cell table:style-name="ce248" table:formula="of:=IF(ISBLANK([.E47]);&quot;&quot;; VLOOKUP([.E47];AnnualUnitsTable;MATCH([.$F$4];AnnualUnits;0)+2;FALSE()))">
            <text:p/>
          </table:table-cell>
          <table:table-cell table:style-name="ce394"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26">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394"/>
          <table:table-cell table:style-name="ce394" table:content-validation-name="val3"/>
          <table:table-cell table:style-name="ce394" table:content-validation-name="val5"/>
          <table:table-cell table:style-name="ce248" table:formula="of:=IF(ISBLANK([.E48]);&quot;&quot;; VLOOKUP([.E48];AnnualUnitsTable;MATCH([.$F$4];AnnualUnits;0)+2;FALSE()))">
            <text:p/>
          </table:table-cell>
          <table:table-cell table:style-name="ce394"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26">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394"/>
          <table:table-cell table:style-name="ce394" table:content-validation-name="val3"/>
          <table:table-cell table:style-name="ce394" table:content-validation-name="val5"/>
          <table:table-cell table:style-name="ce248" table:formula="of:=IF(ISBLANK([.E49]);&quot;&quot;; VLOOKUP([.E49];AnnualUnitsTable;MATCH([.$F$4];AnnualUnits;0)+2;FALSE()))">
            <text:p/>
          </table:table-cell>
          <table:table-cell table:style-name="ce394"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26">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394"/>
          <table:table-cell table:style-name="ce394" table:content-validation-name="val3"/>
          <table:table-cell table:style-name="ce394" table:content-validation-name="val5"/>
          <table:table-cell table:style-name="ce248" table:formula="of:=IF(ISBLANK([.E50]);&quot;&quot;; VLOOKUP([.E50];AnnualUnitsTable;MATCH([.$F$4];AnnualUnits;0)+2;FALSE()))">
            <text:p/>
          </table:table-cell>
          <table:table-cell table:style-name="ce394"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26">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394"/>
          <table:table-cell table:style-name="ce394" table:content-validation-name="val3"/>
          <table:table-cell table:style-name="ce394" table:content-validation-name="val5"/>
          <table:table-cell table:style-name="ce248" table:formula="of:=IF(ISBLANK([.E51]);&quot;&quot;; VLOOKUP([.E51];AnnualUnitsTable;MATCH([.$F$4];AnnualUnits;0)+2;FALSE()))">
            <text:p/>
          </table:table-cell>
          <table:table-cell table:style-name="ce394"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26">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394"/>
          <table:table-cell table:style-name="ce394" table:content-validation-name="val3"/>
          <table:table-cell table:style-name="ce394" table:content-validation-name="val5"/>
          <table:table-cell table:style-name="ce248" table:formula="of:=IF(ISBLANK([.E52]);&quot;&quot;; VLOOKUP([.E52];AnnualUnitsTable;MATCH([.$F$4];AnnualUnits;0)+2;FALSE()))">
            <text:p/>
          </table:table-cell>
          <table:table-cell table:style-name="ce394"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26">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394"/>
          <table:table-cell table:style-name="ce394" table:content-validation-name="val3"/>
          <table:table-cell table:style-name="ce394" table:content-validation-name="val5"/>
          <table:table-cell table:style-name="ce248" table:formula="of:=IF(ISBLANK([.E53]);&quot;&quot;; VLOOKUP([.E53];AnnualUnitsTable;MATCH([.$F$4];AnnualUnits;0)+2;FALSE()))">
            <text:p/>
          </table:table-cell>
          <table:table-cell table:style-name="ce394"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26">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394"/>
          <table:table-cell table:style-name="ce394" table:content-validation-name="val3"/>
          <table:table-cell table:style-name="ce394" table:content-validation-name="val5"/>
          <table:table-cell table:style-name="ce248" table:formula="of:=IF(ISBLANK([.E54]);&quot;&quot;; VLOOKUP([.E54];AnnualUnitsTable;MATCH([.$F$4];AnnualUnits;0)+2;FALSE()))">
            <text:p/>
          </table:table-cell>
          <table:table-cell table:style-name="ce394"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26">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394"/>
          <table:table-cell table:style-name="ce394" table:content-validation-name="val3"/>
          <table:table-cell table:style-name="ce394" table:content-validation-name="val5"/>
          <table:table-cell table:style-name="ce248" table:formula="of:=IF(ISBLANK([.E55]);&quot;&quot;; VLOOKUP([.E55];AnnualUnitsTable;MATCH([.$F$4];AnnualUnits;0)+2;FALSE()))">
            <text:p/>
          </table:table-cell>
          <table:table-cell table:style-name="ce394"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26">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394"/>
          <table:table-cell table:style-name="ce394" table:content-validation-name="val3"/>
          <table:table-cell table:style-name="ce394" table:content-validation-name="val5"/>
          <table:table-cell table:style-name="ce248" table:formula="of:=IF(ISBLANK([.E56]);&quot;&quot;; VLOOKUP([.E56];AnnualUnitsTable;MATCH([.$F$4];AnnualUnits;0)+2;FALSE()))">
            <text:p/>
          </table:table-cell>
          <table:table-cell table:style-name="ce394"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26">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394"/>
          <table:table-cell table:style-name="ce394" table:content-validation-name="val3"/>
          <table:table-cell table:style-name="ce394" table:content-validation-name="val5"/>
          <table:table-cell table:style-name="ce248" table:formula="of:=IF(ISBLANK([.E57]);&quot;&quot;; VLOOKUP([.E57];AnnualUnitsTable;MATCH([.$F$4];AnnualUnits;0)+2;FALSE()))">
            <text:p/>
          </table:table-cell>
          <table:table-cell table:style-name="ce394"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26">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394"/>
          <table:table-cell table:style-name="ce394" table:content-validation-name="val3"/>
          <table:table-cell table:style-name="ce394" table:content-validation-name="val5"/>
          <table:table-cell table:style-name="ce248" table:formula="of:=IF(ISBLANK([.E58]);&quot;&quot;; VLOOKUP([.E58];AnnualUnitsTable;MATCH([.$F$4];AnnualUnits;0)+2;FALSE()))">
            <text:p/>
          </table:table-cell>
          <table:table-cell table:style-name="ce394"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26">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394"/>
          <table:table-cell table:style-name="ce394" table:content-validation-name="val3"/>
          <table:table-cell table:style-name="ce394" table:content-validation-name="val5"/>
          <table:table-cell table:style-name="ce248" table:formula="of:=IF(ISBLANK([.E59]);&quot;&quot;; VLOOKUP([.E59];AnnualUnitsTable;MATCH([.$F$4];AnnualUnits;0)+2;FALSE()))">
            <text:p/>
          </table:table-cell>
          <table:table-cell table:style-name="ce394"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26">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394"/>
          <table:table-cell table:style-name="ce394" table:content-validation-name="val3"/>
          <table:table-cell table:style-name="ce394" table:content-validation-name="val5"/>
          <table:table-cell table:style-name="ce248" table:formula="of:=IF(ISBLANK([.E60]);&quot;&quot;; VLOOKUP([.E60];AnnualUnitsTable;MATCH([.$F$4];AnnualUnits;0)+2;FALSE()))">
            <text:p/>
          </table:table-cell>
          <table:table-cell table:style-name="ce394"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26">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394"/>
          <table:table-cell table:style-name="ce394" table:content-validation-name="val3"/>
          <table:table-cell table:style-name="ce394" table:content-validation-name="val5"/>
          <table:table-cell table:style-name="ce248" table:formula="of:=IF(ISBLANK([.E61]);&quot;&quot;; VLOOKUP([.E61];AnnualUnitsTable;MATCH([.$F$4];AnnualUnits;0)+2;FALSE()))">
            <text:p/>
          </table:table-cell>
          <table:table-cell table:style-name="ce394"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26">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394"/>
          <table:table-cell table:style-name="ce394" table:content-validation-name="val3"/>
          <table:table-cell table:style-name="ce394" table:content-validation-name="val5"/>
          <table:table-cell table:style-name="ce248" table:formula="of:=IF(ISBLANK([.E62]);&quot;&quot;; VLOOKUP([.E62];AnnualUnitsTable;MATCH([.$F$4];AnnualUnits;0)+2;FALSE()))">
            <text:p/>
          </table:table-cell>
          <table:table-cell table:style-name="ce394"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26">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394"/>
          <table:table-cell table:style-name="ce394" table:content-validation-name="val3"/>
          <table:table-cell table:style-name="ce394" table:content-validation-name="val5"/>
          <table:table-cell table:style-name="ce248" table:formula="of:=IF(ISBLANK([.E63]);&quot;&quot;; VLOOKUP([.E63];AnnualUnitsTable;MATCH([.$F$4];AnnualUnits;0)+2;FALSE()))">
            <text:p/>
          </table:table-cell>
          <table:table-cell table:style-name="ce394"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26">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394"/>
          <table:table-cell table:style-name="ce394" table:content-validation-name="val3"/>
          <table:table-cell table:style-name="ce394" table:content-validation-name="val5"/>
          <table:table-cell table:style-name="ce248" table:formula="of:=IF(ISBLANK([.E64]);&quot;&quot;; VLOOKUP([.E64];AnnualUnitsTable;MATCH([.$F$4];AnnualUnits;0)+2;FALSE()))">
            <text:p/>
          </table:table-cell>
          <table:table-cell table:style-name="ce394"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26">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394"/>
          <table:table-cell table:style-name="ce394" table:content-validation-name="val3"/>
          <table:table-cell table:style-name="ce394" table:content-validation-name="val5"/>
          <table:table-cell table:style-name="ce248" table:formula="of:=IF(ISBLANK([.E65]);&quot;&quot;; VLOOKUP([.E65];AnnualUnitsTable;MATCH([.$F$4];AnnualUnits;0)+2;FALSE()))">
            <text:p/>
          </table:table-cell>
          <table:table-cell table:style-name="ce394"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26">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394"/>
          <table:table-cell table:style-name="ce394" table:content-validation-name="val3"/>
          <table:table-cell table:style-name="ce394" table:content-validation-name="val5"/>
          <table:table-cell table:style-name="ce248" table:formula="of:=IF(ISBLANK([.E66]);&quot;&quot;; VLOOKUP([.E66];AnnualUnitsTable;MATCH([.$F$4];AnnualUnits;0)+2;FALSE()))">
            <text:p/>
          </table:table-cell>
          <table:table-cell table:style-name="ce394"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26">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394"/>
          <table:table-cell table:style-name="ce394" table:content-validation-name="val3"/>
          <table:table-cell table:style-name="ce394" table:content-validation-name="val5"/>
          <table:table-cell table:style-name="ce248" table:formula="of:=IF(ISBLANK([.E67]);&quot;&quot;; VLOOKUP([.E67];AnnualUnitsTable;MATCH([.$F$4];AnnualUnits;0)+2;FALSE()))">
            <text:p/>
          </table:table-cell>
          <table:table-cell table:style-name="ce394"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26">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394"/>
          <table:table-cell table:style-name="ce394" table:content-validation-name="val3"/>
          <table:table-cell table:style-name="ce394" table:content-validation-name="val5"/>
          <table:table-cell table:style-name="ce248" table:formula="of:=IF(ISBLANK([.E68]);&quot;&quot;; VLOOKUP([.E68];AnnualUnitsTable;MATCH([.$F$4];AnnualUnits;0)+2;FALSE()))">
            <text:p/>
          </table:table-cell>
          <table:table-cell table:style-name="ce394"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26">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394"/>
          <table:table-cell table:style-name="ce394" table:content-validation-name="val3"/>
          <table:table-cell table:style-name="ce394" table:content-validation-name="val5"/>
          <table:table-cell table:style-name="ce248" table:formula="of:=IF(ISBLANK([.E69]);&quot;&quot;; VLOOKUP([.E69];AnnualUnitsTable;MATCH([.$F$4];AnnualUnits;0)+2;FALSE()))">
            <text:p/>
          </table:table-cell>
          <table:table-cell table:style-name="ce394"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26">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394"/>
          <table:table-cell table:style-name="ce394" table:content-validation-name="val3"/>
          <table:table-cell table:style-name="ce394" table:content-validation-name="val5"/>
          <table:table-cell table:style-name="ce248" table:formula="of:=IF(ISBLANK([.E70]);&quot;&quot;; VLOOKUP([.E70];AnnualUnitsTable;MATCH([.$F$4];AnnualUnits;0)+2;FALSE()))">
            <text:p/>
          </table:table-cell>
          <table:table-cell table:style-name="ce394"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26">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394"/>
          <table:table-cell table:style-name="ce394" table:content-validation-name="val3"/>
          <table:table-cell table:style-name="ce394" table:content-validation-name="val5"/>
          <table:table-cell table:style-name="ce248" table:formula="of:=IF(ISBLANK([.E71]);&quot;&quot;; VLOOKUP([.E71];AnnualUnitsTable;MATCH([.$F$4];AnnualUnits;0)+2;FALSE()))">
            <text:p/>
          </table:table-cell>
          <table:table-cell table:style-name="ce394"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10">
        <table:table-column table:style-name="co36" table:default-cell-style-name="ce63"/>
        <table:table-column table:style-name="co37" table:default-cell-style-name="ce63"/>
        <table:table-column table:style-name="co38" table:default-cell-style-name="ce63"/>
        <table:table-column table:style-name="co39" table:default-cell-style-name="ce63"/>
        <table:table-column table:style-name="co14" table:number-columns-repeated="60" table:default-cell-style-name="ce63"/>
        <table:table-column table:style-name="co14" table:number-columns-repeated="210" table:default-cell-style-name="Default"/>
        <table:table-row table:style-name="ro25">
          <table:table-cell table:style-name="ce57" office:value-type="string" calcext:value-type="string" table:number-columns-spanned="26" table:number-rows-spanned="1">
            <text:p>Daily Training Hours/TSS</text:p>
          </table:table-cell>
          <table:covered-table-cell table:number-columns-repeated="25" table:style-name="ce453"/>
          <table:table-cell table:style-name="ce453"/>
          <table:table-cell table:number-columns-repeated="247"/>
        </table:table-row>
        <table:table-row table:style-name="ro25">
          <table:table-cell table:style-name="ce58" office:value-type="string" calcext:value-type="string" table:number-columns-spanned="4" table:number-rows-spanned="1">
            <text:p>You only need to fill in yellow cells</text:p>
          </table:table-cell>
          <table:covered-table-cell table:number-columns-repeated="3" table:style-name="ce453"/>
          <table:table-cell table:style-name="ce466" office:value-type="string" calcext:value-type="string" table:number-columns-spanned="3" table:number-rows-spanned="1">
            <text:p>Mon</text:p>
          </table:table-cell>
          <table:covered-table-cell table:number-columns-repeated="2" table:style-name="ce466"/>
          <table:table-cell table:style-name="ce466" office:value-type="string" calcext:value-type="string" table:number-columns-spanned="3" table:number-rows-spanned="1">
            <text:p>Tue</text:p>
          </table:table-cell>
          <table:covered-table-cell table:number-columns-repeated="2" table:style-name="ce453"/>
          <table:table-cell table:style-name="ce466" office:value-type="string" calcext:value-type="string" table:number-columns-spanned="3" table:number-rows-spanned="1">
            <text:p>Wed</text:p>
          </table:table-cell>
          <table:covered-table-cell table:number-columns-repeated="2" table:style-name="ce453"/>
          <table:table-cell table:style-name="ce466" office:value-type="string" calcext:value-type="string" table:number-columns-spanned="3" table:number-rows-spanned="1">
            <text:p>Thu</text:p>
          </table:table-cell>
          <table:covered-table-cell table:number-columns-repeated="2" table:style-name="ce453"/>
          <table:table-cell table:style-name="ce466" office:value-type="string" calcext:value-type="string" table:number-columns-spanned="3" table:number-rows-spanned="1">
            <text:p>Fri</text:p>
          </table:table-cell>
          <table:covered-table-cell table:number-columns-repeated="2" table:style-name="ce453"/>
          <table:table-cell table:style-name="ce466" office:value-type="string" calcext:value-type="string" table:number-columns-spanned="3" table:number-rows-spanned="1">
            <text:p>Sat</text:p>
          </table:table-cell>
          <table:covered-table-cell table:number-columns-repeated="2" table:style-name="ce453"/>
          <table:table-cell table:style-name="ce466" office:value-type="string" calcext:value-type="string" table:number-columns-spanned="3" table:number-rows-spanned="1">
            <text:p>Sun</text:p>
          </table:table-cell>
          <table:covered-table-cell table:number-columns-repeated="2" table:style-name="ce453"/>
          <table:table-cell table:style-name="ce453" office:value-type="string" calcext:value-type="string" table:number-columns-spanned="3" table:number-rows-spanned="1">
            <text:p>Totals</text:p>
          </table:table-cell>
          <table:covered-table-cell table:style-name="ce453"/>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10" office:value-type="string" calcext:value-type="string">
            <text:p>Base 1Rest: S4---S3---</text:p>
          </table:table-cell>
          <table:table-cell table:style-name="ce79" table:formula="of:=IF(ISBLANK([$TrainingPlan.$E20]);&quot;&quot;;VLOOKUP([$TrainingPlan.$F20];WeeklyUnit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VLOOKUP([$TrainingPlan.$F20];WeeklyUnit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VLOOKUP([$TrainingPlan.$F20];WeeklyUnit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79" table:formula="of:=IF(ISBLANK([$TrainingPlan.$E20]);&quot;&quot;;VLOOKUP([$TrainingPlan.$F20];WeeklyUnit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VLOOKUP([$TrainingPlan.$F20];WeeklyUnit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VLOOKUP([$TrainingPlan.$F20];WeeklyUnit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10" office:value-type="string" calcext:value-type="string">
            <text:p>Base 2: OFF-E3-E2-E2-S1-E2-E2</text:p>
          </table:table-cell>
          <table:table-cell table:style-name="ce80" table:formula="of:=IF(ISBLANK([$TrainingPlan.$E21]);&quot;&quot;;VLOOKUP([$TrainingPlan.$F21];WeeklyUnit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VLOOKUP([$TrainingPlan.$F21];WeeklyUnit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VLOOKUP([$TrainingPlan.$F21];WeeklyUnit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VLOOKUP([$TrainingPlan.$F21];WeeklyUnit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VLOOKUP([$TrainingPlan.$F21];WeeklyUnit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VLOOKUP([$TrainingPlan.$F21];WeeklyUnit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10" office:value-type="string" calcext:value-type="string">
            <text:p>Base 2: E1-M1---S2--</text:p>
          </table:table-cell>
          <table:table-cell table:style-name="ce80" table:formula="of:=IF(ISBLANK([$TrainingPlan.$E22]);&quot;&quot;;VLOOKUP([$TrainingPlan.$F22];WeeklyUnit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VLOOKUP([$TrainingPlan.$F22];WeeklyUnit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VLOOKUP([$TrainingPlan.$F22];WeeklyUnit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VLOOKUP([$TrainingPlan.$F22];WeeklyUnit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VLOOKUP([$TrainingPlan.$F22];WeeklyUnit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VLOOKUP([$TrainingPlan.$F22];WeeklyUnit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10" office:value-type="string" calcext:value-type="string">
            <text:p>Base 2: E1-M1---S2--</text:p>
          </table:table-cell>
          <table:table-cell table:style-name="ce80" table:formula="of:=IF(ISBLANK([$TrainingPlan.$E23]);&quot;&quot;;VLOOKUP([$TrainingPlan.$F23];WeeklyUnit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VLOOKUP([$TrainingPlan.$F23];WeeklyUnit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VLOOKUP([$TrainingPlan.$F23];WeeklyUnit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VLOOKUP([$TrainingPlan.$F23];WeeklyUnit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VLOOKUP([$TrainingPlan.$F23];WeeklyUnit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VLOOKUP([$TrainingPlan.$F23];WeeklyUnit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10" office:value-type="string" calcext:value-type="string">
            <text:p>Base 2Rest: OFF-E2-E2-S1-E1-T1-E2</text:p>
          </table:table-cell>
          <table:table-cell table:style-name="ce80" table:formula="of:=IF(ISBLANK([$TrainingPlan.$E24]);&quot;&quot;;VLOOKUP([$TrainingPlan.$F24];WeeklyUnit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VLOOKUP([$TrainingPlan.$F24];WeeklyUnit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VLOOKUP([$TrainingPlan.$F24];WeeklyUnit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VLOOKUP([$TrainingPlan.$F24];WeeklyUnit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VLOOKUP([$TrainingPlan.$F24];WeeklyUnit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VLOOKUP([$TrainingPlan.$F24];WeeklyUnit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10" office:value-type="string" calcext:value-type="string">
            <text:p>Base 3Rest: E1---S2---</text:p>
          </table:table-cell>
          <table:table-cell table:style-name="ce80" table:formula="of:=IF(ISBLANK([$TrainingPlan.$E25]);&quot;&quot;;VLOOKUP([$TrainingPlan.$F25];WeeklyUnit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VLOOKUP([$TrainingPlan.$F25];WeeklyUnit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VLOOKUP([$TrainingPlan.$F25];WeeklyUnit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VLOOKUP([$TrainingPlan.$F25];WeeklyUnit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VLOOKUP([$TrainingPlan.$F25];WeeklyUnit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VLOOKUP([$TrainingPlan.$F25];WeeklyUnit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10" office:value-type="string" calcext:value-type="string">
            <text:p>Base 3: E1-M2--S1--P2-</text:p>
          </table:table-cell>
          <table:table-cell table:style-name="ce80" table:formula="of:=IF(ISBLANK([$TrainingPlan.$E26]);&quot;&quot;;VLOOKUP([$TrainingPlan.$F26];WeeklyUnit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VLOOKUP([$TrainingPlan.$F26];WeeklyUnit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VLOOKUP([$TrainingPlan.$F26];WeeklyUnit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VLOOKUP([$TrainingPlan.$F26];WeeklyUnit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VLOOKUP([$TrainingPlan.$F26];WeeklyUnit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VLOOKUP([$TrainingPlan.$F26];WeeklyUnit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10" office:value-type="string" calcext:value-type="string">
            <text:p>Base 3Rest: S4---S3---</text:p>
          </table:table-cell>
          <table:table-cell table:style-name="ce80" table:formula="of:=IF(ISBLANK([$TrainingPlan.$E27]);&quot;&quot;;VLOOKUP([$TrainingPlan.$F27];WeeklyUnit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VLOOKUP([$TrainingPlan.$F27];WeeklyUnit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VLOOKUP([$TrainingPlan.$F27];WeeklyUnit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VLOOKUP([$TrainingPlan.$F27];WeeklyUnit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VLOOKUP([$TrainingPlan.$F27];WeeklyUnit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VLOOKUP([$TrainingPlan.$F27];WeeklyUnit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10" office:value-type="string" calcext:value-type="string">
            <text:p>Base 3Rest: S4---S3---</text:p>
          </table:table-cell>
          <table:table-cell table:style-name="ce80" table:formula="of:=IF(ISBLANK([$TrainingPlan.$E28]);&quot;&quot;;VLOOKUP([$TrainingPlan.$F28];WeeklyUnit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VLOOKUP([$TrainingPlan.$F28];WeeklyUnit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VLOOKUP([$TrainingPlan.$F28];WeeklyUnit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VLOOKUP([$TrainingPlan.$F28];WeeklyUnit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VLOOKUP([$TrainingPlan.$F28];WeeklyUnit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VLOOKUP([$TrainingPlan.$F28];WeeklyUnit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10"/>
          <table:table-cell table:style-name="ce80" table:formula="of:=IF(ISBLANK([$TrainingPlan.$E29]);&quot;&quot;;VLOOKUP([$TrainingPlan.$F29];WeeklyUnit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VLOOKUP([$TrainingPlan.$F29];WeeklyUnit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VLOOKUP([$TrainingPlan.$F29];WeeklyUnit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VLOOKUP([$TrainingPlan.$F29];WeeklyUnit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VLOOKUP([$TrainingPlan.$F29];WeeklyUnit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VLOOKUP([$TrainingPlan.$F29];WeeklyUnit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10"/>
          <table:table-cell table:style-name="ce80" table:formula="of:=IF(ISBLANK([$TrainingPlan.$E30]);&quot;&quot;;VLOOKUP([$TrainingPlan.$F30];WeeklyUnit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VLOOKUP([$TrainingPlan.$F30];WeeklyUnit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VLOOKUP([$TrainingPlan.$F30];WeeklyUnit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VLOOKUP([$TrainingPlan.$F30];WeeklyUnit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VLOOKUP([$TrainingPlan.$F30];WeeklyUnit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VLOOKUP([$TrainingPlan.$F30];WeeklyUnit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10"/>
          <table:table-cell table:style-name="ce80" table:formula="of:=IF(ISBLANK([$TrainingPlan.$E31]);&quot;&quot;;VLOOKUP([$TrainingPlan.$F31];WeeklyUnit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VLOOKUP([$TrainingPlan.$F31];WeeklyUnit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VLOOKUP([$TrainingPlan.$F31];WeeklyUnit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VLOOKUP([$TrainingPlan.$F31];WeeklyUnit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VLOOKUP([$TrainingPlan.$F31];WeeklyUnit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VLOOKUP([$TrainingPlan.$F31];WeeklyUnit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10"/>
          <table:table-cell table:style-name="ce80" table:formula="of:=IF(ISBLANK([$TrainingPlan.$E32]);&quot;&quot;;VLOOKUP([$TrainingPlan.$F32];WeeklyUnit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VLOOKUP([$TrainingPlan.$F32];WeeklyUnit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VLOOKUP([$TrainingPlan.$F32];WeeklyUnit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VLOOKUP([$TrainingPlan.$F32];WeeklyUnit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VLOOKUP([$TrainingPlan.$F32];WeeklyUnit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VLOOKUP([$TrainingPlan.$F32];WeeklyUnit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10"/>
          <table:table-cell table:style-name="ce80" table:formula="of:=IF(ISBLANK([$TrainingPlan.$E33]);&quot;&quot;;VLOOKUP([$TrainingPlan.$F33];WeeklyUnit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VLOOKUP([$TrainingPlan.$F33];WeeklyUnit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VLOOKUP([$TrainingPlan.$F33];WeeklyUnit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VLOOKUP([$TrainingPlan.$F33];WeeklyUnit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VLOOKUP([$TrainingPlan.$F33];WeeklyUnit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VLOOKUP([$TrainingPlan.$F33];WeeklyUnit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10"/>
          <table:table-cell table:style-name="ce80" table:formula="of:=IF(ISBLANK([$TrainingPlan.$E34]);&quot;&quot;;VLOOKUP([$TrainingPlan.$F34];WeeklyUnit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VLOOKUP([$TrainingPlan.$F34];WeeklyUnit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VLOOKUP([$TrainingPlan.$F34];WeeklyUnit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VLOOKUP([$TrainingPlan.$F34];WeeklyUnit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VLOOKUP([$TrainingPlan.$F34];WeeklyUnit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VLOOKUP([$TrainingPlan.$F34];WeeklyUnit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10"/>
          <table:table-cell table:style-name="ce80" table:formula="of:=IF(ISBLANK([$TrainingPlan.$E35]);&quot;&quot;;VLOOKUP([$TrainingPlan.$F35];WeeklyUnit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VLOOKUP([$TrainingPlan.$F35];WeeklyUnit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VLOOKUP([$TrainingPlan.$F35];WeeklyUnit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VLOOKUP([$TrainingPlan.$F35];WeeklyUnit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VLOOKUP([$TrainingPlan.$F35];WeeklyUnit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VLOOKUP([$TrainingPlan.$F35];WeeklyUnit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10"/>
          <table:table-cell table:style-name="ce80" table:formula="of:=IF(ISBLANK([$TrainingPlan.$E36]);&quot;&quot;;VLOOKUP([$TrainingPlan.$F36];WeeklyUnit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VLOOKUP([$TrainingPlan.$F36];WeeklyUnit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VLOOKUP([$TrainingPlan.$F36];WeeklyUnit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VLOOKUP([$TrainingPlan.$F36];WeeklyUnit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VLOOKUP([$TrainingPlan.$F36];WeeklyUnit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VLOOKUP([$TrainingPlan.$F36];WeeklyUnit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10"/>
          <table:table-cell table:style-name="ce80" table:formula="of:=IF(ISBLANK([$TrainingPlan.$E37]);&quot;&quot;;VLOOKUP([$TrainingPlan.$F37];WeeklyUnit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VLOOKUP([$TrainingPlan.$F37];WeeklyUnit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VLOOKUP([$TrainingPlan.$F37];WeeklyUnit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VLOOKUP([$TrainingPlan.$F37];WeeklyUnit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VLOOKUP([$TrainingPlan.$F37];WeeklyUnit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VLOOKUP([$TrainingPlan.$F37];WeeklyUnit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10"/>
          <table:table-cell table:style-name="ce80" table:formula="of:=IF(ISBLANK([$TrainingPlan.$E38]);&quot;&quot;;VLOOKUP([$TrainingPlan.$F38];WeeklyUnit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VLOOKUP([$TrainingPlan.$F38];WeeklyUnit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VLOOKUP([$TrainingPlan.$F38];WeeklyUnit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VLOOKUP([$TrainingPlan.$F38];WeeklyUnit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VLOOKUP([$TrainingPlan.$F38];WeeklyUnit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VLOOKUP([$TrainingPlan.$F38];WeeklyUnit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10"/>
          <table:table-cell table:style-name="ce80" table:formula="of:=IF(ISBLANK([$TrainingPlan.$E39]);&quot;&quot;;VLOOKUP([$TrainingPlan.$F39];WeeklyUnit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VLOOKUP([$TrainingPlan.$F39];WeeklyUnit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VLOOKUP([$TrainingPlan.$F39];WeeklyUnit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VLOOKUP([$TrainingPlan.$F39];WeeklyUnit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VLOOKUP([$TrainingPlan.$F39];WeeklyUnit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VLOOKUP([$TrainingPlan.$F39];WeeklyUnit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10"/>
          <table:table-cell table:style-name="ce80" table:formula="of:=IF(ISBLANK([$TrainingPlan.$E40]);&quot;&quot;;VLOOKUP([$TrainingPlan.$F40];WeeklyUnit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VLOOKUP([$TrainingPlan.$F40];WeeklyUnit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VLOOKUP([$TrainingPlan.$F40];WeeklyUnit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VLOOKUP([$TrainingPlan.$F40];WeeklyUnit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VLOOKUP([$TrainingPlan.$F40];WeeklyUnit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VLOOKUP([$TrainingPlan.$F40];WeeklyUnit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10"/>
          <table:table-cell table:style-name="ce80" table:formula="of:=IF(ISBLANK([$TrainingPlan.$E41]);&quot;&quot;;VLOOKUP([$TrainingPlan.$F41];WeeklyUnit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VLOOKUP([$TrainingPlan.$F41];WeeklyUnit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VLOOKUP([$TrainingPlan.$F41];WeeklyUnit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VLOOKUP([$TrainingPlan.$F41];WeeklyUnit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VLOOKUP([$TrainingPlan.$F41];WeeklyUnit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VLOOKUP([$TrainingPlan.$F41];WeeklyUnit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10"/>
          <table:table-cell table:style-name="ce80" table:formula="of:=IF(ISBLANK([$TrainingPlan.$E42]);&quot;&quot;;VLOOKUP([$TrainingPlan.$F42];WeeklyUnit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VLOOKUP([$TrainingPlan.$F42];WeeklyUnit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VLOOKUP([$TrainingPlan.$F42];WeeklyUnit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VLOOKUP([$TrainingPlan.$F42];WeeklyUnit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VLOOKUP([$TrainingPlan.$F42];WeeklyUnit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VLOOKUP([$TrainingPlan.$F42];WeeklyUnit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10"/>
          <table:table-cell table:style-name="ce80" table:formula="of:=IF(ISBLANK([$TrainingPlan.$E43]);&quot;&quot;;VLOOKUP([$TrainingPlan.$F43];WeeklyUnit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VLOOKUP([$TrainingPlan.$F43];WeeklyUnit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VLOOKUP([$TrainingPlan.$F43];WeeklyUnit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VLOOKUP([$TrainingPlan.$F43];WeeklyUnit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VLOOKUP([$TrainingPlan.$F43];WeeklyUnit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VLOOKUP([$TrainingPlan.$F43];WeeklyUnit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10"/>
          <table:table-cell table:style-name="ce80" table:formula="of:=IF(ISBLANK([$TrainingPlan.$E44]);&quot;&quot;;VLOOKUP([$TrainingPlan.$F44];WeeklyUnit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VLOOKUP([$TrainingPlan.$F44];WeeklyUnit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VLOOKUP([$TrainingPlan.$F44];WeeklyUnit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VLOOKUP([$TrainingPlan.$F44];WeeklyUnit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VLOOKUP([$TrainingPlan.$F44];WeeklyUnit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VLOOKUP([$TrainingPlan.$F44];WeeklyUnit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10"/>
          <table:table-cell table:style-name="ce80" table:formula="of:=IF(ISBLANK([$TrainingPlan.$E45]);&quot;&quot;;VLOOKUP([$TrainingPlan.$F45];WeeklyUnit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VLOOKUP([$TrainingPlan.$F45];WeeklyUnit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VLOOKUP([$TrainingPlan.$F45];WeeklyUnit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VLOOKUP([$TrainingPlan.$F45];WeeklyUnit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VLOOKUP([$TrainingPlan.$F45];WeeklyUnit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VLOOKUP([$TrainingPlan.$F45];WeeklyUnit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10"/>
          <table:table-cell table:style-name="ce80" table:formula="of:=IF(ISBLANK([$TrainingPlan.$E46]);&quot;&quot;;VLOOKUP([$TrainingPlan.$F46];WeeklyUnit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VLOOKUP([$TrainingPlan.$F46];WeeklyUnit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VLOOKUP([$TrainingPlan.$F46];WeeklyUnit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VLOOKUP([$TrainingPlan.$F46];WeeklyUnit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VLOOKUP([$TrainingPlan.$F46];WeeklyUnit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VLOOKUP([$TrainingPlan.$F46];WeeklyUnit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10"/>
          <table:table-cell table:style-name="ce80" table:formula="of:=IF(ISBLANK([$TrainingPlan.$E47]);&quot;&quot;;VLOOKUP([$TrainingPlan.$F47];WeeklyUnit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VLOOKUP([$TrainingPlan.$F47];WeeklyUnit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VLOOKUP([$TrainingPlan.$F47];WeeklyUnit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VLOOKUP([$TrainingPlan.$F47];WeeklyUnit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VLOOKUP([$TrainingPlan.$F47];WeeklyUnit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VLOOKUP([$TrainingPlan.$F47];WeeklyUnit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10"/>
          <table:table-cell table:style-name="ce80" table:formula="of:=IF(ISBLANK([$TrainingPlan.$E48]);&quot;&quot;;VLOOKUP([$TrainingPlan.$F48];WeeklyUnit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VLOOKUP([$TrainingPlan.$F48];WeeklyUnit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VLOOKUP([$TrainingPlan.$F48];WeeklyUnit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VLOOKUP([$TrainingPlan.$F48];WeeklyUnit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VLOOKUP([$TrainingPlan.$F48];WeeklyUnit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VLOOKUP([$TrainingPlan.$F48];WeeklyUnit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10"/>
          <table:table-cell table:style-name="ce80" table:formula="of:=IF(ISBLANK([$TrainingPlan.$E49]);&quot;&quot;;VLOOKUP([$TrainingPlan.$F49];WeeklyUnit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VLOOKUP([$TrainingPlan.$F49];WeeklyUnit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VLOOKUP([$TrainingPlan.$F49];WeeklyUnit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VLOOKUP([$TrainingPlan.$F49];WeeklyUnit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VLOOKUP([$TrainingPlan.$F49];WeeklyUnit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VLOOKUP([$TrainingPlan.$F49];WeeklyUnit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10"/>
          <table:table-cell table:style-name="ce80" table:formula="of:=IF(ISBLANK([$TrainingPlan.$E50]);&quot;&quot;;VLOOKUP([$TrainingPlan.$F50];WeeklyUnit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VLOOKUP([$TrainingPlan.$F50];WeeklyUnit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VLOOKUP([$TrainingPlan.$F50];WeeklyUnit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VLOOKUP([$TrainingPlan.$F50];WeeklyUnit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VLOOKUP([$TrainingPlan.$F50];WeeklyUnit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VLOOKUP([$TrainingPlan.$F50];WeeklyUnit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10"/>
          <table:table-cell table:style-name="ce80" table:formula="of:=IF(ISBLANK([$TrainingPlan.$E51]);&quot;&quot;;VLOOKUP([$TrainingPlan.$F51];WeeklyUnit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VLOOKUP([$TrainingPlan.$F51];WeeklyUnit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VLOOKUP([$TrainingPlan.$F51];WeeklyUnit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VLOOKUP([$TrainingPlan.$F51];WeeklyUnit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VLOOKUP([$TrainingPlan.$F51];WeeklyUnit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VLOOKUP([$TrainingPlan.$F51];WeeklyUnit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10"/>
          <table:table-cell table:style-name="ce80" table:formula="of:=IF(ISBLANK([$TrainingPlan.$E52]);&quot;&quot;;VLOOKUP([$TrainingPlan.$F52];WeeklyUnit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VLOOKUP([$TrainingPlan.$F52];WeeklyUnit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VLOOKUP([$TrainingPlan.$F52];WeeklyUnit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VLOOKUP([$TrainingPlan.$F52];WeeklyUnit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VLOOKUP([$TrainingPlan.$F52];WeeklyUnit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VLOOKUP([$TrainingPlan.$F52];WeeklyUnit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10"/>
          <table:table-cell table:style-name="ce80" table:formula="of:=IF(ISBLANK([$TrainingPlan.$E53]);&quot;&quot;;VLOOKUP([$TrainingPlan.$F53];WeeklyUnit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VLOOKUP([$TrainingPlan.$F53];WeeklyUnit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VLOOKUP([$TrainingPlan.$F53];WeeklyUnit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VLOOKUP([$TrainingPlan.$F53];WeeklyUnit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VLOOKUP([$TrainingPlan.$F53];WeeklyUnit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VLOOKUP([$TrainingPlan.$F53];WeeklyUnit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10"/>
          <table:table-cell table:style-name="ce80" table:formula="of:=IF(ISBLANK([$TrainingPlan.$E54]);&quot;&quot;;VLOOKUP([$TrainingPlan.$F54];WeeklyUnit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VLOOKUP([$TrainingPlan.$F54];WeeklyUnit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VLOOKUP([$TrainingPlan.$F54];WeeklyUnit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VLOOKUP([$TrainingPlan.$F54];WeeklyUnit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VLOOKUP([$TrainingPlan.$F54];WeeklyUnit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VLOOKUP([$TrainingPlan.$F54];WeeklyUnit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10"/>
          <table:table-cell table:style-name="ce80" table:formula="of:=IF(ISBLANK([$TrainingPlan.$E55]);&quot;&quot;;VLOOKUP([$TrainingPlan.$F55];WeeklyUnit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VLOOKUP([$TrainingPlan.$F55];WeeklyUnit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VLOOKUP([$TrainingPlan.$F55];WeeklyUnit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VLOOKUP([$TrainingPlan.$F55];WeeklyUnit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VLOOKUP([$TrainingPlan.$F55];WeeklyUnit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VLOOKUP([$TrainingPlan.$F55];WeeklyUnit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10"/>
          <table:table-cell table:style-name="ce80" table:formula="of:=IF(ISBLANK([$TrainingPlan.$E56]);&quot;&quot;;VLOOKUP([$TrainingPlan.$F56];WeeklyUnit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VLOOKUP([$TrainingPlan.$F56];WeeklyUnit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VLOOKUP([$TrainingPlan.$F56];WeeklyUnit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VLOOKUP([$TrainingPlan.$F56];WeeklyUnit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VLOOKUP([$TrainingPlan.$F56];WeeklyUnit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VLOOKUP([$TrainingPlan.$F56];WeeklyUnit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10"/>
          <table:table-cell table:style-name="ce80" table:formula="of:=IF(ISBLANK([$TrainingPlan.$E57]);&quot;&quot;;VLOOKUP([$TrainingPlan.$F57];WeeklyUnit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VLOOKUP([$TrainingPlan.$F57];WeeklyUnit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VLOOKUP([$TrainingPlan.$F57];WeeklyUnit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VLOOKUP([$TrainingPlan.$F57];WeeklyUnit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VLOOKUP([$TrainingPlan.$F57];WeeklyUnit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VLOOKUP([$TrainingPlan.$F57];WeeklyUnit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10"/>
          <table:table-cell table:style-name="ce80" table:formula="of:=IF(ISBLANK([$TrainingPlan.$E58]);&quot;&quot;;VLOOKUP([$TrainingPlan.$F58];WeeklyUnit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VLOOKUP([$TrainingPlan.$F58];WeeklyUnit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VLOOKUP([$TrainingPlan.$F58];WeeklyUnit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VLOOKUP([$TrainingPlan.$F58];WeeklyUnit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VLOOKUP([$TrainingPlan.$F58];WeeklyUnit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VLOOKUP([$TrainingPlan.$F58];WeeklyUnit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10"/>
          <table:table-cell table:style-name="ce80" table:formula="of:=IF(ISBLANK([$TrainingPlan.$E59]);&quot;&quot;;VLOOKUP([$TrainingPlan.$F59];WeeklyUnit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VLOOKUP([$TrainingPlan.$F59];WeeklyUnit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VLOOKUP([$TrainingPlan.$F59];WeeklyUnit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VLOOKUP([$TrainingPlan.$F59];WeeklyUnit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VLOOKUP([$TrainingPlan.$F59];WeeklyUnit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VLOOKUP([$TrainingPlan.$F59];WeeklyUnit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10"/>
          <table:table-cell table:style-name="ce80" table:formula="of:=IF(ISBLANK([$TrainingPlan.$E60]);&quot;&quot;;VLOOKUP([$TrainingPlan.$F60];WeeklyUnit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VLOOKUP([$TrainingPlan.$F60];WeeklyUnit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VLOOKUP([$TrainingPlan.$F60];WeeklyUnit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VLOOKUP([$TrainingPlan.$F60];WeeklyUnit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VLOOKUP([$TrainingPlan.$F60];WeeklyUnit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VLOOKUP([$TrainingPlan.$F60];WeeklyUnit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10"/>
          <table:table-cell table:style-name="ce80" table:formula="of:=IF(ISBLANK([$TrainingPlan.$E61]);&quot;&quot;;VLOOKUP([$TrainingPlan.$F61];WeeklyUnit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VLOOKUP([$TrainingPlan.$F61];WeeklyUnit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VLOOKUP([$TrainingPlan.$F61];WeeklyUnit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VLOOKUP([$TrainingPlan.$F61];WeeklyUnit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VLOOKUP([$TrainingPlan.$F61];WeeklyUnit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VLOOKUP([$TrainingPlan.$F61];WeeklyUnit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10"/>
          <table:table-cell table:style-name="ce80" table:formula="of:=IF(ISBLANK([$TrainingPlan.$E62]);&quot;&quot;;VLOOKUP([$TrainingPlan.$F62];WeeklyUnit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VLOOKUP([$TrainingPlan.$F62];WeeklyUnit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VLOOKUP([$TrainingPlan.$F62];WeeklyUnit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VLOOKUP([$TrainingPlan.$F62];WeeklyUnit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VLOOKUP([$TrainingPlan.$F62];WeeklyUnit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VLOOKUP([$TrainingPlan.$F62];WeeklyUnit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10"/>
          <table:table-cell table:style-name="ce80" table:formula="of:=IF(ISBLANK([$TrainingPlan.$E63]);&quot;&quot;;VLOOKUP([$TrainingPlan.$F63];WeeklyUnit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VLOOKUP([$TrainingPlan.$F63];WeeklyUnit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VLOOKUP([$TrainingPlan.$F63];WeeklyUnit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VLOOKUP([$TrainingPlan.$F63];WeeklyUnit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VLOOKUP([$TrainingPlan.$F63];WeeklyUnit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VLOOKUP([$TrainingPlan.$F63];WeeklyUnit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10"/>
          <table:table-cell table:style-name="ce80" table:formula="of:=IF(ISBLANK([$TrainingPlan.$E64]);&quot;&quot;;VLOOKUP([$TrainingPlan.$F64];WeeklyUnit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VLOOKUP([$TrainingPlan.$F64];WeeklyUnit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VLOOKUP([$TrainingPlan.$F64];WeeklyUnit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VLOOKUP([$TrainingPlan.$F64];WeeklyUnit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VLOOKUP([$TrainingPlan.$F64];WeeklyUnit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VLOOKUP([$TrainingPlan.$F64];WeeklyUnit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10"/>
          <table:table-cell table:style-name="ce80" table:formula="of:=IF(ISBLANK([$TrainingPlan.$E65]);&quot;&quot;;VLOOKUP([$TrainingPlan.$F65];WeeklyUnit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VLOOKUP([$TrainingPlan.$F65];WeeklyUnit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VLOOKUP([$TrainingPlan.$F65];WeeklyUnit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VLOOKUP([$TrainingPlan.$F65];WeeklyUnit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VLOOKUP([$TrainingPlan.$F65];WeeklyUnit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VLOOKUP([$TrainingPlan.$F65];WeeklyUnit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10"/>
          <table:table-cell table:style-name="ce80" table:formula="of:=IF(ISBLANK([$TrainingPlan.$E66]);&quot;&quot;;VLOOKUP([$TrainingPlan.$F66];WeeklyUnit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VLOOKUP([$TrainingPlan.$F66];WeeklyUnit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VLOOKUP([$TrainingPlan.$F66];WeeklyUnit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VLOOKUP([$TrainingPlan.$F66];WeeklyUnit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VLOOKUP([$TrainingPlan.$F66];WeeklyUnit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VLOOKUP([$TrainingPlan.$F66];WeeklyUnit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10"/>
          <table:table-cell table:style-name="ce80" table:formula="of:=IF(ISBLANK([$TrainingPlan.$E67]);&quot;&quot;;VLOOKUP([$TrainingPlan.$F67];WeeklyUnit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VLOOKUP([$TrainingPlan.$F67];WeeklyUnit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VLOOKUP([$TrainingPlan.$F67];WeeklyUnit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VLOOKUP([$TrainingPlan.$F67];WeeklyUnit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VLOOKUP([$TrainingPlan.$F67];WeeklyUnit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VLOOKUP([$TrainingPlan.$F67];WeeklyUnit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10"/>
          <table:table-cell table:style-name="ce80" table:formula="of:=IF(ISBLANK([$TrainingPlan.$E68]);&quot;&quot;;VLOOKUP([$TrainingPlan.$F68];WeeklyUnit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VLOOKUP([$TrainingPlan.$F68];WeeklyUnit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VLOOKUP([$TrainingPlan.$F68];WeeklyUnit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VLOOKUP([$TrainingPlan.$F68];WeeklyUnit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VLOOKUP([$TrainingPlan.$F68];WeeklyUnit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VLOOKUP([$TrainingPlan.$F68];WeeklyUnit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10"/>
          <table:table-cell table:style-name="ce80" table:formula="of:=IF(ISBLANK([$TrainingPlan.$E69]);&quot;&quot;;VLOOKUP([$TrainingPlan.$F69];WeeklyUnit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VLOOKUP([$TrainingPlan.$F69];WeeklyUnit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VLOOKUP([$TrainingPlan.$F69];WeeklyUnit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VLOOKUP([$TrainingPlan.$F69];WeeklyUnit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VLOOKUP([$TrainingPlan.$F69];WeeklyUnit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VLOOKUP([$TrainingPlan.$F69];WeeklyUnit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10"/>
          <table:table-cell table:style-name="ce80" table:formula="of:=IF(ISBLANK([$TrainingPlan.$E70]);&quot;&quot;;VLOOKUP([$TrainingPlan.$F70];WeeklyUnit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VLOOKUP([$TrainingPlan.$F70];WeeklyUnit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VLOOKUP([$TrainingPlan.$F70];WeeklyUnit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VLOOKUP([$TrainingPlan.$F70];WeeklyUnit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VLOOKUP([$TrainingPlan.$F70];WeeklyUnit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VLOOKUP([$TrainingPlan.$F70];WeeklyUnit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10"/>
          <table:table-cell table:style-name="ce272" table:formula="of:=IF(ISBLANK([$TrainingPlan.$E71]);&quot;&quot;;VLOOKUP([$TrainingPlan.$F71];WeeklyUnit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272" table:formula="of:=IF(ISBLANK([$TrainingPlan.$E71]);&quot;&quot;;VLOOKUP([$TrainingPlan.$F71];WeeklyUnit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272" table:formula="of:=IF(ISBLANK([$TrainingPlan.$E71]);&quot;&quot;;VLOOKUP([$TrainingPlan.$F71];WeeklyUnit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272" table:formula="of:=IF(ISBLANK([$TrainingPlan.$E71]);&quot;&quot;;VLOOKUP([$TrainingPlan.$F71];WeeklyUnit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272" table:formula="of:=IF(ISBLANK([$TrainingPlan.$E71]);&quot;&quot;;VLOOKUP([$TrainingPlan.$F71];WeeklyUnit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272" table:formula="of:=IF(ISBLANK([$TrainingPlan.$E71]);&quot;&quot;;VLOOKUP([$TrainingPlan.$F71];WeeklyUnit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table:table-column table:style-name="co16" table:default-cell-style-name="ce364"/>
        <table:table-column table:style-name="co17" table:number-columns-repeated="2" table:default-cell-style-name="Default"/>
        <table:table-column table:style-name="co4" table:number-columns-repeated="16" table:default-cell-style-name="ce364"/>
        <table:table-column table:style-name="co18" table:default-cell-style-name="ce364"/>
        <table:table-column table:style-name="co4" table:number-columns-repeated="238" table:default-cell-style-name="ce364"/>
        <table:table-column table:style-name="co4" table:number-columns-repeated="763" table:default-cell-style-name="Default"/>
        <table:table-row table:style-name="ro11">
          <table:table-cell table:style-name="ce497"/>
          <table:table-cell table:style-name="ce506" table:number-columns-repeated="2"/>
          <table:table-cell table:style-name="ce497"/>
          <table:table-cell table:style-name="ce513" office:value-type="string" calcext:value-type="string">
            <text:p>Mon</text:p>
          </table:table-cell>
          <table:table-cell table:style-name="ce528"/>
          <table:table-cell table:style-name="ce537" office:value-type="string" calcext:value-type="string">
            <text:p>Tue</text:p>
          </table:table-cell>
          <table:table-cell table:style-name="ce528"/>
          <table:table-cell table:style-name="ce537" office:value-type="string" calcext:value-type="string">
            <text:p>Wed</text:p>
          </table:table-cell>
          <table:table-cell table:style-name="ce528"/>
          <table:table-cell table:style-name="ce537" office:value-type="string" calcext:value-type="string">
            <text:p>Thu</text:p>
          </table:table-cell>
          <table:table-cell table:style-name="ce528"/>
          <table:table-cell table:style-name="ce537" office:value-type="string" calcext:value-type="string">
            <text:p>Fri</text:p>
          </table:table-cell>
          <table:table-cell table:style-name="ce528"/>
          <table:table-cell table:style-name="ce537" office:value-type="string" calcext:value-type="string">
            <text:p>Sat</text:p>
          </table:table-cell>
          <table:table-cell table:style-name="ce528"/>
          <table:table-cell table:style-name="ce544" office:value-type="string" calcext:value-type="string">
            <text:p>Sun</text:p>
          </table:table-cell>
          <table:table-cell table:style-name="ce528"/>
          <table:table-cell table:style-name="ce550" table:number-columns-repeated="1003"/>
        </table:table-row>
        <table:table-row table:style-name="ro2">
          <table:table-cell table:style-name="ce498"/>
          <table:table-cell table:style-name="ce507" table:number-columns-repeated="2"/>
          <table:table-cell table:style-name="ce498"/>
          <table:table-cell table:style-name="ce514" office:value-type="string" calcext:value-type="string">
            <text:p>Mon</text:p>
          </table:table-cell>
          <table:table-cell table:style-name="ce529" office:value-type="string" calcext:value-type="string">
            <text:p>Mon</text:p>
          </table:table-cell>
          <table:table-cell table:style-name="ce514" office:value-type="string" calcext:value-type="string">
            <text:p>Tue</text:p>
          </table:table-cell>
          <table:table-cell table:style-name="ce529" office:value-type="string" calcext:value-type="string">
            <text:p>Tue</text:p>
          </table:table-cell>
          <table:table-cell table:style-name="ce514" office:value-type="string" calcext:value-type="string">
            <text:p>Wed</text:p>
          </table:table-cell>
          <table:table-cell table:style-name="ce529" office:value-type="string" calcext:value-type="string">
            <text:p>Wed</text:p>
          </table:table-cell>
          <table:table-cell table:style-name="ce514" office:value-type="string" calcext:value-type="string">
            <text:p>Thu</text:p>
          </table:table-cell>
          <table:table-cell table:style-name="ce529" office:value-type="string" calcext:value-type="string">
            <text:p>Thu</text:p>
          </table:table-cell>
          <table:table-cell table:style-name="ce514" office:value-type="string" calcext:value-type="string">
            <text:p>Fri</text:p>
          </table:table-cell>
          <table:table-cell table:style-name="ce529" office:value-type="string" calcext:value-type="string">
            <text:p>Fri</text:p>
          </table:table-cell>
          <table:table-cell table:style-name="ce514" office:value-type="string" calcext:value-type="string">
            <text:p>Sat</text:p>
          </table:table-cell>
          <table:table-cell table:style-name="ce529" office:value-type="string" calcext:value-type="string">
            <text:p>Sat</text:p>
          </table:table-cell>
          <table:table-cell table:style-name="ce514" office:value-type="string" calcext:value-type="string">
            <text:p>Sun</text:p>
          </table:table-cell>
          <table:table-cell table:style-name="ce536" office:value-type="string" calcext:value-type="string">
            <text:p>Sun</text:p>
          </table:table-cell>
          <table:table-cell/>
          <table:table-cell table:style-name="ce512" office:value-type="string" calcext:value-type="string">
            <text:p>VolumeWgt</text:p>
          </table:table-cell>
          <table:table-cell table:style-name="ce512" office:value-type="float" office:value="4" calcext:value-type="float">
            <text:p>4</text:p>
          </table:table-cell>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office:value-type="string" calcext:value-type="string">
            <text:p>IntensityWgt</text:p>
          </table:table-cell>
          <table:table-cell table:style-name="ce512" office:value-type="float" office:value="1" calcext:value-type="float">
            <text:p>1</text:p>
          </table:table-cell>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table-cell table:style-name="ce531"/>
          <table:table-cell table:style-name="ce516" table:formula="of:=VolWgt*[.B4]"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4]" office:value-type="float" office:value="16" calcext:value-type="float">
            <text:p>16</text:p>
          </table:table-cell>
          <table:table-cell table:style-name="ce531"/>
          <table:table-cell table:number-columns-repeated="1003"/>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table-cell table:style-name="ce532" table:formula="of:=IntWgt*[.C5]"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number-columns-repeated="1003"/>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6]" office:value-type="float" office:value="8" calcext:value-type="float">
            <text:p>8</text:p>
          </table:table-cell>
          <table:table-cell table:style-name="ce541" table:formula="of:=IntWgt*[.C6]" office:value-type="float" office:value="3" calcext:value-type="float">
            <text:p>3</text:p>
          </table:table-cell>
          <table:table-cell table:style-name="ce518" table:formula="of:=VolWgt*[.B6]" office:value-type="float" office:value="8" calcext:value-type="float">
            <text:p>8</text:p>
          </table:table-cell>
          <table:table-cell table:style-name="ce533"/>
          <table:table-cell table:style-name="ce518"/>
          <table:table-cell table:style-name="ce533" table:formula="of:=IntWgt*[.C6]" office:value-type="float" office:value="3" calcext:value-type="float">
            <text:p>3</text:p>
          </table:table-cell>
          <table:table-cell table:style-name="ce518"/>
          <table:table-cell table:style-name="ce533"/>
          <table:table-cell table:style-name="ce518" table:formula="of:=VolWgt*[.B6]" office:value-type="float" office:value="8" calcext:value-type="float">
            <text:p>8</text:p>
          </table:table-cell>
          <table:table-cell table:style-name="ce533" table:formula="of:=IntWgt*[.C6]" office:value-type="float" office:value="3" calcext:value-type="float">
            <text:p>3</text:p>
          </table:table-cell>
          <table:table-cell table:style-name="ce518"/>
          <table:table-cell table:style-name="ce533" table:formula="of:=IntWgt*[.C6]"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7]" office:value-type="float" office:value="4" calcext:value-type="float">
            <text:p>4</text:p>
          </table:table-cell>
          <table:table-cell table:style-name="ce534" table:formula="of:=IntWgt*[.C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formula="of:=VolWgt*[.B7]" office:value-type="float" office:value="4" calcext:value-type="float">
            <text:p>4</text:p>
          </table:table-cell>
          <table:table-cell table:style-name="ce534" table:formula="of:=IntWgt*[.C7]" office:value-type="float" office:value="4" calcext:value-type="float">
            <text:p>4</text:p>
          </table:table-cell>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4:.F7])" office:value-type="float" office:value="8" calcext:value-type="float">
            <text:p>8</text:p>
          </table:table-cell>
          <table:table-cell table:style-name="ce508"/>
          <table:table-cell table:style-name="ce520" table:formula="of:=SUM([.G4:.H7])" office:value-type="float" office:value="11" calcext:value-type="float">
            <text:p>11</text:p>
          </table:table-cell>
          <table:table-cell table:style-name="ce508"/>
          <table:table-cell table:style-name="ce520" table:formula="of:=SUM([.I4:.J7])" office:value-type="float" office:value="10" calcext:value-type="float">
            <text:p>10</text:p>
          </table:table-cell>
          <table:table-cell table:style-name="ce508"/>
          <table:table-cell table:style-name="ce520" table:formula="of:=SUM([.K4:.L7])" office:value-type="float" office:value="19" calcext:value-type="float">
            <text:p>19</text:p>
          </table:table-cell>
          <table:table-cell table:style-name="ce508"/>
          <table:table-cell table:style-name="ce520" table:formula="of:=SUM([.M4:.N7])" office:value-type="float" office:value="8" calcext:value-type="float">
            <text:p>8</text:p>
          </table:table-cell>
          <table:table-cell table:style-name="ce508"/>
          <table:table-cell table:style-name="ce520" table:formula="of:=SUM([.O4:.P7])" office:value-type="float" office:value="11" calcext:value-type="float">
            <text:p>11</text:p>
          </table:table-cell>
          <table:table-cell table:style-name="ce508"/>
          <table:table-cell table:style-name="ce520" table:formula="of:=SUM([.Q4:.R7])" office:value-type="float" office:value="19" calcext:value-type="float">
            <text:p>19</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Prep</text:p>
          </table:table-cell>
          <table:table-cell table:style-name="ce508" table:number-columns-repeated="2"/>
          <table:table-cell table:style-name="ce500"/>
          <table:table-cell table:style-name="ce522" office:value-type="float" office:value="7" calcext:value-type="float">
            <text:p>7</text:p>
          </table:table-cell>
          <table:table-cell table:style-name="ce535"/>
          <table:table-cell table:style-name="ce522" office:value-type="float" office:value="4" calcext:value-type="float">
            <text:p>4</text:p>
          </table:table-cell>
          <table:table-cell table:style-name="ce543"/>
          <table:table-cell table:style-name="ce522" office:value-type="float" office:value="5" calcext:value-type="float">
            <text:p>5</text:p>
          </table:table-cell>
          <table:table-cell table:style-name="ce543"/>
          <table:table-cell table:style-name="ce522" office:value-type="float" office:value="2" calcext:value-type="float">
            <text:p>2</text:p>
          </table:table-cell>
          <table:table-cell table:style-name="ce535"/>
          <table:table-cell table:style-name="ce522" office:value-type="float" office:value="6" calcext:value-type="float">
            <text:p>6</text:p>
          </table:table-cell>
          <table:table-cell table:style-name="ce535"/>
          <table:table-cell table:style-name="ce522" office:value-type="float" office:value="3" calcext:value-type="float">
            <text:p>3</text:p>
          </table:table-cell>
          <table:table-cell table:style-name="ce535"/>
          <table:table-cell table:style-name="ce522" office:value-type="float" office:value="1" calcext:value-type="float">
            <text:p>1</text:p>
          </table:table-cell>
          <table:table-cell table:style-name="ce549"/>
          <table:table-cell table:number-columns-repeated="1003"/>
        </table:table-row>
        <table:table-row table:style-name="ro2">
          <table:table-cell table:style-name="ce501" office:value-type="string" calcext:value-type="string">
            <text:p>Prep</text:p>
          </table:table-cell>
          <table:table-cell table:style-name="ce509"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524" office:value-type="string" calcext:value-type="string">
            <text:p>E1</text:p>
          </table:table-cell>
          <table:table-cell table:style-name="ce524" table:number-columns-repeated="7"/>
          <table:table-cell table:style-name="ce524" office:value-type="string" calcext:value-type="string">
            <text:p>E1</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498"/>
          <table:table-cell table:style-name="ce507" table:number-columns-repeated="2"/>
          <table:table-cell table:style-name="ce498"/>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ce512" table:number-columns-repeated="2"/>
          <table:table-cell table:style-name="ce551"/>
          <table:table-cell table:style-name="Default"/>
          <table:table-cell table:number-columns-repeated="998"/>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table:number-columns-repeated="2"/>
          <table:table-cell table:style-name="ce552" office:value-type="string" calcext:value-type="string">
            <text:p>VolumeWgt</text:p>
          </table:table-cell>
          <table:table-cell table:style-name="ce553" office:value-type="float" office:value="4" calcext:value-type="float">
            <text:p>4</text:p>
          </table:table-cell>
          <table:table-cell table:number-columns-repeated="998"/>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formula="of:=VolWgt*[.B16]"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16]" office:value-type="float" office:value="16" calcext:value-type="float">
            <text:p>16</text:p>
          </table:table-cell>
          <table:table-cell table:style-name="ce531"/>
          <table:table-cell table:style-name="ce516"/>
          <table:table-cell table:style-name="ce531"/>
          <table:table-cell table:number-columns-repeated="3"/>
          <table:table-cell table:style-name="ce552" office:value-type="string" calcext:value-type="string">
            <text:p>IntensityWgt</text:p>
          </table:table-cell>
          <table:table-cell table:style-name="ce553" office:value-type="float" office:value="1" calcext:value-type="float">
            <text:p>1</text:p>
          </table:table-cell>
          <table:table-cell table:number-columns-repeated="998"/>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table-cell table:style-name="ce532"/>
          <table:table-cell table:style-name="ce517" table:formula="of:=VolWgt*[.B17]" office:value-type="float" office:value="12" calcext:value-type="float">
            <text:p>12</text:p>
          </table:table-cell>
          <table:table-cell table:style-name="ce532"/>
          <table:table-cell table:style-name="ce517"/>
          <table:table-cell table:style-name="ce532" table:formula="of:=IntWgt*[.C17]" office:value-type="float" office:value="2" calcext:value-type="float">
            <text:p>2</text:p>
          </table:table-cell>
          <table:table-cell table:style-name="ce517"/>
          <table:table-cell table:style-name="ce532"/>
          <table:table-cell table:style-name="ce517" table:formula="of:=VolWgt*[.B17]" office:value-type="float" office:value="12" calcext:value-type="float">
            <text:p>12</text:p>
          </table:table-cell>
          <table:table-cell table:style-name="ce532"/>
          <table:table-cell table:number-columns-repeated="3"/>
          <table:table-cell table:style-name="Default" table:number-columns-repeated="2"/>
          <table:table-cell table:number-columns-repeated="998"/>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18]" office:value-type="float" office:value="8" calcext:value-type="float">
            <text:p>8</text:p>
          </table:table-cell>
          <table:table-cell table:style-name="ce541"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style-name="ce518" table:formula="of:=VolWgt*[.B18]" office:value-type="float" office:value="8" calcext:value-type="float">
            <text:p>8</text:p>
          </table:table-cell>
          <table:table-cell table:style-name="ce533"/>
          <table:table-cell table:style-name="ce518"/>
          <table:table-cell table:style-name="ce533" table:formula="of:=IntWgt*[.C18]" office:value-type="float" office:value="3" calcext:value-type="float">
            <text:p>3</text:p>
          </table:table-cell>
          <table:table-cell table:style-name="ce518"/>
          <table:table-cell table:style-name="ce533" table:formula="of:=IntWgt*[.C18]"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19]" office:value-type="float" office:value="4" calcext:value-type="float">
            <text:p>4</text:p>
          </table:table-cell>
          <table:table-cell table:style-name="ce534" table:formula="of:=IntWgt*[.C19]"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16:.F19])" office:value-type="float" office:value="8" calcext:value-type="float">
            <text:p>8</text:p>
          </table:table-cell>
          <table:table-cell table:style-name="ce508"/>
          <table:table-cell table:style-name="ce520" table:formula="of:=SUM([.G16:.H19])" office:value-type="float" office:value="11" calcext:value-type="float">
            <text:p>11</text:p>
          </table:table-cell>
          <table:table-cell table:style-name="ce508"/>
          <table:table-cell table:style-name="ce520" table:formula="of:=SUM([.I16:.J19])" office:value-type="float" office:value="19" calcext:value-type="float">
            <text:p>19</text:p>
          </table:table-cell>
          <table:table-cell table:style-name="ce508"/>
          <table:table-cell table:style-name="ce520" table:formula="of:=SUM([.K16:.L19])" office:value-type="float" office:value="15" calcext:value-type="float">
            <text:p>15</text:p>
          </table:table-cell>
          <table:table-cell table:style-name="ce508"/>
          <table:table-cell table:style-name="ce520" table:formula="of:=SUM([.M16:.N19])" office:value-type="float" office:value="10" calcext:value-type="float">
            <text:p>10</text:p>
          </table:table-cell>
          <table:table-cell table:style-name="ce508"/>
          <table:table-cell table:style-name="ce520" table:formula="of:=SUM([.O16:.P19])" office:value-type="float" office:value="19" calcext:value-type="float">
            <text:p>19</text:p>
          </table:table-cell>
          <table:table-cell table:style-name="ce508"/>
          <table:table-cell table:style-name="ce520" table:formula="of:=SUM([.Q16:.R19])" office:value-type="float" office:value="15" calcext:value-type="float">
            <text:p>15</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Base 1Wk1</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0" office:value-type="string" calcext:value-type="string">
            <text:p>Base 1Wk2</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0" office:value-type="string" calcext:value-type="string">
            <text:p>Base 1Wk3</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3" calcext:value-type="float">
            <text:p>3</text:p>
          </table:table-cell>
          <table:table-cell table:style-name="ce521"/>
          <table:table-cell table:style-name="ce526" office:value-type="float" office:value="4" calcext:value-type="float">
            <text:p>4</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number-columns-repeated="1003"/>
        </table:table-row>
        <table:table-row table:style-name="ro2">
          <table:table-cell table:style-name="ce501" office:value-type="string" calcext:value-type="string">
            <text:p>Base 1</text:p>
          </table:table-cell>
          <table:table-cell table:style-name="ce509"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524" office:value-type="string" calcext:value-type="string">
            <text:p>E1</text:p>
          </table:table-cell>
          <table:table-cell table:style-name="ce524" table:number-columns-repeated="7"/>
          <table:table-cell table:style-name="ce524" office:value-type="string" calcext:value-type="string">
            <text:p>S2</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498"/>
          <table:table-cell table:style-name="ce507" table:number-columns-repeated="2"/>
          <table:table-cell table:style-name="ce498"/>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ce512" table:number-columns-repeated="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499"/>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ce512" table:number-columns-repeated="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style-name="ce499"/>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30]"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30]" office:value-type="float" office:value="16" calcext:value-type="float">
            <text:p>16</text:p>
          </table:table-cell>
          <table:table-cell table:style-name="ce531"/>
          <table:table-cell table:number-columns-repeated="1003"/>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style-name="ce499"/>
          <table:table-cell table:style-name="ce517"/>
          <table:table-cell table:style-name="ce532"/>
          <table:table-cell table:style-name="ce517"/>
          <table:table-cell table:style-name="ce540"/>
          <table:table-cell table:style-name="ce517" table:formula="of:=VolWgt*[.B31]"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32]" office:value-type="float" office:value="3" calcext:value-type="float">
            <text:p>3</text:p>
          </table:table-cell>
          <table:table-cell table:style-name="ce517"/>
          <table:table-cell table:style-name="ce532"/>
          <table:table-cell table:number-columns-repeated="1003"/>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style-name="ce499"/>
          <table:table-cell table:style-name="ce518"/>
          <table:table-cell table:style-name="ce533"/>
          <table:table-cell table:style-name="ce518" table:formula="of:=VolWgt*[.B32]" office:value-type="float" office:value="8" calcext:value-type="float">
            <text:p>8</text:p>
          </table:table-cell>
          <table:table-cell table:style-name="ce541" table:formula="of:=IntWgt*[.C32]" office:value-type="float" office:value="3" calcext:value-type="float">
            <text:p>3</text:p>
          </table:table-cell>
          <table:table-cell table:style-name="ce518"/>
          <table:table-cell table:style-name="ce533" table:formula="of:=IntWgt*[.C32]" office:value-type="float" office:value="3" calcext:value-type="float">
            <text:p>3</text:p>
          </table:table-cell>
          <table:table-cell table:style-name="ce518" table:formula="of:=VolWgt*[.B32]" office:value-type="float" office:value="8" calcext:value-type="float">
            <text:p>8</text:p>
          </table:table-cell>
          <table:table-cell table:style-name="ce533"/>
          <table:table-cell table:style-name="ce518" table:formula="of:=VolWgt*[.B32]" office:value-type="float" office:value="8" calcext:value-type="float">
            <text:p>8</text:p>
          </table:table-cell>
          <table:table-cell table:style-name="ce533"/>
          <table:table-cell table:style-name="ce518" table:formula="of:=VolWgt*[.B32]" office:value-type="float" office:value="8" calcext:value-type="float">
            <text:p>8</text:p>
          </table:table-cell>
          <table:table-cell table:style-name="ce533"/>
          <table:table-cell table:style-name="ce518"/>
          <table:table-cell table:style-name="ce533" table:formula="of:=IntWgt*[.C32]" office:value-type="float" office:value="3" calcext:value-type="float">
            <text:p>3</text:p>
          </table:table-cell>
          <table:table-cell table:number-columns-repeated="1003"/>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style-name="ce499"/>
          <table:table-cell table:style-name="ce519" table:formula="of:=VolWgt*[.B33]" office:value-type="float" office:value="4" calcext:value-type="float">
            <text:p>4</text:p>
          </table:table-cell>
          <table:table-cell table:style-name="ce534" table:formula="of:=IntWgt*[.C33]"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33]" office:value-type="float" office:value="4" calcext:value-type="float">
            <text:p>4</text:p>
          </table:table-cell>
          <table:table-cell table:style-name="ce519"/>
          <table:table-cell table:style-name="ce534"/>
          <table:table-cell table:style-name="ce519"/>
          <table:table-cell table:style-name="ce534"/>
          <table:table-cell table:number-columns-repeated="1003"/>
        </table:table-row>
        <table:table-row table:style-name="ro2">
          <table:table-cell table:style-name="ce499"/>
          <table:table-cell table:style-name="ce508" table:number-columns-repeated="2"/>
          <table:table-cell table:style-name="ce499"/>
          <table:table-cell table:style-name="ce520" table:formula="of:=SUM([.E30:.F33])" office:value-type="float" office:value="8" calcext:value-type="float">
            <text:p>8</text:p>
          </table:table-cell>
          <table:table-cell table:style-name="ce508"/>
          <table:table-cell table:style-name="ce520" table:formula="of:=SUM([.G30:.H33])" office:value-type="float" office:value="11" calcext:value-type="float">
            <text:p>11</text:p>
          </table:table-cell>
          <table:table-cell table:style-name="ce508"/>
          <table:table-cell table:style-name="ce520" table:formula="of:=SUM([.I30:.J33])" office:value-type="float" office:value="15" calcext:value-type="float">
            <text:p>15</text:p>
          </table:table-cell>
          <table:table-cell table:style-name="ce508"/>
          <table:table-cell table:style-name="ce520" table:formula="of:=SUM([.K30:.L33])" office:value-type="float" office:value="9" calcext:value-type="float">
            <text:p>9</text:p>
          </table:table-cell>
          <table:table-cell table:style-name="ce508"/>
          <table:table-cell table:style-name="ce520" table:formula="of:=SUM([.M30:.N33])" office:value-type="float" office:value="12" calcext:value-type="float">
            <text:p>12</text:p>
          </table:table-cell>
          <table:table-cell table:style-name="ce508"/>
          <table:table-cell table:style-name="ce520" table:formula="of:=SUM([.O30:.P33])" office:value-type="float" office:value="11" calcext:value-type="float">
            <text:p>11</text:p>
          </table:table-cell>
          <table:table-cell table:style-name="ce508"/>
          <table:table-cell table:style-name="ce520" table:formula="of:=SUM([.Q30:.R33])" office:value-type="float" office:value="19" calcext:value-type="float">
            <text:p>19</text:p>
          </table:table-cell>
          <table:table-cell table:style-name="ce548"/>
          <table:table-cell table:number-columns-repeated="1003"/>
        </table:table-row>
        <table:table-row table:style-name="ro2">
          <table:table-cell table:style-name="ce499"/>
          <table:table-cell table:style-name="ce508" table:number-columns-repeated="2"/>
          <table:table-cell table:style-name="ce499"/>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number-columns-repeated="1003"/>
        </table:table-row>
        <table:table-row table:style-name="ro2">
          <table:table-cell table:style-name="ce500" office:value-type="string" calcext:value-type="string">
            <text:p>Base 1Rest</text:p>
          </table:table-cell>
          <table:table-cell table:style-name="ce508" table:number-columns-repeated="2"/>
          <table:table-cell table:style-name="ce500"/>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number-columns-repeated="1003"/>
        </table:table-row>
        <table:table-row table:style-name="ro2">
          <table:table-cell table:style-name="ce501" office:value-type="string" calcext:value-type="string">
            <text:p>Base 1Rest</text:p>
          </table:table-cell>
          <table:table-cell table:style-name="ce509"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44]"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formula="of:=VolWgt*[.B44]" office:value-type="float" office:value="16" calcext:value-type="float">
            <text:p>16</text:p>
          </table:table-cell>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formula="of:=IntWgt*[.C45]" office:value-type="float" office:value="2" calcext:value-type="float">
            <text:p>2</text:p>
          </table:table-cell>
          <table:table-cell table:style-name="ce517"/>
          <table:table-cell table:style-name="ce532"/>
          <table:table-cell table:style-name="ce517" table:formula="of:=VolWgt*[.B45]" office:value-type="float" office:value="12" calcext:value-type="float">
            <text:p>12</text:p>
          </table:table-cell>
          <table:table-cell table:style-name="ce532"/>
          <table:table-cell table:style-name="ce517"/>
          <table:table-cell table:style-name="ce532" table:formula="of:=IntWgt*[.C45]" office:value-type="float" office:value="2" calcext:value-type="float">
            <text:p>2</text:p>
          </table:table-cell>
          <table:table-cell table:style-name="ce517"/>
          <table:table-cell table:style-name="ce532"/>
          <table:table-cell table:style-name="ce517" table:formula="of:=VolWgt*[.B45]" office:value-type="float" office:value="12" calcext:value-type="float">
            <text:p>12</text:p>
          </table:table-cell>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46]" office:value-type="float" office:value="8" calcext:value-type="float">
            <text:p>8</text:p>
          </table:table-cell>
          <table:table-cell table:style-name="ce541"/>
          <table:table-cell table:style-name="ce518"/>
          <table:table-cell table:style-name="ce533" table:formula="of:=IntWgt*[.C46]" office:value-type="float" office:value="3" calcext:value-type="float">
            <text:p>3</text:p>
          </table:table-cell>
          <table:table-cell table:style-name="ce518"/>
          <table:table-cell table:style-name="ce533" table:formula="of:=IntWgt*[.C46]" office:value-type="float" office:value="3" calcext:value-type="float">
            <text:p>3</text:p>
          </table:table-cell>
          <table:table-cell table:style-name="ce518" table:formula="of:=VolWgt*[.B46]" office:value-type="float" office:value="8" calcext:value-type="float">
            <text:p>8</text:p>
          </table:table-cell>
          <table:table-cell table:style-name="ce533"/>
          <table:table-cell table:style-name="ce518"/>
          <table:table-cell table:style-name="ce533" table:formula="of:=IntWgt*[.C46]" office:value-type="float" office:value="3" calcext:value-type="float">
            <text:p>3</text:p>
          </table:table-cell>
          <table:table-cell table:style-name="ce518"/>
          <table:table-cell table:style-name="ce533"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47]" office:value-type="float" office:value="4" calcext:value-type="float">
            <text:p>4</text:p>
          </table:table-cell>
          <table:table-cell table:style-name="ce534" table:formula="of:=IntWgt*[.C4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44:.F47])" office:value-type="float" office:value="8" calcext:value-type="float">
            <text:p>8</text:p>
          </table:table-cell>
          <table:table-cell table:style-name="ce508"/>
          <table:table-cell table:style-name="ce520" table:formula="of:=SUM([.G44:.H47])" office:value-type="float" office:value="10" calcext:value-type="float">
            <text:p>10</text:p>
          </table:table-cell>
          <table:table-cell table:style-name="ce508"/>
          <table:table-cell table:style-name="ce520" table:formula="of:=SUM([.I44:.J47])" office:value-type="float" office:value="19" calcext:value-type="float">
            <text:p>19</text:p>
          </table:table-cell>
          <table:table-cell table:style-name="ce508"/>
          <table:table-cell table:style-name="ce520" table:formula="of:=SUM([.K44:.L47])" office:value-type="float" office:value="15" calcext:value-type="float">
            <text:p>15</text:p>
          </table:table-cell>
          <table:table-cell table:style-name="ce508"/>
          <table:table-cell table:style-name="ce520" table:formula="of:=SUM([.M44:.N47])" office:value-type="float" office:value="10" calcext:value-type="float">
            <text:p>10</text:p>
          </table:table-cell>
          <table:table-cell table:style-name="ce508"/>
          <table:table-cell table:style-name="ce520" table:formula="of:=SUM([.O44:.P47])" office:value-type="float" office:value="19" calcext:value-type="float">
            <text:p>19</text:p>
          </table:table-cell>
          <table:table-cell table:style-name="ce508"/>
          <table:table-cell table:style-name="ce520" table:formula="of:=SUM([.Q44:.R47])" office:value-type="float" office:value="15" calcext:value-type="float">
            <text:p>15</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2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2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2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3" calcext:value-type="float">
            <text:p>3</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2</text:p>
          </table:table-cell>
          <table:table-cell table:style-name="ce509"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523" office:value-type="string" calcext:value-type="string">
            <text:p>OFF</text:p>
          </table:table-cell>
          <table:table-cell table:style-name="ce523"/>
          <table:table-cell table:style-name="ce523" office:value-type="string" calcext:value-type="string">
            <text:p>E3</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2" office:value-type="string" calcext:value-type="string">
            <text:p>Workouts</text:p>
          </table:table-cell>
          <table:table-cell table:style-name="ce510"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524" office:value-type="string" calcext:value-type="string">
            <text:p>E1</text:p>
          </table:table-cell>
          <table:table-cell table:style-name="ce524"/>
          <table:table-cell table:style-name="ce524" office:value-type="string" calcext:value-type="string">
            <text:p>M1</text:p>
          </table:table-cell>
          <table:table-cell table:style-name="ce524" table:number-columns-repeated="5"/>
          <table:table-cell table:style-name="ce524" office:value-type="string" calcext:value-type="string">
            <text:p>S2</text:p>
          </table:table-cell>
          <table:table-cell table:style-name="ce524" table:number-columns-repeated="3"/>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58]"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58]"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59]"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60]" office:value-type="float" office:value="3" calcext:value-type="float">
            <text:p>3</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60]" office:value-type="float" office:value="8" calcext:value-type="float">
            <text:p>8</text:p>
          </table:table-cell>
          <table:table-cell table:style-name="ce541" table:formula="of:=IntWgt*[.C60]" office:value-type="float" office:value="3" calcext:value-type="float">
            <text:p>3</text:p>
          </table:table-cell>
          <table:table-cell table:style-name="ce518"/>
          <table:table-cell table:style-name="ce533" table:formula="of:=IntWgt*[.C60]" office:value-type="float" office:value="3" calcext:value-type="float">
            <text:p>3</text:p>
          </table:table-cell>
          <table:table-cell table:style-name="ce518" table:formula="of:=VolWgt*[.B60]" office:value-type="float" office:value="8" calcext:value-type="float">
            <text:p>8</text:p>
          </table:table-cell>
          <table:table-cell table:style-name="ce533"/>
          <table:table-cell table:style-name="ce518" table:formula="of:=VolWgt*[.B60]" office:value-type="float" office:value="8" calcext:value-type="float">
            <text:p>8</text:p>
          </table:table-cell>
          <table:table-cell table:style-name="ce533"/>
          <table:table-cell table:style-name="ce518" table:formula="of:=VolWgt*[.B60]" office:value-type="float" office:value="8" calcext:value-type="float">
            <text:p>8</text:p>
          </table:table-cell>
          <table:table-cell table:style-name="ce533"/>
          <table:table-cell table:style-name="ce518"/>
          <table:table-cell table:style-name="ce533"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61]" office:value-type="float" office:value="4" calcext:value-type="float">
            <text:p>4</text:p>
          </table:table-cell>
          <table:table-cell table:style-name="ce534" table:formula="of:=IntWgt*[.C61]"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61]"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58:.F61])" office:value-type="float" office:value="8" calcext:value-type="float">
            <text:p>8</text:p>
          </table:table-cell>
          <table:table-cell table:style-name="ce508"/>
          <table:table-cell table:style-name="ce520" table:formula="of:=SUM([.G58:.H61])" office:value-type="float" office:value="11" calcext:value-type="float">
            <text:p>11</text:p>
          </table:table-cell>
          <table:table-cell table:style-name="ce508"/>
          <table:table-cell table:style-name="ce520" table:formula="of:=SUM([.I58:.J61])" office:value-type="float" office:value="15" calcext:value-type="float">
            <text:p>15</text:p>
          </table:table-cell>
          <table:table-cell table:style-name="ce508"/>
          <table:table-cell table:style-name="ce520" table:formula="of:=SUM([.K58:.L61])" office:value-type="float" office:value="9" calcext:value-type="float">
            <text:p>9</text:p>
          </table:table-cell>
          <table:table-cell table:style-name="ce508"/>
          <table:table-cell table:style-name="ce520" table:formula="of:=SUM([.M58:.N61])" office:value-type="float" office:value="12" calcext:value-type="float">
            <text:p>12</text:p>
          </table:table-cell>
          <table:table-cell table:style-name="ce508"/>
          <table:table-cell table:style-name="ce520" table:formula="of:=SUM([.O58:.P61])" office:value-type="float" office:value="11" calcext:value-type="float">
            <text:p>11</text:p>
          </table:table-cell>
          <table:table-cell table:style-name="ce508"/>
          <table:table-cell table:style-name="ce520" table:formula="of:=SUM([.Q58:.R61])"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2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2Rest</text:p>
          </table:table-cell>
          <table:table-cell table:style-name="ce509"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72]"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table-cell table:style-name="ce531" table:formula="of:=IntWgt*[.C72]" office:value-type="float" office:value="1" calcext:value-type="float">
            <text:p>1</text:p>
          </table:table-cell>
          <table:table-cell table:style-name="ce516" table:formula="of:=VolWgt*[.B72]"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73]" office:value-type="float" office:value="12" calcext:value-type="float">
            <text:p>12</text:p>
          </table:table-cell>
          <table:table-cell table:style-name="ce540" table:formula="of:=IntWgt*[.C73]" office:value-type="float" office:value="2" calcext:value-type="float">
            <text:p>2</text:p>
          </table:table-cell>
          <table:table-cell table:style-name="ce517"/>
          <table:table-cell table:style-name="ce532"/>
          <table:table-cell table:style-name="ce517"/>
          <table:table-cell table:style-name="ce532" table:formula="of:=IntWgt*[.C73]" office:value-type="float" office:value="2" calcext:value-type="float">
            <text:p>2</text:p>
          </table:table-cell>
          <table:table-cell table:style-name="ce517" table:formula="of:=VolWgt*[.B73]"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74]" office:value-type="float" office:value="3" calcext:value-type="float">
            <text:p>3</text:p>
          </table:table-cell>
          <table:table-cell table:style-name="ce518" table:formula="of:=VolWgt*[.B74]" office:value-type="float" office:value="8" calcext:value-type="float">
            <text:p>8</text:p>
          </table:table-cell>
          <table:table-cell table:style-name="ce533"/>
          <table:table-cell table:style-name="ce518"/>
          <table:table-cell table:style-name="ce533" table:formula="of:=IntWgt*[.C74]" office:value-type="float" office:value="3" calcext:value-type="float">
            <text:p>3</text:p>
          </table:table-cell>
          <table:table-cell table:style-name="ce518" table:formula="of:=VolWgt*[.B74]" office:value-type="float" office:value="8" calcext:value-type="float">
            <text:p>8</text:p>
          </table:table-cell>
          <table:table-cell table:style-name="ce533"/>
          <table:table-cell table:style-name="ce518"/>
          <table:table-cell table:style-name="ce533"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75]" office:value-type="float" office:value="4" calcext:value-type="float">
            <text:p>4</text:p>
          </table:table-cell>
          <table:table-cell table:style-name="ce534" table:formula="of:=IntWgt*[.C7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72:.F75])" office:value-type="float" office:value="8" calcext:value-type="float">
            <text:p>8</text:p>
          </table:table-cell>
          <table:table-cell table:style-name="ce508"/>
          <table:table-cell table:style-name="ce520" table:formula="of:=SUM([.G72:.H75])" office:value-type="float" office:value="14" calcext:value-type="float">
            <text:p>14</text:p>
          </table:table-cell>
          <table:table-cell table:style-name="ce508"/>
          <table:table-cell table:style-name="ce520" table:formula="of:=SUM([.I72:.J75])" office:value-type="float" office:value="19" calcext:value-type="float">
            <text:p>19</text:p>
          </table:table-cell>
          <table:table-cell table:style-name="ce508"/>
          <table:table-cell table:style-name="ce520" table:formula="of:=SUM([.K72:.L75])" office:value-type="float" office:value="10" calcext:value-type="float">
            <text:p>10</text:p>
          </table:table-cell>
          <table:table-cell table:style-name="ce508"/>
          <table:table-cell table:style-name="ce520" table:formula="of:=SUM([.M72:.N75])" office:value-type="float" office:value="15" calcext:value-type="float">
            <text:p>15</text:p>
          </table:table-cell>
          <table:table-cell table:style-name="ce508"/>
          <table:table-cell table:style-name="ce520" table:formula="of:=SUM([.O72:.P75])" office:value-type="float" office:value="9" calcext:value-type="float">
            <text:p>9</text:p>
          </table:table-cell>
          <table:table-cell table:style-name="ce508"/>
          <table:table-cell table:style-name="ce520" table:formula="of:=SUM([.Q72:.R75])"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ase 3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3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ase 3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6" calcext:value-type="float">
            <text:p>6</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3</text:p>
          </table:table-cell>
          <table:table-cell table:style-name="ce509"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523" office:value-type="string" calcext:value-type="string">
            <text:p>OFF</text:p>
          </table:table-cell>
          <table:table-cell table:style-name="ce523"/>
          <table:table-cell table:style-name="ce523" office:value-type="string" calcext:value-type="string">
            <text:p>M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3</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P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527" office:value-type="string" calcext:value-type="string">
            <text:p>E1</text:p>
          </table:table-cell>
          <table:table-cell table:style-name="ce527"/>
          <table:table-cell table:style-name="ce527" office:value-type="string" calcext:value-type="string">
            <text:p>M2</text:p>
          </table:table-cell>
          <table:table-cell table:style-name="ce527" table:number-columns-repeated="3"/>
          <table:table-cell table:style-name="ce527" office:value-type="string" calcext:value-type="string">
            <text:p>S1</text:p>
          </table:table-cell>
          <table:table-cell table:style-name="ce527" table:number-columns-repeated="3"/>
          <table:table-cell table:style-name="ce527" office:value-type="string" calcext:value-type="string">
            <text:p>P2</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88]" office:value-type="float" office:value="1" calcext:value-type="float">
            <text:p>1</text:p>
          </table:table-cell>
          <table:table-cell table:style-name="ce516"/>
          <table:table-cell table:style-name="ce531"/>
          <table:table-cell table:style-name="ce516"/>
          <table:table-cell table:style-name="ce531"/>
          <table:table-cell table:style-name="ce516" table:formula="of:=VolWgt*[.B88]"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89]"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formula="of:=IntWgt*[.C90]" office:value-type="float" office:value="3" calcext:value-type="float">
            <text:p>3</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90]" office:value-type="float" office:value="8" calcext:value-type="float">
            <text:p>8</text:p>
          </table:table-cell>
          <table:table-cell table:style-name="ce541" table:formula="of:=IntWgt*[.C90]" office:value-type="float" office:value="3" calcext:value-type="float">
            <text:p>3</text:p>
          </table:table-cell>
          <table:table-cell table:style-name="ce518"/>
          <table:table-cell table:style-name="ce533" table:formula="of:=IntWgt*[.C90]" office:value-type="float" office:value="3" calcext:value-type="float">
            <text:p>3</text:p>
          </table:table-cell>
          <table:table-cell table:style-name="ce518" table:formula="of:=VolWgt*[.B90]" office:value-type="float" office:value="8" calcext:value-type="float">
            <text:p>8</text:p>
          </table:table-cell>
          <table:table-cell table:style-name="ce533"/>
          <table:table-cell table:style-name="ce518" table:formula="of:=VolWgt*[.B90]" office:value-type="float" office:value="8" calcext:value-type="float">
            <text:p>8</text:p>
          </table:table-cell>
          <table:table-cell table:style-name="ce533"/>
          <table:table-cell table:style-name="ce518" table:formula="of:=VolWgt*[.B90]" office:value-type="float" office:value="8" calcext:value-type="float">
            <text:p>8</text:p>
          </table:table-cell>
          <table:table-cell table:style-name="ce533"/>
          <table:table-cell table:style-name="ce518"/>
          <table:table-cell table:style-name="ce533"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91]" office:value-type="float" office:value="4" calcext:value-type="float">
            <text:p>4</text:p>
          </table:table-cell>
          <table:table-cell table:style-name="ce534" table:formula="of:=IntWgt*[.C91]"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91]"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88:.F91])" office:value-type="float" office:value="8" calcext:value-type="float">
            <text:p>8</text:p>
          </table:table-cell>
          <table:table-cell table:style-name="ce508"/>
          <table:table-cell table:style-name="ce520" table:formula="of:=SUM([.G88:.H91])" office:value-type="float" office:value="11" calcext:value-type="float">
            <text:p>11</text:p>
          </table:table-cell>
          <table:table-cell table:style-name="ce508"/>
          <table:table-cell table:style-name="ce520" table:formula="of:=SUM([.I88:.J91])" office:value-type="float" office:value="15" calcext:value-type="float">
            <text:p>15</text:p>
          </table:table-cell>
          <table:table-cell table:style-name="ce508"/>
          <table:table-cell table:style-name="ce520" table:formula="of:=SUM([.K88:.L91])" office:value-type="float" office:value="9" calcext:value-type="float">
            <text:p>9</text:p>
          </table:table-cell>
          <table:table-cell table:style-name="ce508"/>
          <table:table-cell table:style-name="ce520" table:formula="of:=SUM([.M88:.N91])" office:value-type="float" office:value="12" calcext:value-type="float">
            <text:p>12</text:p>
          </table:table-cell>
          <table:table-cell table:style-name="ce508"/>
          <table:table-cell table:style-name="ce520" table:formula="of:=SUM([.O88:.P91])" office:value-type="float" office:value="11" calcext:value-type="float">
            <text:p>11</text:p>
          </table:table-cell>
          <table:table-cell table:style-name="ce508"/>
          <table:table-cell table:style-name="ce520" table:formula="of:=SUM([.Q88:.R91])"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table:formula="of:=[$AnnualHrs.A14]" office:value-type="string" office:string-value="Base 3Rest" calcext:value-type="string">
            <text:p>Base 3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5" calcext:value-type="float">
            <text:p>5</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ase 3Rest</text:p>
          </table:table-cell>
          <table:table-cell table:style-name="ce509"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1</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102]" office:value-type="float" office:value="16" calcext:value-type="float">
            <text:p>16</text:p>
          </table:table-cell>
          <table:table-cell table:style-name="ce531"/>
          <table:table-cell table:style-name="ce516"/>
          <table:table-cell table:style-name="ce531" table:formula="of:=IntWgt*[.C102]" office:value-type="float" office:value="1" calcext:value-type="float">
            <text:p>1</text:p>
          </table:table-cell>
          <table:table-cell table:style-name="ce516"/>
          <table:table-cell table:style-name="ce531"/>
          <table:table-cell table:style-name="ce516"/>
          <table:table-cell table:style-name="ce531" table:formula="of:=IntWgt*[.C102]" office:value-type="float" office:value="1" calcext:value-type="float">
            <text:p>1</text:p>
          </table:table-cell>
          <table:table-cell table:style-name="ce516" table:formula="of:=VolWgt*[.B102]"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03]" office:value-type="float" office:value="12" calcext:value-type="float">
            <text:p>12</text:p>
          </table:table-cell>
          <table:table-cell table:style-name="ce540" table:formula="of:=IntWgt*[.C103]"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formula="of:=VolWgt*[.B103]" office:value-type="float" office:value="12" calcext:value-type="float">
            <text:p>12</text:p>
          </table:table-cell>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104]" office:value-type="float" office:value="3" calcext:value-type="float">
            <text:p>3</text:p>
          </table:table-cell>
          <table:table-cell table:style-name="ce518" table:formula="of:=VolWgt*[.B104]" office:value-type="float" office:value="8" calcext:value-type="float">
            <text:p>8</text:p>
          </table:table-cell>
          <table:table-cell table:style-name="ce533"/>
          <table:table-cell table:style-name="ce518" table:formula="of:=VolWgt*[.B104]" office:value-type="float" office:value="8" calcext:value-type="float">
            <text:p>8</text:p>
          </table:table-cell>
          <table:table-cell table:style-name="ce533" table:formula="of:=IntWgt*[.C104]" office:value-type="float" office:value="3" calcext:value-type="float">
            <text:p>3</text:p>
          </table:table-cell>
          <table:table-cell table:style-name="ce518"/>
          <table:table-cell table:style-name="ce533"/>
          <table:table-cell table:style-name="ce518"/>
          <table:table-cell table:style-name="ce533"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05]" office:value-type="float" office:value="4" calcext:value-type="float">
            <text:p>4</text:p>
          </table:table-cell>
          <table:table-cell table:style-name="ce534" table:formula="of:=IntWgt*[.C10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02:.F105])" office:value-type="float" office:value="8" calcext:value-type="float">
            <text:p>8</text:p>
          </table:table-cell>
          <table:table-cell table:style-name="ce508"/>
          <table:table-cell table:style-name="ce520" table:formula="of:=SUM([.G102:.H105])" office:value-type="float" office:value="14" calcext:value-type="float">
            <text:p>14</text:p>
          </table:table-cell>
          <table:table-cell table:style-name="ce508"/>
          <table:table-cell table:style-name="ce520" table:formula="of:=SUM([.I102:.J105])" office:value-type="float" office:value="19" calcext:value-type="float">
            <text:p>19</text:p>
          </table:table-cell>
          <table:table-cell table:style-name="ce508"/>
          <table:table-cell table:style-name="ce520" table:formula="of:=SUM([.K102:.L105])" office:value-type="float" office:value="9" calcext:value-type="float">
            <text:p>9</text:p>
          </table:table-cell>
          <table:table-cell table:style-name="ce508"/>
          <table:table-cell table:style-name="ce520" table:formula="of:=SUM([.M102:.N105])" office:value-type="float" office:value="11" calcext:value-type="float">
            <text:p>11</text:p>
          </table:table-cell>
          <table:table-cell table:style-name="ce508"/>
          <table:table-cell table:style-name="ce520" table:formula="of:=SUM([.O102:.P105])" office:value-type="float" office:value="13" calcext:value-type="float">
            <text:p>13</text:p>
          </table:table-cell>
          <table:table-cell table:style-name="ce508"/>
          <table:table-cell table:style-name="ce520" table:formula="of:=SUM([.Q102:.R105])"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1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1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1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1</text:p>
          </table:table-cell>
          <table:table-cell table:style-name="ce509"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523" office:value-type="string" calcext:value-type="string">
            <text:p>OFF</text:p>
          </table:table-cell>
          <table:table-cell table:style-name="ce523"/>
          <table:table-cell table:style-name="ce523" office:value-type="string" calcext:value-type="string">
            <text:p>M2</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P1</text:p>
          </table:table-cell>
          <table:table-cell table:style-name="ce523"/>
          <table:table-cell table:style-name="ce523" office:value-type="string" calcext:value-type="string">
            <text:p>S3</text:p>
          </table:table-cell>
          <table:table-cell table:style-name="ce523"/>
          <table:table-cell table:style-name="ce523" office:value-type="string" calcext:value-type="string">
            <text:p>CRIT</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527" office:value-type="string" calcext:value-type="string">
            <text:p>E1</text:p>
          </table:table-cell>
          <table:table-cell table:style-name="ce527"/>
          <table:table-cell table:style-name="ce527" office:value-type="string" calcext:value-type="string">
            <text:p>M3</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S6</text:p>
          </table:table-cell>
          <table:table-cell table:style-name="ce527"/>
          <table:table-cell table:style-name="ce527" office:value-type="string" calcext:value-type="string">
            <text:p>S5</text:p>
          </table:table-cell>
          <table:table-cell table:style-name="ce527"/>
          <table:table-cell table:style-name="ce527" office:value-type="string" calcext:value-type="string">
            <text:p>M4</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527" office:value-type="string" calcext:value-type="string">
            <text:p>S4</text:p>
          </table:table-cell>
          <table:table-cell table:style-name="ce527"/>
          <table:table-cell table:style-name="ce527" office:value-type="string" calcext:value-type="string">
            <text:p>F2</text:p>
          </table:table-cell>
          <table:table-cell table:style-name="ce527" table:number-columns-repeated="3"/>
          <table:table-cell table:style-name="ce527" office:value-type="string" calcext:value-type="string">
            <text:p>A1</text:p>
          </table:table-cell>
          <table:table-cell table:style-name="ce527" table:number-columns-repeated="3"/>
          <table:table-cell table:style-name="ce527" office:value-type="string" calcext:value-type="string">
            <text:p>A1</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527" table:number-columns-repeated="2"/>
          <table:table-cell table:style-name="ce527" office:value-type="string" calcext:value-type="string">
            <text:p>F3</text:p>
          </table:table-cell>
          <table:table-cell table:style-name="ce527" table:number-columns-repeated="3"/>
          <table:table-cell table:style-name="ce527" office:value-type="string" calcext:value-type="string">
            <text:p>A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524" table:number-columns-repeated="6"/>
          <table:table-cell table:style-name="ce524" office:value-type="string" calcext:value-type="string">
            <text:p>A3</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119]" office:value-type="float" office:value="1" calcext:value-type="float">
            <text:p>1</text:p>
          </table:table-cell>
          <table:table-cell table:style-name="ce516"/>
          <table:table-cell table:style-name="ce531"/>
          <table:table-cell table:style-name="ce516"/>
          <table:table-cell table:style-name="ce531" table:formula="of:=IntWgt*[.C119]" office:value-type="float" office:value="1" calcext:value-type="float">
            <text:p>1</text:p>
          </table:table-cell>
          <table:table-cell table:style-name="ce516" table:formula="of:=VolWgt*[.B119]"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120]"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21]" office:value-type="float" office:value="8" calcext:value-type="float">
            <text:p>8</text:p>
          </table:table-cell>
          <table:table-cell table:style-name="ce541" table:formula="of:=IntWgt*[.C121]" office:value-type="float" office:value="3" calcext:value-type="float">
            <text:p>3</text:p>
          </table:table-cell>
          <table:table-cell table:style-name="ce518"/>
          <table:table-cell table:style-name="ce533" table:formula="of:=IntWgt*[.C121]" office:value-type="float" office:value="3" calcext:value-type="float">
            <text:p>3</text:p>
          </table:table-cell>
          <table:table-cell table:style-name="ce518" table:formula="of:=VolWgt*[.B121]" office:value-type="float" office:value="8" calcext:value-type="float">
            <text:p>8</text:p>
          </table:table-cell>
          <table:table-cell table:style-name="ce533"/>
          <table:table-cell table:style-name="ce518" table:formula="of:=VolWgt*[.B121]" office:value-type="float" office:value="8" calcext:value-type="float">
            <text:p>8</text:p>
          </table:table-cell>
          <table:table-cell table:style-name="ce533"/>
          <table:table-cell table:style-name="ce518" table:formula="of:=VolWgt*[.B121]" office:value-type="float" office:value="8" calcext:value-type="float">
            <text:p>8</text:p>
          </table:table-cell>
          <table:table-cell table:style-name="ce533"/>
          <table:table-cell table:style-name="ce518"/>
          <table:table-cell table:style-name="ce533"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22]" office:value-type="float" office:value="4" calcext:value-type="float">
            <text:p>4</text:p>
          </table:table-cell>
          <table:table-cell table:style-name="ce534" table:formula="of:=IntWgt*[.C122]"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122]"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19:.F122])" office:value-type="float" office:value="8" calcext:value-type="float">
            <text:p>8</text:p>
          </table:table-cell>
          <table:table-cell table:style-name="ce508"/>
          <table:table-cell table:style-name="ce520" table:formula="of:=SUM([.G119:.H122])" office:value-type="float" office:value="11" calcext:value-type="float">
            <text:p>11</text:p>
          </table:table-cell>
          <table:table-cell table:style-name="ce508"/>
          <table:table-cell table:style-name="ce520" table:formula="of:=SUM([.I119:.J122])" office:value-type="float" office:value="15" calcext:value-type="float">
            <text:p>15</text:p>
          </table:table-cell>
          <table:table-cell table:style-name="ce508"/>
          <table:table-cell table:style-name="ce520" table:formula="of:=SUM([.K119:.L122])" office:value-type="float" office:value="9" calcext:value-type="float">
            <text:p>9</text:p>
          </table:table-cell>
          <table:table-cell table:style-name="ce508"/>
          <table:table-cell table:style-name="ce520" table:formula="of:=SUM([.M119:.N122])" office:value-type="float" office:value="12" calcext:value-type="float">
            <text:p>12</text:p>
          </table:table-cell>
          <table:table-cell table:style-name="ce508"/>
          <table:table-cell table:style-name="ce520" table:formula="of:=SUM([.O119:.P122])" office:value-type="float" office:value="9" calcext:value-type="float">
            <text:p>9</text:p>
          </table:table-cell>
          <table:table-cell table:style-name="ce508"/>
          <table:table-cell table:style-name="ce520" table:formula="of:=SUM([.Q119:.R122])"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1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1Rest</text:p>
          </table:table-cell>
          <table:table-cell table:style-name="ce509"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formula="of:=IntWgt*[.C133]" office:value-type="float" office:value="1" calcext:value-type="float">
            <text:p>1</text:p>
          </table:table-cell>
          <table:table-cell table:style-name="ce516" table:formula="of:=VolWgt*[.B133]" office:value-type="float" office:value="16" calcext:value-type="float">
            <text:p>16</text:p>
          </table:table-cell>
          <table:table-cell table:style-name="ce531"/>
          <table:table-cell table:style-name="ce516"/>
          <table:table-cell table:style-name="ce531" table:formula="of:=IntWgt*[.C133]" office:value-type="float" office:value="1" calcext:value-type="float">
            <text:p>1</text:p>
          </table:table-cell>
          <table:table-cell table:style-name="ce516"/>
          <table:table-cell table:style-name="ce531"/>
          <table:table-cell table:style-name="ce516" table:formula="of:=VolWgt*[.B133]" office:value-type="float" office:value="16" calcext:value-type="float">
            <text:p>16</text:p>
          </table:table-cell>
          <table:table-cell table:style-name="ce531" table:formula="of:=IntWgt*[.C133]" office:value-type="float" office:value="1" calcext:value-type="float">
            <text:p>1</text:p>
          </table:table-cell>
          <table:table-cell table:style-name="ce516" table:formula="of:=VolWgt*[.B133]"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35]" office:value-type="float" office:value="8" calcext:value-type="float">
            <text:p>8</text:p>
          </table:table-cell>
          <table:table-cell table:style-name="ce541"/>
          <table:table-cell table:style-name="ce518"/>
          <table:table-cell table:style-name="ce533" table:formula="of:=IntWgt*[.C135]" office:value-type="float" office:value="3" calcext:value-type="float">
            <text:p>3</text:p>
          </table:table-cell>
          <table:table-cell table:style-name="ce518" table:formula="of:=VolWgt*[.B135]" office:value-type="float" office:value="8" calcext:value-type="float">
            <text:p>8</text:p>
          </table:table-cell>
          <table:table-cell table:style-name="ce533"/>
          <table:table-cell table:style-name="ce518" table:formula="of:=VolWgt*[.B135]" office:value-type="float" office:value="8" calcext:value-type="float">
            <text:p>8</text:p>
          </table:table-cell>
          <table:table-cell table:style-name="ce533" table:formula="of:=IntWgt*[.C135]" office:value-type="float" office:value="3" calcext:value-type="float">
            <text:p>3</text:p>
          </table:table-cell>
          <table:table-cell table:style-name="ce518"/>
          <table:table-cell table:style-name="ce533"/>
          <table:table-cell table:style-name="ce518"/>
          <table:table-cell table:style-name="ce533"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36]" office:value-type="float" office:value="4" calcext:value-type="float">
            <text:p>4</text:p>
          </table:table-cell>
          <table:table-cell table:style-name="ce534" table:formula="of:=IntWgt*[.C136]"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33:.F136])" office:value-type="float" office:value="8" calcext:value-type="float">
            <text:p>8</text:p>
          </table:table-cell>
          <table:table-cell table:style-name="ce508"/>
          <table:table-cell table:style-name="ce520" table:formula="of:=SUM([.G133:.H136])" office:value-type="float" office:value="9" calcext:value-type="float">
            <text:p>9</text:p>
          </table:table-cell>
          <table:table-cell table:style-name="ce508"/>
          <table:table-cell table:style-name="ce520" table:formula="of:=SUM([.I133:.J136])" office:value-type="float" office:value="19" calcext:value-type="float">
            <text:p>19</text:p>
          </table:table-cell>
          <table:table-cell table:style-name="ce508"/>
          <table:table-cell table:style-name="ce520" table:formula="of:=SUM([.K133:.L136])" office:value-type="float" office:value="9" calcext:value-type="float">
            <text:p>9</text:p>
          </table:table-cell>
          <table:table-cell table:style-name="ce508"/>
          <table:table-cell table:style-name="ce520" table:formula="of:=SUM([.M133:.N136])" office:value-type="float" office:value="11" calcext:value-type="float">
            <text:p>11</text:p>
          </table:table-cell>
          <table:table-cell table:style-name="ce508"/>
          <table:table-cell table:style-name="ce520" table:formula="of:=SUM([.O133:.P136])" office:value-type="float" office:value="17" calcext:value-type="float">
            <text:p>17</text:p>
          </table:table-cell>
          <table:table-cell table:style-name="ce508"/>
          <table:table-cell table:style-name="ce520" table:formula="of:=SUM([.Q133:.R136])"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2Wk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2Wk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Build 2Wk3</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6" calcext:value-type="float">
            <text:p>6</text:p>
          </table:table-cell>
          <table:table-cell table:style-name="ce521"/>
          <table:table-cell table:style-name="ce526" office:value-type="float" office:value="2" calcext:value-type="float">
            <text:p>2</text:p>
          </table:table-cell>
          <table:table-cell table:style-name="ce521"/>
          <table:table-cell table:style-name="ce526" office:value-type="float" office:value="5" calcext:value-type="float">
            <text:p>5</text:p>
          </table:table-cell>
          <table:table-cell table:style-name="ce508"/>
          <table:table-cell table:style-name="ce526" office:value-type="float" office:value="4" calcext:value-type="float">
            <text:p>4</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2</text:p>
          </table:table-cell>
          <table:table-cell table:style-name="ce509"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523" office:value-type="string" calcext:value-type="string">
            <text:p>OFF</text:p>
          </table:table-cell>
          <table:table-cell table:style-name="ce523"/>
          <table:table-cell table:style-name="ce523" office:value-type="string" calcext:value-type="string">
            <text:p>M2</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S3</text:p>
          </table:table-cell>
          <table:table-cell table:style-name="ce523"/>
          <table:table-cell table:style-name="ce523" office:value-type="string" calcext:value-type="string">
            <text:p>RR</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527" office:value-type="string" calcext:value-type="string">
            <text:p>E1</text:p>
          </table:table-cell>
          <table:table-cell table:style-name="ce527"/>
          <table:table-cell table:style-name="ce527" office:value-type="string" calcext:value-type="string">
            <text:p>M3</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A1</text:p>
          </table:table-cell>
          <table:table-cell table:style-name="ce527"/>
          <table:table-cell table:style-name="ce527" office:value-type="string" calcext:value-type="string">
            <text:p>S5</text:p>
          </table:table-cell>
          <table:table-cell table:style-name="ce527"/>
          <table:table-cell table:style-name="ce527" office:value-type="string" calcext:value-type="string">
            <text:p>M7</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527" office:value-type="string" calcext:value-type="string">
            <text:p>S4</text:p>
          </table:table-cell>
          <table:table-cell table:style-name="ce527"/>
          <table:table-cell table:style-name="ce527" office:value-type="string" calcext:value-type="string">
            <text:p>M4</text:p>
          </table:table-cell>
          <table:table-cell table:style-name="ce527" table:number-columns-repeated="3"/>
          <table:table-cell table:style-name="ce527" office:value-type="string" calcext:value-type="string">
            <text:p>A2</text:p>
          </table:table-cell>
          <table:table-cell table:style-name="ce527" table:number-columns-repeated="3"/>
          <table:table-cell table:style-name="ce527" office:value-type="string" calcext:value-type="string">
            <text:p>A1</text:p>
          </table:table-cell>
          <table:table-cell table:style-name="ce52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527" table:number-columns-repeated="2"/>
          <table:table-cell table:style-name="ce527" office:value-type="string" calcext:value-type="string">
            <text:p>M5</text:p>
          </table:table-cell>
          <table:table-cell table:style-name="ce527" table:number-columns-repeated="3"/>
          <table:table-cell table:style-name="ce527" office:value-type="string" calcext:value-type="string">
            <text:p>A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527" table:number-columns-repeated="2"/>
          <table:table-cell table:style-name="ce527" office:value-type="string" calcext:value-type="string">
            <text:p>M6</text:p>
          </table:table-cell>
          <table:table-cell table:style-name="ce527" table:number-columns-repeated="3"/>
          <table:table-cell table:style-name="ce527" office:value-type="string" calcext:value-type="string">
            <text:p>A4</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527" table:number-columns-repeated="2"/>
          <table:table-cell table:style-name="ce527" office:value-type="string" calcext:value-type="string">
            <text:p>F3</text:p>
          </table:table-cell>
          <table:table-cell table:style-name="ce527" table:number-columns-repeated="3"/>
          <table:table-cell table:style-name="ce527" office:value-type="string" calcext:value-type="string">
            <text:p>A5</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527" table:number-columns-repeated="6"/>
          <table:table-cell table:style-name="ce527" office:value-type="string" calcext:value-type="string">
            <text:p>A6</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527" table:number-columns-repeated="6"/>
          <table:table-cell table:style-name="ce527" office:value-type="string" calcext:value-type="string">
            <text:p>P1</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527" table:number-columns-repeated="6"/>
          <table:table-cell table:style-name="ce527" office:value-type="string" calcext:value-type="string">
            <text:p>P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524" table:number-columns-repeated="6"/>
          <table:table-cell table:style-name="ce524" office:value-type="string" calcext:value-type="string">
            <text:p>P3</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formula="of:=IntWgt*[.C155]" office:value-type="float" office:value="1" calcext:value-type="float">
            <text:p>1</text:p>
          </table:table-cell>
          <table:table-cell table:style-name="ce516"/>
          <table:table-cell table:style-name="ce531"/>
          <table:table-cell table:style-name="ce516"/>
          <table:table-cell table:style-name="ce531" table:formula="of:=IntWgt*[.C155]" office:value-type="float" office:value="1" calcext:value-type="float">
            <text:p>1</text:p>
          </table:table-cell>
          <table:table-cell table:style-name="ce516" table:formula="of:=VolWgt*[.B155]"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156]"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157]" office:value-type="float" office:value="8" calcext:value-type="float">
            <text:p>8</text:p>
          </table:table-cell>
          <table:table-cell table:style-name="ce541" table:formula="of:=IntWgt*[.C157]" office:value-type="float" office:value="3" calcext:value-type="float">
            <text:p>3</text:p>
          </table:table-cell>
          <table:table-cell table:style-name="ce518"/>
          <table:table-cell table:style-name="ce533" table:formula="of:=IntWgt*[.C157]" office:value-type="float" office:value="3" calcext:value-type="float">
            <text:p>3</text:p>
          </table:table-cell>
          <table:table-cell table:style-name="ce518" table:formula="of:=VolWgt*[.B157]" office:value-type="float" office:value="8" calcext:value-type="float">
            <text:p>8</text:p>
          </table:table-cell>
          <table:table-cell table:style-name="ce533"/>
          <table:table-cell table:style-name="ce518" table:formula="of:=VolWgt*[.B157]" office:value-type="float" office:value="8" calcext:value-type="float">
            <text:p>8</text:p>
          </table:table-cell>
          <table:table-cell table:style-name="ce533"/>
          <table:table-cell table:style-name="ce518" table:formula="of:=VolWgt*[.B157]" office:value-type="float" office:value="8" calcext:value-type="float">
            <text:p>8</text:p>
          </table:table-cell>
          <table:table-cell table:style-name="ce533"/>
          <table:table-cell table:style-name="ce518"/>
          <table:table-cell table:style-name="ce533"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58]" office:value-type="float" office:value="4" calcext:value-type="float">
            <text:p>4</text:p>
          </table:table-cell>
          <table:table-cell table:style-name="ce534" table:formula="of:=IntWgt*[.C158]"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formula="of:=IntWgt*[.C158]" office:value-type="float" office:value="4" calcext:value-type="float">
            <text:p>4</text:p>
          </table:table-cell>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55:.F158])" office:value-type="float" office:value="8" calcext:value-type="float">
            <text:p>8</text:p>
          </table:table-cell>
          <table:table-cell table:style-name="ce508"/>
          <table:table-cell table:style-name="ce520" table:formula="of:=SUM([.G155:.H158])" office:value-type="float" office:value="11" calcext:value-type="float">
            <text:p>11</text:p>
          </table:table-cell>
          <table:table-cell table:style-name="ce508"/>
          <table:table-cell table:style-name="ce520" table:formula="of:=SUM([.I155:.J158])" office:value-type="float" office:value="15" calcext:value-type="float">
            <text:p>15</text:p>
          </table:table-cell>
          <table:table-cell table:style-name="ce508"/>
          <table:table-cell table:style-name="ce520" table:formula="of:=SUM([.K155:.L158])" office:value-type="float" office:value="9" calcext:value-type="float">
            <text:p>9</text:p>
          </table:table-cell>
          <table:table-cell table:style-name="ce508"/>
          <table:table-cell table:style-name="ce520" table:formula="of:=SUM([.M155:.N158])" office:value-type="float" office:value="12" calcext:value-type="float">
            <text:p>12</text:p>
          </table:table-cell>
          <table:table-cell table:style-name="ce508"/>
          <table:table-cell table:style-name="ce520" table:formula="of:=SUM([.O155:.P158])" office:value-type="float" office:value="9" calcext:value-type="float">
            <text:p>9</text:p>
          </table:table-cell>
          <table:table-cell table:style-name="ce508"/>
          <table:table-cell table:style-name="ce520" table:formula="of:=SUM([.Q155:.R158])"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Build 2Res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3" calcext:value-type="float">
            <text:p>3</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Build 2Rest</text:p>
          </table:table-cell>
          <table:table-cell table:style-name="ce509"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T2</text:p>
          </table:table-cell>
          <table:table-cell table:style-name="ce523"/>
          <table:table-cell table:style-name="ce545" office:value-type="string" calcext:value-type="string">
            <text:p>E2</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527" office:value-type="string" calcext:value-type="string">
            <text:p>E1</text:p>
          </table:table-cell>
          <table:table-cell table:style-name="ce527" table:number-columns-repeated="5"/>
          <table:table-cell table:style-name="ce527" office:value-type="string" calcext:value-type="string">
            <text:p>S2</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527" office:value-type="string" calcext:value-type="string">
            <text:p>S4</text:p>
          </table:table-cell>
          <table:table-cell table:style-name="ce527" table:number-columns-repeated="5"/>
          <table:table-cell table:style-name="ce527" office:value-type="string" calcext:value-type="string">
            <text:p>S3</text:p>
          </table:table-cell>
          <table:table-cell table:style-name="ce527" table:number-columns-repeated="5"/>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524" table:number-columns-repeated="6"/>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169]" office:value-type="float" office:value="1" calcext:value-type="float">
            <text:p>1</text:p>
          </table:table-cell>
          <table:table-cell table:style-name="ce516" table:formula="of:=VolWgt*[.B169]" office:value-type="float" office:value="16" calcext:value-type="float">
            <text:p>16</text:p>
          </table:table-cell>
          <table:table-cell table:style-name="ce531"/>
          <table:table-cell table:style-name="ce516"/>
          <table:table-cell table:style-name="ce531"/>
          <table:table-cell table:style-name="ce516"/>
          <table:table-cell table:style-name="ce531"/>
          <table:table-cell table:style-name="ce516"/>
          <table:table-cell table:style-name="ce531"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70]" office:value-type="float" office:value="12" calcext:value-type="float">
            <text:p>12</text:p>
          </table:table-cell>
          <table:table-cell table:style-name="ce540"/>
          <table:table-cell table:style-name="ce517"/>
          <table:table-cell table:style-name="ce532"/>
          <table:table-cell table:style-name="ce517"/>
          <table:table-cell table:style-name="ce532"/>
          <table:table-cell table:style-name="ce517"/>
          <table:table-cell table:style-name="ce532"/>
          <table:table-cell table:style-name="ce517" table:formula="of:=VolWgt*[.B170]" office:value-type="float" office:value="12" calcext:value-type="float">
            <text:p>12</text:p>
          </table:table-cell>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table-cell table:style-name="ce518"/>
          <table:table-cell table:style-name="ce533"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formula="of:=IntWgt*[.C171]" office:value-type="float" office:value="3" calcext:value-type="float">
            <text:p>3</text:p>
          </table:table-cell>
          <table:table-cell table:style-name="ce518"/>
          <table:table-cell table:style-name="ce533" table:formula="of:=IntWgt*[.C171]" office:value-type="float" office:value="3" calcext:value-type="float">
            <text:p>3</text:p>
          </table:table-cell>
          <table:table-cell table:style-name="ce518" table:formula="of:=VolWgt*[.B171]" office:value-type="float" office:value="8" calcext:value-type="float">
            <text:p>8</text:p>
          </table:table-cell>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72]" office:value-type="float" office:value="4" calcext:value-type="float">
            <text:p>4</text:p>
          </table:table-cell>
          <table:table-cell table:style-name="ce534" table:formula="of:=IntWgt*[.C172]"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69:.F172])" office:value-type="float" office:value="8" calcext:value-type="float">
            <text:p>8</text:p>
          </table:table-cell>
          <table:table-cell table:style-name="ce508"/>
          <table:table-cell table:style-name="ce520" table:formula="of:=SUM([.G169:.H172])" office:value-type="float" office:value="15" calcext:value-type="float">
            <text:p>15</text:p>
          </table:table-cell>
          <table:table-cell table:style-name="ce508"/>
          <table:table-cell table:style-name="ce520" table:formula="of:=SUM([.I169:.J172])" office:value-type="float" office:value="9" calcext:value-type="float">
            <text:p>9</text:p>
          </table:table-cell>
          <table:table-cell table:style-name="ce508"/>
          <table:table-cell table:style-name="ce520" table:formula="of:=SUM([.K169:.L172])" office:value-type="float" office:value="19" calcext:value-type="float">
            <text:p>19</text:p>
          </table:table-cell>
          <table:table-cell table:style-name="ce508"/>
          <table:table-cell table:style-name="ce520" table:formula="of:=SUM([.M169:.N172])" office:value-type="float" office:value="11" calcext:value-type="float">
            <text:p>11</text:p>
          </table:table-cell>
          <table:table-cell table:style-name="ce508"/>
          <table:table-cell table:style-name="ce520" table:formula="of:=SUM([.O169:.P172])" office:value-type="float" office:value="15" calcext:value-type="float">
            <text:p>15</text:p>
          </table:table-cell>
          <table:table-cell table:style-name="ce508"/>
          <table:table-cell table:style-name="ce520" table:formula="of:=SUM([.Q169:.R172])" office:value-type="float" office:value="9" calcext:value-type="float">
            <text:p>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Peak 1</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1" calcext:value-type="float">
            <text:p>1</text:p>
          </table:table-cell>
          <table:table-cell table:style-name="ce508"/>
          <table:table-cell table:style-name="ce526" office:value-type="float" office:value="4" calcext:value-type="float">
            <text:p>4</text:p>
          </table:table-cell>
          <table:table-cell table:style-name="ce508"/>
          <table:table-cell table:style-name="ce526" office:value-type="float" office:value="2" calcext:value-type="float">
            <text:p>2</text:p>
          </table:table-cell>
          <table:table-cell table:style-name="ce508"/>
          <table:table-cell table:style-name="ce526" office:value-type="float" office:value="5" calcext:value-type="float">
            <text:p>5</text:p>
          </table:table-cell>
          <table:table-cell table:style-name="ce548"/>
          <table:table-cell/>
          <table:table-cell table:style-name="Default"/>
          <table:table-cell table:number-columns-repeated="1001"/>
        </table:table-row>
        <table:table-row table:style-name="ro2">
          <table:table-cell table:style-name="ce500" office:value-type="string" calcext:value-type="string">
            <text:p>Peak 2</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1" calcext:value-type="float">
            <text:p>1</text:p>
          </table:table-cell>
          <table:table-cell table:style-name="ce508"/>
          <table:table-cell table:style-name="ce526" office:value-type="float" office:value="4" calcext:value-type="float">
            <text:p>4</text:p>
          </table:table-cell>
          <table:table-cell table:style-name="ce508"/>
          <table:table-cell table:style-name="ce526" office:value-type="float" office:value="2" calcext:value-type="float">
            <text:p>2</text:p>
          </table:table-cell>
          <table:table-cell table:style-name="ce508"/>
          <table:table-cell table:style-name="ce526" office:value-type="float" office:value="5" calcext:value-type="float">
            <text:p>5</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Peak</text:p>
          </table:table-cell>
          <table:table-cell table:style-name="ce509"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F3</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E2</text:p>
          </table:table-cell>
          <table:table-cell table:style-name="ce523"/>
          <table:table-cell table:style-name="ce545" office:value-type="string" calcext:value-type="string">
            <text:p>CRIT</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527" office:value-type="string" calcext:value-type="string">
            <text:p>E1</text:p>
          </table:table-cell>
          <table:table-cell table:style-name="ce527" table:number-columns-repeated="3"/>
          <table:table-cell table:style-name="ce527" office:value-type="string" calcext:value-type="string">
            <text:p>A2</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S5</text:p>
          </table:table-cell>
          <table:table-cell table:style-name="ce527" table:number-columns-repeated="3"/>
          <table:table-cell table:style-name="ce547" office:value-type="string" calcext:value-type="string">
            <text:p>M4</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527" table:number-columns-repeated="4"/>
          <table:table-cell table:style-name="ce527" office:value-type="string" calcext:value-type="string">
            <text:p>A3</text:p>
          </table:table-cell>
          <table:table-cell table:style-name="ce527" table:number-columns-repeated="7"/>
          <table:table-cell table:style-name="ce547" office:value-type="string" calcext:value-type="string">
            <text:p>M7</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527" table:number-columns-repeated="4"/>
          <table:table-cell table:style-name="ce527" office:value-type="string" calcext:value-type="string">
            <text:p>A4</text:p>
          </table:table-cell>
          <table:table-cell table:style-name="ce527" table:number-columns-repeated="7"/>
          <table:table-cell table:style-name="ce547" office:value-type="string" calcext:value-type="string">
            <text:p>A1</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527" table:number-columns-repeated="4"/>
          <table:table-cell table:style-name="ce527" office:value-type="string" calcext:value-type="string">
            <text:p>A5</text:p>
          </table:table-cell>
          <table:table-cell table:style-name="ce527" table:number-columns-repeated="7"/>
          <table:table-cell table:style-name="ce547" office:value-type="string" calcext:value-type="string">
            <text:p>A2</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527" table:number-columns-repeated="4"/>
          <table:table-cell table:style-name="ce527" office:value-type="string" calcext:value-type="string">
            <text:p>A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527" table:number-columns-repeated="4"/>
          <table:table-cell table:style-name="ce527" office:value-type="string" calcext:value-type="string">
            <text:p>M2</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527" table:number-columns-repeated="4"/>
          <table:table-cell table:style-name="ce527" office:value-type="string" calcext:value-type="string">
            <text:p>M3</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527" table:number-columns-repeated="4"/>
          <table:table-cell table:style-name="ce527" office:value-type="string" calcext:value-type="string">
            <text:p>M5</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527" table:number-columns-repeated="4"/>
          <table:table-cell table:style-name="ce527" office:value-type="string" calcext:value-type="string">
            <text:p>M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527" table:number-columns-repeated="4"/>
          <table:table-cell table:style-name="ce527" office:value-type="string" calcext:value-type="string">
            <text:p>S6</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527" table:number-columns-repeated="4"/>
          <table:table-cell table:style-name="ce527" office:value-type="string" calcext:value-type="string">
            <text:p>P1</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4"/>
          <table:table-cell table:style-name="ce511"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527" table:number-columns-repeated="4"/>
          <table:table-cell table:style-name="ce527" office:value-type="string" calcext:value-type="string">
            <text:p>P2</text:p>
          </table:table-cell>
          <table:table-cell table:style-name="ce527" table:number-columns-repeated="7"/>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524" table:number-columns-repeated="4"/>
          <table:table-cell table:style-name="ce524" office:value-type="string" calcext:value-type="string">
            <text:p>P3</text:p>
          </table:table-cell>
          <table:table-cell table:style-name="ce524" table:number-columns-repeated="7"/>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194]"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style-name="ce516" table:formula="of:=VolWgt*[.B194]"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195]" office:value-type="float" office:value="12" calcext:value-type="float">
            <text:p>12</text:p>
          </table:table-cell>
          <table:table-cell table:style-name="ce540"/>
          <table:table-cell table:style-name="ce517"/>
          <table:table-cell table:style-name="ce532"/>
          <table:table-cell table:style-name="ce517"/>
          <table:table-cell table:style-name="ce532"/>
          <table:table-cell table:style-name="ce517"/>
          <table:table-cell table:style-name="ce532" table:formula="of:=IntWgt*[.C195]" office:value-type="float" office:value="2" calcext:value-type="float">
            <text:p>2</text:p>
          </table:table-cell>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formula="of:=IntWgt*[.C196]" office:value-type="float" office:value="3" calcext:value-type="float">
            <text:p>3</text:p>
          </table:table-cell>
          <table:table-cell table:style-name="ce518" table:formula="of:=VolWgt*[.B196]" office:value-type="float" office:value="8" calcext:value-type="float">
            <text:p>8</text:p>
          </table:table-cell>
          <table:table-cell table:style-name="ce533"/>
          <table:table-cell table:style-name="ce518" table:formula="of:=VolWgt*[.B196]" office:value-type="float" office:value="8" calcext:value-type="float">
            <text:p>8</text:p>
          </table:table-cell>
          <table:table-cell table:style-name="ce533" table:formula="of:=IntWgt*[.C196]" office:value-type="float" office:value="3" calcext:value-type="float">
            <text:p>3</text:p>
          </table:table-cell>
          <table:table-cell table:style-name="ce518" table:formula="of:=VolWgt*[.B196]" office:value-type="float" office:value="8" calcext:value-type="float">
            <text:p>8</text:p>
          </table:table-cell>
          <table:table-cell table:style-name="ce533"/>
          <table:table-cell table:style-name="ce518"/>
          <table:table-cell table:style-name="ce533"/>
          <table:table-cell table:style-name="ce518"/>
          <table:table-cell table:style-name="ce533"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197]" office:value-type="float" office:value="4" calcext:value-type="float">
            <text:p>4</text:p>
          </table:table-cell>
          <table:table-cell table:style-name="ce534" table:formula="of:=IntWgt*[.C197]"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194:.F197])" office:value-type="float" office:value="8" calcext:value-type="float">
            <text:p>8</text:p>
          </table:table-cell>
          <table:table-cell table:style-name="ce508"/>
          <table:table-cell table:style-name="ce520" table:formula="of:=SUM([.G194:.H197])" office:value-type="float" office:value="15" calcext:value-type="float">
            <text:p>15</text:p>
          </table:table-cell>
          <table:table-cell table:style-name="ce508"/>
          <table:table-cell table:style-name="ce520" table:formula="of:=SUM([.I194:.J197])" office:value-type="float" office:value="9" calcext:value-type="float">
            <text:p>9</text:p>
          </table:table-cell>
          <table:table-cell table:style-name="ce508"/>
          <table:table-cell table:style-name="ce520" table:formula="of:=SUM([.K194:.L197])" office:value-type="float" office:value="11" calcext:value-type="float">
            <text:p>11</text:p>
          </table:table-cell>
          <table:table-cell table:style-name="ce508"/>
          <table:table-cell table:style-name="ce520" table:formula="of:=SUM([.M194:.N197])" office:value-type="float" office:value="10" calcext:value-type="float">
            <text:p>10</text:p>
          </table:table-cell>
          <table:table-cell table:style-name="ce508"/>
          <table:table-cell table:style-name="ce520" table:formula="of:=SUM([.O194:.P197])" office:value-type="float" office:value="0" calcext:value-type="float">
            <text:p>0</text:p>
          </table:table-cell>
          <table:table-cell table:style-name="ce508"/>
          <table:table-cell table:style-name="ce520" table:formula="of:=SUM([.Q194:.R197])"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at</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at</text:p>
          </table:table-cell>
          <table:table-cell table:style-name="ce509"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Race</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527" office:value-type="string" calcext:value-type="string">
            <text:p>E1</text:p>
          </table:table-cell>
          <table:table-cell table:style-name="ce527" table:number-columns-repeated="3"/>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27" office:value-type="string" calcext:value-type="string">
            <text:p>M7</text:p>
          </table:table-cell>
          <table:table-cell table:style-name="ce527"/>
          <table:table-cell table:style-name="ce547" office:value-type="string" calcext:value-type="string">
            <text:p>E2</text:p>
          </table:table-cell>
          <table:table-cell table:style-name="ce547"/>
          <table:table-cell/>
          <table:table-cell table:style-name="Default"/>
          <table:table-cell table:number-columns-repeated="1001"/>
        </table:table-row>
        <table:table-row table:style-name="ro2">
          <table:table-cell table:style-name="ce505"/>
          <table:table-cell table:style-name="ce510"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524" table:number-columns-repeated="4"/>
          <table:table-cell table:style-name="ce524" office:value-type="string" calcext:value-type="string">
            <text:p>P3</text:p>
          </table:table-cell>
          <table:table-cell table:style-name="ce524"/>
          <table:table-cell table:style-name="ce524" office:value-type="string" calcext:value-type="string">
            <text:p>S5</text:p>
          </table:table-cell>
          <table:table-cell table:style-name="ce524" table:number-columns-repeated="3"/>
          <table:table-cell table:style-name="ce524" office:value-type="string" calcext:value-type="string">
            <text:p>A1</text:p>
          </table:table-cell>
          <table:table-cell table:style-name="ce524"/>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formula="of:=VolWgt*[.B207]" office:value-type="float" office:value="16" calcext:value-type="float">
            <text:p>16</text:p>
          </table:table-cell>
          <table:table-cell table:style-name="ce531"/>
          <table:table-cell table:style-name="ce516"/>
          <table:table-cell table:style-name="ce531" table:formula="of:=IntWgt*[.C207]"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formula="of:=VolWgt*[.B208]" office:value-type="float" office:value="12" calcext:value-type="float">
            <text:p>12</text:p>
          </table:table-cell>
          <table:table-cell table:style-name="ce540" table:formula="of:=IntWgt*[.C208]" office:value-type="float" office:value="2" calcext:value-type="float">
            <text:p>2</text:p>
          </table:table-cell>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formula="of:=IntWgt*[.C208]" office:value-type="float" office:value="2" calcext:value-type="float">
            <text:p>2</text:p>
          </table:table-cell>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table-cell table:style-name="ce541"/>
          <table:table-cell table:style-name="ce518"/>
          <table:table-cell table:style-name="ce533" table:formula="of:=IntWgt*[.C209]" office:value-type="float" office:value="3" calcext:value-type="float">
            <text:p>3</text:p>
          </table:table-cell>
          <table:table-cell table:style-name="ce518" table:formula="of:=VolWgt*[.B209]" office:value-type="float" office:value="8" calcext:value-type="float">
            <text:p>8</text:p>
          </table:table-cell>
          <table:table-cell table:style-name="ce533"/>
          <table:table-cell table:style-name="ce518" table:formula="of:=VolWgt*[.B209]" office:value-type="float" office:value="8" calcext:value-type="float">
            <text:p>8</text:p>
          </table:table-cell>
          <table:table-cell table:style-name="ce533" table:formula="of:=IntWgt*[.C209]" office:value-type="float" office:value="3" calcext:value-type="float">
            <text:p>3</text:p>
          </table:table-cell>
          <table:table-cell table:style-name="ce518" table:formula="of:=VolWgt*[.B209]" office:value-type="float" office:value="8" calcext:value-type="float">
            <text:p>8</text:p>
          </table:table-cell>
          <table:table-cell table:style-name="ce533"/>
          <table:table-cell table:style-name="ce518"/>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10]" office:value-type="float" office:value="4" calcext:value-type="float">
            <text:p>4</text:p>
          </table:table-cell>
          <table:table-cell table:style-name="ce534" table:formula="of:=IntWgt*[.C210]"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07:.F210])" office:value-type="float" office:value="8" calcext:value-type="float">
            <text:p>8</text:p>
          </table:table-cell>
          <table:table-cell table:style-name="ce508"/>
          <table:table-cell table:style-name="ce520" table:formula="of:=SUM([.G207:.H210])" office:value-type="float" office:value="14" calcext:value-type="float">
            <text:p>14</text:p>
          </table:table-cell>
          <table:table-cell table:style-name="ce508"/>
          <table:table-cell table:style-name="ce520" table:formula="of:=SUM([.I207:.J210])" office:value-type="float" office:value="19" calcext:value-type="float">
            <text:p>19</text:p>
          </table:table-cell>
          <table:table-cell table:style-name="ce508"/>
          <table:table-cell table:style-name="ce520" table:formula="of:=SUM([.K207:.L210])" office:value-type="float" office:value="9" calcext:value-type="float">
            <text:p>9</text:p>
          </table:table-cell>
          <table:table-cell table:style-name="ce508"/>
          <table:table-cell table:style-name="ce520" table:formula="of:=SUM([.M207:.N210])" office:value-type="float" office:value="11" calcext:value-type="float">
            <text:p>11</text:p>
          </table:table-cell>
          <table:table-cell table:style-name="ce508"/>
          <table:table-cell table:style-name="ce520" table:formula="of:=SUM([.O207:.P210])" office:value-type="float" office:value="10" calcext:value-type="float">
            <text:p>10</text:p>
          </table:table-cell>
          <table:table-cell table:style-name="ce508"/>
          <table:table-cell table:style-name="ce520" table:formula="of:=SUM([.Q207:.R210])" office:value-type="float" office:value="0" calcext:value-type="float">
            <text:p>0</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u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un</text:p>
          </table:table-cell>
          <table:table-cell table:style-name="ce509"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523" office:value-type="string" calcext:value-type="string">
            <text:p>OFF</text:p>
          </table:table-cell>
          <table:table-cell table:style-name="ce523"/>
          <table:table-cell table:style-name="ce523" office:value-type="string" calcext:value-type="string">
            <text:p>F3</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45" office:value-type="string" calcext:value-type="string">
            <text:p>Race</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527" office:value-type="string" calcext:value-type="string">
            <text:p>E1</text:p>
          </table:table-cell>
          <table:table-cell table:style-name="ce527"/>
          <table:table-cell table:style-name="ce527" office:value-type="string" calcext:value-type="string">
            <text:p>M2</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table-cell table:style-name="ce547" office:value-type="string" calcext:value-type="string">
            <text:p>M7</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527" table:number-columns-repeated="2"/>
          <table:table-cell table:style-name="ce527" office:value-type="string" calcext:value-type="string">
            <text:p>M3</text:p>
          </table:table-cell>
          <table:table-cell table:style-name="ce527" table:number-columns-repeated="3"/>
          <table:table-cell table:style-name="ce527" office:value-type="string" calcext:value-type="string">
            <text:p>P3</text:p>
          </table:table-cell>
          <table:table-cell table:style-name="ce527"/>
          <table:table-cell table:style-name="ce527" office:value-type="string" calcext:value-type="string">
            <text:p>S5</text:p>
          </table:table-cell>
          <table:table-cell table:style-name="ce527" table:number-columns-repeated="3"/>
          <table:table-cell table:style-name="ce547" office:value-type="string" calcext:value-type="string">
            <text:p>A1</text:p>
          </table:table-cell>
          <table:table-cell table:style-name="ce547"/>
          <table:table-cell/>
          <table:table-cell table:style-name="Default"/>
          <table:table-cell table:number-columns-repeated="1001"/>
        </table:table-row>
        <table:table-row table:style-name="ro2">
          <table:table-cell table:style-name="ce504"/>
          <table:table-cell table:style-name="ce511"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527" table:number-columns-repeated="2"/>
          <table:table-cell table:style-name="ce527" office:value-type="string" calcext:value-type="string">
            <text:p>A2</text:p>
          </table:table-cell>
          <table:table-cell table:style-name="ce527" table:number-columns-repeated="9"/>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524" table:number-columns-repeated="2"/>
          <table:table-cell table:style-name="ce524" office:value-type="string" calcext:value-type="string">
            <text:p>A3</text:p>
          </table:table-cell>
          <table:table-cell table:style-name="ce524" table:number-columns-repeated="9"/>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formula="of:=IntWgt*[.C222]" office:value-type="float" office:value="1" calcext:value-type="float">
            <text:p>1</text:p>
          </table:table-cell>
          <table:table-cell table:style-name="ce516"/>
          <table:table-cell table:style-name="ce531"/>
          <table:table-cell table:style-name="ce516"/>
          <table:table-cell table:style-name="ce531"/>
          <table:table-cell table:style-name="ce516"/>
          <table:table-cell table:style-name="ce531"/>
          <table:table-cell table:style-name="ce516"/>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table-cell table:style-name="ce532"/>
          <table:table-cell table:style-name="ce517"/>
          <table:table-cell table:style-name="ce532"/>
          <table:table-cell table:style-name="ce517"/>
          <table:table-cell table:style-name="ce532" table:formula="of:=IntWgt*[.C223]" office:value-type="float" office:value="2" calcext:value-type="float">
            <text:p>2</text:p>
          </table:table-cell>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224]" office:value-type="float" office:value="8" calcext:value-type="float">
            <text:p>8</text:p>
          </table:table-cell>
          <table:table-cell table:style-name="ce541" table:formula="of:=IntWgt*[.C224]" office:value-type="float" office:value="3" calcext:value-type="float">
            <text:p>3</text:p>
          </table:table-cell>
          <table:table-cell table:style-name="ce518" table:formula="of:=VolWgt*[.B224]" office:value-type="float" office:value="8" calcext:value-type="float">
            <text:p>8</text:p>
          </table:table-cell>
          <table:table-cell table:style-name="ce533"/>
          <table:table-cell table:style-name="ce518" table:formula="of:=VolWgt*[.B224]" office:value-type="float" office:value="8" calcext:value-type="float">
            <text:p>8</text:p>
          </table:table-cell>
          <table:table-cell table:style-name="ce533" table:formula="of:=IntWgt*[.C224]" office:value-type="float" office:value="3" calcext:value-type="float">
            <text:p>3</text:p>
          </table:table-cell>
          <table:table-cell table:style-name="ce518" table:formula="of:=VolWgt*[.B224]" office:value-type="float" office:value="8" calcext:value-type="float">
            <text:p>8</text:p>
          </table:table-cell>
          <table:table-cell table:style-name="ce533"/>
          <table:table-cell table:style-name="ce518"/>
          <table:table-cell table:style-name="ce533"/>
          <table:table-cell table:style-name="ce518"/>
          <table:table-cell table:style-name="ce533"/>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25]" office:value-type="float" office:value="4" calcext:value-type="float">
            <text:p>4</text:p>
          </table:table-cell>
          <table:table-cell table:style-name="ce534" table:formula="of:=IntWgt*[.C225]"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22:.F225])" office:value-type="float" office:value="8" calcext:value-type="float">
            <text:p>8</text:p>
          </table:table-cell>
          <table:table-cell table:style-name="ce508"/>
          <table:table-cell table:style-name="ce520" table:formula="of:=SUM([.G222:.H225])" office:value-type="float" office:value="11" calcext:value-type="float">
            <text:p>11</text:p>
          </table:table-cell>
          <table:table-cell table:style-name="ce508"/>
          <table:table-cell table:style-name="ce520" table:formula="of:=SUM([.I222:.J225])" office:value-type="float" office:value="9" calcext:value-type="float">
            <text:p>9</text:p>
          </table:table-cell>
          <table:table-cell table:style-name="ce508"/>
          <table:table-cell table:style-name="ce520" table:formula="of:=SUM([.K222:.L225])" office:value-type="float" office:value="11" calcext:value-type="float">
            <text:p>11</text:p>
          </table:table-cell>
          <table:table-cell table:style-name="ce508"/>
          <table:table-cell table:style-name="ce520" table:formula="of:=SUM([.M222:.N225])" office:value-type="float" office:value="10" calcext:value-type="float">
            <text:p>10</text:p>
          </table:table-cell>
          <table:table-cell table:style-name="ce508"/>
          <table:table-cell table:style-name="ce520" table:formula="of:=SUM([.O222:.P225])" office:value-type="float" office:value="0" calcext:value-type="float">
            <text:p>0</text:p>
          </table:table-cell>
          <table:table-cell table:style-name="ce508"/>
          <table:table-cell table:style-name="ce520" table:formula="of:=SUM([.Q222:.R225])" office:value-type="float" office:value="0" calcext:value-type="float">
            <text:p>0</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RaceSatSu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3" calcext:value-type="float">
            <text:p>3</text:p>
          </table:table-cell>
          <table:table-cell table:style-name="ce521"/>
          <table:table-cell table:style-name="ce526" office:value-type="float" office:value="6" calcext:value-type="float">
            <text:p>6</text:p>
          </table:table-cell>
          <table:table-cell table:style-name="ce521"/>
          <table:table-cell table:style-name="ce526" office:value-type="float" office:value="4" calcext:value-type="float">
            <text:p>4</text:p>
          </table:table-cell>
          <table:table-cell table:style-name="ce508"/>
          <table:table-cell table:style-name="ce526" office:value-type="float" office:value="5" calcext:value-type="float">
            <text:p>5</text:p>
          </table:table-cell>
          <table:table-cell table:style-name="ce508"/>
          <table:table-cell table:style-name="ce526" office:value-type="float" office:value="1" calcext:value-type="float">
            <text:p>1</text:p>
          </table:table-cell>
          <table:table-cell table:style-name="ce508"/>
          <table:table-cell table:style-name="ce526" office:value-type="float" office:value="2" calcext:value-type="float">
            <text:p>2</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RaceSatSun</text:p>
          </table:table-cell>
          <table:table-cell table:style-name="ce509"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523" office:value-type="string" calcext:value-type="string">
            <text:p>OFF</text:p>
          </table:table-cell>
          <table:table-cell table:style-name="ce523"/>
          <table:table-cell table:style-name="ce523" office:value-type="string" calcext:value-type="string">
            <text:p>E2</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S6</text:p>
          </table:table-cell>
          <table:table-cell table:style-name="ce523"/>
          <table:table-cell table:style-name="ce523" office:value-type="string" calcext:value-type="string">
            <text:p>Race</text:p>
          </table:table-cell>
          <table:table-cell table:style-name="ce523"/>
          <table:table-cell table:style-name="ce545" office:value-type="string" calcext:value-type="string">
            <text:p>Race</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527" office:value-type="string" calcext:value-type="string">
            <text:p>E1</text:p>
          </table:table-cell>
          <table:table-cell table:style-name="ce527" table:number-columns-repeated="3"/>
          <table:table-cell table:style-name="ce527" office:value-type="string" calcext:value-type="string">
            <text:p>P1</text:p>
          </table:table-cell>
          <table:table-cell table:style-name="ce527"/>
          <table:table-cell table:style-name="ce527" office:value-type="string" calcext:value-type="string">
            <text:p>E2</text:p>
          </table:table-cell>
          <table:table-cell table:style-name="ce527"/>
          <table:table-cell table:style-name="ce527" office:value-type="string" calcext:value-type="string">
            <text:p>P1</text:p>
          </table:table-cell>
          <table:table-cell table:style-name="ce527" table:number-columns-repeated="3"/>
          <table:table-cell table:style-name="ce547" table:number-columns-repeated="2"/>
          <table:table-cell/>
          <table:table-cell table:style-name="Default"/>
          <table:table-cell table:number-columns-repeated="1001"/>
        </table:table-row>
        <table:table-row table:style-name="ro2">
          <table:table-cell table:style-name="ce505"/>
          <table:table-cell table:style-name="ce510"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524" table:number-columns-repeated="4"/>
          <table:table-cell table:style-name="ce524" office:value-type="string" calcext:value-type="string">
            <text:p>P3</text:p>
          </table:table-cell>
          <table:table-cell table:style-name="ce524"/>
          <table:table-cell table:style-name="ce524" office:value-type="string" calcext:value-type="string">
            <text:p>S5</text:p>
          </table:table-cell>
          <table:table-cell table:style-name="ce524" table:number-columns-repeated="5"/>
          <table:table-cell table:style-name="ce546"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498"/>
          <table:table-cell table:style-name="ce507" table:number-columns-repeated="2"/>
          <table:table-cell table:style-name="ce512"/>
          <table:table-cell table:style-name="ce525" office:value-type="string" calcext:value-type="string">
            <text:p>Mon</text:p>
          </table:table-cell>
          <table:table-cell table:style-name="ce536" office:value-type="string" calcext:value-type="string">
            <text:p>Mon</text:p>
          </table:table-cell>
          <table:table-cell table:style-name="ce525" office:value-type="string" calcext:value-type="string">
            <text:p>Tue</text:p>
          </table:table-cell>
          <table:table-cell table:style-name="ce536" office:value-type="string" calcext:value-type="string">
            <text:p>Tue</text:p>
          </table:table-cell>
          <table:table-cell table:style-name="ce525" office:value-type="string" calcext:value-type="string">
            <text:p>Wed</text:p>
          </table:table-cell>
          <table:table-cell table:style-name="ce536" office:value-type="string" calcext:value-type="string">
            <text:p>Wed</text:p>
          </table:table-cell>
          <table:table-cell table:style-name="ce525" office:value-type="string" calcext:value-type="string">
            <text:p>Thu</text:p>
          </table:table-cell>
          <table:table-cell table:style-name="ce536" office:value-type="string" calcext:value-type="string">
            <text:p>Thu</text:p>
          </table:table-cell>
          <table:table-cell table:style-name="ce525" office:value-type="string" calcext:value-type="string">
            <text:p>Fri</text:p>
          </table:table-cell>
          <table:table-cell table:style-name="ce536" office:value-type="string" calcext:value-type="string">
            <text:p>Fri</text:p>
          </table:table-cell>
          <table:table-cell table:style-name="ce525" office:value-type="string" calcext:value-type="string">
            <text:p>Sat</text:p>
          </table:table-cell>
          <table:table-cell table:style-name="ce536" office:value-type="string" calcext:value-type="string">
            <text:p>Sat</text:p>
          </table:table-cell>
          <table:table-cell table:style-name="ce525" office:value-type="string" calcext:value-type="string">
            <text:p>Sun</text:p>
          </table:table-cell>
          <table:table-cell table:style-name="ce536" office:value-type="string" calcext:value-type="string">
            <text:p>Sun</text:p>
          </table:table-cell>
          <table:table-cell/>
          <table:table-cell table:style-name="Default"/>
          <table:table-cell table:style-name="ce512"/>
          <table:table-cell table:number-columns-repeated="1000"/>
        </table:table-row>
        <table:table-row table:style-name="ro2">
          <table:table-cell table:style-name="ce499"/>
          <table:table-cell table:style-name="ce508" office:value-type="string" calcext:value-type="string">
            <text:p>VolumeWgt</text:p>
          </table:table-cell>
          <table:table-cell table:style-name="ce508" office:value-type="string" calcext:value-type="string">
            <text:p>IntensityWgt</text:p>
          </table:table-cell>
          <table:table-cell table:style-name="ce512"/>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8"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style-name="ce515" office:value-type="string" calcext:value-type="string">
            <text:p>Volume</text:p>
          </table:table-cell>
          <table:table-cell table:style-name="ce530" office:value-type="string" calcext:value-type="string">
            <text:p>Intensity</text:p>
          </table:table-cell>
          <table:table-cell/>
          <table:table-cell table:style-name="Default"/>
          <table:table-cell table:style-name="ce512"/>
          <table:table-cell table:number-columns-repeated="1000"/>
        </table:table-row>
        <table:table-row table:style-name="ro2">
          <table:table-cell table:style-name="ce499" office:value-type="string" calcext:value-type="string">
            <text:p>High</text:p>
          </table:table-cell>
          <table:table-cell table:style-name="ce508" office:value-type="float" office:value="4" calcext:value-type="float">
            <text:p>4</text:p>
          </table:table-cell>
          <table:table-cell table:style-name="ce508" office:value-type="float" office:value="1" calcext:value-type="float">
            <text:p>1</text:p>
          </table:table-cell>
          <table:table-cell/>
          <table:table-cell table:style-name="ce516"/>
          <table:table-cell table:style-name="ce531"/>
          <table:table-cell table:style-name="ce516"/>
          <table:table-cell table:style-name="ce539"/>
          <table:table-cell table:style-name="ce516"/>
          <table:table-cell table:style-name="ce531"/>
          <table:table-cell table:style-name="ce516"/>
          <table:table-cell table:style-name="ce531"/>
          <table:table-cell table:style-name="ce516"/>
          <table:table-cell table:style-name="ce531"/>
          <table:table-cell table:style-name="ce516"/>
          <table:table-cell table:style-name="ce531"/>
          <table:table-cell table:style-name="ce516" table:formula="of:=VolWgt*[.B235]" office:value-type="float" office:value="16" calcext:value-type="float">
            <text:p>16</text:p>
          </table:table-cell>
          <table:table-cell table:style-name="ce531"/>
          <table:table-cell/>
          <table:table-cell table:style-name="Default"/>
          <table:table-cell table:number-columns-repeated="1001"/>
        </table:table-row>
        <table:table-row table:style-name="ro2">
          <table:table-cell table:style-name="ce499" office:value-type="string" calcext:value-type="string">
            <text:p>Medium</text:p>
          </table:table-cell>
          <table:table-cell table:style-name="ce508" office:value-type="float" office:value="3" calcext:value-type="float">
            <text:p>3</text:p>
          </table:table-cell>
          <table:table-cell table:style-name="ce508" office:value-type="float" office:value="2" calcext:value-type="float">
            <text:p>2</text:p>
          </table:table-cell>
          <table:table-cell/>
          <table:table-cell table:style-name="ce517"/>
          <table:table-cell table:style-name="ce532"/>
          <table:table-cell table:style-name="ce517"/>
          <table:table-cell table:style-name="ce540"/>
          <table:table-cell table:style-name="ce517" table:formula="of:=VolWgt*[.B236]" office:value-type="float" office:value="12" calcext:value-type="float">
            <text:p>12</text:p>
          </table:table-cell>
          <table:table-cell table:style-name="ce532"/>
          <table:table-cell table:style-name="ce517"/>
          <table:table-cell table:style-name="ce532"/>
          <table:table-cell table:style-name="ce517"/>
          <table:table-cell table:style-name="ce532"/>
          <table:table-cell table:style-name="ce517"/>
          <table:table-cell table:style-name="ce532"/>
          <table:table-cell table:style-name="ce517"/>
          <table:table-cell table:style-name="ce532"/>
          <table:table-cell/>
          <table:table-cell table:style-name="Default"/>
          <table:table-cell table:number-columns-repeated="1001"/>
        </table:table-row>
        <table:table-row table:style-name="ro2">
          <table:table-cell table:style-name="ce499" office:value-type="string" calcext:value-type="string">
            <text:p>Low</text:p>
          </table:table-cell>
          <table:table-cell table:style-name="ce508" office:value-type="float" office:value="2" calcext:value-type="float">
            <text:p>2</text:p>
          </table:table-cell>
          <table:table-cell table:style-name="ce508" office:value-type="float" office:value="3" calcext:value-type="float">
            <text:p>3</text:p>
          </table:table-cell>
          <table:table-cell/>
          <table:table-cell table:style-name="ce518"/>
          <table:table-cell table:style-name="ce533"/>
          <table:table-cell table:style-name="ce518" table:formula="of:=VolWgt*[.B237]" office:value-type="float" office:value="8" calcext:value-type="float">
            <text:p>8</text:p>
          </table:table-cell>
          <table:table-cell table:style-name="ce541" table:formula="of:=IntWgt*[.C237]" office:value-type="float" office:value="3" calcext:value-type="float">
            <text:p>3</text:p>
          </table:table-cell>
          <table:table-cell table:style-name="ce518"/>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formula="of:=VolWgt*[.B237]" office:value-type="float" office:value="8" calcext:value-type="float">
            <text:p>8</text:p>
          </table:table-cell>
          <table:table-cell table:style-name="ce533" table:formula="of:=IntWgt*[.C237]" office:value-type="float" office:value="3" calcext:value-type="float">
            <text:p>3</text:p>
          </table:table-cell>
          <table:table-cell table:style-name="ce518"/>
          <table:table-cell table:style-name="ce533"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499" office:value-type="string" calcext:value-type="string">
            <text:p>Recovery</text:p>
          </table:table-cell>
          <table:table-cell table:style-name="ce508" office:value-type="float" office:value="1" calcext:value-type="float">
            <text:p>1</text:p>
          </table:table-cell>
          <table:table-cell table:style-name="ce508" office:value-type="float" office:value="4" calcext:value-type="float">
            <text:p>4</text:p>
          </table:table-cell>
          <table:table-cell/>
          <table:table-cell table:style-name="ce519" table:formula="of:=VolWgt*[.B238]" office:value-type="float" office:value="4" calcext:value-type="float">
            <text:p>4</text:p>
          </table:table-cell>
          <table:table-cell table:style-name="ce534" table:formula="of:=IntWgt*[.C238]" office:value-type="float" office:value="4" calcext:value-type="float">
            <text:p>4</text:p>
          </table:table-cell>
          <table:table-cell table:style-name="ce519"/>
          <table:table-cell table:style-name="ce542"/>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style-name="ce519"/>
          <table:table-cell table:style-name="ce534"/>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0" table:formula="of:=SUM([.E235:.F238])" office:value-type="float" office:value="8" calcext:value-type="float">
            <text:p>8</text:p>
          </table:table-cell>
          <table:table-cell table:style-name="ce508"/>
          <table:table-cell table:style-name="ce520" table:formula="of:=SUM([.G235:.H238])" office:value-type="float" office:value="11" calcext:value-type="float">
            <text:p>11</text:p>
          </table:table-cell>
          <table:table-cell table:style-name="ce508"/>
          <table:table-cell table:style-name="ce520" table:formula="of:=SUM([.I235:.J238])" office:value-type="float" office:value="15" calcext:value-type="float">
            <text:p>15</text:p>
          </table:table-cell>
          <table:table-cell table:style-name="ce508"/>
          <table:table-cell table:style-name="ce520" table:formula="of:=SUM([.K235:.L238])" office:value-type="float" office:value="11" calcext:value-type="float">
            <text:p>11</text:p>
          </table:table-cell>
          <table:table-cell table:style-name="ce508"/>
          <table:table-cell table:style-name="ce520" table:formula="of:=SUM([.M235:.N238])" office:value-type="float" office:value="11" calcext:value-type="float">
            <text:p>11</text:p>
          </table:table-cell>
          <table:table-cell table:style-name="ce508"/>
          <table:table-cell table:style-name="ce520" table:formula="of:=SUM([.O235:.P238])" office:value-type="float" office:value="11" calcext:value-type="float">
            <text:p>11</text:p>
          </table:table-cell>
          <table:table-cell table:style-name="ce508"/>
          <table:table-cell table:style-name="ce520" table:formula="of:=SUM([.Q235:.R238])" office:value-type="float" office:value="19" calcext:value-type="float">
            <text:p>19</text:p>
          </table:table-cell>
          <table:table-cell table:style-name="ce548"/>
          <table:table-cell/>
          <table:table-cell table:style-name="Default"/>
          <table:table-cell table:number-columns-repeated="1001"/>
        </table:table-row>
        <table:table-row table:style-name="ro2">
          <table:table-cell table:style-name="ce499"/>
          <table:table-cell table:style-name="ce508" table:number-columns-repeated="2"/>
          <table:table-cell/>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08"/>
          <table:table-cell table:style-name="ce521"/>
          <table:table-cell table:style-name="ce548"/>
          <table:table-cell/>
          <table:table-cell table:style-name="Default"/>
          <table:table-cell table:number-columns-repeated="1001"/>
        </table:table-row>
        <table:table-row table:style-name="ro2">
          <table:table-cell table:style-name="ce500" office:value-type="string" calcext:value-type="string">
            <text:p>Transition</text:p>
          </table:table-cell>
          <table:table-cell table:style-name="ce508" table:number-columns-repeated="2"/>
          <table:table-cell/>
          <table:table-cell table:style-name="ce526" office:value-type="float" office:value="7" calcext:value-type="float">
            <text:p>7</text:p>
          </table:table-cell>
          <table:table-cell table:style-name="ce508"/>
          <table:table-cell table:style-name="ce526" office:value-type="float" office:value="4" calcext:value-type="float">
            <text:p>4</text:p>
          </table:table-cell>
          <table:table-cell table:style-name="ce521"/>
          <table:table-cell table:style-name="ce526" office:value-type="float" office:value="2" calcext:value-type="float">
            <text:p>2</text:p>
          </table:table-cell>
          <table:table-cell table:style-name="ce521"/>
          <table:table-cell table:style-name="ce526" office:value-type="float" office:value="6" calcext:value-type="float">
            <text:p>6</text:p>
          </table:table-cell>
          <table:table-cell table:style-name="ce508"/>
          <table:table-cell table:style-name="ce526" office:value-type="float" office:value="5" calcext:value-type="float">
            <text:p>5</text:p>
          </table:table-cell>
          <table:table-cell table:style-name="ce508"/>
          <table:table-cell table:style-name="ce526" office:value-type="float" office:value="3" calcext:value-type="float">
            <text:p>3</text:p>
          </table:table-cell>
          <table:table-cell table:style-name="ce508"/>
          <table:table-cell table:style-name="ce526" office:value-type="float" office:value="1" calcext:value-type="float">
            <text:p>1</text:p>
          </table:table-cell>
          <table:table-cell table:style-name="ce548"/>
          <table:table-cell/>
          <table:table-cell table:style-name="Default"/>
          <table:table-cell table:number-columns-repeated="1001"/>
        </table:table-row>
        <table:table-row table:style-name="ro2">
          <table:table-cell table:style-name="ce501" office:value-type="string" calcext:value-type="string">
            <text:p>Transition</text:p>
          </table:table-cell>
          <table:table-cell table:style-name="ce509"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523" office:value-type="string" calcext:value-type="string">
            <text:p>OFF</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23" office:value-type="string" calcext:value-type="string">
            <text:p>E1</text:p>
          </table:table-cell>
          <table:table-cell table:style-name="ce523"/>
          <table:table-cell table:style-name="ce545" office:value-type="string" calcext:value-type="string">
            <text:p>E1</text:p>
          </table:table-cell>
          <table:table-cell table:style-name="ce545"/>
          <table:table-cell/>
          <table:table-cell table:style-name="Default"/>
          <table:table-cell table:number-columns-repeated="1001"/>
        </table:table-row>
        <table:table-row table:style-name="ro2">
          <table:table-cell table:style-name="ce503" office:value-type="string" calcext:value-type="string">
            <text:p>Workouts</text:p>
          </table:table-cell>
          <table:table-cell table:style-name="ce511"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527" office:value-type="string" calcext:value-type="string">
            <text:p>E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27" office:value-type="string" calcext:value-type="string">
            <text:p>S1</text:p>
          </table:table-cell>
          <table:table-cell table:style-name="ce527"/>
          <table:table-cell table:style-name="ce547" office:value-type="string" calcext:value-type="string">
            <text:p>S1</text:p>
          </table:table-cell>
          <table:table-cell table:style-name="ce547"/>
          <table:table-cell/>
          <table:table-cell table:style-name="Default"/>
          <table:table-cell table:number-columns-repeated="1001"/>
        </table:table-row>
        <table:table-row table:style-name="ro2">
          <table:table-cell table:style-name="ce505"/>
          <table:table-cell table:style-name="ce510"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524" table:number-columns-repeated="2"/>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24" office:value-type="string" calcext:value-type="string">
            <text:p>S2</text:p>
          </table:table-cell>
          <table:table-cell table:style-name="ce524"/>
          <table:table-cell table:style-name="ce546" office:value-type="string" calcext:value-type="string">
            <text:p>S2</text:p>
          </table:table-cell>
          <table:table-cell table:style-name="ce546"/>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table:table-column table:style-name="co14" table:default-cell-style-name="ce557"/>
        <table:table-column table:style-name="co19" table:default-cell-style-name="ce561"/>
        <table:table-column table:style-name="co20" table:default-cell-style-name="ce561"/>
        <table:table-column table:style-name="co14" table:number-columns-repeated="254" table:default-cell-style-name="ce566"/>
        <table:table-row table:style-name="ro11">
          <table:table-cell table:style-name="ce554" office:value-type="string" calcext:value-type="string">
            <text:p>Endurance</text:p>
          </table:table-cell>
          <table:table-cell table:style-name="ce558"/>
          <table:table-cell table:style-name="ce562"/>
          <table:table-cell table:number-columns-repeated="254"/>
        </table:table-row>
        <table:table-row table:style-name="ro13">
          <table:table-cell table:style-name="ce555" office:value-type="string" calcext:value-type="string">
            <text:p>E1</text:p>
          </table:table-cell>
          <table:table-cell table:style-name="ce559" office:value-type="string" calcext:value-type="string">
            <text:p>Recovery</text:p>
          </table:table-cell>
          <table:table-cell table:style-name="ce563"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555" office:value-type="string" calcext:value-type="string">
            <text:p>E2</text:p>
          </table:table-cell>
          <table:table-cell table:style-name="ce559" office:value-type="string" calcext:value-type="string">
            <text:p>Aerobic</text:p>
          </table:table-cell>
          <table:table-cell table:style-name="ce563"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556" office:value-type="string" calcext:value-type="string">
            <text:p>E3</text:p>
          </table:table-cell>
          <table:table-cell table:style-name="ce560" office:value-type="string" calcext:value-type="string">
            <text:p>Fixed Gear</text:p>
          </table:table-cell>
          <table:table-cell table:style-name="ce564"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trength (Force) Workouts</text:p>
          </table:table-cell>
          <table:table-cell table:style-name="ce558"/>
          <table:table-cell table:style-name="ce562"/>
          <table:table-cell table:number-columns-repeated="254"/>
        </table:table-row>
        <table:table-row table:style-name="ro15">
          <table:table-cell table:style-name="ce555" office:value-type="string" calcext:value-type="string">
            <text:p>F1</text:p>
          </table:table-cell>
          <table:table-cell table:style-name="ce559" office:value-type="string" calcext:value-type="string">
            <text:p>Moderate Hills</text:p>
          </table:table-cell>
          <table:table-cell table:style-name="ce563"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555" office:value-type="string" calcext:value-type="string">
            <text:p>F2</text:p>
          </table:table-cell>
          <table:table-cell table:style-name="ce559" office:value-type="string" calcext:value-type="string">
            <text:p>Long Hills</text:p>
          </table:table-cell>
          <table:table-cell table:style-name="ce563"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556" office:value-type="string" calcext:value-type="string">
            <text:p>F3</text:p>
          </table:table-cell>
          <table:table-cell table:style-name="ce560" office:value-type="string" calcext:value-type="string">
            <text:p>Steep Hills</text:p>
          </table:table-cell>
          <table:table-cell table:style-name="ce564"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peed Workouts</text:p>
          </table:table-cell>
          <table:table-cell table:style-name="ce558"/>
          <table:table-cell table:style-name="ce562"/>
          <table:table-cell table:number-columns-repeated="254"/>
        </table:table-row>
        <table:table-row table:style-name="ro16">
          <table:table-cell table:style-name="ce555" office:value-type="string" calcext:value-type="string">
            <text:p>S1</text:p>
          </table:table-cell>
          <table:table-cell table:style-name="ce559" office:value-type="string" calcext:value-type="string">
            <text:p>Spin-ups</text:p>
          </table:table-cell>
          <table:table-cell table:style-name="ce563"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555" office:value-type="string" calcext:value-type="string">
            <text:p>S2</text:p>
          </table:table-cell>
          <table:table-cell table:style-name="ce559" office:value-type="string" calcext:value-type="string">
            <text:p>Isolated Leg</text:p>
          </table:table-cell>
          <table:table-cell table:style-name="ce563"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555" office:value-type="string" calcext:value-type="string">
            <text:p>S3</text:p>
          </table:table-cell>
          <table:table-cell table:style-name="ce559" office:value-type="string" calcext:value-type="string">
            <text:p>Cornering</text:p>
          </table:table-cell>
          <table:table-cell table:style-name="ce563"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555" office:value-type="string" calcext:value-type="string">
            <text:p>S4</text:p>
          </table:table-cell>
          <table:table-cell table:style-name="ce559" office:value-type="string" calcext:value-type="string">
            <text:p>Bumping</text:p>
          </table:table-cell>
          <table:table-cell table:style-name="ce563"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555" office:value-type="string" calcext:value-type="string">
            <text:p>S5</text:p>
          </table:table-cell>
          <table:table-cell table:style-name="ce559" office:value-type="string" calcext:value-type="string">
            <text:p>Form Sprints</text:p>
          </table:table-cell>
          <table:table-cell table:style-name="ce563"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556" office:value-type="string" calcext:value-type="string">
            <text:p>S6</text:p>
          </table:table-cell>
          <table:table-cell table:style-name="ce560" office:value-type="string" calcext:value-type="string">
            <text:p>Sprints</text:p>
          </table:table-cell>
          <table:table-cell table:style-name="ce564"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Muscular-Endurance Workouts</text:p>
          </table:table-cell>
          <table:table-cell table:style-name="ce558"/>
          <table:table-cell table:style-name="ce562"/>
          <table:table-cell table:number-columns-repeated="254"/>
        </table:table-row>
        <table:table-row table:style-name="ro14">
          <table:table-cell table:style-name="ce555" office:value-type="string" calcext:value-type="string">
            <text:p>M1</text:p>
          </table:table-cell>
          <table:table-cell table:style-name="ce559" office:value-type="string" calcext:value-type="string">
            <text:p>Tempo</text:p>
          </table:table-cell>
          <table:table-cell table:style-name="ce563"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555" office:value-type="string" calcext:value-type="string">
            <text:p>M2</text:p>
          </table:table-cell>
          <table:table-cell table:style-name="ce559" office:value-type="string" calcext:value-type="string">
            <text:p>Cruise Intervals</text:p>
          </table:table-cell>
          <table:table-cell table:style-name="ce563"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555" office:value-type="string" calcext:value-type="string">
            <text:p>M3</text:p>
          </table:table-cell>
          <table:table-cell table:style-name="ce559" office:value-type="string" calcext:value-type="string">
            <text:p>Hill Cruise Intervals</text:p>
          </table:table-cell>
          <table:table-cell table:style-name="ce563"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555" office:value-type="string" calcext:value-type="string">
            <text:p>M4</text:p>
          </table:table-cell>
          <table:table-cell table:style-name="ce559" office:value-type="string" calcext:value-type="string">
            <text:p>Motorpaced Cruise Intervals</text:p>
          </table:table-cell>
          <table:table-cell table:style-name="ce563"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555" office:value-type="string" calcext:value-type="string">
            <text:p>M5</text:p>
          </table:table-cell>
          <table:table-cell table:style-name="ce559" office:value-type="string" calcext:value-type="string">
            <text:p>Criss-Cross Threshold</text:p>
          </table:table-cell>
          <table:table-cell table:style-name="ce563"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555" office:value-type="string" calcext:value-type="string">
            <text:p>M6</text:p>
          </table:table-cell>
          <table:table-cell table:style-name="ce559" office:value-type="string" calcext:value-type="string">
            <text:p>Threshold</text:p>
          </table:table-cell>
          <table:table-cell table:style-name="ce563"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556" office:value-type="string" calcext:value-type="string">
            <text:p>M7</text:p>
          </table:table-cell>
          <table:table-cell table:style-name="ce560" office:value-type="string" calcext:value-type="string">
            <text:p>Motorpaced Threshold</text:p>
          </table:table-cell>
          <table:table-cell table:style-name="ce564"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Speed-Endurance (Anaerobic) Workouts</text:p>
          </table:table-cell>
          <table:table-cell table:style-name="ce558"/>
          <table:table-cell table:style-name="ce562"/>
          <table:table-cell table:number-columns-repeated="254"/>
        </table:table-row>
        <table:table-row table:style-name="ro15">
          <table:table-cell table:style-name="ce555" office:value-type="string" calcext:value-type="string">
            <text:p>A1</text:p>
          </table:table-cell>
          <table:table-cell table:style-name="ce559" office:value-type="string" calcext:value-type="string">
            <text:p>Group Ride</text:p>
          </table:table-cell>
          <table:table-cell table:style-name="ce563"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555" office:value-type="string" calcext:value-type="string">
            <text:p>A2</text:p>
          </table:table-cell>
          <table:table-cell table:style-name="ce559" office:value-type="string" calcext:value-type="string">
            <text:p>SE Intervals</text:p>
          </table:table-cell>
          <table:table-cell table:style-name="ce563"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555" office:value-type="string" calcext:value-type="string">
            <text:p>A3</text:p>
          </table:table-cell>
          <table:table-cell table:style-name="ce559" office:value-type="string" calcext:value-type="string">
            <text:p>Pyramid Intervals</text:p>
          </table:table-cell>
          <table:table-cell table:style-name="ce563"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555" office:value-type="string" calcext:value-type="string">
            <text:p>A4</text:p>
          </table:table-cell>
          <table:table-cell table:style-name="ce559" office:value-type="string" calcext:value-type="string">
            <text:p>Hill Intervals</text:p>
          </table:table-cell>
          <table:table-cell table:style-name="ce563"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555" office:value-type="string" calcext:value-type="string">
            <text:p>A5</text:p>
          </table:table-cell>
          <table:table-cell table:style-name="ce559" office:value-type="string" calcext:value-type="string">
            <text:p>Lactate Tolerance Reps</text:p>
          </table:table-cell>
          <table:table-cell table:style-name="ce563"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556" office:value-type="string" calcext:value-type="string">
            <text:p>A6</text:p>
          </table:table-cell>
          <table:table-cell table:style-name="ce560" office:value-type="string" calcext:value-type="string">
            <text:p>Hill Reps</text:p>
          </table:table-cell>
          <table:table-cell table:style-name="ce564"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Power Workouts</text:p>
          </table:table-cell>
          <table:table-cell table:style-name="ce558"/>
          <table:table-cell table:style-name="ce562"/>
          <table:table-cell table:number-columns-repeated="254"/>
        </table:table-row>
        <table:table-row table:style-name="ro14">
          <table:table-cell table:style-name="ce555" office:value-type="string" calcext:value-type="string">
            <text:p>P1</text:p>
          </table:table-cell>
          <table:table-cell table:style-name="ce559" office:value-type="string" calcext:value-type="string">
            <text:p>Jumps</text:p>
          </table:table-cell>
          <table:table-cell table:style-name="ce563"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555" office:value-type="string" calcext:value-type="string">
            <text:p>P2</text:p>
          </table:table-cell>
          <table:table-cell table:style-name="ce559" office:value-type="string" calcext:value-type="string">
            <text:p>Hill Sprints</text:p>
          </table:table-cell>
          <table:table-cell table:style-name="ce563"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556" office:value-type="string" calcext:value-type="string">
            <text:p>P3</text:p>
          </table:table-cell>
          <table:table-cell table:style-name="ce560" office:value-type="string" calcext:value-type="string">
            <text:p>Crit Sprints</text:p>
          </table:table-cell>
          <table:table-cell table:style-name="ce564"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565"/>
          <table:table-cell table:number-columns-repeated="254"/>
        </table:table-row>
        <table:table-row table:style-name="ro11">
          <table:table-cell table:style-name="ce554" office:value-type="string" calcext:value-type="string">
            <text:p>Test Workouts</text:p>
          </table:table-cell>
          <table:table-cell table:style-name="ce558"/>
          <table:table-cell table:style-name="ce562"/>
          <table:table-cell table:number-columns-repeated="254"/>
        </table:table-row>
        <table:table-row table:style-name="ro13">
          <table:table-cell table:style-name="ce555" office:value-type="string" calcext:value-type="string">
            <text:p>T1</text:p>
          </table:table-cell>
          <table:table-cell table:style-name="ce559" office:value-type="string" calcext:value-type="string">
            <text:p>Aerobic Time Trial</text:p>
          </table:table-cell>
          <table:table-cell table:style-name="ce563"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556" office:value-type="string" calcext:value-type="string">
            <text:p>T2</text:p>
          </table:table-cell>
          <table:table-cell table:style-name="ce560" office:value-type="string" calcext:value-type="string">
            <text:p>Time Trial</text:p>
          </table:table-cell>
          <table:table-cell table:style-name="ce564"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table:table-column table:style-name="co21" table:default-cell-style-name="ce364"/>
        <table:table-column table:style-name="co22" table:default-cell-style-name="ce364"/>
        <table:table-column table:style-name="co23" table:number-columns-repeated="16" table:default-cell-style-name="ce364"/>
        <table:table-column table:style-name="co24" table:number-columns-repeated="5" table:default-cell-style-name="ce364"/>
        <table:table-column table:style-name="co4" table:number-columns-repeated="234" table:default-cell-style-name="ce364"/>
        <table:table-column table:style-name="co4" table:number-columns-repeated="767" table:default-cell-style-name="Default"/>
        <table:table-row table:style-name="ro2">
          <table:table-cell table:style-name="ce567" office:value-type="string" calcext:value-type="string">
            <text:p>Period</text:p>
          </table:table-cell>
          <table:table-cell table:style-name="ce570" office:value-type="string" calcext:value-type="string">
            <text:p>Week</text:p>
          </table:table-cell>
          <table:table-cell table:style-name="ce570" office:value-type="float" office:value="200" calcext:value-type="float">
            <text:p>200</text:p>
          </table:table-cell>
          <table:table-cell table:style-name="ce570" office:value-type="float" office:value="250" calcext:value-type="float">
            <text:p>250</text:p>
          </table:table-cell>
          <table:table-cell table:style-name="ce570" table:formula="of:=[.D1]+50" office:value-type="float" office:value="300" calcext:value-type="float">
            <text:p>300</text:p>
          </table:table-cell>
          <table:table-cell table:style-name="ce570" table:formula="of:=[.E1]+50" office:value-type="float" office:value="350" calcext:value-type="float">
            <text:p>350</text:p>
          </table:table-cell>
          <table:table-cell table:style-name="ce570" table:formula="of:=[.F1]+50" office:value-type="float" office:value="400" calcext:value-type="float">
            <text:p>400</text:p>
          </table:table-cell>
          <table:table-cell table:style-name="ce570" table:formula="of:=[.G1]+50" office:value-type="float" office:value="450" calcext:value-type="float">
            <text:p>450</text:p>
          </table:table-cell>
          <table:table-cell table:style-name="ce570" table:formula="of:=[.H1]+50" office:value-type="float" office:value="500" calcext:value-type="float">
            <text:p>500</text:p>
          </table:table-cell>
          <table:table-cell table:style-name="ce570" table:formula="of:=[.I1]+50" office:value-type="float" office:value="550" calcext:value-type="float">
            <text:p>550</text:p>
          </table:table-cell>
          <table:table-cell table:style-name="ce570" table:formula="of:=[.J1]+50" office:value-type="float" office:value="600" calcext:value-type="float">
            <text:p>600</text:p>
          </table:table-cell>
          <table:table-cell table:style-name="ce570" table:formula="of:=[.K1]+50" office:value-type="float" office:value="650" calcext:value-type="float">
            <text:p>650</text:p>
          </table:table-cell>
          <table:table-cell table:style-name="ce570" table:formula="of:=[.L1]+50" office:value-type="float" office:value="700" calcext:value-type="float">
            <text:p>700</text:p>
          </table:table-cell>
          <table:table-cell table:style-name="ce570" table:formula="of:=[.M1]+50" office:value-type="float" office:value="750" calcext:value-type="float">
            <text:p>750</text:p>
          </table:table-cell>
          <table:table-cell table:style-name="ce570" table:formula="of:=[.N1]+50" office:value-type="float" office:value="800" calcext:value-type="float">
            <text:p>800</text:p>
          </table:table-cell>
          <table:table-cell table:style-name="ce570" table:formula="of:=[.O1]+50" office:value-type="float" office:value="850" calcext:value-type="float">
            <text:p>850</text:p>
          </table:table-cell>
          <table:table-cell table:style-name="ce570" table:formula="of:=[.P1]+50" office:value-type="float" office:value="900" calcext:value-type="float">
            <text:p>900</text:p>
          </table:table-cell>
          <table:table-cell table:style-name="ce570" table:formula="of:=[.Q1]+50" office:value-type="float" office:value="950" calcext:value-type="float">
            <text:p>950</text:p>
          </table:table-cell>
          <table:table-cell table:style-name="ce570" table:formula="of:=[.R1]+50" office:value-type="float" office:value="1000" calcext:value-type="float">
            <text:p>1000</text:p>
          </table:table-cell>
          <table:table-cell table:style-name="ce570" table:formula="of:=[.S1]+50" office:value-type="float" office:value="1050" calcext:value-type="float">
            <text:p>1050</text:p>
          </table:table-cell>
          <table:table-cell table:style-name="ce570" table:formula="of:=[.T1]+50" office:value-type="float" office:value="1100" calcext:value-type="float">
            <text:p>1100</text:p>
          </table:table-cell>
          <table:table-cell table:style-name="ce570" table:formula="of:=[.U1]+50" office:value-type="float" office:value="1150" calcext:value-type="float">
            <text:p>1150</text:p>
          </table:table-cell>
          <table:table-cell table:style-name="ce576" table:formula="of:=[.V1]+50" office:value-type="float" office:value="1200" calcext:value-type="float">
            <text:p>1200</text:p>
          </table:table-cell>
          <table:table-cell table:style-name="ce580" table:number-columns-repeated="1001"/>
        </table:table-row>
        <table:table-row table:style-name="ro2">
          <table:table-cell table:style-name="ce568" office:value-type="string" calcext:value-type="string">
            <text:p>Prep</text:p>
          </table:table-cell>
          <table:table-cell table:style-name="ce571" office:value-type="string" calcext:value-type="string">
            <text:p>All</text:p>
          </table:table-cell>
          <table:table-cell table:style-name="ce573" office:value-type="float" office:value="3.5" calcext:value-type="float">
            <text:p>3.5</text:p>
          </table:table-cell>
          <table:table-cell table:style-name="ce573" office:value-type="float" office:value="4" calcext:value-type="float">
            <text:p>4.0</text:p>
          </table:table-cell>
          <table:table-cell table:style-name="ce573" office:value-type="float" office:value="5" calcext:value-type="float">
            <text:p>5.0</text:p>
          </table:table-cell>
          <table:table-cell table:style-name="ce573" office:value-type="float" office:value="6" calcext:value-type="float">
            <text:p>6.0</text:p>
          </table:table-cell>
          <table:table-cell table:style-name="ce573" office:value-type="float" office:value="7" calcext:value-type="float">
            <text:p>7.0</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5" calcext:value-type="float">
            <text:p>15.0</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7.5" calcext:value-type="float">
            <text:p>17.5</text:p>
          </table:table-cell>
          <table:table-cell table:style-name="ce573" office:value-type="float" office:value="18.5" calcext:value-type="float">
            <text:p>18.5</text:p>
          </table:table-cell>
          <table:table-cell table:style-name="ce573" office:value-type="float" office:value="19.5" calcext:value-type="float">
            <text:p>19.5</text:p>
          </table:table-cell>
          <table:table-cell table:style-name="ce577" office:value-type="float" office:value="20" calcext:value-type="float">
            <text:p>20.0</text:p>
          </table:table-cell>
          <table:table-cell table:number-columns-repeated="1001"/>
        </table:table-row>
        <table:table-row table:style-name="ro2">
          <table:table-cell table:style-name="ce568" office:value-type="string" calcext:value-type="string">
            <text:p>Base 1Wk1</text:p>
          </table:table-cell>
          <table:table-cell table:style-name="ce527" office:value-type="float" office:value="1" calcext:value-type="float">
            <text:p>1</text:p>
          </table:table-cell>
          <table:table-cell table:style-name="ce574" office:value-type="float" office:value="4" calcext:value-type="float">
            <text:p>4.0</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1" calcext:value-type="float">
            <text:p>11.0</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4" calcext:value-type="float">
            <text:p>14.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7.5" calcext:value-type="float">
            <text:p>17.5</text:p>
          </table:table-cell>
          <table:table-cell table:style-name="ce574" office:value-type="float" office:value="18.5" calcext:value-type="float">
            <text:p>18.5</text:p>
          </table:table-cell>
          <table:table-cell table:style-name="ce574" office:value-type="float" office:value="19.5" calcext:value-type="float">
            <text:p>19.5</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8" office:value-type="float" office:value="23.5" calcext:value-type="float">
            <text:p>23.5</text:p>
          </table:table-cell>
          <table:table-cell table:number-columns-repeated="1001"/>
        </table:table-row>
        <table:table-row table:style-name="ro2">
          <table:table-cell table:style-name="ce568" office:value-type="string" calcext:value-type="string">
            <text:p>Base 1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 calcext:value-type="float">
            <text:p>26.0</text:p>
          </table:table-cell>
          <table:table-cell table:style-name="ce574" office:value-type="float" office:value="27.5" calcext:value-type="float">
            <text:p>27.5</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ase 1Wk3</text:p>
          </table:table-cell>
          <table:table-cell table:style-name="ce527" office:value-type="float" office:value="3" calcext:value-type="float">
            <text:p>3</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8" calcext:value-type="float">
            <text:p>8.0</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6" calcext:value-type="float">
            <text:p>16.0</text:p>
          </table:table-cell>
          <table:table-cell table:style-name="ce574" office:value-type="float" office:value="17.5" calcext:value-type="float">
            <text:p>17.5</text:p>
          </table:table-cell>
          <table:table-cell table:style-name="ce574" office:value-type="float" office:value="18.5" calcext:value-type="float">
            <text:p>18.5</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5" calcext:value-type="float">
            <text:p>25.5</text:p>
          </table:table-cell>
          <table:table-cell table:style-name="ce574" office:value-type="float" office:value="26.5" calcext:value-type="float">
            <text:p>26.5</text:p>
          </table:table-cell>
          <table:table-cell table:style-name="ce574" office:value-type="float" office:value="28" calcext:value-type="float">
            <text:p>28.0</text:p>
          </table:table-cell>
          <table:table-cell table:style-name="ce574" office:value-type="float" office:value="29.5" calcext:value-type="float">
            <text:p>29.5</text:p>
          </table:table-cell>
          <table:table-cell table:style-name="ce574" office:value-type="float" office:value="30.5" calcext:value-type="float">
            <text:p>30.5</text:p>
          </table:table-cell>
          <table:table-cell table:style-name="ce578" office:value-type="float" office:value="32" calcext:value-type="float">
            <text:p>32.0</text:p>
          </table:table-cell>
          <table:table-cell table:number-columns-repeated="1001"/>
        </table:table-row>
        <table:table-row table:style-name="ro2">
          <table:table-cell table:style-name="ce568" office:value-type="string" calcext:value-type="string">
            <text:p>Base 1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 calcext:value-type="float">
            <text:p>4.0</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Base 2Wk1</text:p>
          </table:table-cell>
          <table:table-cell table:style-name="ce571" office:value-type="float" office:value="1" calcext:value-type="float">
            <text:p>1</text:p>
          </table:table-cell>
          <table:table-cell table:style-name="ce573" office:value-type="float" office:value="4" calcext:value-type="float">
            <text:p>4.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5" calcext:value-type="float">
            <text:p>10.5</text:p>
          </table:table-cell>
          <table:table-cell table:number-columns-repeated="2" table:style-name="ce573" office:value-type="float" office:value="12.5" calcext:value-type="float">
            <text:p>12.5</text:p>
          </table:table-cell>
          <table:table-cell table:style-name="ce573" office:value-type="float" office:value="13" calcext:value-type="float">
            <text:p>13.0</text:p>
          </table:table-cell>
          <table:table-cell table:style-name="ce573" office:value-type="float" office:value="14.5" calcext:value-type="float">
            <text:p>14.5</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Default"/>
          <table:table-cell table:style-name="ce573" office:value-type="float" office:value="20" calcext:value-type="float">
            <text:p>20.0</text:p>
          </table:table-cell>
          <table:table-cell table:style-name="ce573" office:value-type="float" office:value="21" calcext:value-type="float">
            <text:p>21.0</text:p>
          </table:table-cell>
          <table:table-cell table:style-name="ce573" office:value-type="float" office:value="22" calcext:value-type="float">
            <text:p>22.0</text:p>
          </table:table-cell>
          <table:table-cell table:style-name="ce573" office:value-type="float" office:value="23" calcext:value-type="float">
            <text:p>23.0</text:p>
          </table:table-cell>
          <table:table-cell table:style-name="ce573" office:value-type="float" office:value="24" calcext:value-type="float">
            <text:p>24.0</text:p>
          </table:table-cell>
          <table:table-cell table:style-name="ce577" office:value-type="float" office:value="25" calcext:value-type="float">
            <text:p>25.0</text:p>
          </table:table-cell>
          <table:table-cell table:number-columns-repeated="1001"/>
        </table:table-row>
        <table:table-row table:style-name="ro2">
          <table:table-cell table:style-name="ce568" office:value-type="string" calcext:value-type="string">
            <text:p>Base 2Wk2</text:p>
          </table:table-cell>
          <table:table-cell table:style-name="ce571" office:value-type="float" office:value="2" calcext:value-type="float">
            <text:p>2</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6.5" calcext:value-type="float">
            <text:p>16.5</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 calcext:value-type="float">
            <text:p>20.0</text:p>
          </table:table-cell>
          <table:table-cell table:style-name="ce573" office:value-type="float" office:value="21.5" calcext:value-type="float">
            <text:p>21.5</text:p>
          </table:table-cell>
          <table:table-cell table:style-name="Default"/>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7.5" calcext:value-type="float">
            <text:p>27.5</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ase 2Wk3</text:p>
          </table:table-cell>
          <table:table-cell table:style-name="ce571" office:value-type="float" office:value="3" calcext:value-type="float">
            <text:p>3</text:p>
          </table:table-cell>
          <table:table-cell table:style-name="ce573" office:value-type="float" office:value="5.5" calcext:value-type="float">
            <text:p>5.5</text:p>
          </table:table-cell>
          <table:table-cell table:style-name="ce573" office:value-type="float" office:value="7" calcext:value-type="float">
            <text:p>7.0</text:p>
          </table:table-cell>
          <table:table-cell table:style-name="ce573" office:value-type="float" office:value="8.5" calcext:value-type="float">
            <text:p>8.5</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ce573" office:value-type="float" office:value="19.5" calcext:value-type="float">
            <text:p>19.5</text:p>
          </table:table-cell>
          <table:table-cell table:style-name="ce573" office:value-type="float" office:value="21" calcext:value-type="float">
            <text:p>21.0</text:p>
          </table:table-cell>
          <table:table-cell table:style-name="ce573" office:value-type="float" office:value="22.5"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5" calcext:value-type="float">
            <text:p>29.5</text:p>
          </table:table-cell>
          <table:table-cell table:style-name="ce573" office:value-type="float" office:value="31" calcext:value-type="float">
            <text:p>31.0</text:p>
          </table:table-cell>
          <table:table-cell table:style-name="ce573" office:value-type="float" office:value="32" calcext:value-type="float">
            <text:p>32.0</text:p>
          </table:table-cell>
          <table:table-cell table:style-name="ce577" office:value-type="float" office:value="33.5" calcext:value-type="float">
            <text:p>33.5</text:p>
          </table:table-cell>
          <table:table-cell table:number-columns-repeated="1001"/>
        </table:table-row>
        <table:table-row table:style-name="ro2">
          <table:table-cell table:style-name="ce568" office:value-type="string" calcext:value-type="string">
            <text:p>Base 2Rest</text:p>
          </table:table-cell>
          <table:table-cell table:style-name="ce571" office:value-type="float" office:value="4" calcext:value-type="float">
            <text:p>4</text:p>
          </table:table-cell>
          <table:table-cell table:style-name="ce573" office:value-type="float" office:value="3" calcext:value-type="float">
            <text:p>3.0</text:p>
          </table:table-cell>
          <table:table-cell table:style-name="ce573" office:value-type="float" office:value="3.5" calcext:value-type="float">
            <text:p>3.5</text:p>
          </table:table-cell>
          <table:table-cell table:style-name="ce573" office:value-type="float" office:value="4.5" calcext:value-type="float">
            <text:p>4.5</text:p>
          </table:table-cell>
          <table:table-cell table:style-name="ce573" office:value-type="float" office:value="5" calcext:value-type="float">
            <text:p>5.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 calcext:value-type="float">
            <text:p>7.0</text:p>
          </table:table-cell>
          <table:table-cell table:style-name="ce573" office:value-type="float" office:value="8" calcext:value-type="float">
            <text:p>8.0</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7" office:value-type="float" office:value="17" calcext:value-type="float">
            <text:p>17.0</text:p>
          </table:table-cell>
          <table:table-cell table:number-columns-repeated="1001"/>
        </table:table-row>
        <table:table-row table:style-name="ro2">
          <table:table-cell table:style-name="ce568" office:value-type="string" calcext:value-type="string">
            <text:p>Base 3Wk1</text:p>
          </table:table-cell>
          <table:table-cell table:style-name="ce527" office:value-type="float" office:value="1" calcext:value-type="float">
            <text:p>1</text:p>
          </table:table-cell>
          <table:table-cell table:style-name="ce574" office:value-type="float" office:value="4.5" calcext:value-type="float">
            <text:p>4.5</text:p>
          </table:table-cell>
          <table:table-cell table:style-name="ce574" office:value-type="float" office:value="5.5" calcext:value-type="float">
            <text:p>5.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1" calcext:value-type="float">
            <text:p>11.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7" calcext:value-type="float">
            <text:p>17.0</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 calcext:value-type="float">
            <text:p>20.0</text:p>
          </table:table-cell>
          <table:table-cell table:style-name="ce574" office:value-type="float" office:value="21" calcext:value-type="float">
            <text:p>21.0</text:p>
          </table:table-cell>
          <table:table-cell table:style-name="ce574" office:value-type="float" office:value="22.5" calcext:value-type="float">
            <text:p>22.5</text:p>
          </table:table-cell>
          <table:table-cell table:style-name="ce574" office:value-type="float" office:value="23.5" calcext:value-type="float">
            <text:p>23.5</text:p>
          </table:table-cell>
          <table:table-cell table:style-name="ce574" office:value-type="float" office:value="25" calcext:value-type="float">
            <text:p>25.0</text:p>
          </table:table-cell>
          <table:table-cell table:style-name="ce574" office:value-type="float" office:value="25.5" calcext:value-type="float">
            <text:p>25.5</text:p>
          </table:table-cell>
          <table:table-cell table:style-name="ce578" office:value-type="float" office:value="27" calcext:value-type="float">
            <text:p>27.0</text:p>
          </table:table-cell>
          <table:table-cell table:number-columns-repeated="1001"/>
        </table:table-row>
        <table:table-row table:style-name="ro2">
          <table:table-cell table:style-name="ce568" office:value-type="string" calcext:value-type="string">
            <text:p>Base 3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5" calcext:value-type="float">
            <text:p>6.5</text:p>
          </table:table-cell>
          <table:table-cell table:style-name="ce574" office:value-type="float" office:value="8" calcext:value-type="float">
            <text:p>8.0</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2" calcext:value-type="float">
            <text:p>12.0</text:p>
          </table:table-cell>
          <table:table-cell table:style-name="ce574" office:value-type="float" office:value="13.5" calcext:value-type="float">
            <text:p>13.5</text:p>
          </table:table-cell>
          <table:table-cell table:style-name="ce574" office:value-type="float" office:value="14.5" calcext:value-type="float">
            <text:p>14.5</text:p>
          </table:table-cell>
          <table:table-cell table:style-name="ce574" office:value-type="float" office:value="16" calcext:value-type="float">
            <text:p>16.0</text:p>
          </table:table-cell>
          <table:table-cell table:style-name="ce574" office:value-type="float" office:value="17" calcext:value-type="float">
            <text:p>17.0</text:p>
          </table:table-cell>
          <table:table-cell table:style-name="ce574" office:value-type="float" office:value="18.5" calcext:value-type="float">
            <text:p>18.5</text:p>
          </table:table-cell>
          <table:table-cell table:style-name="ce574" office:value-type="float" office:value="20" calcext:value-type="float">
            <text:p>20.0</text:p>
          </table:table-cell>
          <table:table-cell table:style-name="ce574" office:value-type="float" office:value="21.5" calcext:value-type="float">
            <text:p>21.5</text:p>
          </table:table-cell>
          <table:table-cell table:style-name="ce574" office:value-type="float" office:value="23" calcext:value-type="float">
            <text:p>23.0</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3" office:value-type="float" office:value="19" calcext:value-type="float">
            <text:p>19.0</text:p>
          </table:table-cell>
          <table:table-cell table:style-name="ce574" office:value-type="float" office:value="28" calcext:value-type="float">
            <text:p>28.0</text:p>
          </table:table-cell>
          <table:table-cell table:style-name="ce574" office:value-type="float" office:value="29.5" calcext:value-type="float">
            <text:p>29.5</text:p>
          </table:table-cell>
          <table:table-cell table:style-name="ce574" office:value-type="float" office:value="30.5" calcext:value-type="float">
            <text:p>30.5</text:p>
          </table:table-cell>
          <table:table-cell table:style-name="ce578" office:value-type="float" office:value="32" calcext:value-type="float">
            <text:p>32.0</text:p>
          </table:table-cell>
          <table:table-cell table:number-columns-repeated="1001"/>
        </table:table-row>
        <table:table-row table:style-name="ro2">
          <table:table-cell table:style-name="ce568" office:value-type="string" calcext:value-type="string">
            <text:p>Base 3Wk3</text:p>
          </table:table-cell>
          <table:table-cell table:style-name="ce527" office:value-type="float" office:value="3" calcext:value-type="float">
            <text:p>3</text:p>
          </table:table-cell>
          <table:table-cell table:style-name="ce574" office:value-type="float" office:value="6" calcext:value-type="float">
            <text:p>6.0</text:p>
          </table:table-cell>
          <table:table-cell table:style-name="ce574" office:value-type="float" office:value="7.5" calcext:value-type="float">
            <text:p>7.5</text:p>
          </table:table-cell>
          <table:table-cell table:style-name="ce574" office:value-type="float" office:value="9" calcext:value-type="float">
            <text:p>9.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3" calcext:value-type="float">
            <text:p>13.0</text:p>
          </table:table-cell>
          <table:table-cell table:style-name="ce574" office:value-type="float" office:value="15" calcext:value-type="float">
            <text:p>15.0</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2" calcext:value-type="float">
            <text:p>22.0</text:p>
          </table:table-cell>
          <table:table-cell table:style-name="ce574" office:value-type="float" office:value="23.5" calcext:value-type="float">
            <text:p>23.5</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8" calcext:value-type="float">
            <text:p>28.0</text:p>
          </table:table-cell>
          <table:table-cell table:style-name="ce573" office:value-type="float" office:value="22.5" calcext:value-type="float">
            <text:p>22.5</text:p>
          </table:table-cell>
          <table:table-cell table:style-name="ce574" office:value-type="float" office:value="31" calcext:value-type="float">
            <text:p>31.0</text:p>
          </table:table-cell>
          <table:table-cell table:style-name="ce574" office:value-type="float" office:value="32.5" calcext:value-type="float">
            <text:p>32.5</text:p>
          </table:table-cell>
          <table:table-cell table:style-name="ce574" office:value-type="float" office:value="33.5" calcext:value-type="float">
            <text:p>33.5</text:p>
          </table:table-cell>
          <table:table-cell table:style-name="ce578" office:value-type="float" office:value="35" calcext:value-type="float">
            <text:p>35.0</text:p>
          </table:table-cell>
          <table:table-cell table:number-columns-repeated="1001"/>
        </table:table-row>
        <table:table-row table:style-name="ro2">
          <table:table-cell table:style-name="ce568" office:value-type="string" calcext:value-type="string">
            <text:p>Base 3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Build 1Wk1</text:p>
          </table:table-cell>
          <table:table-cell table:style-name="ce571" office:value-type="float" office:value="1" calcext:value-type="float">
            <text:p>1</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Wk2</text:p>
          </table:table-cell>
          <table:table-cell table:style-name="ce571" office:value-type="float" office:value="2" calcext:value-type="float">
            <text:p>2</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Wk3</text:p>
          </table:table-cell>
          <table:table-cell table:style-name="ce571" office:value-type="float" office:value="3" calcext:value-type="float">
            <text:p>3</text:p>
          </table:table-cell>
          <table:table-cell table:style-name="ce573" office:value-type="float" office:value="5" calcext:value-type="float">
            <text:p>5.0</text:p>
          </table:table-cell>
          <table:table-cell table:style-name="ce573" office:value-type="float" office:value="6.5" calcext:value-type="float">
            <text:p>6.5</text:p>
          </table:table-cell>
          <table:table-cell table:style-name="ce573" office:value-type="float" office:value="8" calcext:value-type="float">
            <text:p>8.0</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4" calcext:value-type="float">
            <text:p>14.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3" office:value-type="float" office:value="17.5" calcext:value-type="float">
            <text:p>17.5</text:p>
          </table:table-cell>
          <table:table-cell table:style-name="ce573" office:value-type="float" office:value="19" calcext:value-type="float">
            <text:p>19.0</text:p>
          </table:table-cell>
          <table:table-cell table:style-name="ce573" office:value-type="float" office:value="20.5" calcext:value-type="float">
            <text:p>20.5</text:p>
          </table:table-cell>
          <table:table-cell table:style-name="ce573" office:value-type="float" office:value="21.5" calcext:value-type="float">
            <text:p>21.5</text:p>
          </table:table-cell>
          <table:table-cell table:style-name="ce573" office:value-type="float" office:value="22.524" calcext:value-type="float">
            <text:p>22.5</text:p>
          </table:table-cell>
          <table:table-cell table:style-name="ce573" office:value-type="float" office:value="24" calcext:value-type="float">
            <text:p>24.0</text:p>
          </table:table-cell>
          <table:table-cell table:style-name="ce573" office:value-type="float" office:value="25" calcext:value-type="float">
            <text:p>25.0</text:p>
          </table:table-cell>
          <table:table-cell table:style-name="ce573" office:value-type="float" office:value="26.5" calcext:value-type="float">
            <text:p>26.5</text:p>
          </table:table-cell>
          <table:table-cell table:style-name="ce573" office:value-type="float" office:value="28" calcext:value-type="float">
            <text:p>28.0</text:p>
          </table:table-cell>
          <table:table-cell table:style-name="ce573" office:value-type="float" office:value="29" calcext:value-type="float">
            <text:p>29.0</text:p>
          </table:table-cell>
          <table:table-cell table:style-name="ce577" office:value-type="float" office:value="30" calcext:value-type="float">
            <text:p>30.0</text:p>
          </table:table-cell>
          <table:table-cell table:number-columns-repeated="1001"/>
        </table:table-row>
        <table:table-row table:style-name="ro2">
          <table:table-cell table:style-name="ce568" office:value-type="string" calcext:value-type="string">
            <text:p>Build 1Rest</text:p>
          </table:table-cell>
          <table:table-cell table:style-name="ce571" office:value-type="float" office:value="4" calcext:value-type="float">
            <text:p>4</text:p>
          </table:table-cell>
          <table:table-cell table:style-name="ce573" office:value-type="float" office:value="3" calcext:value-type="float">
            <text:p>3.0</text:p>
          </table:table-cell>
          <table:table-cell table:style-name="ce573" office:value-type="float" office:value="3.5" calcext:value-type="float">
            <text:p>3.5</text:p>
          </table:table-cell>
          <table:table-cell table:style-name="ce573" office:value-type="float" office:value="4.5" calcext:value-type="float">
            <text:p>4.5</text:p>
          </table:table-cell>
          <table:table-cell table:style-name="ce573" office:value-type="float" office:value="5" calcext:value-type="float">
            <text:p>5.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 calcext:value-type="float">
            <text:p>7.0</text:p>
          </table:table-cell>
          <table:table-cell table:style-name="ce573" office:value-type="float" office:value="8" calcext:value-type="float">
            <text:p>8.0</text:p>
          </table:table-cell>
          <table:table-cell table:style-name="ce573" office:value-type="float" office:value="8.5" calcext:value-type="float">
            <text:p>8.5</text:p>
          </table:table-cell>
          <table:table-cell table:style-name="ce573" office:value-type="float" office:value="9" calcext:value-type="float">
            <text:p>9.0</text:p>
          </table:table-cell>
          <table:table-cell table:style-name="ce573" office:value-type="float" office:value="10" calcext:value-type="float">
            <text:p>10.0</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2" calcext:value-type="float">
            <text:p>12.0</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 calcext:value-type="float">
            <text:p>14.0</text:p>
          </table:table-cell>
          <table:table-cell table:style-name="ce573" office:value-type="float" office:value="15" calcext:value-type="float">
            <text:p>15.0</text:p>
          </table:table-cell>
          <table:table-cell table:style-name="ce573" office:value-type="float" office:value="15.5" calcext:value-type="float">
            <text:p>15.5</text:p>
          </table:table-cell>
          <table:table-cell table:style-name="ce573" office:value-type="float" office:value="16" calcext:value-type="float">
            <text:p>16.0</text:p>
          </table:table-cell>
          <table:table-cell table:style-name="ce577" office:value-type="float" office:value="17" calcext:value-type="float">
            <text:p>17.0</text:p>
          </table:table-cell>
          <table:table-cell table:number-columns-repeated="1001"/>
        </table:table-row>
        <table:table-row table:style-name="ro2">
          <table:table-cell table:style-name="ce568" office:value-type="string" calcext:value-type="string">
            <text:p>Build 2Wk1</text:p>
          </table:table-cell>
          <table:table-cell table:style-name="ce527" office:value-type="float" office:value="1" calcext:value-type="float">
            <text:p>1</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Wk2</text:p>
          </table:table-cell>
          <table:table-cell table:style-name="ce527" office:value-type="float" office:value="2" calcext:value-type="float">
            <text:p>2</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Wk3</text:p>
          </table:table-cell>
          <table:table-cell table:style-name="ce527" office:value-type="float" office:value="3" calcext:value-type="float">
            <text:p>3</text:p>
          </table:table-cell>
          <table:table-cell table:style-name="ce574" office:value-type="float" office:value="5" calcext:value-type="float">
            <text:p>5.0</text:p>
          </table:table-cell>
          <table:table-cell table:style-name="ce574" office:value-type="float" office:value="6" calcext:value-type="float">
            <text:p>6.0</text:p>
          </table:table-cell>
          <table:table-cell table:style-name="ce574" office:value-type="float" office:value="7" calcext:value-type="float">
            <text:p>7.0</text:p>
          </table:table-cell>
          <table:table-cell table:style-name="ce574" office:value-type="float" office:value="8.5" calcext:value-type="float">
            <text:p>8.5</text:p>
          </table:table-cell>
          <table:table-cell table:style-name="ce574" office:value-type="float" office:value="9.5" calcext:value-type="float">
            <text:p>9.5</text:p>
          </table:table-cell>
          <table:table-cell table:style-name="ce574" office:value-type="float" office:value="10.5" calcext:value-type="float">
            <text:p>10.5</text:p>
          </table:table-cell>
          <table:table-cell table:style-name="ce574" office:value-type="float" office:value="11" calcext:value-type="float">
            <text:p>11.0</text:p>
          </table:table-cell>
          <table:table-cell table:style-name="ce574" office:value-type="float" office:value="13" calcext:value-type="float">
            <text:p>13.0</text:p>
          </table:table-cell>
          <table:table-cell table:style-name="ce574" office:value-type="float" office:value="14.5" calcext:value-type="float">
            <text:p>14.5</text:p>
          </table:table-cell>
          <table:table-cell table:style-name="ce574" office:value-type="float" office:value="15.5" calcext:value-type="float">
            <text:p>15.5</text:p>
          </table:table-cell>
          <table:table-cell table:style-name="ce574" office:value-type="float" office:value="16.5" calcext:value-type="float">
            <text:p>16.5</text:p>
          </table:table-cell>
          <table:table-cell table:style-name="ce574" office:value-type="float" office:value="18" calcext:value-type="float">
            <text:p>18.0</text:p>
          </table:table-cell>
          <table:table-cell table:style-name="ce574" office:value-type="float" office:value="19" calcext:value-type="float">
            <text:p>19.0</text:p>
          </table:table-cell>
          <table:table-cell table:style-name="ce574" office:value-type="float" office:value="20.5" calcext:value-type="float">
            <text:p>20.5</text:p>
          </table:table-cell>
          <table:table-cell table:style-name="ce574" office:value-type="float" office:value="21.5" calcext:value-type="float">
            <text:p>21.5</text:p>
          </table:table-cell>
          <table:table-cell table:style-name="ce574" office:value-type="float" office:value="22.5" calcext:value-type="float">
            <text:p>22.5</text:p>
          </table:table-cell>
          <table:table-cell table:style-name="ce574" office:value-type="float" office:value="24" calcext:value-type="float">
            <text:p>24.0</text:p>
          </table:table-cell>
          <table:table-cell table:style-name="ce574" office:value-type="float" office:value="25" calcext:value-type="float">
            <text:p>25.0</text:p>
          </table:table-cell>
          <table:table-cell table:style-name="ce574" office:value-type="float" office:value="26.5" calcext:value-type="float">
            <text:p>26.5</text:p>
          </table:table-cell>
          <table:table-cell table:style-name="ce574" office:value-type="float" office:value="27" calcext:value-type="float">
            <text:p>27.0</text:p>
          </table:table-cell>
          <table:table-cell table:style-name="ce578" office:value-type="float" office:value="28.5" calcext:value-type="float">
            <text:p>28.5</text:p>
          </table:table-cell>
          <table:table-cell table:number-columns-repeated="1001"/>
        </table:table-row>
        <table:table-row table:style-name="ro2">
          <table:table-cell table:style-name="ce568" office:value-type="string" calcext:value-type="string">
            <text:p>Build 2Rest</text:p>
          </table:table-cell>
          <table:table-cell table:style-name="ce527" office:value-type="float" office:value="4" calcext:value-type="float">
            <text:p>4</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Peak 1</text:p>
          </table:table-cell>
          <table:table-cell table:style-name="ce571" office:value-type="float" office:value="1" calcext:value-type="float">
            <text:p>1</text:p>
          </table:table-cell>
          <table:table-cell table:style-name="ce573" office:value-type="float" office:value="4" calcext:value-type="float">
            <text:p>4.0</text:p>
          </table:table-cell>
          <table:table-cell table:style-name="ce573" office:value-type="float" office:value="5.5" calcext:value-type="float">
            <text:p>5.5</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5" calcext:value-type="float">
            <text:p>10.5</text:p>
          </table:table-cell>
          <table:table-cell table:style-name="ce573" office:value-type="float" office:value="11.5" calcext:value-type="float">
            <text:p>11.5</text:p>
          </table:table-cell>
          <table:table-cell table:style-name="ce573" office:value-type="float" office:value="13" calcext:value-type="float">
            <text:p>13.0</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8" calcext:value-type="float">
            <text:p>18.0</text:p>
          </table:table-cell>
          <table:table-cell table:style-name="ce573" office:value-type="float" office:value="19" calcext:value-type="float">
            <text:p>19.0</text:p>
          </table:table-cell>
          <table:table-cell table:style-name="ce573" office:value-type="float" office:value="20" calcext:value-type="float">
            <text:p>20.0</text:p>
          </table:table-cell>
          <table:table-cell table:style-name="ce573" office:value-type="float" office:value="21" calcext:value-type="float">
            <text:p>21.0</text:p>
          </table:table-cell>
          <table:table-cell table:style-name="ce573" office:value-type="float" office:value="22" calcext:value-type="float">
            <text:p>22.0</text:p>
          </table:table-cell>
          <table:table-cell table:style-name="ce573" office:value-type="float" office:value="23.5" calcext:value-type="float">
            <text:p>23.5</text:p>
          </table:table-cell>
          <table:table-cell table:style-name="ce573" office:value-type="float" office:value="24" calcext:value-type="float">
            <text:p>24.0</text:p>
          </table:table-cell>
          <table:table-cell table:style-name="ce577" office:value-type="float" office:value="25" calcext:value-type="float">
            <text:p>25.0</text:p>
          </table:table-cell>
          <table:table-cell table:number-columns-repeated="1001"/>
        </table:table-row>
        <table:table-row table:style-name="ro2">
          <table:table-cell table:style-name="ce568" office:value-type="string" calcext:value-type="string">
            <text:p>Peak 2</text:p>
          </table:table-cell>
          <table:table-cell table:style-name="ce571" office:value-type="float" office:value="2" calcext:value-type="float">
            <text:p>2</text:p>
          </table:table-cell>
          <table:table-cell table:style-name="ce573" office:value-type="float" office:value="3.5" calcext:value-type="float">
            <text:p>3.5</text:p>
          </table:table-cell>
          <table:table-cell table:style-name="ce573" office:value-type="float" office:value="4" calcext:value-type="float">
            <text:p>4.0</text:p>
          </table:table-cell>
          <table:table-cell table:style-name="ce573" office:value-type="float" office:value="5" calcext:value-type="float">
            <text:p>5.0</text:p>
          </table:table-cell>
          <table:table-cell table:style-name="ce573" office:value-type="float" office:value="6" calcext:value-type="float">
            <text:p>6.0</text:p>
          </table:table-cell>
          <table:table-cell table:style-name="ce573" office:value-type="float" office:value="6.5" calcext:value-type="float">
            <text:p>6.5</text:p>
          </table:table-cell>
          <table:table-cell table:style-name="ce573" office:value-type="float" office:value="7.5" calcext:value-type="float">
            <text:p>7.5</text:p>
          </table:table-cell>
          <table:table-cell table:style-name="ce573" office:value-type="float" office:value="8.5" calcext:value-type="float">
            <text:p>8.5</text:p>
          </table:table-cell>
          <table:table-cell table:style-name="ce573" office:value-type="float" office:value="9.5" calcext:value-type="float">
            <text:p>9.5</text:p>
          </table:table-cell>
          <table:table-cell table:style-name="ce573" office:value-type="float" office:value="10" calcext:value-type="float">
            <text:p>10.0</text:p>
          </table:table-cell>
          <table:table-cell table:style-name="ce573" office:value-type="float" office:value="11" calcext:value-type="float">
            <text:p>11.0</text:p>
          </table:table-cell>
          <table:table-cell table:style-name="ce573" office:value-type="float" office:value="11.5" calcext:value-type="float">
            <text:p>11.5</text:p>
          </table:table-cell>
          <table:table-cell table:style-name="ce573" office:value-type="float" office:value="12.5" calcext:value-type="float">
            <text:p>12.5</text:p>
          </table:table-cell>
          <table:table-cell table:style-name="ce573" office:value-type="float" office:value="13.5" calcext:value-type="float">
            <text:p>13.5</text:p>
          </table:table-cell>
          <table:table-cell table:style-name="ce573" office:value-type="float" office:value="14.5" calcext:value-type="float">
            <text:p>14.5</text:p>
          </table:table-cell>
          <table:table-cell table:style-name="ce573" office:value-type="float" office:value="15" calcext:value-type="float">
            <text:p>15.0</text:p>
          </table:table-cell>
          <table:table-cell table:style-name="ce573" office:value-type="float" office:value="16" calcext:value-type="float">
            <text:p>16.0</text:p>
          </table:table-cell>
          <table:table-cell table:style-name="ce573" office:value-type="float" office:value="17" calcext:value-type="float">
            <text:p>17.0</text:p>
          </table:table-cell>
          <table:table-cell table:style-name="ce573" office:value-type="float" office:value="17.5" calcext:value-type="float">
            <text:p>17.5</text:p>
          </table:table-cell>
          <table:table-cell table:style-name="ce573" office:value-type="float" office:value="18.5" calcext:value-type="float">
            <text:p>18.5</text:p>
          </table:table-cell>
          <table:table-cell table:style-name="ce573" office:value-type="float" office:value="19" calcext:value-type="float">
            <text:p>19.0</text:p>
          </table:table-cell>
          <table:table-cell table:style-name="ce577" office:value-type="float" office:value="20" calcext:value-type="float">
            <text:p>20.0</text:p>
          </table:table-cell>
          <table:table-cell table:number-columns-repeated="1001"/>
        </table:table-row>
        <table:table-row table:style-name="ro2">
          <table:table-cell table:style-name="ce568" office:value-type="string" calcext:value-type="string">
            <text:p>RaceSat</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RaceSun</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8" office:value-type="string" calcext:value-type="string">
            <text:p>RaceSatSun</text:p>
          </table:table-cell>
          <table:table-cell table:style-name="ce527" office:value-type="string" calcext:value-type="string">
            <text:p>All</text:p>
          </table:table-cell>
          <table:table-cell table:style-name="ce574" office:value-type="float" office:value="3" calcext:value-type="float">
            <text:p>3.0</text:p>
          </table:table-cell>
          <table:table-cell table:style-name="ce574" office:value-type="float" office:value="3.5" calcext:value-type="float">
            <text:p>3.5</text:p>
          </table:table-cell>
          <table:table-cell table:style-name="ce574" office:value-type="float" office:value="4.5" calcext:value-type="float">
            <text:p>4.5</text:p>
          </table:table-cell>
          <table:table-cell table:style-name="ce574" office:value-type="float" office:value="5" calcext:value-type="float">
            <text:p>5.0</text:p>
          </table:table-cell>
          <table:table-cell table:style-name="ce574" office:value-type="float" office:value="5.5" calcext:value-type="float">
            <text:p>5.5</text:p>
          </table:table-cell>
          <table:table-cell table:style-name="ce574" office:value-type="float" office:value="6.5" calcext:value-type="float">
            <text:p>6.5</text:p>
          </table:table-cell>
          <table:table-cell table:style-name="ce574" office:value-type="float" office:value="7" calcext:value-type="float">
            <text:p>7.0</text:p>
          </table:table-cell>
          <table:table-cell table:style-name="ce574" office:value-type="float" office:value="8" calcext:value-type="float">
            <text:p>8.0</text:p>
          </table:table-cell>
          <table:table-cell table:style-name="ce574" office:value-type="float" office:value="8.5" calcext:value-type="float">
            <text:p>8.5</text:p>
          </table:table-cell>
          <table:table-cell table:style-name="ce574" office:value-type="float" office:value="9" calcext:value-type="float">
            <text:p>9.0</text:p>
          </table:table-cell>
          <table:table-cell table:style-name="ce574" office:value-type="float" office:value="10" calcext:value-type="float">
            <text:p>10.0</text:p>
          </table:table-cell>
          <table:table-cell table:style-name="ce574" office:value-type="float" office:value="10.5" calcext:value-type="float">
            <text:p>10.5</text:p>
          </table:table-cell>
          <table:table-cell table:style-name="ce574" office:value-type="float" office:value="11.5" calcext:value-type="float">
            <text:p>11.5</text:p>
          </table:table-cell>
          <table:table-cell table:style-name="ce574" office:value-type="float" office:value="12" calcext:value-type="float">
            <text:p>12.0</text:p>
          </table:table-cell>
          <table:table-cell table:style-name="ce574" office:value-type="float" office:value="12.5" calcext:value-type="float">
            <text:p>12.5</text:p>
          </table:table-cell>
          <table:table-cell table:style-name="ce574" office:value-type="float" office:value="13.5" calcext:value-type="float">
            <text:p>13.5</text:p>
          </table:table-cell>
          <table:table-cell table:style-name="ce574" office:value-type="float" office:value="14" calcext:value-type="float">
            <text:p>14.0</text:p>
          </table:table-cell>
          <table:table-cell table:style-name="ce574" office:value-type="float" office:value="15" calcext:value-type="float">
            <text:p>15.0</text:p>
          </table:table-cell>
          <table:table-cell table:style-name="ce574" office:value-type="float" office:value="15.5" calcext:value-type="float">
            <text:p>15.5</text:p>
          </table:table-cell>
          <table:table-cell table:style-name="ce574" office:value-type="float" office:value="16" calcext:value-type="float">
            <text:p>16.0</text:p>
          </table:table-cell>
          <table:table-cell table:style-name="ce578" office:value-type="float" office:value="17" calcext:value-type="float">
            <text:p>17.0</text:p>
          </table:table-cell>
          <table:table-cell table:number-columns-repeated="1001"/>
        </table:table-row>
        <table:table-row table:style-name="ro2">
          <table:table-cell table:style-name="ce569" office:value-type="string" calcext:value-type="string">
            <text:p>Transition</text:p>
          </table:table-cell>
          <table:table-cell table:style-name="ce572" office:value-type="string" calcext:value-type="string">
            <text:p>All</text:p>
          </table:table-cell>
          <table:table-cell table:style-name="ce575" office:value-type="float" office:value="3.1" calcext:value-type="float">
            <text:p>3.1</text:p>
          </table:table-cell>
          <table:table-cell table:style-name="ce575" office:value-type="float" office:value="3.5" calcext:value-type="float">
            <text:p>3.5</text:p>
          </table:table-cell>
          <table:table-cell table:style-name="ce575" office:value-type="float" office:value="4.5" calcext:value-type="float">
            <text:p>4.5</text:p>
          </table:table-cell>
          <table:table-cell table:style-name="ce575" office:value-type="float" office:value="5" calcext:value-type="float">
            <text:p>5.0</text:p>
          </table:table-cell>
          <table:table-cell table:style-name="ce575" office:value-type="float" office:value="5.5" calcext:value-type="float">
            <text:p>5.5</text:p>
          </table:table-cell>
          <table:table-cell table:style-name="ce575" office:value-type="float" office:value="6.5" calcext:value-type="float">
            <text:p>6.5</text:p>
          </table:table-cell>
          <table:table-cell table:style-name="ce575" office:value-type="float" office:value="7" calcext:value-type="float">
            <text:p>7.0</text:p>
          </table:table-cell>
          <table:table-cell table:style-name="ce575" office:value-type="float" office:value="8" calcext:value-type="float">
            <text:p>8.0</text:p>
          </table:table-cell>
          <table:table-cell table:style-name="ce575" office:value-type="float" office:value="8.5" calcext:value-type="float">
            <text:p>8.5</text:p>
          </table:table-cell>
          <table:table-cell table:style-name="ce575" office:value-type="float" office:value="9" calcext:value-type="float">
            <text:p>9.0</text:p>
          </table:table-cell>
          <table:table-cell table:style-name="ce575" office:value-type="float" office:value="10" calcext:value-type="float">
            <text:p>10.0</text:p>
          </table:table-cell>
          <table:table-cell table:style-name="ce575" office:value-type="float" office:value="10.5" calcext:value-type="float">
            <text:p>10.5</text:p>
          </table:table-cell>
          <table:table-cell table:style-name="ce575" office:value-type="float" office:value="11.5" calcext:value-type="float">
            <text:p>11.5</text:p>
          </table:table-cell>
          <table:table-cell table:style-name="ce575" office:value-type="float" office:value="12" calcext:value-type="float">
            <text:p>12.0</text:p>
          </table:table-cell>
          <table:table-cell table:style-name="ce575" office:value-type="float" office:value="12.5" calcext:value-type="float">
            <text:p>12.5</text:p>
          </table:table-cell>
          <table:table-cell table:style-name="ce575" office:value-type="float" office:value="13.5" calcext:value-type="float">
            <text:p>13.5</text:p>
          </table:table-cell>
          <table:table-cell table:style-name="ce575" office:value-type="float" office:value="14" calcext:value-type="float">
            <text:p>14.0</text:p>
          </table:table-cell>
          <table:table-cell table:style-name="ce575" office:value-type="float" office:value="15" calcext:value-type="float">
            <text:p>15.0</text:p>
          </table:table-cell>
          <table:table-cell table:style-name="ce575" office:value-type="float" office:value="15.5" calcext:value-type="float">
            <text:p>15.5</text:p>
          </table:table-cell>
          <table:table-cell table:style-name="ce575" office:value-type="float" office:value="16" calcext:value-type="float">
            <text:p>16.0</text:p>
          </table:table-cell>
          <table:table-cell table:style-name="ce579"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table:table-column table:style-name="co25" table:default-cell-style-name="ce586"/>
        <table:table-column table:style-name="co26" table:default-cell-style-name="ce586"/>
        <table:table-column table:style-name="co27"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581" office:value-type="string" calcext:value-type="string">
            <text:p>Weekly Hrs</text:p>
          </table:table-cell>
          <table:table-cell table:style-name="ce587" office:value-type="string" calcext:value-type="string">
            <text:p>Long Ride</text:p>
          </table:table-cell>
          <table:table-cell table:style-name="ce594" office:value-type="string" calcext:value-type="string">
            <text:p>May be 2-a-day workouts</text:p>
          </table:table-cell>
          <table:table-cell table:style-name="ce596" table:number-columns-repeated="4"/>
          <table:table-cell table:style-name="ce600"/>
          <table:table-cell table:number-columns-repeated="1016"/>
        </table:table-row>
        <table:table-row table:style-name="ro20">
          <table:table-cell table:style-name="ce582" office:value-type="float" office:value="3" calcext:value-type="float">
            <text:p>3.0</text:p>
          </table:table-cell>
          <table:table-cell table:style-name="ce588" office:value-type="float" office:value="1.5" calcext:value-type="float">
            <text:p>1.5</text:p>
          </table:table-cell>
          <table:table-cell table:number-columns-repeated="2" table:style-name="ce595" office:value-type="float" office:value="0.75" calcext:value-type="float">
            <text:p>0.75</text:p>
          </table:table-cell>
          <table:table-cell table:number-columns-repeated="3" table:style-name="ce597" office:value-type="float" office:value="0" calcext:value-type="float">
            <text:p>0</text:p>
          </table:table-cell>
          <table:table-cell table:style-name="ce601" office:value-type="float" office:value="0" calcext:value-type="float">
            <text:p>0</text:p>
          </table:table-cell>
          <table:table-cell table:style-name="ce606"/>
          <table:table-cell table:style-name="ce608" table:number-columns-repeated="1015"/>
        </table:table-row>
        <table:table-row table:style-name="ro20">
          <table:table-cell table:style-name="ce583" table:formula="of:=[.A2]+0.5" office:value-type="float" office:value="3.5" calcext:value-type="float">
            <text:p>3.5</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number-columns-repeated="3"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0.5" office:value-type="float" office:value="4" calcext:value-type="float">
            <text:p>4.0</text:p>
          </table:table-cell>
          <table:table-cell table:style-name="ce590" office:value-type="float" office:value="1.5" calcext:value-type="float">
            <text:p>1.5</text:p>
          </table:table-cell>
          <table:table-cell table:number-columns-repeated="2" table:style-name="ce590" office:value-type="float" office:value="1" calcext:value-type="float">
            <text:p>1.0</text:p>
          </table:table-cell>
          <table:table-cell table:style-name="ce590" office:value-type="float" office:value="0.5" calcext:value-type="float">
            <text:p>0.5</text:p>
          </table:table-cell>
          <table:table-cell table:number-columns-repeated="2"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0.5" office:value-type="float" office:value="4.5" calcext:value-type="float">
            <text:p>4.5</text:p>
          </table:table-cell>
          <table:table-cell table:style-name="ce591" office:value-type="float" office:value="1.75" calcext:value-type="float">
            <text:p>1.75</text:p>
          </table:table-cell>
          <table:table-cell table:number-columns-repeated="2" table:style-name="ce589" office:value-type="float" office:value="1" calcext:value-type="float">
            <text:p>1.0</text:p>
          </table:table-cell>
          <table:table-cell table:style-name="ce591" office:value-type="float" office:value="0.75" calcext:value-type="float">
            <text:p>0.75</text:p>
          </table:table-cell>
          <table:table-cell table:number-columns-repeated="2"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0.5" office:value-type="float" office:value="5" calcext:value-type="float">
            <text:p>5.0</text:p>
          </table:table-cell>
          <table:table-cell table:style-name="ce590" office:value-type="float" office:value="2" calcext:value-type="float">
            <text:p>2.0</text:p>
          </table:table-cell>
          <table:table-cell table:number-columns-repeated="3" table:style-name="ce590" office:value-type="float" office:value="1" calcext:value-type="float">
            <text:p>1.0</text:p>
          </table:table-cell>
          <table:table-cell table:number-columns-repeated="2"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0.5" office:value-type="float" office:value="5.5" calcext:value-type="float">
            <text:p>5.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number-columns-repeated="2"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7]+0.5" office:value-type="float" office:value="6" calcext:value-type="float">
            <text:p>6.0</text:p>
          </table:table-cell>
          <table:table-cell table:style-name="ce590" office:value-type="float" office:value="2" calcext:value-type="float">
            <text:p>2.0</text:p>
          </table:table-cell>
          <table:table-cell table:number-columns-repeated="4"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8]+0.5" office:value-type="float" office:value="6.5" calcext:value-type="float">
            <text:p>6.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number-columns-repeated="3"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9]+0.5" office:value-type="float" office:value="7" calcext:value-type="float">
            <text:p>7.0</text:p>
          </table:table-cell>
          <table:table-cell table:style-name="ce592" office:value-type="float" office:value="2" calcext:value-type="float">
            <text:p>2</text:p>
          </table:table-cell>
          <table:table-cell table:number-columns-repeated="2" table:style-name="ce592" office:value-type="float" office:value="1.5" calcext:value-type="float">
            <text:p>1.5</text:p>
          </table:table-cell>
          <table:table-cell table:number-columns-repeated="2" table:style-name="ce590" office:value-type="float" office:value="1" calcext:value-type="float">
            <text:p>1.0</text:p>
          </table:table-cell>
          <table:table-cell table:style-name="ce592" office:value-type="float" office:value="0" calcext:value-type="float">
            <text:p>0</text:p>
          </table:table-cell>
          <table:table-cell table:style-name="ce604" office:value-type="float" office:value="0" calcext:value-type="float">
            <text:p>0</text:p>
          </table:table-cell>
          <table:table-cell table:style-name="ce364"/>
          <table:table-cell table:number-columns-repeated="1015"/>
        </table:table-row>
        <table:table-row table:style-name="ro20">
          <table:table-cell table:style-name="ce583" table:formula="of:=[.A10]+0.5" office:value-type="float" office:value="7.5" calcext:value-type="float">
            <text:p>7.5</text:p>
          </table:table-cell>
          <table:table-cell table:style-name="ce589" office:value-type="float" office:value="2.5" calcext:value-type="float">
            <text:p>2.5</text:p>
          </table:table-cell>
          <table:table-cell table:number-columns-repeated="2" table:style-name="ce589" office:value-type="float" office:value="1.5" calcext:value-type="float">
            <text:p>1.5</text:p>
          </table:table-cell>
          <table:table-cell table:number-columns-repeated="2"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1]+0.5" office:value-type="float" office:value="8" calcext:value-type="float">
            <text:p>8.0</text:p>
          </table:table-cell>
          <table:table-cell table:style-name="ce590" office:value-type="float" office:value="2.5" calcext:value-type="float">
            <text:p>2.5</text:p>
          </table:table-cell>
          <table:table-cell table:number-columns-repeated="3" table:style-name="ce590" office:value-type="float" office:value="1.5" calcext:value-type="float">
            <text:p>1.5</text:p>
          </table:table-cell>
          <table:table-cell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2]+0.5" office:value-type="float" office:value="8.5" calcext:value-type="float">
            <text:p>8.5</text:p>
          </table:table-cell>
          <table:table-cell table:style-name="ce589" office:value-type="float" office:value="3" calcext:value-type="float">
            <text:p>3.0</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598" office:value-type="float" office:value="0" calcext:value-type="float">
            <text:p>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3]+0.5" office:value-type="float" office:value="9" calcext:value-type="float">
            <text:p>9.0</text:p>
          </table:table-cell>
          <table:table-cell table:style-name="ce590" office:value-type="float" office:value="3" calcext:value-type="float">
            <text:p>3.0</text:p>
          </table:table-cell>
          <table:table-cell table:style-name="ce590" office:value-type="float" office:value="2" calcext:value-type="float">
            <text:p>2.0</text:p>
          </table:table-cell>
          <table:table-cell table:number-columns-repeated="2" table:style-name="ce590" office:value-type="float" office:value="1.5" calcext:value-type="float">
            <text:p>1.5</text:p>
          </table:table-cell>
          <table:table-cell table:style-name="ce590" office:value-type="float" office:value="1" calcext:value-type="float">
            <text:p>1.0</text:p>
          </table:table-cell>
          <table:table-cell table:style-name="ce599" office:value-type="float" office:value="0" calcext:value-type="float">
            <text:p>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4]+0.5" office:value-type="float" office:value="9.5" calcext:value-type="float">
            <text:p>9.5</text:p>
          </table:table-cell>
          <table:table-cell table:style-name="ce589" office:value-type="float" office:value="3" calcext:value-type="float">
            <text:p>3.0</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589" office:value-type="float" office:value="0.5" calcext:value-type="float">
            <text:p>0.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5]+0.5" office:value-type="float" office:value="10" calcext:value-type="float">
            <text:p>10.0</text:p>
          </table:table-cell>
          <table:table-cell table:style-name="ce592" office:value-type="float" office:value="3" calcext:value-type="float">
            <text:p>3</text:p>
          </table:table-cell>
          <table:table-cell table:style-name="ce592" office:value-type="float" office:value="2" calcext:value-type="float">
            <text:p>2</text:p>
          </table:table-cell>
          <table:table-cell table:number-columns-repeated="2" table:style-name="ce592" office:value-type="float" office:value="1.5" calcext:value-type="float">
            <text:p>1.5</text:p>
          </table:table-cell>
          <table:table-cell table:number-columns-repeated="2" table:style-name="ce592" office:value-type="float" office:value="1" calcext:value-type="float">
            <text:p>1</text:p>
          </table:table-cell>
          <table:table-cell table:style-name="ce604" office:value-type="float" office:value="0" calcext:value-type="float">
            <text:p>0</text:p>
          </table:table-cell>
          <table:table-cell table:style-name="ce607" table:number-columns-repeated="1016"/>
        </table:table-row>
        <table:table-row table:style-name="ro20">
          <table:table-cell table:style-name="ce583" table:formula="of:=[.A16]+0.5" office:value-type="float" office:value="10.5" calcext:value-type="float">
            <text:p>10.5</text:p>
          </table:table-cell>
          <table:table-cell table:style-name="ce589" office:value-type="float" office:value="3" calcext:value-type="float">
            <text:p>3.0</text:p>
          </table:table-cell>
          <table:table-cell table:number-columns-repeated="2" table:style-name="ce589" office:value-type="float" office:value="2" calcext:value-type="float">
            <text:p>2.0</text:p>
          </table:table-cell>
          <table:table-cell table:style-name="ce589" office:value-type="float" office:value="1.5" calcext:value-type="float">
            <text:p>1.5</text:p>
          </table:table-cell>
          <table:table-cell table:number-columns-repeated="2"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7]+0.5" office:value-type="float" office:value="11" calcext:value-type="float">
            <text:p>11.0</text:p>
          </table:table-cell>
          <table:table-cell table:style-name="ce590" office:value-type="float" office:value="3" calcext:value-type="float">
            <text:p>3.0</text:p>
          </table:table-cell>
          <table:table-cell table:number-columns-repeated="2" table:style-name="ce590" office:value-type="float" office:value="2" calcext:value-type="float">
            <text:p>2.0</text:p>
          </table:table-cell>
          <table:table-cell table:number-columns-repeated="2"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18]+0.5" office:value-type="float" office:value="11.5" calcext:value-type="float">
            <text:p>11.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number-columns-repeated="2"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19]+0.5" office:value-type="float" office:value="12" calcext:value-type="float">
            <text:p>12.0</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number-columns-repeated="2"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0]+0.5" office:value-type="float" office:value="12.5" calcext:value-type="float">
            <text:p>12.5</text:p>
          </table:table-cell>
          <table:table-cell table:style-name="ce589" office:value-type="float" office:value="3.5" calcext:value-type="float">
            <text:p>3.5</text:p>
          </table:table-cell>
          <table:table-cell table:style-name="ce589" office:value-type="float" office:value="2.5" calcext:value-type="float">
            <text:p>2.5</text:p>
          </table:table-cell>
          <table:table-cell table:number-columns-repeated="2" table:style-name="ce589" office:value-type="float" office:value="2" calcext:value-type="float">
            <text:p>2.0</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1]+0.5" office:value-type="float" office:value="13" calcext:value-type="float">
            <text:p>13.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number-columns-repeated="2"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2]+0.5" office:value-type="float" office:value="13.5" calcext:value-type="float">
            <text:p>13.5</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3]+0.5" office:value-type="float" office:value="14" calcext:value-type="float">
            <text:p>14.0</text:p>
          </table:table-cell>
          <table:table-cell table:style-name="ce590" office:value-type="float" office:value="4" calcext:value-type="float">
            <text:p>4.0</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4]+0.5" office:value-type="float" office:value="14.5" calcext:value-type="float">
            <text:p>14.5</text:p>
          </table:table-cell>
          <table:table-cell table:style-name="ce589" office:value-type="float" office:value="4" calcext:value-type="float">
            <text:p>4.0</text:p>
          </table:table-cell>
          <table:table-cell table:style-name="ce589" office:value-type="float" office:value="3" calcext:value-type="float">
            <text:p>3.0</text:p>
          </table:table-cell>
          <table:table-cell table:number-columns-repeated="2" table:style-name="ce589" office:value-type="float" office:value="2.5" calcext:value-type="float">
            <text:p>2.5</text:p>
          </table:table-cell>
          <table:table-cell table:style-name="ce589" office:value-type="float" office:value="1.5" calcext:value-type="float">
            <text:p>1.5</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5]+0.5" office:value-type="float" office:value="15" calcext:value-type="float">
            <text:p>15.0</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6]+0.5" office:value-type="float" office:value="15.5" calcext:value-type="float">
            <text:p>15.5</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7]+0.5" office:value-type="float" office:value="16" calcext:value-type="float">
            <text:p>16.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590" office:value-type="float" office:value="1" calcext:value-type="float">
            <text:p>1.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28]+0.5" office:value-type="float" office:value="16.5" calcext:value-type="float">
            <text:p>16.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number-columns-repeated="2" table:style-name="ce589" office:value-type="float" office:value="3" calcext:value-type="float">
            <text:p>3.0</text:p>
          </table:table-cell>
          <table:table-cell table:style-name="ce589" office:value-type="float" office:value="2" calcext:value-type="float">
            <text:p>2.0</text:p>
          </table:table-cell>
          <table:table-cell table:style-name="ce589" office:value-type="float" office:value="1" calcext:value-type="float">
            <text:p>1.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29]+0.5" office:value-type="float" office:value="17" calcext:value-type="float">
            <text:p>17.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number-columns-repeated="2" table:style-name="ce590" office:value-type="float" office:value="3" calcext:value-type="float">
            <text:p>3.0</text:p>
          </table:table-cell>
          <table:table-cell table:style-name="ce590" office:value-type="float" office:value="2" calcext:value-type="float">
            <text:p>2.0</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0]+0.5" office:value-type="float" office:value="17.5" calcext:value-type="float">
            <text:p>17.5</text:p>
          </table:table-cell>
          <table:table-cell table:number-columns-repeated="2"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 calcext:value-type="float">
            <text:p>2.0</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1]+0.5" office:value-type="float" office:value="18" calcext:value-type="float">
            <text:p>18.0</text:p>
          </table:table-cell>
          <table:table-cell table:number-columns-repeated="2"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2]+0.5" office:value-type="float" office:value="18.5" calcext:value-type="float">
            <text:p>18.5</text:p>
          </table:table-cell>
          <table:table-cell table:number-columns-repeated="2"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3]+0.5" office:value-type="float" office:value="19" calcext:value-type="float">
            <text:p>19.0</text:p>
          </table:table-cell>
          <table:table-cell table:number-columns-repeated="2" table:style-name="ce590" office:value-type="float" office:value="4.5" calcext:value-type="float">
            <text:p>4.5</text:p>
          </table:table-cell>
          <table:table-cell table:number-columns-repeated="2"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1.5" calcext:value-type="float">
            <text:p>1.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4]+0.5" office:value-type="float" office:value="19.5" calcext:value-type="float">
            <text:p>19.5</text:p>
          </table:table-cell>
          <table:table-cell table:number-columns-repeated="2" table:style-name="ce589" office:value-type="float" office:value="4.5" calcext:value-type="float">
            <text:p>4.5</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589" office:value-type="float" office:value="1.5" calcext:value-type="float">
            <text:p>1.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5]+0.5" office:value-type="float" office:value="20" calcext:value-type="float">
            <text:p>20.0</text:p>
          </table:table-cell>
          <table:table-cell table:number-columns-repeated="2" table:style-name="ce590" office:value-type="float" office:value="4.5" calcext:value-type="float">
            <text:p>4.5</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6]+0.5" office:value-type="float" office:value="20.5" calcext:value-type="float">
            <text:p>20.5</text:p>
          </table:table-cell>
          <table:table-cell table:number-columns-repeated="2"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7]+0.5" office:value-type="float" office:value="21" calcext:value-type="float">
            <text:p>21.0</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number-columns-repeated="2" table:style-name="ce590" office:value-type="float" office:value="3.5" calcext:value-type="float">
            <text:p>3.5</text:p>
          </table:table-cell>
          <table:table-cell table:style-name="ce590" office:value-type="float" office:value="2.5" calcext:value-type="float">
            <text:p>2.5</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38]+0.5" office:value-type="float" office:value="21.5" calcext:value-type="float">
            <text:p>21.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2.5" calcext:value-type="float">
            <text:p>2.5</text:p>
          </table:table-cell>
          <table:table-cell table:style-name="ce589" office:value-type="float" office:value="2" calcext:value-type="float">
            <text:p>2.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39]+0.5" office:value-type="float" office:value="22" calcext:value-type="float">
            <text:p>22.0</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 calcext:value-type="float">
            <text:p>2.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0]+0.5" office:value-type="float" office:value="22.5" calcext:value-type="float">
            <text:p>22.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1]+0.5" office:value-type="float" office:value="23" calcext:value-type="float">
            <text:p>23.0</text:p>
          </table:table-cell>
          <table:table-cell table:number-columns-repeated="2" table:style-name="ce590" office:value-type="float" office:value="5" calcext:value-type="float">
            <text:p>5.0</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2]+0.5" office:value-type="float" office:value="23.5" calcext:value-type="float">
            <text:p>23.5</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3]+0.5" office:value-type="float" office:value="24" calcext:value-type="float">
            <text:p>24.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3.5" calcext:value-type="float">
            <text:p>3.5</text:p>
          </table:table-cell>
          <table:table-cell table:style-name="ce590" office:value-type="float" office:value="3" calcext:value-type="float">
            <text:p>3.0</text:p>
          </table:table-cell>
          <table:table-cell table:style-name="ce590" office:value-type="float" office:value="2.5" calcext:value-type="float">
            <text:p>2.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4]+0.5" office:value-type="float" office:value="24.5" calcext:value-type="float">
            <text:p>24.5</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589" office:value-type="float" office:value="3" calcext:value-type="float">
            <text:p>3.0</text:p>
          </table:table-cell>
          <table:table-cell table:style-name="ce589" office:value-type="float" office:value="2.5" calcext:value-type="float">
            <text:p>2.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5]+0.5" office:value-type="float" office:value="25" calcext:value-type="float">
            <text:p>25.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6]+0.5" office:value-type="float" office:value="25.5" calcext:value-type="float">
            <text:p>25.5</text:p>
          </table:table-cell>
          <table:table-cell table:number-columns-repeated="2" table:style-name="ce589" office:value-type="float" office:value="5.5" calcext:value-type="float">
            <text:p>5.5</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7]+0.5" office:value-type="float" office:value="26" calcext:value-type="float">
            <text:p>26.0</text:p>
          </table:table-cell>
          <table:table-cell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48]+0.5" office:value-type="float" office:value="26.5" calcext:value-type="float">
            <text:p>26.5</text:p>
          </table:table-cell>
          <table:table-cell table:style-name="ce589" office:value-type="float" office:value="6" calcext:value-type="float">
            <text:p>6.0</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589" office:value-type="float" office:value="4" calcext:value-type="float">
            <text:p>4.0</text:p>
          </table:table-cell>
          <table:table-cell table:number-columns-repeated="2"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49]+0.5" office:value-type="float" office:value="27" calcext:value-type="float">
            <text:p>27.0</text:p>
          </table:table-cell>
          <table:table-cell table:number-columns-repeated="2" table:style-name="ce590" office:value-type="float" office:value="6" calcext:value-type="float">
            <text:p>6.0</text:p>
          </table:table-cell>
          <table:table-cell table:style-name="ce590" office:value-type="float" office:value="5" calcext:value-type="float">
            <text:p>5.0</text:p>
          </table:table-cell>
          <table:table-cell table:style-name="ce590" office:value-type="float" office:value="4" calcext:value-type="float">
            <text:p>4.0</text:p>
          </table:table-cell>
          <table:table-cell table:number-columns-repeated="2" table:style-name="ce590" office:value-type="float" office:value="3" calcext:value-type="float">
            <text:p>3.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0]+0.5" office:value-type="float" office:value="27.5" calcext:value-type="float">
            <text:p>27.5</text:p>
          </table:table-cell>
          <table:table-cell table:number-columns-repeated="2"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589" office:value-type="float" office:value="3" calcext:value-type="float">
            <text:p>3.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1]+0.5" office:value-type="float" office:value="28" calcext:value-type="float">
            <text:p>28.0</text:p>
          </table:table-cell>
          <table:table-cell table:number-columns-repeated="2" table:style-name="ce590" office:value-type="float" office:value="6" calcext:value-type="float">
            <text:p>6.0</text:p>
          </table:table-cell>
          <table:table-cell table:style-name="ce590" office:value-type="float" office:value="5" calcext:value-type="float">
            <text:p>5.0</text:p>
          </table:table-cell>
          <table:table-cell table:style-name="ce590" office:value-type="float" office:value="4" calcext:value-type="float">
            <text:p>4.0</text:p>
          </table:table-cell>
          <table:table-cell table:number-columns-repeated="2"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2]+0.5" office:value-type="float" office:value="28.5" calcext:value-type="float">
            <text:p>28.5</text:p>
          </table:table-cell>
          <table:table-cell table:number-columns-repeated="2"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3]+0.5" office:value-type="float" office:value="29" calcext:value-type="float">
            <text:p>29.0</text:p>
          </table:table-cell>
          <table:table-cell table:number-columns-repeated="2"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number-columns-repeated="2"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4]+0.5" office:value-type="float" office:value="29.5" calcext:value-type="float">
            <text:p>29.5</text:p>
          </table:table-cell>
          <table:table-cell table:number-columns-repeated="3" table:style-name="ce589" office:value-type="float" office:value="6" calcext:value-type="float">
            <text:p>6.0</text:p>
          </table:table-cell>
          <table:table-cell table:style-name="ce589" office:value-type="float" office:value="4.5" calcext:value-type="float">
            <text:p>4.5</text:p>
          </table:table-cell>
          <table:table-cell table:number-columns-repeated="2"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5]+0.5" office:value-type="float" office:value="30" calcext:value-type="float">
            <text:p>30.0</text:p>
          </table:table-cell>
          <table:table-cell table:number-columns-repeated="3" table:style-name="ce590" office:value-type="float" office:value="6" calcext:value-type="float">
            <text:p>6.0</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590" office:value-type="float" office:value="3.5" calcext:value-type="float">
            <text:p>3.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6]+0.5" office:value-type="float" office:value="30.5" calcext:value-type="float">
            <text:p>30.5</text:p>
          </table:table-cell>
          <table:table-cell table:number-columns-repeated="3"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 calcext:value-type="float">
            <text:p>4.0</text:p>
          </table:table-cell>
          <table:table-cell table:style-name="ce589" office:value-type="float" office:value="3.5" calcext:value-type="float">
            <text:p>3.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7]+0.5" office:value-type="float" office:value="31" calcext:value-type="float">
            <text:p>31.0</text:p>
          </table:table-cell>
          <table:table-cell table:number-columns-repeated="3" table:style-name="ce590" office:value-type="float" office:value="6" calcext:value-type="float">
            <text:p>6.0</text:p>
          </table:table-cell>
          <table:table-cell table:style-name="ce590" office:value-type="float" office:value="5" calcext:value-type="float">
            <text:p>5.0</text:p>
          </table:table-cell>
          <table:table-cell table:number-columns-repeated="2" table:style-name="ce590" office:value-type="float" office:value="4" calcext:value-type="float">
            <text:p>4.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58]+0.5" office:value-type="float" office:value="31.5" calcext:value-type="float">
            <text:p>31.5</text:p>
          </table:table-cell>
          <table:table-cell table:number-columns-repeated="3"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589" office:value-type="float" office:value="4" calcext:value-type="float">
            <text:p>4.0</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59]+0.5" office:value-type="float" office:value="32" calcext:value-type="float">
            <text:p>32.0</text:p>
          </table:table-cell>
          <table:table-cell table:number-columns-repeated="3"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590" office:value-type="float" office:value="4" calcext:value-type="float">
            <text:p>4.0</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0]+0.5" office:value-type="float" office:value="32.5" calcext:value-type="float">
            <text:p>32.5</text:p>
          </table:table-cell>
          <table:table-cell table:number-columns-repeated="3" table:style-name="ce589" office:value-type="float" office:value="6" calcext:value-type="float">
            <text:p>6.0</text:p>
          </table:table-cell>
          <table:table-cell table:style-name="ce589" office:value-type="float" office:value="5.5" calcext:value-type="float">
            <text:p>5.5</text:p>
          </table:table-cell>
          <table:table-cell table:number-columns-repeated="2" table:style-name="ce589" office:value-type="float" office:value="4.5" calcext:value-type="float">
            <text:p>4.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61]+0.5" office:value-type="float" office:value="33" calcext:value-type="float">
            <text:p>33.0</text:p>
          </table:table-cell>
          <table:table-cell table:number-columns-repeated="3"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5" calcext:value-type="float">
            <text:p>5.0</text:p>
          </table:table-cell>
          <table:table-cell table:style-name="ce590" office:value-type="float" office:value="4.5" calcext:value-type="float">
            <text:p>4.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2]+0.5" office:value-type="float" office:value="33.5" calcext:value-type="float">
            <text:p>33.5</text:p>
          </table:table-cell>
          <table:table-cell table:number-columns-repeated="4" table:style-name="ce589" office:value-type="float" office:value="6" calcext:value-type="float">
            <text:p>6.0</text:p>
          </table:table-cell>
          <table:table-cell table:style-name="ce589" office:value-type="float" office:value="5" calcext:value-type="float">
            <text:p>5.0</text:p>
          </table:table-cell>
          <table:table-cell table:style-name="ce589" office:value-type="float" office:value="4.5" calcext:value-type="float">
            <text:p>4.5</text:p>
          </table:table-cell>
          <table:table-cell table:style-name="ce602" office:value-type="float" office:value="0" calcext:value-type="float">
            <text:p>0</text:p>
          </table:table-cell>
          <table:table-cell table:number-columns-repeated="1016"/>
        </table:table-row>
        <table:table-row table:style-name="ro20">
          <table:table-cell table:style-name="ce584" table:formula="of:=[.A63]+0.5" office:value-type="float" office:value="34" calcext:value-type="float">
            <text:p>34.0</text:p>
          </table:table-cell>
          <table:table-cell table:number-columns-repeated="4" table:style-name="ce590" office:value-type="float" office:value="6" calcext:value-type="float">
            <text:p>6.0</text:p>
          </table:table-cell>
          <table:table-cell table:style-name="ce590" office:value-type="float" office:value="5.5" calcext:value-type="float">
            <text:p>5.5</text:p>
          </table:table-cell>
          <table:table-cell table:style-name="ce590" office:value-type="float" office:value="4.5" calcext:value-type="float">
            <text:p>4.5</text:p>
          </table:table-cell>
          <table:table-cell table:style-name="ce603" office:value-type="float" office:value="0" calcext:value-type="float">
            <text:p>0</text:p>
          </table:table-cell>
          <table:table-cell table:number-columns-repeated="1016"/>
        </table:table-row>
        <table:table-row table:style-name="ro20">
          <table:table-cell table:style-name="ce583" table:formula="of:=[.A64]+0.5" office:value-type="float" office:value="34.5" calcext:value-type="float">
            <text:p>34.5</text:p>
          </table:table-cell>
          <table:table-cell table:number-columns-repeated="4" table:style-name="ce589" office:value-type="float" office:value="6" calcext:value-type="float">
            <text:p>6.0</text:p>
          </table:table-cell>
          <table:table-cell table:style-name="ce589" office:value-type="float" office:value="5.5" calcext:value-type="float">
            <text:p>5.5</text:p>
          </table:table-cell>
          <table:table-cell table:style-name="ce589" office:value-type="float" office:value="5" calcext:value-type="float">
            <text:p>5.0</text:p>
          </table:table-cell>
          <table:table-cell table:style-name="ce602" office:value-type="float" office:value="0" calcext:value-type="float">
            <text:p>0</text:p>
          </table:table-cell>
          <table:table-cell table:number-columns-repeated="1016"/>
        </table:table-row>
        <table:table-row table:style-name="ro20">
          <table:table-cell table:style-name="ce585" table:formula="of:=[.A65]+0.5" office:value-type="float" office:value="35" calcext:value-type="float">
            <text:p>35.0</text:p>
          </table:table-cell>
          <table:table-cell table:number-columns-repeated="5" table:style-name="ce593" office:value-type="float" office:value="6" calcext:value-type="float">
            <text:p>6.0</text:p>
          </table:table-cell>
          <table:table-cell table:style-name="ce593" office:value-type="float" office:value="5" calcext:value-type="float">
            <text:p>5.0</text:p>
          </table:table-cell>
          <table:table-cell table:style-name="ce605"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table:table-column table:style-name="co21" table:default-cell-style-name="ce364"/>
        <table:table-column table:style-name="co22" table:default-cell-style-name="ce364"/>
        <table:table-column table:style-name="co23" table:number-columns-repeated="16" table:default-cell-style-name="ce364"/>
        <table:table-column table:style-name="co24" table:number-columns-repeated="3" table:default-cell-style-name="ce364"/>
        <table:table-column table:style-name="co4" table:number-columns-repeated="234" table:default-cell-style-name="ce364"/>
        <table:table-column table:style-name="co4" table:number-columns-repeated="767" table:default-cell-style-name="Default"/>
        <table:table-row table:style-name="ro2">
          <table:table-cell table:style-name="ce609" office:value-type="string" calcext:value-type="string">
            <text:p>Period</text:p>
          </table:table-cell>
          <table:table-cell table:style-name="ce612" office:value-type="string" calcext:value-type="string">
            <text:p>Week</text:p>
          </table:table-cell>
          <table:table-cell table:style-name="ce612" office:value-type="float" office:value="15" calcext:value-type="float">
            <text:p>15</text:p>
          </table:table-cell>
          <table:table-cell table:style-name="ce612" table:formula="of:=[.C1]+2.5" office:value-type="float" office:value="17.5" calcext:value-type="float">
            <text:p>17.5</text:p>
          </table:table-cell>
          <table:table-cell table:style-name="ce612" table:formula="of:=[.D1]+2.5" office:value-type="float" office:value="20" calcext:value-type="float">
            <text:p>20</text:p>
          </table:table-cell>
          <table:table-cell table:style-name="ce612" table:formula="of:=[.E1]+2.5" office:value-type="float" office:value="22.5" calcext:value-type="float">
            <text:p>22.5</text:p>
          </table:table-cell>
          <table:table-cell table:style-name="ce612" table:formula="of:=[.F1]+2.5" office:value-type="float" office:value="25" calcext:value-type="float">
            <text:p>25</text:p>
          </table:table-cell>
          <table:table-cell table:style-name="ce612" table:formula="of:=[.G1]+2.5" office:value-type="float" office:value="27.5" calcext:value-type="float">
            <text:p>27.5</text:p>
          </table:table-cell>
          <table:table-cell table:style-name="ce612" table:formula="of:=[.H1]+2.5" office:value-type="float" office:value="30" calcext:value-type="float">
            <text:p>30</text:p>
          </table:table-cell>
          <table:table-cell table:style-name="ce612" table:formula="of:=[.I1]+2.5" office:value-type="float" office:value="32.5" calcext:value-type="float">
            <text:p>32.5</text:p>
          </table:table-cell>
          <table:table-cell table:style-name="ce612" table:formula="of:=[.J1]+2.5" office:value-type="float" office:value="35" calcext:value-type="float">
            <text:p>35</text:p>
          </table:table-cell>
          <table:table-cell table:style-name="ce612" table:formula="of:=[.K1]+2.5" office:value-type="float" office:value="37.5" calcext:value-type="float">
            <text:p>37.5</text:p>
          </table:table-cell>
          <table:table-cell table:style-name="ce612" table:formula="of:=[.L1]+2.5" office:value-type="float" office:value="40" calcext:value-type="float">
            <text:p>40</text:p>
          </table:table-cell>
          <table:table-cell table:style-name="ce612" table:formula="of:=[.M1]+2.5" office:value-type="float" office:value="42.5" calcext:value-type="float">
            <text:p>42.5</text:p>
          </table:table-cell>
          <table:table-cell table:style-name="ce612" table:formula="of:=[.N1]+2.5" office:value-type="float" office:value="45" calcext:value-type="float">
            <text:p>45</text:p>
          </table:table-cell>
          <table:table-cell table:style-name="ce612" table:formula="of:=[.O1]+2.5" office:value-type="float" office:value="47.5" calcext:value-type="float">
            <text:p>47.5</text:p>
          </table:table-cell>
          <table:table-cell table:style-name="ce612" table:formula="of:=[.P1]+2.5" office:value-type="float" office:value="50" calcext:value-type="float">
            <text:p>50</text:p>
          </table:table-cell>
          <table:table-cell table:style-name="ce612" table:formula="of:=[.Q1]+2.5" office:value-type="float" office:value="52.5" calcext:value-type="float">
            <text:p>52.5</text:p>
          </table:table-cell>
          <table:table-cell table:style-name="ce612" table:formula="of:=[.R1]+2.5" office:value-type="float" office:value="55" calcext:value-type="float">
            <text:p>55</text:p>
          </table:table-cell>
          <table:table-cell table:style-name="ce612" table:formula="of:=[.S1]+2.5" office:value-type="float" office:value="57.5" calcext:value-type="float">
            <text:p>57.5</text:p>
          </table:table-cell>
          <table:table-cell table:style-name="ce612" table:formula="of:=[.T1]+2.5" office:value-type="float" office:value="60" calcext:value-type="float">
            <text:p>60</text:p>
          </table:table-cell>
          <table:table-cell table:style-name="ce580" table:number-columns-repeated="1001"/>
        </table:table-row>
        <table:table-row table:style-name="ro2">
          <table:table-cell table:style-name="ce610" office:value-type="string" calcext:value-type="string">
            <text:p>Prep</text:p>
          </table:table-cell>
          <table:table-cell table:style-name="ce613" office:value-type="string" calcext:value-type="string">
            <text:p>All</text:p>
          </table:table-cell>
          <table:table-cell table:style-name="ce617" office:value-type="float" office:value="240" calcext:value-type="float">
            <text:p>240</text:p>
          </table:table-cell>
          <table:table-cell table:style-name="ce617" office:value-type="float" office:value="280" calcext:value-type="float">
            <text:p>280</text:p>
          </table:table-cell>
          <table:table-cell table:style-name="ce617" office:value-type="float" office:value="320" calcext:value-type="float">
            <text:p>320</text:p>
          </table:table-cell>
          <table:table-cell table:style-name="ce617" office:value-type="float" office:value="360" calcext:value-type="float">
            <text:p>360</text:p>
          </table:table-cell>
          <table:table-cell table:style-name="ce617" office:value-type="float" office:value="400" calcext:value-type="float">
            <text:p>400</text:p>
          </table:table-cell>
          <table:table-cell table:style-name="ce617" office:value-type="float" office:value="440" calcext:value-type="float">
            <text:p>440</text:p>
          </table:table-cell>
          <table:table-cell table:style-name="ce617" office:value-type="float" office:value="480" calcext:value-type="float">
            <text:p>480</text:p>
          </table:table-cell>
          <table:table-cell table:style-name="ce617" office:value-type="float" office:value="520" calcext:value-type="float">
            <text:p>520</text:p>
          </table:table-cell>
          <table:table-cell table:style-name="ce617" office:value-type="float" office:value="560" calcext:value-type="float">
            <text:p>560</text:p>
          </table:table-cell>
          <table:table-cell table:style-name="ce617" office:value-type="float" office:value="600" calcext:value-type="float">
            <text:p>600</text:p>
          </table:table-cell>
          <table:table-cell table:style-name="ce617" office:value-type="float" office:value="640" calcext:value-type="float">
            <text:p>640</text:p>
          </table:table-cell>
          <table:table-cell table:style-name="ce617" office:value-type="float" office:value="700" calcext:value-type="float">
            <text:p>700</text:p>
          </table:table-cell>
          <table:table-cell table:style-name="ce617" office:value-type="float" office:value="720" calcext:value-type="float">
            <text:p>720</text:p>
          </table:table-cell>
          <table:table-cell table:style-name="ce617" office:value-type="float" office:value="760" calcext:value-type="float">
            <text:p>760</text:p>
          </table:table-cell>
          <table:table-cell table:style-name="ce617" office:value-type="float" office:value="800" calcext:value-type="float">
            <text:p>800</text:p>
          </table:table-cell>
          <table:table-cell table:style-name="ce617" office:value-type="float" office:value="840" calcext:value-type="float">
            <text:p>840</text:p>
          </table:table-cell>
          <table:table-cell table:style-name="ce617" office:value-type="float" office:value="880" calcext:value-type="float">
            <text:p>880</text:p>
          </table:table-cell>
          <table:table-cell table:style-name="ce617" office:value-type="float" office:value="920" calcext:value-type="float">
            <text:p>920</text:p>
          </table:table-cell>
          <table:table-cell table:style-name="ce622" office:value-type="float" office:value="960" calcext:value-type="float">
            <text:p>960</text:p>
          </table:table-cell>
          <table:table-cell table:number-columns-repeated="1001"/>
        </table:table-row>
        <table:table-row table:style-name="ro2">
          <table:table-cell table:style-name="ce610" office:value-type="string" calcext:value-type="string">
            <text:p>Base 1Wk1</text:p>
          </table:table-cell>
          <table:table-cell table:style-name="ce614" office:value-type="float" office:value="1" calcext:value-type="float">
            <text:p>1</text:p>
          </table:table-cell>
          <table:table-cell table:style-name="ce618" office:value-type="float" office:value="280" calcext:value-type="float">
            <text:p>280</text:p>
          </table:table-cell>
          <table:table-cell table:style-name="ce618" office:value-type="float" office:value="330" calcext:value-type="float">
            <text:p>330</text:p>
          </table:table-cell>
          <table:table-cell table:style-name="ce618" office:value-type="float" office:value="380" calcext:value-type="float">
            <text:p>380</text:p>
          </table:table-cell>
          <table:table-cell table:style-name="ce618" office:value-type="float" office:value="430" calcext:value-type="float">
            <text:p>43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70" calcext:value-type="float">
            <text:p>570</text:p>
          </table:table-cell>
          <table:table-cell table:style-name="ce618" office:value-type="float" office:value="620" calcext:value-type="float">
            <text:p>620</text:p>
          </table:table-cell>
          <table:table-cell table:style-name="ce618" office:value-type="float" office:value="670" calcext:value-type="float">
            <text:p>670</text:p>
          </table:table-cell>
          <table:table-cell table:style-name="ce618" office:value-type="float" office:value="710" calcext:value-type="float">
            <text:p>710</text:p>
          </table:table-cell>
          <table:table-cell table:style-name="ce618" office:value-type="float" office:value="760" calcext:value-type="float">
            <text:p>760</text:p>
          </table:table-cell>
          <table:table-cell table:style-name="ce618" office:value-type="float" office:value="810" calcext:value-type="float">
            <text:p>810</text:p>
          </table:table-cell>
          <table:table-cell table:style-name="ce618" office:value-type="float" office:value="850" calcext:value-type="float">
            <text:p>850</text:p>
          </table:table-cell>
          <table:table-cell table:style-name="ce618" office:value-type="float" office:value="900" calcext:value-type="float">
            <text:p>900</text:p>
          </table:table-cell>
          <table:table-cell table:style-name="ce618" office:value-type="float" office:value="950" calcext:value-type="float">
            <text:p>950</text:p>
          </table:table-cell>
          <table:table-cell table:style-name="ce618" office:value-type="float" office:value="1000" calcext:value-type="float">
            <text:p>1000</text:p>
          </table:table-cell>
          <table:table-cell table:style-name="ce618" office:value-type="float" office:value="1040" calcext:value-type="float">
            <text:p>1040</text:p>
          </table:table-cell>
          <table:table-cell table:style-name="ce618" office:value-type="float" office:value="1090" calcext:value-type="float">
            <text:p>1090</text:p>
          </table:table-cell>
          <table:table-cell table:style-name="ce623" office:value-type="float" office:value="1140" calcext:value-type="float">
            <text:p>1140</text:p>
          </table:table-cell>
          <table:table-cell table:number-columns-repeated="1001"/>
        </table:table-row>
        <table:table-row table:style-name="ro2">
          <table:table-cell table:style-name="ce610" office:value-type="string" calcext:value-type="string">
            <text:p>Base 1Wk2</text:p>
          </table:table-cell>
          <table:table-cell table:style-name="ce614" office:value-type="float" office:value="2" calcext:value-type="float">
            <text:p>2</text:p>
          </table:table-cell>
          <table:table-cell table:style-name="ce618" office:value-type="float" office:value="310" calcext:value-type="float">
            <text:p>310</text:p>
          </table:table-cell>
          <table:table-cell table:style-name="ce618" office:value-type="float" office:value="370" calcext:value-type="float">
            <text:p>370</text:p>
          </table:table-cell>
          <table:table-cell table:style-name="ce618" office:value-type="float" office:value="420" calcext:value-type="float">
            <text:p>420</text:p>
          </table:table-cell>
          <table:table-cell table:style-name="ce618" office:value-type="float" office:value="470" calcext:value-type="float">
            <text:p>470</text:p>
          </table:table-cell>
          <table:table-cell table:style-name="ce618" office:value-type="float" office:value="530" calcext:value-type="float">
            <text:p>530</text:p>
          </table:table-cell>
          <table:table-cell table:style-name="ce618" office:value-type="float" office:value="580" calcext:value-type="float">
            <text:p>580</text:p>
          </table:table-cell>
          <table:table-cell table:style-name="ce618" office:value-type="float" office:value="630" calcext:value-type="float">
            <text:p>630</text:p>
          </table:table-cell>
          <table:table-cell table:style-name="ce618" office:value-type="float" office:value="680" calcext:value-type="float">
            <text:p>680</text:p>
          </table:table-cell>
          <table:table-cell table:style-name="ce618" office:value-type="float" office:value="730" calcext:value-type="float">
            <text:p>730</text:p>
          </table:table-cell>
          <table:table-cell table:style-name="ce618" office:value-type="float" office:value="780" calcext:value-type="float">
            <text:p>780</text:p>
          </table:table-cell>
          <table:table-cell table:style-name="ce618" office:value-type="float" office:value="840" calcext:value-type="float">
            <text:p>840</text:p>
          </table:table-cell>
          <table:table-cell table:style-name="ce618" office:value-type="float" office:value="890" calcext:value-type="float">
            <text:p>890</text:p>
          </table:table-cell>
          <table:table-cell table:style-name="ce618" office:value-type="float" office:value="950" calcext:value-type="float">
            <text:p>950</text:p>
          </table:table-cell>
          <table:table-cell table:style-name="ce618" office:value-type="float" office:value="1000" calcext:value-type="float">
            <text:p>1000</text:p>
          </table:table-cell>
          <table:table-cell table:style-name="ce618" office:value-type="float" office:value="1050" calcext:value-type="float">
            <text:p>1050</text:p>
          </table:table-cell>
          <table:table-cell table:style-name="ce618" office:value-type="float" office:value="1100" calcext:value-type="float">
            <text:p>110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23" office:value-type="float" office:value="1260" calcext:value-type="float">
            <text:p>1260</text:p>
          </table:table-cell>
          <table:table-cell table:number-columns-repeated="1001"/>
        </table:table-row>
        <table:table-row table:style-name="ro2">
          <table:table-cell table:style-name="ce610" office:value-type="string" calcext:value-type="string">
            <text:p>Base 1Wk3</text:p>
          </table:table-cell>
          <table:table-cell table:style-name="ce614" office:value-type="float" office:value="3" calcext:value-type="float">
            <text:p>3</text:p>
          </table:table-cell>
          <table:table-cell table:style-name="ce618" office:value-type="float" office:value="350" calcext:value-type="float">
            <text:p>350</text:p>
          </table:table-cell>
          <table:table-cell table:style-name="ce618" office:value-type="float" office:value="400" calcext:value-type="float">
            <text:p>400</text:p>
          </table:table-cell>
          <table:table-cell table:style-name="ce618" office:value-type="float" office:value="460" calcext:value-type="float">
            <text:p>460</text:p>
          </table:table-cell>
          <table:table-cell table:style-name="ce618" office:value-type="float" office:value="520" calcext:value-type="float">
            <text:p>520</text:p>
          </table:table-cell>
          <table:table-cell table:style-name="ce618" office:value-type="float" office:value="580" calcext:value-type="float">
            <text:p>580</text:p>
          </table:table-cell>
          <table:table-cell table:style-name="ce618" office:value-type="float" office:value="630" calcext:value-type="float">
            <text:p>630</text:p>
          </table:table-cell>
          <table:table-cell table:style-name="ce618" office:value-type="float" office:value="690" calcext:value-type="float">
            <text:p>690</text:p>
          </table:table-cell>
          <table:table-cell table:style-name="ce618" office:value-type="float" office:value="750" calcext:value-type="float">
            <text:p>750</text:p>
          </table:table-cell>
          <table:table-cell table:style-name="ce618" office:value-type="float" office:value="810" calcext:value-type="float">
            <text:p>810</text:p>
          </table:table-cell>
          <table:table-cell table:style-name="ce618" office:value-type="float" office:value="860" calcext:value-type="float">
            <text:p>860</text:p>
          </table:table-cell>
          <table:table-cell table:style-name="ce618" office:value-type="float" office:value="920" calcext:value-type="float">
            <text:p>920</text:p>
          </table:table-cell>
          <table:table-cell table:style-name="ce618" office:value-type="float" office:value="980" calcext:value-type="float">
            <text:p>980</text:p>
          </table:table-cell>
          <table:table-cell table:style-name="ce618" office:value-type="float" office:value="1030" calcext:value-type="float">
            <text:p>1030</text:p>
          </table:table-cell>
          <table:table-cell table:style-name="ce618" office:value-type="float" office:value="1090" calcext:value-type="float">
            <text:p>109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60" calcext:value-type="float">
            <text:p>1260</text:p>
          </table:table-cell>
          <table:table-cell table:style-name="ce618" office:value-type="float" office:value="1320" calcext:value-type="float">
            <text:p>1320</text:p>
          </table:table-cell>
          <table:table-cell table:style-name="ce623" office:value-type="float" office:value="1380" calcext:value-type="float">
            <text:p>1380</text:p>
          </table:table-cell>
          <table:table-cell table:number-columns-repeated="1001"/>
        </table:table-row>
        <table:table-row table:style-name="ro2">
          <table:table-cell table:style-name="ce610" office:value-type="string" calcext:value-type="string">
            <text:p>Base 1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Base 2Wk1</text:p>
          </table:table-cell>
          <table:table-cell table:style-name="ce615" office:value-type="float" office:value="1" calcext:value-type="float">
            <text:p>1</text:p>
          </table:table-cell>
          <table:table-cell table:style-name="ce619" office:value-type="float" office:value="290" calcext:value-type="float">
            <text:p>290</text:p>
          </table:table-cell>
          <table:table-cell table:style-name="ce619" office:value-type="float" office:value="335" calcext:value-type="float">
            <text:p>335</text:p>
          </table:table-cell>
          <table:table-cell table:style-name="ce619" office:value-type="float" office:value="380" calcext:value-type="float">
            <text:p>380</text:p>
          </table:table-cell>
          <table:table-cell table:style-name="ce619" office:value-type="float" office:value="430" calcext:value-type="float">
            <text:p>43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70" calcext:value-type="float">
            <text:p>570</text:p>
          </table:table-cell>
          <table:table-cell table:style-name="ce619" office:value-type="float" office:value="620" calcext:value-type="float">
            <text:p>620</text:p>
          </table:table-cell>
          <table:table-cell table:style-name="ce619" office:value-type="float" office:value="670" calcext:value-type="float">
            <text:p>670</text:p>
          </table:table-cell>
          <table:table-cell table:style-name="ce619" office:value-type="float" office:value="710" calcext:value-type="float">
            <text:p>710</text:p>
          </table:table-cell>
          <table:table-cell table:style-name="ce619" office:value-type="float" office:value="760" calcext:value-type="float">
            <text:p>760</text:p>
          </table:table-cell>
          <table:table-cell table:style-name="ce619" office:value-type="float" office:value="810" calcext:value-type="float">
            <text:p>810</text:p>
          </table:table-cell>
          <table:table-cell table:style-name="ce619" office:value-type="float" office:value="850" calcext:value-type="float">
            <text:p>850</text:p>
          </table:table-cell>
          <table:table-cell table:style-name="ce619" office:value-type="float" office:value="900" calcext:value-type="float">
            <text:p>900</text:p>
          </table:table-cell>
          <table:table-cell table:style-name="ce619" office:value-type="float" office:value="950" calcext:value-type="float">
            <text:p>950</text:p>
          </table:table-cell>
          <table:table-cell table:style-name="ce619" office:value-type="float" office:value="1000" calcext:value-type="float">
            <text:p>1000</text:p>
          </table:table-cell>
          <table:table-cell table:style-name="ce619" office:value-type="float" office:value="1040" calcext:value-type="float">
            <text:p>1040</text:p>
          </table:table-cell>
          <table:table-cell table:style-name="ce619" office:value-type="float" office:value="1090" calcext:value-type="float">
            <text:p>1090</text:p>
          </table:table-cell>
          <table:table-cell table:style-name="ce624" office:value-type="float" office:value="1140" calcext:value-type="float">
            <text:p>1140</text:p>
          </table:table-cell>
          <table:table-cell table:number-columns-repeated="1001"/>
        </table:table-row>
        <table:table-row table:style-name="ro2">
          <table:table-cell table:style-name="ce610" office:value-type="string" calcext:value-type="string">
            <text:p>Base 2Wk2</text:p>
          </table:table-cell>
          <table:table-cell table:style-name="ce615" office:value-type="float" office:value="2" calcext:value-type="float">
            <text:p>2</text:p>
          </table:table-cell>
          <table:table-cell table:style-name="ce619" office:value-type="float" office:value="330" calcext:value-type="float">
            <text:p>330</text:p>
          </table:table-cell>
          <table:table-cell table:style-name="ce619" office:value-type="float" office:value="385" calcext:value-type="float">
            <text:p>385</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50" calcext:value-type="float">
            <text:p>550</text:p>
          </table:table-cell>
          <table:table-cell table:style-name="ce619" office:value-type="float" office:value="600" calcext:value-type="float">
            <text:p>600</text:p>
          </table:table-cell>
          <table:table-cell table:style-name="ce619" office:value-type="float" office:value="660" calcext:value-type="float">
            <text:p>660</text:p>
          </table:table-cell>
          <table:table-cell table:style-name="ce619" office:value-type="float" office:value="720" calcext:value-type="float">
            <text:p>720</text:p>
          </table:table-cell>
          <table:table-cell table:style-name="ce619" office:value-type="float" office:value="770" calcext:value-type="float">
            <text:p>770</text:p>
          </table:table-cell>
          <table:table-cell table:style-name="ce619" office:value-type="float" office:value="820" calcext:value-type="float">
            <text:p>82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990" calcext:value-type="float">
            <text:p>990</text:p>
          </table:table-cell>
          <table:table-cell table:style-name="ce619" office:value-type="float" office:value="1040" calcext:value-type="float">
            <text:p>1040</text:p>
          </table:table-cell>
          <table:table-cell table:style-name="ce619" office:value-type="float" office:value="1100" calcext:value-type="float">
            <text:p>1100</text:p>
          </table:table-cell>
          <table:table-cell table:style-name="ce619" office:value-type="float" office:value="1150" calcext:value-type="float">
            <text:p>1150</text:p>
          </table:table-cell>
          <table:table-cell table:style-name="ce619" office:value-type="float" office:value="1210" calcext:value-type="float">
            <text:p>1210</text:p>
          </table:table-cell>
          <table:table-cell table:style-name="ce619" office:value-type="float" office:value="1260" calcext:value-type="float">
            <text:p>1260</text:p>
          </table:table-cell>
          <table:table-cell table:style-name="ce624" office:value-type="float" office:value="1320" calcext:value-type="float">
            <text:p>1320</text:p>
          </table:table-cell>
          <table:table-cell table:number-columns-repeated="1001"/>
        </table:table-row>
        <table:table-row table:style-name="ro2">
          <table:table-cell table:style-name="ce610" office:value-type="string" calcext:value-type="string">
            <text:p>Base 2Wk3</text:p>
          </table:table-cell>
          <table:table-cell table:style-name="ce615" office:value-type="float" office:value="3" calcext:value-type="float">
            <text:p>3</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00" calcext:value-type="float">
            <text:p>1500</text:p>
          </table:table-cell>
          <table:table-cell table:number-columns-repeated="1001"/>
        </table:table-row>
        <table:table-row table:style-name="ro2">
          <table:table-cell table:style-name="ce610" office:value-type="string" calcext:value-type="string">
            <text:p>Base 2Rest</text:p>
          </table:table-cell>
          <table:table-cell table:style-name="ce615" office:value-type="float" office:value="4" calcext:value-type="float">
            <text:p>4</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Base 3Wk1</text:p>
          </table:table-cell>
          <table:table-cell table:style-name="ce614" office:value-type="float" office:value="1" calcext:value-type="float">
            <text:p>1</text:p>
          </table:table-cell>
          <table:table-cell table:style-name="ce618" office:value-type="float" office:value="330" calcext:value-type="float">
            <text:p>330</text:p>
          </table:table-cell>
          <table:table-cell table:style-name="ce618" office:value-type="float" office:value="385" calcext:value-type="float">
            <text:p>385</text:p>
          </table:table-cell>
          <table:table-cell table:style-name="ce618" office:value-type="float" office:value="440" calcext:value-type="float">
            <text:p>440</text:p>
          </table:table-cell>
          <table:table-cell table:style-name="ce618" office:value-type="float" office:value="500" calcext:value-type="float">
            <text:p>500</text:p>
          </table:table-cell>
          <table:table-cell table:style-name="ce618" office:value-type="float" office:value="550" calcext:value-type="float">
            <text:p>550</text:p>
          </table:table-cell>
          <table:table-cell table:style-name="ce618" office:value-type="float" office:value="600" calcext:value-type="float">
            <text:p>600</text:p>
          </table:table-cell>
          <table:table-cell table:style-name="ce618" office:value-type="float" office:value="660" calcext:value-type="float">
            <text:p>660</text:p>
          </table:table-cell>
          <table:table-cell table:style-name="ce618" office:value-type="float" office:value="720" calcext:value-type="float">
            <text:p>720</text:p>
          </table:table-cell>
          <table:table-cell table:style-name="ce618" office:value-type="float" office:value="780" calcext:value-type="float">
            <text:p>780</text:p>
          </table:table-cell>
          <table:table-cell table:style-name="ce618" office:value-type="float" office:value="820" calcext:value-type="float">
            <text:p>820</text:p>
          </table:table-cell>
          <table:table-cell table:style-name="ce618" office:value-type="float" office:value="880" calcext:value-type="float">
            <text:p>880</text:p>
          </table:table-cell>
          <table:table-cell table:style-name="ce618" office:value-type="float" office:value="940" calcext:value-type="float">
            <text:p>940</text:p>
          </table:table-cell>
          <table:table-cell table:style-name="ce618" office:value-type="float" office:value="990" calcext:value-type="float">
            <text:p>990</text:p>
          </table:table-cell>
          <table:table-cell table:style-name="ce618" office:value-type="float" office:value="1040" calcext:value-type="float">
            <text:p>1040</text:p>
          </table:table-cell>
          <table:table-cell table:style-name="ce618" office:value-type="float" office:value="1100" calcext:value-type="float">
            <text:p>110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60" calcext:value-type="float">
            <text:p>1260</text:p>
          </table:table-cell>
          <table:table-cell table:style-name="ce623" office:value-type="float" office:value="1320" calcext:value-type="float">
            <text:p>1320</text:p>
          </table:table-cell>
          <table:table-cell table:number-columns-repeated="1001"/>
        </table:table-row>
        <table:table-row table:style-name="ro2">
          <table:table-cell table:style-name="ce610" office:value-type="string" calcext:value-type="string">
            <text:p>Base 3Wk2</text:p>
          </table:table-cell>
          <table:table-cell table:style-name="ce614" office:value-type="float" office:value="2" calcext:value-type="float">
            <text:p>2</text:p>
          </table:table-cell>
          <table:table-cell table:style-name="ce618" office:value-type="float" office:value="370" calcext:value-type="float">
            <text:p>370</text:p>
          </table:table-cell>
          <table:table-cell table:style-name="ce618" office:value-type="float" office:value="440" calcext:value-type="float">
            <text:p>440</text:p>
          </table:table-cell>
          <table:table-cell table:style-name="ce618" office:value-type="float" office:value="500" calcext:value-type="float">
            <text:p>500</text:p>
          </table:table-cell>
          <table:table-cell table:style-name="ce618" office:value-type="float" office:value="560" calcext:value-type="float">
            <text:p>560</text:p>
          </table:table-cell>
          <table:table-cell table:style-name="ce618" office:value-type="float" office:value="630" calcext:value-type="float">
            <text:p>630</text:p>
          </table:table-cell>
          <table:table-cell table:style-name="ce618" office:value-type="float" office:value="690" calcext:value-type="float">
            <text:p>690</text:p>
          </table:table-cell>
          <table:table-cell table:style-name="ce618" office:value-type="float" office:value="750" calcext:value-type="float">
            <text:p>75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40" calcext:value-type="float">
            <text:p>940</text:p>
          </table:table-cell>
          <table:table-cell table:style-name="ce618" office:value-type="float" office:value="1000" calcext:value-type="float">
            <text:p>1000</text:p>
          </table:table-cell>
          <table:table-cell table:style-name="ce618" office:value-type="float" office:value="1060" calcext:value-type="float">
            <text:p>1060</text:p>
          </table:table-cell>
          <table:table-cell table:style-name="ce618" office:value-type="float" office:value="1120" calcext:value-type="float">
            <text:p>1120</text:p>
          </table:table-cell>
          <table:table-cell table:style-name="ce618" office:value-type="float" office:value="1190" calcext:value-type="float">
            <text:p>1190</text:p>
          </table:table-cell>
          <table:table-cell table:style-name="ce618" office:value-type="float" office:value="1250" calcext:value-type="float">
            <text:p>1250</text:p>
          </table:table-cell>
          <table:table-cell table:style-name="ce618" office:value-type="float" office:value="1310" calcext:value-type="float">
            <text:p>1310</text:p>
          </table:table-cell>
          <table:table-cell table:style-name="ce618" office:value-type="float" office:value="1370" calcext:value-type="float">
            <text:p>1370</text:p>
          </table:table-cell>
          <table:table-cell table:style-name="ce618" office:value-type="float" office:value="1440" calcext:value-type="float">
            <text:p>1440</text:p>
          </table:table-cell>
          <table:table-cell table:style-name="ce623" office:value-type="float" office:value="1510" calcext:value-type="float">
            <text:p>1510</text:p>
          </table:table-cell>
          <table:table-cell table:number-columns-repeated="1001"/>
        </table:table-row>
        <table:table-row table:style-name="ro2">
          <table:table-cell table:style-name="ce610" office:value-type="string" calcext:value-type="string">
            <text:p>Base 3Wk3</text:p>
          </table:table-cell>
          <table:table-cell table:style-name="ce614" office:value-type="float" office:value="3" calcext:value-type="float">
            <text:p>3</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520" calcext:value-type="float">
            <text:p>52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ase 3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720" calcext:value-type="float">
            <text:p>7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Build 1Wk1</text:p>
          </table:table-cell>
          <table:table-cell table:style-name="ce615" office:value-type="float" office:value="1" calcext:value-type="float">
            <text:p>1</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Wk2</text:p>
          </table:table-cell>
          <table:table-cell table:style-name="ce615" office:value-type="float" office:value="2" calcext:value-type="float">
            <text:p>2</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Wk3</text:p>
          </table:table-cell>
          <table:table-cell table:style-name="ce615" office:value-type="float" office:value="3" calcext:value-type="float">
            <text:p>3</text:p>
          </table:table-cell>
          <table:table-cell table:style-name="ce619" office:value-type="float" office:value="370" calcext:value-type="float">
            <text:p>370</text:p>
          </table:table-cell>
          <table:table-cell table:style-name="ce619" office:value-type="float" office:value="440" calcext:value-type="float">
            <text:p>440</text:p>
          </table:table-cell>
          <table:table-cell table:style-name="ce619" office:value-type="float" office:value="500" calcext:value-type="float">
            <text:p>500</text:p>
          </table:table-cell>
          <table:table-cell table:style-name="ce619" office:value-type="float" office:value="560" calcext:value-type="float">
            <text:p>560</text:p>
          </table:table-cell>
          <table:table-cell table:style-name="ce619" office:value-type="float" office:value="630" calcext:value-type="float">
            <text:p>630</text:p>
          </table:table-cell>
          <table:table-cell table:style-name="ce619" office:value-type="float" office:value="690" calcext:value-type="float">
            <text:p>690</text:p>
          </table:table-cell>
          <table:table-cell table:style-name="ce619" office:value-type="float" office:value="750" calcext:value-type="float">
            <text:p>750</text:p>
          </table:table-cell>
          <table:table-cell table:style-name="ce619" office:value-type="float" office:value="810" calcext:value-type="float">
            <text:p>810</text:p>
          </table:table-cell>
          <table:table-cell table:style-name="ce619" office:value-type="float" office:value="880" calcext:value-type="float">
            <text:p>880</text:p>
          </table:table-cell>
          <table:table-cell table:style-name="ce619" office:value-type="float" office:value="940" calcext:value-type="float">
            <text:p>940</text:p>
          </table:table-cell>
          <table:table-cell table:style-name="ce619" office:value-type="float" office:value="1000" calcext:value-type="float">
            <text:p>1000</text:p>
          </table:table-cell>
          <table:table-cell table:style-name="ce619" office:value-type="float" office:value="1060" calcext:value-type="float">
            <text:p>1060</text:p>
          </table:table-cell>
          <table:table-cell table:style-name="ce619" office:value-type="float" office:value="1120" calcext:value-type="float">
            <text:p>1120</text:p>
          </table:table-cell>
          <table:table-cell table:style-name="ce619" office:value-type="float" office:value="1190" calcext:value-type="float">
            <text:p>1190</text:p>
          </table:table-cell>
          <table:table-cell table:style-name="ce619" office:value-type="float" office:value="1250" calcext:value-type="float">
            <text:p>1250</text:p>
          </table:table-cell>
          <table:table-cell table:style-name="ce619" office:value-type="float" office:value="1310" calcext:value-type="float">
            <text:p>1310</text:p>
          </table:table-cell>
          <table:table-cell table:style-name="ce619" office:value-type="float" office:value="1370" calcext:value-type="float">
            <text:p>1370</text:p>
          </table:table-cell>
          <table:table-cell table:style-name="ce619" office:value-type="float" office:value="1440" calcext:value-type="float">
            <text:p>1440</text:p>
          </table:table-cell>
          <table:table-cell table:style-name="ce624" office:value-type="float" office:value="1510" calcext:value-type="float">
            <text:p>1510</text:p>
          </table:table-cell>
          <table:table-cell table:number-columns-repeated="1001"/>
        </table:table-row>
        <table:table-row table:style-name="ro2">
          <table:table-cell table:style-name="ce610" office:value-type="string" calcext:value-type="string">
            <text:p>Build 1Rest</text:p>
          </table:table-cell>
          <table:table-cell table:style-name="ce615" office:value-type="float" office:value="4" calcext:value-type="float">
            <text:p>4</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Build 2Wk1</text:p>
          </table:table-cell>
          <table:table-cell table:style-name="ce614" office:value-type="float" office:value="1" calcext:value-type="float">
            <text:p>1</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Wk2</text:p>
          </table:table-cell>
          <table:table-cell table:style-name="ce614" office:value-type="float" office:value="2" calcext:value-type="float">
            <text:p>2</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610" calcext:value-type="float">
            <text:p>610</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Wk3</text:p>
          </table:table-cell>
          <table:table-cell table:style-name="ce614" office:value-type="float" office:value="3" calcext:value-type="float">
            <text:p>3</text:p>
          </table:table-cell>
          <table:table-cell table:style-name="ce618" office:value-type="float" office:value="410" calcext:value-type="float">
            <text:p>410</text:p>
          </table:table-cell>
          <table:table-cell table:style-name="ce618" office:value-type="float" office:value="475" calcext:value-type="float">
            <text:p>475</text:p>
          </table:table-cell>
          <table:table-cell table:style-name="ce618" office:value-type="float" office:value="540" calcext:value-type="float">
            <text:p>540</text:p>
          </table:table-cell>
          <table:table-cell table:style-name="ce618" office:value-type="float" office:value="10.5" calcext:value-type="float">
            <text:p>11</text:p>
          </table:table-cell>
          <table:table-cell table:style-name="ce618" office:value-type="float" office:value="680" calcext:value-type="float">
            <text:p>680</text:p>
          </table:table-cell>
          <table:table-cell table:style-name="ce618" office:value-type="float" office:value="740" calcext:value-type="float">
            <text:p>740</text:p>
          </table:table-cell>
          <table:table-cell table:style-name="ce618" office:value-type="float" office:value="810" calcext:value-type="float">
            <text:p>810</text:p>
          </table:table-cell>
          <table:table-cell table:style-name="ce618" office:value-type="float" office:value="880" calcext:value-type="float">
            <text:p>880</text:p>
          </table:table-cell>
          <table:table-cell table:style-name="ce618" office:value-type="float" office:value="950" calcext:value-type="float">
            <text:p>950</text:p>
          </table:table-cell>
          <table:table-cell table:style-name="ce618" office:value-type="float" office:value="1010" calcext:value-type="float">
            <text:p>1010</text:p>
          </table:table-cell>
          <table:table-cell table:style-name="ce618" office:value-type="float" office:value="1080" calcext:value-type="float">
            <text:p>1080</text:p>
          </table:table-cell>
          <table:table-cell table:style-name="ce618" office:value-type="float" office:value="1150" calcext:value-type="float">
            <text:p>1150</text:p>
          </table:table-cell>
          <table:table-cell table:style-name="ce618" office:value-type="float" office:value="1210" calcext:value-type="float">
            <text:p>1210</text:p>
          </table:table-cell>
          <table:table-cell table:style-name="ce618" office:value-type="float" office:value="1280" calcext:value-type="float">
            <text:p>1280</text:p>
          </table:table-cell>
          <table:table-cell table:style-name="ce618" office:value-type="float" office:value="1350" calcext:value-type="float">
            <text:p>1350</text:p>
          </table:table-cell>
          <table:table-cell table:style-name="ce618" office:value-type="float" office:value="1420" calcext:value-type="float">
            <text:p>1420</text:p>
          </table:table-cell>
          <table:table-cell table:style-name="ce618" office:value-type="float" office:value="1480" calcext:value-type="float">
            <text:p>1480</text:p>
          </table:table-cell>
          <table:table-cell table:style-name="ce618" office:value-type="float" office:value="1550" calcext:value-type="float">
            <text:p>1550</text:p>
          </table:table-cell>
          <table:table-cell table:style-name="ce623" office:value-type="float" office:value="1620" calcext:value-type="float">
            <text:p>1620</text:p>
          </table:table-cell>
          <table:table-cell table:number-columns-repeated="1001"/>
        </table:table-row>
        <table:table-row table:style-name="ro2">
          <table:table-cell table:style-name="ce610" office:value-type="string" calcext:value-type="string">
            <text:p>Build 2Rest</text:p>
          </table:table-cell>
          <table:table-cell table:style-name="ce614" office:value-type="float" office:value="4" calcext:value-type="float">
            <text:p>4</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Peak 1</text:p>
          </table:table-cell>
          <table:table-cell table:style-name="ce615" office:value-type="float" office:value="1" calcext:value-type="float">
            <text:p>1</text:p>
          </table:table-cell>
          <table:table-cell table:style-name="ce619" office:value-type="float" office:value="290" calcext:value-type="float">
            <text:p>290</text:p>
          </table:table-cell>
          <table:table-cell table:style-name="ce619" office:value-type="float" office:value="335" calcext:value-type="float">
            <text:p>335</text:p>
          </table:table-cell>
          <table:table-cell table:style-name="ce619" office:value-type="float" office:value="380" calcext:value-type="float">
            <text:p>380</text:p>
          </table:table-cell>
          <table:table-cell table:style-name="ce619" office:value-type="float" office:value="430" calcext:value-type="float">
            <text:p>43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70" calcext:value-type="float">
            <text:p>570</text:p>
          </table:table-cell>
          <table:table-cell table:style-name="ce619" office:value-type="float" office:value="620" calcext:value-type="float">
            <text:p>620</text:p>
          </table:table-cell>
          <table:table-cell table:style-name="ce619" office:value-type="float" office:value="670" calcext:value-type="float">
            <text:p>670</text:p>
          </table:table-cell>
          <table:table-cell table:style-name="ce619" office:value-type="float" office:value="710" calcext:value-type="float">
            <text:p>710</text:p>
          </table:table-cell>
          <table:table-cell table:style-name="ce619" office:value-type="float" office:value="760" calcext:value-type="float">
            <text:p>760</text:p>
          </table:table-cell>
          <table:table-cell table:style-name="ce619" office:value-type="float" office:value="810" calcext:value-type="float">
            <text:p>810</text:p>
          </table:table-cell>
          <table:table-cell table:style-name="ce619" office:value-type="float" office:value="850" calcext:value-type="float">
            <text:p>850</text:p>
          </table:table-cell>
          <table:table-cell table:style-name="ce619" office:value-type="float" office:value="900" calcext:value-type="float">
            <text:p>900</text:p>
          </table:table-cell>
          <table:table-cell table:style-name="ce619" office:value-type="float" office:value="950" calcext:value-type="float">
            <text:p>950</text:p>
          </table:table-cell>
          <table:table-cell table:style-name="ce619" office:value-type="float" office:value="1000" calcext:value-type="float">
            <text:p>1000</text:p>
          </table:table-cell>
          <table:table-cell table:style-name="ce619" office:value-type="float" office:value="1040" calcext:value-type="float">
            <text:p>1040</text:p>
          </table:table-cell>
          <table:table-cell table:style-name="ce619" office:value-type="float" office:value="1090" calcext:value-type="float">
            <text:p>1090</text:p>
          </table:table-cell>
          <table:table-cell table:style-name="ce624" office:value-type="float" office:value="1140" calcext:value-type="float">
            <text:p>1140</text:p>
          </table:table-cell>
          <table:table-cell table:number-columns-repeated="1001"/>
        </table:table-row>
        <table:table-row table:style-name="ro2">
          <table:table-cell table:style-name="ce610" office:value-type="string" calcext:value-type="string">
            <text:p>Peak 2</text:p>
          </table:table-cell>
          <table:table-cell table:style-name="ce615" office:value-type="float" office:value="2" calcext:value-type="float">
            <text:p>2</text:p>
          </table:table-cell>
          <table:table-cell table:style-name="ce619" office:value-type="float" office:value="240" calcext:value-type="float">
            <text:p>240</text:p>
          </table:table-cell>
          <table:table-cell table:style-name="ce619" office:value-type="float" office:value="280" calcext:value-type="float">
            <text:p>280</text:p>
          </table:table-cell>
          <table:table-cell table:style-name="ce619" office:value-type="float" office:value="320" calcext:value-type="float">
            <text:p>320</text:p>
          </table:table-cell>
          <table:table-cell table:style-name="ce619" office:value-type="float" office:value="360" calcext:value-type="float">
            <text:p>360</text:p>
          </table:table-cell>
          <table:table-cell table:style-name="ce619" office:value-type="float" office:value="400" calcext:value-type="float">
            <text:p>400</text:p>
          </table:table-cell>
          <table:table-cell table:style-name="ce619" office:value-type="float" office:value="440" calcext:value-type="float">
            <text:p>440</text:p>
          </table:table-cell>
          <table:table-cell table:style-name="ce619" office:value-type="float" office:value="480" calcext:value-type="float">
            <text:p>480</text:p>
          </table:table-cell>
          <table:table-cell table:style-name="ce619" office:value-type="float" office:value="520" calcext:value-type="float">
            <text:p>520</text:p>
          </table:table-cell>
          <table:table-cell table:style-name="ce619" office:value-type="float" office:value="560" calcext:value-type="float">
            <text:p>560</text:p>
          </table:table-cell>
          <table:table-cell table:style-name="ce619" office:value-type="float" office:value="600" calcext:value-type="float">
            <text:p>600</text:p>
          </table:table-cell>
          <table:table-cell table:style-name="ce619" office:value-type="float" office:value="640" calcext:value-type="float">
            <text:p>640</text:p>
          </table:table-cell>
          <table:table-cell table:style-name="ce619" office:value-type="float" office:value="700" calcext:value-type="float">
            <text:p>700</text:p>
          </table:table-cell>
          <table:table-cell table:style-name="ce619" office:value-type="float" office:value="720" calcext:value-type="float">
            <text:p>720</text:p>
          </table:table-cell>
          <table:table-cell table:style-name="ce619" office:value-type="float" office:value="760" calcext:value-type="float">
            <text:p>760</text:p>
          </table:table-cell>
          <table:table-cell table:style-name="ce619" office:value-type="float" office:value="800" calcext:value-type="float">
            <text:p>800</text:p>
          </table:table-cell>
          <table:table-cell table:style-name="ce619" office:value-type="float" office:value="840" calcext:value-type="float">
            <text:p>840</text:p>
          </table:table-cell>
          <table:table-cell table:style-name="ce619" office:value-type="float" office:value="880" calcext:value-type="float">
            <text:p>880</text:p>
          </table:table-cell>
          <table:table-cell table:style-name="ce619" office:value-type="float" office:value="920" calcext:value-type="float">
            <text:p>920</text:p>
          </table:table-cell>
          <table:table-cell table:style-name="ce624" office:value-type="float" office:value="960" calcext:value-type="float">
            <text:p>960</text:p>
          </table:table-cell>
          <table:table-cell table:number-columns-repeated="1001"/>
        </table:table-row>
        <table:table-row table:style-name="ro2">
          <table:table-cell table:style-name="ce610" office:value-type="string" calcext:value-type="string">
            <text:p>RaceSat</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0" calcext:value-type="float">
            <text:p>480</text:p>
          </table:table-cell>
          <table:table-cell table:style-name="ce618" office:value-type="float" office:value="520" calcext:value-type="float">
            <text:p>520</text:p>
          </table:table-cell>
          <table:table-cell table:style-name="ce618" office:value-type="float" office:value="560" calcext:value-type="float">
            <text:p>560</text:p>
          </table:table-cell>
          <table:table-cell table:style-name="ce618" office:value-type="float" office:value="600" calcext:value-type="float">
            <text:p>600</text:p>
          </table:table-cell>
          <table:table-cell table:style-name="ce618" office:value-type="float" office:value="640" calcext:value-type="float">
            <text:p>640</text:p>
          </table:table-cell>
          <table:table-cell table:style-name="ce618" office:value-type="float" office:value="700" calcext:value-type="float">
            <text:p>700</text:p>
          </table:table-cell>
          <table:table-cell table:style-name="ce618" office:value-type="float" office:value="720" calcext:value-type="float">
            <text:p>720</text:p>
          </table:table-cell>
          <table:table-cell table:style-name="ce618" office:value-type="float" office:value="760" calcext:value-type="float">
            <text:p>760</text:p>
          </table:table-cell>
          <table:table-cell table:style-name="ce618" office:value-type="float" office:value="800" calcext:value-type="float">
            <text:p>800</text:p>
          </table:table-cell>
          <table:table-cell table:style-name="ce618" office:value-type="float" office:value="840" calcext:value-type="float">
            <text:p>840</text:p>
          </table:table-cell>
          <table:table-cell table:style-name="ce618" office:value-type="float" office:value="880" calcext:value-type="float">
            <text:p>880</text:p>
          </table:table-cell>
          <table:table-cell table:style-name="ce618" office:value-type="float" office:value="920" calcext:value-type="float">
            <text:p>920</text:p>
          </table:table-cell>
          <table:table-cell table:style-name="ce623" office:value-type="float" office:value="960" calcext:value-type="float">
            <text:p>960</text:p>
          </table:table-cell>
          <table:table-cell table:number-columns-repeated="1001"/>
        </table:table-row>
        <table:table-row table:style-name="ro2">
          <table:table-cell table:style-name="ce610" office:value-type="string" calcext:value-type="string">
            <text:p>RaceSun</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1" calcext:value-type="float">
            <text:p>481</text:p>
          </table:table-cell>
          <table:table-cell table:style-name="ce618" office:value-type="float" office:value="521" calcext:value-type="float">
            <text:p>521</text:p>
          </table:table-cell>
          <table:table-cell table:style-name="ce618" office:value-type="float" office:value="561" calcext:value-type="float">
            <text:p>561</text:p>
          </table:table-cell>
          <table:table-cell table:style-name="ce618" office:value-type="float" office:value="601" calcext:value-type="float">
            <text:p>601</text:p>
          </table:table-cell>
          <table:table-cell table:style-name="ce618" office:value-type="float" office:value="641" calcext:value-type="float">
            <text:p>641</text:p>
          </table:table-cell>
          <table:table-cell table:style-name="ce618" office:value-type="float" office:value="701" calcext:value-type="float">
            <text:p>701</text:p>
          </table:table-cell>
          <table:table-cell table:style-name="ce618" office:value-type="float" office:value="721" calcext:value-type="float">
            <text:p>721</text:p>
          </table:table-cell>
          <table:table-cell table:style-name="ce618" office:value-type="float" office:value="761" calcext:value-type="float">
            <text:p>761</text:p>
          </table:table-cell>
          <table:table-cell table:style-name="ce618" office:value-type="float" office:value="801" calcext:value-type="float">
            <text:p>801</text:p>
          </table:table-cell>
          <table:table-cell table:style-name="ce618" office:value-type="float" office:value="841" calcext:value-type="float">
            <text:p>841</text:p>
          </table:table-cell>
          <table:table-cell table:style-name="ce618" office:value-type="float" office:value="881" calcext:value-type="float">
            <text:p>881</text:p>
          </table:table-cell>
          <table:table-cell table:style-name="ce618" office:value-type="float" office:value="921" calcext:value-type="float">
            <text:p>921</text:p>
          </table:table-cell>
          <table:table-cell table:style-name="ce623" office:value-type="float" office:value="961" calcext:value-type="float">
            <text:p>961</text:p>
          </table:table-cell>
          <table:table-cell table:number-columns-repeated="1001"/>
        </table:table-row>
        <table:table-row table:style-name="ro2">
          <table:table-cell table:style-name="ce610" office:value-type="string" calcext:value-type="string">
            <text:p>RaceSatSun</text:p>
          </table:table-cell>
          <table:table-cell table:style-name="ce614" office:value-type="string" calcext:value-type="string">
            <text:p>All</text:p>
          </table:table-cell>
          <table:table-cell table:style-name="ce618" office:value-type="float" office:value="240" calcext:value-type="float">
            <text:p>240</text:p>
          </table:table-cell>
          <table:table-cell table:style-name="ce618" office:value-type="float" office:value="280" calcext:value-type="float">
            <text:p>280</text:p>
          </table:table-cell>
          <table:table-cell table:style-name="ce618" office:value-type="float" office:value="320" calcext:value-type="float">
            <text:p>320</text:p>
          </table:table-cell>
          <table:table-cell table:style-name="ce618" office:value-type="float" office:value="360" calcext:value-type="float">
            <text:p>360</text:p>
          </table:table-cell>
          <table:table-cell table:style-name="ce618" office:value-type="float" office:value="400" calcext:value-type="float">
            <text:p>400</text:p>
          </table:table-cell>
          <table:table-cell table:style-name="ce618" office:value-type="float" office:value="440" calcext:value-type="float">
            <text:p>440</text:p>
          </table:table-cell>
          <table:table-cell table:style-name="ce618" office:value-type="float" office:value="482" calcext:value-type="float">
            <text:p>482</text:p>
          </table:table-cell>
          <table:table-cell table:style-name="ce618" office:value-type="float" office:value="522" calcext:value-type="float">
            <text:p>522</text:p>
          </table:table-cell>
          <table:table-cell table:style-name="ce618" office:value-type="float" office:value="562" calcext:value-type="float">
            <text:p>562</text:p>
          </table:table-cell>
          <table:table-cell table:style-name="ce618" office:value-type="float" office:value="602" calcext:value-type="float">
            <text:p>602</text:p>
          </table:table-cell>
          <table:table-cell table:style-name="ce618" office:value-type="float" office:value="642" calcext:value-type="float">
            <text:p>642</text:p>
          </table:table-cell>
          <table:table-cell table:style-name="ce618" office:value-type="float" office:value="702" calcext:value-type="float">
            <text:p>702</text:p>
          </table:table-cell>
          <table:table-cell table:style-name="ce618" office:value-type="float" office:value="722" calcext:value-type="float">
            <text:p>722</text:p>
          </table:table-cell>
          <table:table-cell table:style-name="ce618" office:value-type="float" office:value="762" calcext:value-type="float">
            <text:p>762</text:p>
          </table:table-cell>
          <table:table-cell table:style-name="ce618" office:value-type="float" office:value="802" calcext:value-type="float">
            <text:p>802</text:p>
          </table:table-cell>
          <table:table-cell table:style-name="ce618" office:value-type="float" office:value="842" calcext:value-type="float">
            <text:p>842</text:p>
          </table:table-cell>
          <table:table-cell table:style-name="ce618" office:value-type="float" office:value="882" calcext:value-type="float">
            <text:p>882</text:p>
          </table:table-cell>
          <table:table-cell table:style-name="ce618" office:value-type="float" office:value="922" calcext:value-type="float">
            <text:p>922</text:p>
          </table:table-cell>
          <table:table-cell table:style-name="ce623" office:value-type="float" office:value="962" calcext:value-type="float">
            <text:p>962</text:p>
          </table:table-cell>
          <table:table-cell table:number-columns-repeated="1001"/>
        </table:table-row>
        <table:table-row table:style-name="ro2">
          <table:table-cell table:style-name="ce611" office:value-type="string" calcext:value-type="string">
            <text:p>Transition</text:p>
          </table:table-cell>
          <table:table-cell table:style-name="ce616" office:value-type="string" calcext:value-type="string">
            <text:p>All</text:p>
          </table:table-cell>
          <table:table-cell table:style-name="ce620" office:value-type="float" office:value="240" calcext:value-type="float">
            <text:p>240</text:p>
          </table:table-cell>
          <table:table-cell table:style-name="ce620" office:value-type="float" office:value="280" calcext:value-type="float">
            <text:p>280</text:p>
          </table:table-cell>
          <table:table-cell table:style-name="ce620" office:value-type="float" office:value="320" calcext:value-type="float">
            <text:p>320</text:p>
          </table:table-cell>
          <table:table-cell table:style-name="ce620" office:value-type="float" office:value="360" calcext:value-type="float">
            <text:p>360</text:p>
          </table:table-cell>
          <table:table-cell table:style-name="ce620" office:value-type="float" office:value="400" calcext:value-type="float">
            <text:p>400</text:p>
          </table:table-cell>
          <table:table-cell table:style-name="ce620" office:value-type="float" office:value="440" calcext:value-type="float">
            <text:p>440</text:p>
          </table:table-cell>
          <table:table-cell table:style-name="ce621" office:value-type="float" office:value="483" calcext:value-type="float">
            <text:p>483</text:p>
          </table:table-cell>
          <table:table-cell table:style-name="ce621" office:value-type="float" office:value="523" calcext:value-type="float">
            <text:p>523</text:p>
          </table:table-cell>
          <table:table-cell table:style-name="ce621" office:value-type="float" office:value="563" calcext:value-type="float">
            <text:p>563</text:p>
          </table:table-cell>
          <table:table-cell table:style-name="ce621" office:value-type="float" office:value="603" calcext:value-type="float">
            <text:p>603</text:p>
          </table:table-cell>
          <table:table-cell table:style-name="ce621" office:value-type="float" office:value="643" calcext:value-type="float">
            <text:p>643</text:p>
          </table:table-cell>
          <table:table-cell table:style-name="ce621" office:value-type="float" office:value="703" calcext:value-type="float">
            <text:p>703</text:p>
          </table:table-cell>
          <table:table-cell table:style-name="ce621" office:value-type="float" office:value="723" calcext:value-type="float">
            <text:p>723</text:p>
          </table:table-cell>
          <table:table-cell table:style-name="ce621" office:value-type="float" office:value="763" calcext:value-type="float">
            <text:p>763</text:p>
          </table:table-cell>
          <table:table-cell table:style-name="ce621" office:value-type="float" office:value="803" calcext:value-type="float">
            <text:p>803</text:p>
          </table:table-cell>
          <table:table-cell table:style-name="ce621" office:value-type="float" office:value="843" calcext:value-type="float">
            <text:p>843</text:p>
          </table:table-cell>
          <table:table-cell table:style-name="ce621" office:value-type="float" office:value="883" calcext:value-type="float">
            <text:p>883</text:p>
          </table:table-cell>
          <table:table-cell table:style-name="ce621" office:value-type="float" office:value="923" calcext:value-type="float">
            <text:p>923</text:p>
          </table:table-cell>
          <table:table-cell table:style-name="ce625" office:value-type="float" office:value="963" calcext:value-type="float">
            <text:p>963</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table:table-column table:style-name="co25" table:default-cell-style-name="ce630"/>
        <table:table-column table:style-name="co26" table:default-cell-style-name="ce586"/>
        <table:table-column table:style-name="co27"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626" office:value-type="string" calcext:value-type="string">
            <text:p>Weekly TSS</text:p>
          </table:table-cell>
          <table:table-cell table:style-name="ce631" office:value-type="string" calcext:value-type="string">
            <text:p>Long Ride</text:p>
          </table:table-cell>
          <table:table-cell table:style-name="ce636" office:value-type="string" calcext:value-type="string">
            <text:p>May be 2-a-day workouts</text:p>
          </table:table-cell>
          <table:table-cell table:style-name="ce639" table:number-columns-repeated="4"/>
          <table:table-cell table:style-name="ce640"/>
          <table:table-cell table:number-columns-repeated="1016"/>
        </table:table-row>
        <table:table-row table:style-name="ro20">
          <table:table-cell table:style-name="ce627" office:value-type="float" office:value="240" calcext:value-type="float">
            <text:p>240</text:p>
          </table:table-cell>
          <table:table-cell table:style-name="ce632" office:value-type="float" office:value="0" calcext:value-type="float">
            <text:p>0</text:p>
          </table:table-cell>
          <table:table-cell table:style-name="ce637" office:value-type="float" office:value="50" calcext:value-type="float">
            <text:p>50</text:p>
          </table:table-cell>
          <table:table-cell table:style-name="ce637" office:value-type="float" office:value="0" calcext:value-type="float">
            <text:p>0</text:p>
          </table:table-cell>
          <table:table-cell table:style-name="ce637" office:value-type="float" office:value="50" calcext:value-type="float">
            <text:p>50</text:p>
          </table:table-cell>
          <table:table-cell table:style-name="ce637" office:value-type="float" office:value="20" calcext:value-type="float">
            <text:p>20</text:p>
          </table:table-cell>
          <table:table-cell table:style-name="ce637" office:value-type="float" office:value="80" calcext:value-type="float">
            <text:p>80</text:p>
          </table:table-cell>
          <table:table-cell table:style-name="ce641" office:value-type="float" office:value="40" calcext:value-type="float">
            <text:p>40</text:p>
          </table:table-cell>
          <table:table-cell table:style-name="ce606"/>
          <table:table-cell table:style-name="ce608" table:number-columns-repeated="1015"/>
        </table:table-row>
        <table:table-row table:style-name="ro20">
          <table:table-cell table:style-name="ce628" table:formula="of:=[.A2]+20" office:value-type="float" office:value="260" calcext:value-type="float">
            <text:p>260</text:p>
          </table:table-cell>
          <table:table-cell table:style-name="ce633" office:value-type="float" office:value="0" calcext:value-type="float">
            <text:p>0</text:p>
          </table:table-cell>
          <table:table-cell table:style-name="ce598" office:value-type="float" office:value="50" calcext:value-type="float">
            <text:p>50</text:p>
          </table:table-cell>
          <table:table-cell table:style-name="ce598" office:value-type="float" office:value="0" calcext:value-type="float">
            <text:p>0</text:p>
          </table:table-cell>
          <table:table-cell table:style-name="ce598" office:value-type="float" office:value="60" calcext:value-type="float">
            <text:p>60</text:p>
          </table:table-cell>
          <table:table-cell table:style-name="ce598" office:value-type="float" office:value="20" calcext:value-type="float">
            <text:p>20</text:p>
          </table:table-cell>
          <table:table-cell table:style-name="ce598" office:value-type="float" office:value="80" calcext:value-type="float">
            <text:p>8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3]+20" office:value-type="float" office:value="280" calcext:value-type="float">
            <text:p>280</text:p>
          </table:table-cell>
          <table:table-cell table:style-name="ce634" office:value-type="float" office:value="0" calcext:value-type="float">
            <text:p>0</text:p>
          </table:table-cell>
          <table:table-cell table:style-name="ce599" office:value-type="float" office:value="50" calcext:value-type="float">
            <text:p>50</text:p>
          </table:table-cell>
          <table:table-cell table:style-name="ce599" office:value-type="float" office:value="20" calcext:value-type="float">
            <text:p>20</text:p>
          </table:table-cell>
          <table:table-cell table:style-name="ce599" office:value-type="float" office:value="60" calcext:value-type="float">
            <text:p>60</text:p>
          </table:table-cell>
          <table:table-cell table:style-name="ce599" office:value-type="float" office:value="20" calcext:value-type="float">
            <text:p>20</text:p>
          </table:table-cell>
          <table:table-cell table:style-name="ce599" office:value-type="float" office:value="80" calcext:value-type="float">
            <text:p>8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4]+20" office:value-type="float" office:value="300" calcext:value-type="float">
            <text:p>300</text:p>
          </table:table-cell>
          <table:table-cell table:style-name="ce633" office:value-type="float" office:value="0" calcext:value-type="float">
            <text:p>0</text:p>
          </table:table-cell>
          <table:table-cell table:style-name="ce598" office:value-type="float" office:value="50" calcext:value-type="float">
            <text:p>50</text:p>
          </table:table-cell>
          <table:table-cell table:style-name="ce598" office:value-type="float" office:value="30" calcext:value-type="float">
            <text:p>30</text:p>
          </table:table-cell>
          <table:table-cell table:style-name="ce598" office:value-type="float" office:value="60" calcext:value-type="float">
            <text:p>60</text:p>
          </table:table-cell>
          <table:table-cell table:style-name="ce598" office:value-type="float" office:value="30" calcext:value-type="float">
            <text:p>30</text:p>
          </table:table-cell>
          <table:table-cell table:style-name="ce598" office:value-type="float" office:value="80" calcext:value-type="float">
            <text:p>8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5]+20" office:value-type="float" office:value="320" calcext:value-type="float">
            <text:p>320</text:p>
          </table:table-cell>
          <table:table-cell table:style-name="ce634" office:value-type="float" office:value="0" calcext:value-type="float">
            <text:p>0</text:p>
          </table:table-cell>
          <table:table-cell table:style-name="ce599" office:value-type="float" office:value="60" calcext:value-type="float">
            <text:p>60</text:p>
          </table:table-cell>
          <table:table-cell table:style-name="ce599" office:value-type="float" office:value="30" calcext:value-type="float">
            <text:p>30</text:p>
          </table:table-cell>
          <table:table-cell table:style-name="ce599" office:value-type="float" office:value="60" calcext:value-type="float">
            <text:p>60</text:p>
          </table:table-cell>
          <table:table-cell table:style-name="ce599" office:value-type="float" office:value="40" calcext:value-type="float">
            <text:p>40</text:p>
          </table:table-cell>
          <table:table-cell table:style-name="ce599" office:value-type="float" office:value="80" calcext:value-type="float">
            <text:p>8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6]+20" office:value-type="float" office:value="340" calcext:value-type="float">
            <text:p>340</text:p>
          </table:table-cell>
          <table:table-cell table:style-name="ce633" office:value-type="float" office:value="0" calcext:value-type="float">
            <text:p>0</text:p>
          </table:table-cell>
          <table:table-cell table:style-name="ce598" office:value-type="float" office:value="60" calcext:value-type="float">
            <text:p>60</text:p>
          </table:table-cell>
          <table:table-cell table:style-name="ce598" office:value-type="float" office:value="30" calcext:value-type="float">
            <text:p>3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642" office:value-type="float" office:value="50" calcext:value-type="float">
            <text:p>50</text:p>
          </table:table-cell>
          <table:table-cell table:number-columns-repeated="1016"/>
        </table:table-row>
        <table:table-row table:style-name="ro20">
          <table:table-cell table:style-name="ce628" table:formula="of:=[.A7]+20" office:value-type="float" office:value="360" calcext:value-type="float">
            <text:p>360</text:p>
          </table:table-cell>
          <table:table-cell table:style-name="ce634" office:value-type="float" office:value="0" calcext:value-type="float">
            <text:p>0</text:p>
          </table:table-cell>
          <table:table-cell table:style-name="ce599" office:value-type="float" office:value="70" calcext:value-type="float">
            <text:p>70</text:p>
          </table:table-cell>
          <table:table-cell table:style-name="ce599" office:value-type="float" office:value="40" calcext:value-type="float">
            <text:p>40</text:p>
          </table:table-cell>
          <table:table-cell table:style-name="ce599" office:value-type="float" office:value="60" calcext:value-type="float">
            <text:p>6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643" office:value-type="float" office:value="50" calcext:value-type="float">
            <text:p>50</text:p>
          </table:table-cell>
          <table:table-cell table:number-columns-repeated="1016"/>
        </table:table-row>
        <table:table-row table:style-name="ro20">
          <table:table-cell table:style-name="ce628" table:formula="of:=[.A8]+20" office:value-type="float" office:value="380" calcext:value-type="float">
            <text:p>380</text:p>
          </table:table-cell>
          <table:table-cell table:style-name="ce633" office:value-type="float" office:value="0" calcext:value-type="float">
            <text:p>0</text:p>
          </table:table-cell>
          <table:table-cell table:style-name="ce598" office:value-type="float" office:value="70" calcext:value-type="float">
            <text:p>70</text:p>
          </table:table-cell>
          <table:table-cell table:style-name="ce598" office:value-type="float" office:value="40" calcext:value-type="float">
            <text:p>4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100" calcext:value-type="float">
            <text:p>10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9]+20" office:value-type="float" office:value="400" calcext:value-type="float">
            <text:p>400</text:p>
          </table:table-cell>
          <table:table-cell table:style-name="ce634" office:value-type="float" office:value="10" calcext:value-type="float">
            <text:p>1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60" calcext:value-type="float">
            <text:p>60</text:p>
          </table:table-cell>
          <table:table-cell table:style-name="ce599" office:value-type="float" office:value="50" calcext:value-type="float">
            <text:p>50</text:p>
          </table:table-cell>
          <table:table-cell table:style-name="ce599" office:value-type="float" office:value="100" calcext:value-type="float">
            <text:p>100</text:p>
          </table:table-cell>
          <table:table-cell table:style-name="ce643" office:value-type="float" office:value="60" calcext:value-type="float">
            <text:p>60</text:p>
          </table:table-cell>
          <table:table-cell table:style-name="ce364"/>
          <table:table-cell table:number-columns-repeated="1015"/>
        </table:table-row>
        <table:table-row table:style-name="ro20">
          <table:table-cell table:style-name="ce628" table:formula="of:=[.A10]+20" office:value-type="float" office:value="420" calcext:value-type="float">
            <text:p>420</text:p>
          </table:table-cell>
          <table:table-cell table:style-name="ce633" office:value-type="float" office:value="30" calcext:value-type="float">
            <text:p>3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60" calcext:value-type="float">
            <text:p>60</text:p>
          </table:table-cell>
          <table:table-cell table:style-name="ce598" office:value-type="float" office:value="50" calcext:value-type="float">
            <text:p>50</text:p>
          </table:table-cell>
          <table:table-cell table:style-name="ce598" office:value-type="float" office:value="100" calcext:value-type="float">
            <text:p>10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11]+20" office:value-type="float" office:value="440" calcext:value-type="float">
            <text:p>440</text:p>
          </table:table-cell>
          <table:table-cell table:style-name="ce634" office:value-type="float" office:value="40" calcext:value-type="float">
            <text:p>4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100" calcext:value-type="float">
            <text:p>100</text:p>
          </table:table-cell>
          <table:table-cell table:style-name="ce643" office:value-type="float" office:value="60" calcext:value-type="float">
            <text:p>60</text:p>
          </table:table-cell>
          <table:table-cell table:number-columns-repeated="1016"/>
        </table:table-row>
        <table:table-row table:style-name="ro20">
          <table:table-cell table:style-name="ce628" table:formula="of:=[.A12]+20" office:value-type="float" office:value="460" calcext:value-type="float">
            <text:p>460</text:p>
          </table:table-cell>
          <table:table-cell table:style-name="ce633" office:value-type="float" office:value="40" calcext:value-type="float">
            <text:p>4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120" calcext:value-type="float">
            <text:p>120</text:p>
          </table:table-cell>
          <table:table-cell table:style-name="ce642" office:value-type="float" office:value="60" calcext:value-type="float">
            <text:p>60</text:p>
          </table:table-cell>
          <table:table-cell table:number-columns-repeated="1016"/>
        </table:table-row>
        <table:table-row table:style-name="ro20">
          <table:table-cell table:style-name="ce628" table:formula="of:=[.A13]+20" office:value-type="float" office:value="480" calcext:value-type="float">
            <text:p>480</text:p>
          </table:table-cell>
          <table:table-cell table:style-name="ce634" office:value-type="float" office:value="40" calcext:value-type="float">
            <text:p>4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style-name="ce599" office:value-type="float" office:value="70" calcext:value-type="float">
            <text:p>70</text:p>
          </table:table-cell>
          <table:table-cell table:style-name="ce599" office:value-type="float" office:value="50" calcext:value-type="float">
            <text:p>50</text:p>
          </table:table-cell>
          <table:table-cell table:style-name="ce599" office:value-type="float" office:value="120" calcext:value-type="float">
            <text:p>120</text:p>
          </table:table-cell>
          <table:table-cell table:style-name="ce643" office:value-type="float" office:value="60" calcext:value-type="float">
            <text:p>60</text:p>
          </table:table-cell>
          <table:table-cell table:number-columns-repeated="1016"/>
        </table:table-row>
        <table:table-row table:style-name="ro20">
          <table:table-cell table:style-name="ce628" table:formula="of:=[.A14]+20" office:value-type="float" office:value="500" calcext:value-type="float">
            <text:p>50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style-name="ce598" office:value-type="float" office:value="70" calcext:value-type="float">
            <text:p>70</text:p>
          </table:table-cell>
          <table:table-cell table:style-name="ce598" office:value-type="float" office:value="50" calcext:value-type="float">
            <text:p>50</text:p>
          </table:table-cell>
          <table:table-cell table:style-name="ce598" office:value-type="float" office:value="120" calcext:value-type="float">
            <text:p>12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5]+20" office:value-type="float" office:value="520" calcext:value-type="float">
            <text:p>520</text:p>
          </table:table-cell>
          <table:table-cell table:style-name="ce634" office:value-type="float" office:value="50" calcext:value-type="float">
            <text:p>5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number-columns-repeated="2" table:style-name="ce599" office:value-type="float" office:value="70" calcext:value-type="float">
            <text:p>70</text:p>
          </table:table-cell>
          <table:table-cell table:style-name="ce599" office:value-type="float" office:value="120" calcext:value-type="float">
            <text:p>120</text:p>
          </table:table-cell>
          <table:table-cell table:style-name="ce643" office:value-type="float" office:value="70" calcext:value-type="float">
            <text:p>70</text:p>
          </table:table-cell>
          <table:table-cell table:style-name="ce607" table:number-columns-repeated="1016"/>
        </table:table-row>
        <table:table-row table:style-name="ro20">
          <table:table-cell table:style-name="ce628" table:formula="of:=[.A16]+20" office:value-type="float" office:value="540" calcext:value-type="float">
            <text:p>54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number-columns-repeated="2" table:style-name="ce598" office:value-type="float" office:value="70" calcext:value-type="float">
            <text:p>70</text:p>
          </table:table-cell>
          <table:table-cell table:style-name="ce598" office:value-type="float" office:value="140" calcext:value-type="float">
            <text:p>14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7]+20" office:value-type="float" office:value="560" calcext:value-type="float">
            <text:p>560</text:p>
          </table:table-cell>
          <table:table-cell table:style-name="ce634" office:value-type="float" office:value="50" calcext:value-type="float">
            <text:p>50</text:p>
          </table:table-cell>
          <table:table-cell table:style-name="ce599" office:value-type="float" office:value="90" calcext:value-type="float">
            <text:p>9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40" calcext:value-type="float">
            <text:p>140</text:p>
          </table:table-cell>
          <table:table-cell table:style-name="ce643" office:value-type="float" office:value="70" calcext:value-type="float">
            <text:p>70</text:p>
          </table:table-cell>
          <table:table-cell table:number-columns-repeated="1016"/>
        </table:table-row>
        <table:table-row table:style-name="ro20">
          <table:table-cell table:style-name="ce628" table:formula="of:=[.A18]+20" office:value-type="float" office:value="580" calcext:value-type="float">
            <text:p>580</text:p>
          </table:table-cell>
          <table:table-cell table:style-name="ce633" office:value-type="float" office:value="50" calcext:value-type="float">
            <text:p>50</text:p>
          </table:table-cell>
          <table:table-cell table:style-name="ce598" office:value-type="float" office:value="90" calcext:value-type="float">
            <text:p>9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60" calcext:value-type="float">
            <text:p>160</text:p>
          </table:table-cell>
          <table:table-cell table:style-name="ce642" office:value-type="float" office:value="70" calcext:value-type="float">
            <text:p>70</text:p>
          </table:table-cell>
          <table:table-cell table:number-columns-repeated="1016"/>
        </table:table-row>
        <table:table-row table:style-name="ro20">
          <table:table-cell table:style-name="ce628" table:formula="of:=[.A19]+20" office:value-type="float" office:value="600" calcext:value-type="float">
            <text:p>60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60" calcext:value-type="float">
            <text:p>160</text:p>
          </table:table-cell>
          <table:table-cell table:style-name="ce643" office:value-type="float" office:value="70" calcext:value-type="float">
            <text:p>70</text:p>
          </table:table-cell>
          <table:table-cell table:number-columns-repeated="1016"/>
        </table:table-row>
        <table:table-row table:style-name="ro20">
          <table:table-cell table:style-name="ce628" table:formula="of:=[.A20]+20" office:value-type="float" office:value="620" calcext:value-type="float">
            <text:p>62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50" calcext:value-type="float">
            <text:p>5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60" calcext:value-type="float">
            <text:p>16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1]+20" office:value-type="float" office:value="640" calcext:value-type="float">
            <text:p>64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50" calcext:value-type="float">
            <text:p>50</text:p>
          </table:table-cell>
          <table:table-cell table:style-name="ce599" office:value-type="float" office:value="90" calcext:value-type="float">
            <text:p>90</text:p>
          </table:table-cell>
          <table:table-cell table:style-name="ce599" office:value-type="float" office:value="70" calcext:value-type="float">
            <text:p>7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2]+20" office:value-type="float" office:value="660" calcext:value-type="float">
            <text:p>66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70" calcext:value-type="float">
            <text:p>70</text:p>
          </table:table-cell>
          <table:table-cell table:style-name="ce598" office:value-type="float" office:value="90" calcext:value-type="float">
            <text:p>90</text:p>
          </table:table-cell>
          <table:table-cell table:style-name="ce598" office:value-type="float" office:value="70" calcext:value-type="float">
            <text:p>70</text:p>
          </table:table-cell>
          <table:table-cell table:style-name="ce598" office:value-type="float" office:value="180" calcext:value-type="float">
            <text:p>18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3]+20" office:value-type="float" office:value="680" calcext:value-type="float">
            <text:p>680</text:p>
          </table:table-cell>
          <table:table-cell table:style-name="ce634" office:value-type="float" office:value="50" calcext:value-type="float">
            <text:p>50</text:p>
          </table:table-cell>
          <table:table-cell table:style-name="ce599" office:value-type="float" office:value="110" calcext:value-type="float">
            <text:p>110</text:p>
          </table:table-cell>
          <table:table-cell table:style-name="ce599" office:value-type="float" office:value="70" calcext:value-type="float">
            <text:p>70</text:p>
          </table:table-cell>
          <table:table-cell table:style-name="ce599" office:value-type="float" office:value="110" calcext:value-type="float">
            <text:p>110</text:p>
          </table:table-cell>
          <table:table-cell table:style-name="ce599" office:value-type="float" office:value="70" calcext:value-type="float">
            <text:p>7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4]+20" office:value-type="float" office:value="700" calcext:value-type="float">
            <text:p>700</text:p>
          </table:table-cell>
          <table:table-cell table:style-name="ce633" office:value-type="float" office:value="50" calcext:value-type="float">
            <text:p>50</text:p>
          </table:table-cell>
          <table:table-cell table:style-name="ce598" office:value-type="float" office:value="110" calcext:value-type="float">
            <text:p>110</text:p>
          </table:table-cell>
          <table:table-cell table:style-name="ce598" office:value-type="float" office:value="70" calcext:value-type="float">
            <text:p>7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180" calcext:value-type="float">
            <text:p>180</text:p>
          </table:table-cell>
          <table:table-cell table:style-name="ce642" office:value-type="float" office:value="90" calcext:value-type="float">
            <text:p>90</text:p>
          </table:table-cell>
          <table:table-cell table:number-columns-repeated="1016"/>
        </table:table-row>
        <table:table-row table:style-name="ro20">
          <table:table-cell table:style-name="ce628" table:formula="of:=[.A25]+20" office:value-type="float" office:value="720" calcext:value-type="float">
            <text:p>72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70" calcext:value-type="float">
            <text:p>70</text:p>
          </table:table-cell>
          <table:table-cell table:style-name="ce599" office:value-type="float" office:value="110" calcext:value-type="float">
            <text:p>110</text:p>
          </table:table-cell>
          <table:table-cell table:style-name="ce599" office:value-type="float" office:value="90" calcext:value-type="float">
            <text:p>90</text:p>
          </table:table-cell>
          <table:table-cell table:style-name="ce599" office:value-type="float" office:value="180" calcext:value-type="float">
            <text:p>180</text:p>
          </table:table-cell>
          <table:table-cell table:style-name="ce643" office:value-type="float" office:value="90" calcext:value-type="float">
            <text:p>90</text:p>
          </table:table-cell>
          <table:table-cell table:number-columns-repeated="1016"/>
        </table:table-row>
        <table:table-row table:style-name="ro20">
          <table:table-cell table:style-name="ce628" table:formula="of:=[.A26]+20" office:value-type="float" office:value="740" calcext:value-type="float">
            <text:p>74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70" calcext:value-type="float">
            <text:p>7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180" calcext:value-type="float">
            <text:p>18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27]+20" office:value-type="float" office:value="760" calcext:value-type="float">
            <text:p>76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10" calcext:value-type="float">
            <text:p>110</text:p>
          </table:table-cell>
          <table:table-cell table:style-name="ce599" office:value-type="float" office:value="90" calcext:value-type="float">
            <text:p>90</text:p>
          </table:table-cell>
          <table:table-cell table:style-name="ce599" office:value-type="float" office:value="180" calcext:value-type="float">
            <text:p>18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28]+20" office:value-type="float" office:value="780" calcext:value-type="float">
            <text:p>78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10" calcext:value-type="float">
            <text:p>110</text:p>
          </table:table-cell>
          <table:table-cell table:style-name="ce598" office:value-type="float" office:value="90" calcext:value-type="float">
            <text:p>90</text:p>
          </table:table-cell>
          <table:table-cell table:style-name="ce598" office:value-type="float" office:value="200" calcext:value-type="float">
            <text:p>20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29]+20" office:value-type="float" office:value="800" calcext:value-type="float">
            <text:p>80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200" calcext:value-type="float">
            <text:p>20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30]+20" office:value-type="float" office:value="820" calcext:value-type="float">
            <text:p>82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200" calcext:value-type="float">
            <text:p>200</text:p>
          </table:table-cell>
          <table:table-cell table:style-name="ce642" office:value-type="float" office:value="110" calcext:value-type="float">
            <text:p>110</text:p>
          </table:table-cell>
          <table:table-cell table:number-columns-repeated="1016"/>
        </table:table-row>
        <table:table-row table:style-name="ro20">
          <table:table-cell table:style-name="ce628" table:formula="of:=[.A31]+20" office:value-type="float" office:value="840" calcext:value-type="float">
            <text:p>84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90" calcext:value-type="float">
            <text:p>9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200" calcext:value-type="float">
            <text:p>200</text:p>
          </table:table-cell>
          <table:table-cell table:style-name="ce643" office:value-type="float" office:value="110" calcext:value-type="float">
            <text:p>110</text:p>
          </table:table-cell>
          <table:table-cell table:number-columns-repeated="1016"/>
        </table:table-row>
        <table:table-row table:style-name="ro20">
          <table:table-cell table:style-name="ce628" table:formula="of:=[.A32]+20" office:value-type="float" office:value="860" calcext:value-type="float">
            <text:p>86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90" calcext:value-type="float">
            <text:p>9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200" calcext:value-type="float">
            <text:p>20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3]+20" office:value-type="float" office:value="880" calcext:value-type="float">
            <text:p>880</text:p>
          </table:table-cell>
          <table:table-cell table:style-name="ce634" office:value-type="float" office:value="50" calcext:value-type="float">
            <text:p>5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130" calcext:value-type="float">
            <text:p>130</text:p>
          </table:table-cell>
          <table:table-cell table:style-name="ce599" office:value-type="float" office:value="110" calcext:value-type="float">
            <text:p>110</text:p>
          </table:table-cell>
          <table:table-cell table:style-name="ce599" office:value-type="float" office:value="200" calcext:value-type="float">
            <text:p>20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4]+20" office:value-type="float" office:value="900" calcext:value-type="float">
            <text:p>900</text:p>
          </table:table-cell>
          <table:table-cell table:style-name="ce633" office:value-type="float" office:value="50" calcext:value-type="float">
            <text:p>5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130" calcext:value-type="float">
            <text:p>130</text:p>
          </table:table-cell>
          <table:table-cell table:style-name="ce598" office:value-type="float" office:value="110" calcext:value-type="float">
            <text:p>110</text:p>
          </table:table-cell>
          <table:table-cell table:style-name="ce598" office:value-type="float" office:value="220" calcext:value-type="float">
            <text:p>22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5]+20" office:value-type="float" office:value="920" calcext:value-type="float">
            <text:p>920</text:p>
          </table:table-cell>
          <table:table-cell table:style-name="ce634" office:value-type="float" office:value="50" calcext:value-type="float">
            <text:p>50</text:p>
          </table:table-cell>
          <table:table-cell table:style-name="ce599" office:value-type="float" office:value="150" calcext:value-type="float">
            <text:p>15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10" calcext:value-type="float">
            <text:p>110</text:p>
          </table:table-cell>
          <table:table-cell table:style-name="ce599" office:value-type="float" office:value="220" calcext:value-type="float">
            <text:p>22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6]+20" office:value-type="float" office:value="940" calcext:value-type="float">
            <text:p>940</text:p>
          </table:table-cell>
          <table:table-cell table:style-name="ce633" office:value-type="float" office:value="50" calcext:value-type="float">
            <text:p>50</text:p>
          </table:table-cell>
          <table:table-cell table:style-name="ce598" office:value-type="float" office:value="150" calcext:value-type="float">
            <text:p>15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20" calcext:value-type="float">
            <text:p>220</text:p>
          </table:table-cell>
          <table:table-cell table:style-name="ce642" office:value-type="float" office:value="130" calcext:value-type="float">
            <text:p>130</text:p>
          </table:table-cell>
          <table:table-cell table:number-columns-repeated="1016"/>
        </table:table-row>
        <table:table-row table:style-name="ro20">
          <table:table-cell table:style-name="ce628" table:formula="of:=[.A37]+20" office:value-type="float" office:value="960" calcext:value-type="float">
            <text:p>960</text:p>
          </table:table-cell>
          <table:table-cell table:style-name="ce634" office:value-type="float" office:value="50" calcext:value-type="float">
            <text:p>5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30" calcext:value-type="float">
            <text:p>130</text:p>
          </table:table-cell>
          <table:table-cell table:style-name="ce599" office:value-type="float" office:value="220" calcext:value-type="float">
            <text:p>220</text:p>
          </table:table-cell>
          <table:table-cell table:style-name="ce643" office:value-type="float" office:value="130" calcext:value-type="float">
            <text:p>130</text:p>
          </table:table-cell>
          <table:table-cell table:number-columns-repeated="1016"/>
        </table:table-row>
        <table:table-row table:style-name="ro20">
          <table:table-cell table:style-name="ce628" table:formula="of:=[.A38]+20" office:value-type="float" office:value="980" calcext:value-type="float">
            <text:p>980</text:p>
          </table:table-cell>
          <table:table-cell table:style-name="ce633" office:value-type="float" office:value="50" calcext:value-type="float">
            <text:p>5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20" calcext:value-type="float">
            <text:p>22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39]+20" office:value-type="float" office:value="1000" calcext:value-type="float">
            <text:p>1000</text:p>
          </table:table-cell>
          <table:table-cell table:style-name="ce634" office:value-type="float" office:value="70" calcext:value-type="float">
            <text:p>7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50" calcext:value-type="float">
            <text:p>150</text:p>
          </table:table-cell>
          <table:table-cell table:style-name="ce599" office:value-type="float" office:value="130" calcext:value-type="float">
            <text:p>130</text:p>
          </table:table-cell>
          <table:table-cell table:style-name="ce599" office:value-type="float" office:value="220" calcext:value-type="float">
            <text:p>22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0]+20" office:value-type="float" office:value="1020" calcext:value-type="float">
            <text:p>1020</text:p>
          </table:table-cell>
          <table:table-cell table:style-name="ce633" office:value-type="float" office:value="70" calcext:value-type="float">
            <text:p>7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50" calcext:value-type="float">
            <text:p>150</text:p>
          </table:table-cell>
          <table:table-cell table:style-name="ce598" office:value-type="float" office:value="130" calcext:value-type="float">
            <text:p>130</text:p>
          </table:table-cell>
          <table:table-cell table:style-name="ce598" office:value-type="float" office:value="240" calcext:value-type="float">
            <text:p>24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41]+20" office:value-type="float" office:value="1040" calcext:value-type="float">
            <text:p>1040</text:p>
          </table:table-cell>
          <table:table-cell table:style-name="ce634" office:value-type="float" office:value="70" calcext:value-type="float">
            <text:p>70</text:p>
          </table:table-cell>
          <table:table-cell table:style-name="ce599" office:value-type="float" office:value="170" calcext:value-type="float">
            <text:p>17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30" calcext:value-type="float">
            <text:p>130</text:p>
          </table:table-cell>
          <table:table-cell table:style-name="ce599" office:value-type="float" office:value="240" calcext:value-type="float">
            <text:p>24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2]+20" office:value-type="float" office:value="1060" calcext:value-type="float">
            <text:p>1060</text:p>
          </table:table-cell>
          <table:table-cell table:style-name="ce633" office:value-type="float" office:value="70" calcext:value-type="float">
            <text:p>70</text:p>
          </table:table-cell>
          <table:table-cell table:style-name="ce598" office:value-type="float" office:value="170" calcext:value-type="float">
            <text:p>170</text:p>
          </table:table-cell>
          <table:table-cell table:style-name="ce598" office:value-type="float" office:value="110" calcext:value-type="float">
            <text:p>11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40" calcext:value-type="float">
            <text:p>240</text:p>
          </table:table-cell>
          <table:table-cell table:style-name="ce642" office:value-type="float" office:value="150" calcext:value-type="float">
            <text:p>150</text:p>
          </table:table-cell>
          <table:table-cell table:number-columns-repeated="1016"/>
        </table:table-row>
        <table:table-row table:style-name="ro20">
          <table:table-cell table:style-name="ce628" table:formula="of:=[.A43]+20" office:value-type="float" office:value="1080" calcext:value-type="float">
            <text:p>108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50" calcext:value-type="float">
            <text:p>150</text:p>
          </table:table-cell>
          <table:table-cell table:style-name="ce599" office:value-type="float" office:value="240" calcext:value-type="float">
            <text:p>240</text:p>
          </table:table-cell>
          <table:table-cell table:style-name="ce643" office:value-type="float" office:value="150" calcext:value-type="float">
            <text:p>150</text:p>
          </table:table-cell>
          <table:table-cell table:number-columns-repeated="1016"/>
        </table:table-row>
        <table:table-row table:style-name="ro20">
          <table:table-cell table:style-name="ce628" table:formula="of:=[.A44]+20" office:value-type="float" office:value="1100" calcext:value-type="float">
            <text:p>110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10" calcext:value-type="float">
            <text:p>11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40" calcext:value-type="float">
            <text:p>24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5]+20" office:value-type="float" office:value="1120" calcext:value-type="float">
            <text:p>112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10" calcext:value-type="float">
            <text:p>110</text:p>
          </table:table-cell>
          <table:table-cell table:style-name="ce599" office:value-type="float" office:value="170" calcext:value-type="float">
            <text:p>170</text:p>
          </table:table-cell>
          <table:table-cell table:style-name="ce599" office:value-type="float" office:value="150" calcext:value-type="float">
            <text:p>15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46]+20" office:value-type="float" office:value="1140" calcext:value-type="float">
            <text:p>114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30" calcext:value-type="float">
            <text:p>130</text:p>
          </table:table-cell>
          <table:table-cell table:style-name="ce598" office:value-type="float" office:value="170" calcext:value-type="float">
            <text:p>170</text:p>
          </table:table-cell>
          <table:table-cell table:style-name="ce598" office:value-type="float" office:value="150" calcext:value-type="float">
            <text:p>150</text:p>
          </table:table-cell>
          <table:table-cell table:style-name="ce598" office:value-type="float" office:value="260" calcext:value-type="float">
            <text:p>26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7]+20" office:value-type="float" office:value="1160" calcext:value-type="float">
            <text:p>1160</text:p>
          </table:table-cell>
          <table:table-cell table:style-name="ce634" office:value-type="float" office:value="70" calcext:value-type="float">
            <text:p>70</text:p>
          </table:table-cell>
          <table:table-cell table:style-name="ce599" office:value-type="float" office:value="190" calcext:value-type="float">
            <text:p>190</text:p>
          </table:table-cell>
          <table:table-cell table:style-name="ce599" office:value-type="float" office:value="130" calcext:value-type="float">
            <text:p>130</text:p>
          </table:table-cell>
          <table:table-cell table:style-name="ce599" office:value-type="float" office:value="190" calcext:value-type="float">
            <text:p>190</text:p>
          </table:table-cell>
          <table:table-cell table:style-name="ce599" office:value-type="float" office:value="150" calcext:value-type="float">
            <text:p>15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48]+20" office:value-type="float" office:value="1180" calcext:value-type="float">
            <text:p>1180</text:p>
          </table:table-cell>
          <table:table-cell table:style-name="ce633" office:value-type="float" office:value="70" calcext:value-type="float">
            <text:p>70</text:p>
          </table:table-cell>
          <table:table-cell table:style-name="ce598" office:value-type="float" office:value="190" calcext:value-type="float">
            <text:p>190</text:p>
          </table:table-cell>
          <table:table-cell table:style-name="ce598" office:value-type="float" office:value="130" calcext:value-type="float">
            <text:p>13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70" calcext:value-type="float">
            <text:p>170</text:p>
          </table:table-cell>
          <table:table-cell table:number-columns-repeated="1016"/>
        </table:table-row>
        <table:table-row table:style-name="ro20">
          <table:table-cell table:style-name="ce628" table:formula="of:=[.A49]+20" office:value-type="float" office:value="1200" calcext:value-type="float">
            <text:p>1200</text:p>
          </table:table-cell>
          <table:table-cell table:style-name="ce634" office:value-type="float" office:value="70" calcext:value-type="float">
            <text:p>70</text:p>
          </table:table-cell>
          <table:table-cell table:style-name="ce599" office:value-type="float" office:value="210" calcext:value-type="float">
            <text:p>210</text:p>
          </table:table-cell>
          <table:table-cell table:style-name="ce599" office:value-type="float" office:value="130" calcext:value-type="float">
            <text:p>130</text:p>
          </table:table-cell>
          <table:table-cell table:style-name="ce599" office:value-type="float" office:value="190" calcext:value-type="float">
            <text:p>19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70" calcext:value-type="float">
            <text:p>170</text:p>
          </table:table-cell>
          <table:table-cell table:number-columns-repeated="1016"/>
        </table:table-row>
        <table:table-row table:style-name="ro20">
          <table:table-cell table:style-name="ce628" table:formula="of:=[.A50]+20" office:value-type="float" office:value="1220" calcext:value-type="float">
            <text:p>1220</text:p>
          </table:table-cell>
          <table:table-cell table:style-name="ce633" office:value-type="float" office:value="70" calcext:value-type="float">
            <text:p>70</text:p>
          </table:table-cell>
          <table:table-cell table:style-name="ce598" office:value-type="float" office:value="210" calcext:value-type="float">
            <text:p>210</text:p>
          </table:table-cell>
          <table:table-cell table:style-name="ce598" office:value-type="float" office:value="130" calcext:value-type="float">
            <text:p>13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1]+20" office:value-type="float" office:value="1240" calcext:value-type="float">
            <text:p>1240</text:p>
          </table:table-cell>
          <table:table-cell table:style-name="ce634" office:value-type="float" office:value="70" calcext:value-type="float">
            <text:p>70</text:p>
          </table:table-cell>
          <table:table-cell table:style-name="ce599" office:value-type="float" office:value="210" calcext:value-type="float">
            <text:p>210</text:p>
          </table:table-cell>
          <table:table-cell table:style-name="ce599" office:value-type="float" office:value="150" calcext:value-type="float">
            <text:p>150</text:p>
          </table:table-cell>
          <table:table-cell table:style-name="ce599" office:value-type="float" office:value="190" calcext:value-type="float">
            <text:p>19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2]+20" office:value-type="float" office:value="1260" calcext:value-type="float">
            <text:p>1260</text:p>
          </table:table-cell>
          <table:table-cell table:style-name="ce633" office:value-type="float" office:value="90" calcext:value-type="float">
            <text:p>90</text:p>
          </table:table-cell>
          <table:table-cell table:style-name="ce598" office:value-type="float" office:value="210" calcext:value-type="float">
            <text:p>210</text:p>
          </table:table-cell>
          <table:table-cell table:style-name="ce598" office:value-type="float" office:value="150" calcext:value-type="float">
            <text:p>150</text:p>
          </table:table-cell>
          <table:table-cell table:style-name="ce598" office:value-type="float" office:value="190" calcext:value-type="float">
            <text:p>190</text:p>
          </table:table-cell>
          <table:table-cell table:style-name="ce598" office:value-type="float" office:value="170" calcext:value-type="float">
            <text:p>17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3]+20" office:value-type="float" office:value="1280" calcext:value-type="float">
            <text:p>1280</text:p>
          </table:table-cell>
          <table:table-cell table:style-name="ce634" office:value-type="float" office:value="90" calcext:value-type="float">
            <text:p>90</text:p>
          </table:table-cell>
          <table:table-cell table:style-name="ce599" office:value-type="float" office:value="210" calcext:value-type="float">
            <text:p>210</text:p>
          </table:table-cell>
          <table:table-cell table:style-name="ce599" office:value-type="float" office:value="150" calcext:value-type="float">
            <text:p>150</text:p>
          </table:table-cell>
          <table:table-cell table:style-name="ce599" office:value-type="float" office:value="210" calcext:value-type="float">
            <text:p>210</text:p>
          </table:table-cell>
          <table:table-cell table:style-name="ce599" office:value-type="float" office:value="170" calcext:value-type="float">
            <text:p>17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4]+20" office:value-type="float" office:value="1300" calcext:value-type="float">
            <text:p>1300</text:p>
          </table:table-cell>
          <table:table-cell table:style-name="ce633" office:value-type="float" office:value="90" calcext:value-type="float">
            <text:p>90</text:p>
          </table:table-cell>
          <table:table-cell table:style-name="ce598" office:value-type="float" office:value="210" calcext:value-type="float">
            <text:p>210</text:p>
          </table:table-cell>
          <table:table-cell table:style-name="ce598" office:value-type="float" office:value="150" calcext:value-type="float">
            <text:p>150</text:p>
          </table:table-cell>
          <table:table-cell table:style-name="ce598" office:value-type="float" office:value="210" calcext:value-type="float">
            <text:p>21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190" calcext:value-type="float">
            <text:p>190</text:p>
          </table:table-cell>
          <table:table-cell table:number-columns-repeated="1016"/>
        </table:table-row>
        <table:table-row table:style-name="ro20">
          <table:table-cell table:style-name="ce628" table:formula="of:=[.A55]+20" office:value-type="float" office:value="1320" calcext:value-type="float">
            <text:p>132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50" calcext:value-type="float">
            <text:p>150</text:p>
          </table:table-cell>
          <table:table-cell table:style-name="ce599" office:value-type="float" office:value="210" calcext:value-type="float">
            <text:p>210</text:p>
          </table:table-cell>
          <table:table-cell table:style-name="ce599" office:value-type="float" office:value="190" calcext:value-type="float">
            <text:p>190</text:p>
          </table:table-cell>
          <table:table-cell table:style-name="ce599" office:value-type="float" office:value="260" calcext:value-type="float">
            <text:p>260</text:p>
          </table:table-cell>
          <table:table-cell table:style-name="ce643" office:value-type="float" office:value="190" calcext:value-type="float">
            <text:p>190</text:p>
          </table:table-cell>
          <table:table-cell table:number-columns-repeated="1016"/>
        </table:table-row>
        <table:table-row table:style-name="ro20">
          <table:table-cell table:style-name="ce628" table:formula="of:=[.A56]+20" office:value-type="float" office:value="1340" calcext:value-type="float">
            <text:p>1340</text:p>
          </table:table-cell>
          <table:table-cell table:style-name="ce633" office:value-type="float" office:value="90" calcext:value-type="float">
            <text:p>90</text:p>
          </table:table-cell>
          <table:table-cell table:style-name="ce598" office:value-type="float" office:value="230" calcext:value-type="float">
            <text:p>230</text:p>
          </table:table-cell>
          <table:table-cell table:style-name="ce598" office:value-type="float" office:value="150" calcext:value-type="float">
            <text:p>150</text:p>
          </table:table-cell>
          <table:table-cell table:style-name="ce598" office:value-type="float" office:value="210" calcext:value-type="float">
            <text:p>21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57]+20" office:value-type="float" office:value="1360" calcext:value-type="float">
            <text:p>136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70" calcext:value-type="float">
            <text:p>170</text:p>
          </table:table-cell>
          <table:table-cell table:style-name="ce599" office:value-type="float" office:value="210" calcext:value-type="float">
            <text:p>210</text:p>
          </table:table-cell>
          <table:table-cell table:style-name="ce599" office:value-type="float" office:value="190" calcext:value-type="float">
            <text:p>19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58]+20" office:value-type="float" office:value="1380" calcext:value-type="float">
            <text:p>1380</text:p>
          </table:table-cell>
          <table:table-cell table:style-name="ce633" office:value-type="float" office:value="90" calcext:value-type="float">
            <text:p>90</text:p>
          </table:table-cell>
          <table:table-cell table:style-name="ce598" office:value-type="float" office:value="230" calcext:value-type="float">
            <text:p>230</text:p>
          </table:table-cell>
          <table:table-cell table:style-name="ce598" office:value-type="float" office:value="170" calcext:value-type="float">
            <text:p>170</text:p>
          </table:table-cell>
          <table:table-cell table:style-name="ce598" office:value-type="float" office:value="230" calcext:value-type="float">
            <text:p>230</text:p>
          </table:table-cell>
          <table:table-cell table:style-name="ce598" office:value-type="float" office:value="190" calcext:value-type="float">
            <text:p>19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59]+20" office:value-type="float" office:value="1400" calcext:value-type="float">
            <text:p>1400</text:p>
          </table:table-cell>
          <table:table-cell table:style-name="ce634" office:value-type="float" office:value="90" calcext:value-type="float">
            <text:p>90</text:p>
          </table:table-cell>
          <table:table-cell table:style-name="ce599" office:value-type="float" office:value="230" calcext:value-type="float">
            <text:p>230</text:p>
          </table:table-cell>
          <table:table-cell table:style-name="ce599" office:value-type="float" office:value="170" calcext:value-type="float">
            <text:p>17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60]+20" office:value-type="float" office:value="1420" calcext:value-type="float">
            <text:p>142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170" calcext:value-type="float">
            <text:p>17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60" calcext:value-type="float">
            <text:p>260</text:p>
          </table:table-cell>
          <table:table-cell table:style-name="ce642" office:value-type="float" office:value="210" calcext:value-type="float">
            <text:p>210</text:p>
          </table:table-cell>
          <table:table-cell table:number-columns-repeated="1016"/>
        </table:table-row>
        <table:table-row table:style-name="ro20">
          <table:table-cell table:style-name="ce628" table:formula="of:=[.A61]+20" office:value-type="float" office:value="1440" calcext:value-type="float">
            <text:p>1440</text:p>
          </table:table-cell>
          <table:table-cell table:style-name="ce634" office:value-type="float" office:value="90" calcext:value-type="float">
            <text:p>90</text:p>
          </table:table-cell>
          <table:table-cell table:style-name="ce599" office:value-type="float" office:value="250" calcext:value-type="float">
            <text:p>250</text:p>
          </table:table-cell>
          <table:table-cell table:style-name="ce599" office:value-type="float" office:value="190" calcext:value-type="float">
            <text:p>19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10" calcext:value-type="float">
            <text:p>210</text:p>
          </table:table-cell>
          <table:table-cell table:number-columns-repeated="1016"/>
        </table:table-row>
        <table:table-row table:style-name="ro20">
          <table:table-cell table:style-name="ce628" table:formula="of:=[.A62]+20" office:value-type="float" office:value="1460" calcext:value-type="float">
            <text:p>146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190" calcext:value-type="float">
            <text:p>19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60" calcext:value-type="float">
            <text:p>26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3]+20" office:value-type="float" office:value="1480" calcext:value-type="float">
            <text:p>1480</text:p>
          </table:table-cell>
          <table:table-cell table:style-name="ce634" office:value-type="float" office:value="90" calcext:value-type="float">
            <text:p>9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60" calcext:value-type="float">
            <text:p>260</text:p>
          </table:table-cell>
          <table:table-cell table:style-name="ce643" office:value-type="float" office:value="230" calcext:value-type="float">
            <text:p>230</text:p>
          </table:table-cell>
          <table:table-cell table:number-columns-repeated="1016"/>
        </table:table-row>
        <table:table-row table:style-name="ro21">
          <table:table-cell table:style-name="ce628" table:formula="of:=[.A64]+20" office:value-type="float" office:value="1500" calcext:value-type="float">
            <text:p>1500</text:p>
          </table:table-cell>
          <table:table-cell table:style-name="ce633" office:value-type="float" office:value="90" calcext:value-type="float">
            <text:p>9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230" calcext:value-type="float">
            <text:p>230</text:p>
          </table:table-cell>
          <table:table-cell table:style-name="ce598" office:value-type="float" office:value="210" calcext:value-type="float">
            <text:p>210</text:p>
          </table:table-cell>
          <table:table-cell table:style-name="ce598" office:value-type="float" office:value="280" calcext:value-type="float">
            <text:p>28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5]+20" office:value-type="float" office:value="1520" calcext:value-type="float">
            <text:p>1520</text:p>
          </table:table-cell>
          <table:table-cell table:style-name="ce634" office:value-type="float" office:value="90" calcext:value-type="float">
            <text:p>90</text:p>
          </table:table-cell>
          <table:table-cell table:style-name="ce599" office:value-type="float" office:value="270" calcext:value-type="float">
            <text:p>270</text:p>
          </table:table-cell>
          <table:table-cell table:style-name="ce599" office:value-type="float" office:value="210" calcext:value-type="float">
            <text:p>210</text:p>
          </table:table-cell>
          <table:table-cell table:style-name="ce599" office:value-type="float" office:value="230" calcext:value-type="float">
            <text:p>230</text:p>
          </table:table-cell>
          <table:table-cell table:style-name="ce599" office:value-type="float" office:value="210" calcext:value-type="float">
            <text:p>210</text:p>
          </table:table-cell>
          <table:table-cell table:style-name="ce599" office:value-type="float" office:value="280" calcext:value-type="float">
            <text:p>280</text:p>
          </table:table-cell>
          <table:table-cell table:style-name="ce643" office:value-type="float" office:value="230" calcext:value-type="float">
            <text:p>230</text:p>
          </table:table-cell>
          <table:table-cell table:number-columns-repeated="1016"/>
        </table:table-row>
        <table:table-row table:style-name="ro21">
          <table:table-cell table:style-name="ce628" table:formula="of:=[.A66]+20" office:value-type="float" office:value="1540" calcext:value-type="float">
            <text:p>1540</text:p>
          </table:table-cell>
          <table:table-cell table:style-name="ce633" office:value-type="float" office:value="90" calcext:value-type="float">
            <text:p>90</text:p>
          </table:table-cell>
          <table:table-cell table:style-name="ce598" office:value-type="float" office:value="270" calcext:value-type="float">
            <text:p>270</text:p>
          </table:table-cell>
          <table:table-cell table:style-name="ce598" office:value-type="float" office:value="210" calcext:value-type="float">
            <text:p>21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280" calcext:value-type="float">
            <text:p>280</text:p>
          </table:table-cell>
          <table:table-cell table:style-name="ce642" office:value-type="float" office:value="230" calcext:value-type="float">
            <text:p>230</text:p>
          </table:table-cell>
          <table:table-cell table:number-columns-repeated="1016"/>
        </table:table-row>
        <table:table-row table:style-name="ro21">
          <table:table-cell table:style-name="ce628" table:formula="of:=[.A67]+20" office:value-type="float" office:value="1560" calcext:value-type="float">
            <text:p>1560</text:p>
          </table:table-cell>
          <table:table-cell table:style-name="ce634" office:value-type="float" office:value="90" calcext:value-type="float">
            <text:p>90</text:p>
          </table:table-cell>
          <table:table-cell table:style-name="ce599" office:value-type="float" office:value="270" calcext:value-type="float">
            <text:p>270</text:p>
          </table:table-cell>
          <table:table-cell table:style-name="ce599" office:value-type="float" office:value="210" calcext:value-type="float">
            <text:p>21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280" calcext:value-type="float">
            <text:p>280</text:p>
          </table:table-cell>
          <table:table-cell table:style-name="ce643" office:value-type="float" office:value="250" calcext:value-type="float">
            <text:p>250</text:p>
          </table:table-cell>
          <table:table-cell table:number-columns-repeated="1016"/>
        </table:table-row>
        <table:table-row table:style-name="ro21">
          <table:table-cell table:style-name="ce628" table:formula="of:=[.A68]+20" office:value-type="float" office:value="1580" calcext:value-type="float">
            <text:p>1580</text:p>
          </table:table-cell>
          <table:table-cell table:style-name="ce633" office:value-type="float" office:value="90" calcext:value-type="float">
            <text:p>90</text:p>
          </table:table-cell>
          <table:table-cell table:style-name="ce598" office:value-type="float" office:value="270" calcext:value-type="float">
            <text:p>270</text:p>
          </table:table-cell>
          <table:table-cell table:style-name="ce598" office:value-type="float" office:value="210" calcext:value-type="float">
            <text:p>210</text:p>
          </table:table-cell>
          <table:table-cell table:style-name="ce598" office:value-type="float" office:value="250" calcext:value-type="float">
            <text:p>250</text:p>
          </table:table-cell>
          <table:table-cell table:style-name="ce598" office:value-type="float" office:value="210" calcext:value-type="float">
            <text:p>210</text:p>
          </table:table-cell>
          <table:table-cell table:style-name="ce598" office:value-type="float" office:value="300" calcext:value-type="float">
            <text:p>300</text:p>
          </table:table-cell>
          <table:table-cell table:style-name="ce642" office:value-type="float" office:value="250" calcext:value-type="float">
            <text:p>250</text:p>
          </table:table-cell>
          <table:table-cell table:number-columns-repeated="1016"/>
        </table:table-row>
        <table:table-row table:style-name="ro21">
          <table:table-cell table:style-name="ce628" table:formula="of:=[.A69]+20" office:value-type="float" office:value="1600" calcext:value-type="float">
            <text:p>1600</text:p>
          </table:table-cell>
          <table:table-cell table:style-name="ce634" office:value-type="float" office:value="90" calcext:value-type="float">
            <text:p>90</text:p>
          </table:table-cell>
          <table:table-cell table:style-name="ce599" office:value-type="float" office:value="290" calcext:value-type="float">
            <text:p>290</text:p>
          </table:table-cell>
          <table:table-cell table:style-name="ce599" office:value-type="float" office:value="210" calcext:value-type="float">
            <text:p>210</text:p>
          </table:table-cell>
          <table:table-cell table:style-name="ce599" office:value-type="float" office:value="250" calcext:value-type="float">
            <text:p>250</text:p>
          </table:table-cell>
          <table:table-cell table:style-name="ce599" office:value-type="float" office:value="210" calcext:value-type="float">
            <text:p>210</text:p>
          </table:table-cell>
          <table:table-cell table:style-name="ce599" office:value-type="float" office:value="300" calcext:value-type="float">
            <text:p>300</text:p>
          </table:table-cell>
          <table:table-cell table:style-name="ce643" office:value-type="float" office:value="250" calcext:value-type="float">
            <text:p>250</text:p>
          </table:table-cell>
          <table:table-cell table:number-columns-repeated="1016"/>
        </table:table-row>
        <table:table-row table:style-name="ro21">
          <table:table-cell table:style-name="ce629" table:formula="of:=[.A70]+20" office:value-type="float" office:value="1620" calcext:value-type="float">
            <text:p>1620</text:p>
          </table:table-cell>
          <table:table-cell table:style-name="ce635" office:value-type="float" office:value="90" calcext:value-type="float">
            <text:p>90</text:p>
          </table:table-cell>
          <table:table-cell table:style-name="ce638" office:value-type="float" office:value="290" calcext:value-type="float">
            <text:p>290</text:p>
          </table:table-cell>
          <table:table-cell table:style-name="ce638" office:value-type="float" office:value="210" calcext:value-type="float">
            <text:p>210</text:p>
          </table:table-cell>
          <table:table-cell table:style-name="ce638" office:value-type="float" office:value="270" calcext:value-type="float">
            <text:p>270</text:p>
          </table:table-cell>
          <table:table-cell table:style-name="ce638" office:value-type="float" office:value="210" calcext:value-type="float">
            <text:p>210</text:p>
          </table:table-cell>
          <table:table-cell table:style-name="ce638" office:value-type="float" office:value="300" calcext:value-type="float">
            <text:p>300</text:p>
          </table:table-cell>
          <table:table-cell table:style-name="ce644" office:value-type="float" office:value="250" calcext:value-type="float">
            <text:p>25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AnnualUnits" table:style-name="ta8">
        <table:table-column table:style-name="co21" table:default-cell-style-name="ce364"/>
        <table:table-column table:style-name="co22" table:default-cell-style-name="ce364"/>
        <table:table-column table:style-name="co28" table:number-columns-repeated="9" table:default-cell-style-name="ce364"/>
        <table:table-column table:style-name="co29" table:number-columns-repeated="10" table:default-cell-style-name="ce364"/>
        <table:table-column table:style-name="co30" table:number-columns-repeated="2" table:default-cell-style-name="ce364"/>
        <table:table-column table:style-name="co4" table:number-columns-repeated="234" table:default-cell-style-name="ce364"/>
        <table:table-column table:style-name="co4" table:number-columns-repeated="767" table:default-cell-style-name="Default"/>
        <table:table-row table:style-name="ro2">
          <table:table-cell table:style-name="ce567" office:value-type="string" calcext:value-type="string">
            <text:p>Period</text:p>
          </table:table-cell>
          <table:table-cell table:style-name="ce570" office:value-type="string" calcext:value-type="string">
            <text:p>Week</text:p>
          </table:table-cell>
          <table:table-cell table:style-name="ce570" table:formula="of:=IF([$TrainingPlan.$F$3]=&quot;TSS&quot;; [$AnnualTSS.C1]; [$AnnualHrs.C1])" office:value-type="float" office:value="15" calcext:value-type="float">
            <text:p>15</text:p>
          </table:table-cell>
          <table:table-cell table:style-name="ce570" table:formula="of:=IF([$TrainingPlan.$F$3]=&quot;TSS&quot;; [$AnnualTSS.D1]; [$AnnualHrs.D1])" office:value-type="float" office:value="17.5" calcext:value-type="float">
            <text:p>17.5</text:p>
          </table:table-cell>
          <table:table-cell table:style-name="ce570" table:formula="of:=IF([$TrainingPlan.$F$3]=&quot;TSS&quot;; [$AnnualTSS.E1]; [$AnnualHrs.E1])" office:value-type="float" office:value="20" calcext:value-type="float">
            <text:p>20</text:p>
          </table:table-cell>
          <table:table-cell table:style-name="ce570" table:formula="of:=IF([$TrainingPlan.$F$3]=&quot;TSS&quot;; [$AnnualTSS.F1]; [$AnnualHrs.F1])" office:value-type="float" office:value="22.5" calcext:value-type="float">
            <text:p>22.5</text:p>
          </table:table-cell>
          <table:table-cell table:style-name="ce570" table:formula="of:=IF([$TrainingPlan.$F$3]=&quot;TSS&quot;; [$AnnualTSS.G1]; [$AnnualHrs.G1])" office:value-type="float" office:value="25" calcext:value-type="float">
            <text:p>25</text:p>
          </table:table-cell>
          <table:table-cell table:style-name="ce570" table:formula="of:=IF([$TrainingPlan.$F$3]=&quot;TSS&quot;; [$AnnualTSS.H1]; [$AnnualHrs.H1])" office:value-type="float" office:value="27.5" calcext:value-type="float">
            <text:p>27.5</text:p>
          </table:table-cell>
          <table:table-cell table:style-name="ce570" table:formula="of:=IF([$TrainingPlan.$F$3]=&quot;TSS&quot;; [$AnnualTSS.I1]; [$AnnualHrs.I1])" office:value-type="float" office:value="30" calcext:value-type="float">
            <text:p>30</text:p>
          </table:table-cell>
          <table:table-cell table:style-name="ce570" table:formula="of:=IF([$TrainingPlan.$F$3]=&quot;TSS&quot;; [$AnnualTSS.J1]; [$AnnualHrs.J1])" office:value-type="float" office:value="32.5" calcext:value-type="float">
            <text:p>32.5</text:p>
          </table:table-cell>
          <table:table-cell table:style-name="ce570" table:formula="of:=IF([$TrainingPlan.$F$3]=&quot;TSS&quot;; [$AnnualTSS.K1]; [$AnnualHrs.K1])" office:value-type="float" office:value="35" calcext:value-type="float">
            <text:p>35</text:p>
          </table:table-cell>
          <table:table-cell table:style-name="ce570" table:formula="of:=IF([$TrainingPlan.$F$3]=&quot;TSS&quot;; [$AnnualTSS.L1]; [$AnnualHrs.L1])" office:value-type="float" office:value="37.5" calcext:value-type="float">
            <text:p>37.5</text:p>
          </table:table-cell>
          <table:table-cell table:style-name="ce570" table:formula="of:=IF([$TrainingPlan.$F$3]=&quot;TSS&quot;; [$AnnualTSS.M1]; [$AnnualHrs.M1])" office:value-type="float" office:value="40" calcext:value-type="float">
            <text:p>40</text:p>
          </table:table-cell>
          <table:table-cell table:style-name="ce570" table:formula="of:=IF([$TrainingPlan.$F$3]=&quot;TSS&quot;; [$AnnualTSS.N1]; [$AnnualHrs.N1])" office:value-type="float" office:value="42.5" calcext:value-type="float">
            <text:p>42.5</text:p>
          </table:table-cell>
          <table:table-cell table:style-name="ce570" table:formula="of:=IF([$TrainingPlan.$F$3]=&quot;TSS&quot;; [$AnnualTSS.O1]; [$AnnualHrs.O1])" office:value-type="float" office:value="45" calcext:value-type="float">
            <text:p>45</text:p>
          </table:table-cell>
          <table:table-cell table:style-name="ce570" table:formula="of:=IF([$TrainingPlan.$F$3]=&quot;TSS&quot;; [$AnnualTSS.P1]; [$AnnualHrs.P1])" office:value-type="float" office:value="47.5" calcext:value-type="float">
            <text:p>47.5</text:p>
          </table:table-cell>
          <table:table-cell table:style-name="ce570" table:formula="of:=IF([$TrainingPlan.$F$3]=&quot;TSS&quot;; [$AnnualTSS.Q1]; [$AnnualHrs.Q1])" office:value-type="float" office:value="50" calcext:value-type="float">
            <text:p>50</text:p>
          </table:table-cell>
          <table:table-cell table:style-name="ce570" table:formula="of:=IF([$TrainingPlan.$F$3]=&quot;TSS&quot;; [$AnnualTSS.R1]; [$AnnualHrs.R1])" office:value-type="float" office:value="52.5" calcext:value-type="float">
            <text:p>52.5</text:p>
          </table:table-cell>
          <table:table-cell table:style-name="ce570" table:formula="of:=IF([$TrainingPlan.$F$3]=&quot;TSS&quot;; [$AnnualTSS.S1]; [$AnnualHrs.S1])" office:value-type="float" office:value="55" calcext:value-type="float">
            <text:p>55</text:p>
          </table:table-cell>
          <table:table-cell table:style-name="ce570" table:formula="of:=IF([$TrainingPlan.$F$3]=&quot;TSS&quot;; [$AnnualTSS.T1]; [$AnnualHrs.T1])" office:value-type="float" office:value="57.5" calcext:value-type="float">
            <text:p>57.5</text:p>
          </table:table-cell>
          <table:table-cell table:style-name="ce570" table:formula="of:=IF([$TrainingPlan.$F$3]=&quot;TSS&quot;; [$AnnualTSS.U1]; [$AnnualHrs.U1])" office:value-type="float" office:value="60" calcext:value-type="float">
            <text:p>60</text:p>
          </table:table-cell>
          <table:table-cell table:style-name="ce570" table:formula="of:=IF([$TrainingPlan.$F$3]=&quot;TSS&quot;; [$AnnualTSS.V1]; [$AnnualHrs.V1])" office:value-type="float" office:value="0" calcext:value-type="float">
            <text:p>0</text:p>
          </table:table-cell>
          <table:table-cell table:style-name="ce570" table:formula="of:=IF([$TrainingPlan.$F$3]=&quot;TSS&quot;; [$AnnualTSS.W1]; [$AnnualHrs.W1])" office:value-type="float" office:value="0" calcext:value-type="float">
            <text:p>0</text:p>
          </table:table-cell>
          <table:table-cell table:style-name="ce580" table:number-columns-repeated="1001"/>
        </table:table-row>
        <table:table-row table:style-name="ro2">
          <table:table-cell table:style-name="ce568" office:value-type="string" calcext:value-type="string">
            <text:p>Prep</text:p>
          </table:table-cell>
          <table:table-cell table:style-name="ce571" office:value-type="string" calcext:value-type="string">
            <text:p>All</text:p>
          </table:table-cell>
          <table:table-cell table:style-name="ce573" table:formula="of:=IF([$TrainingPlan.$F$3]=&quot;TSS&quot;; [$AnnualTSS.C2]; [$AnnualHrs.C2])" office:value-type="float" office:value="240" calcext:value-type="float">
            <text:p>240.0</text:p>
          </table:table-cell>
          <table:table-cell table:style-name="ce573" table:formula="of:=IF([$TrainingPlan.$F$3]=&quot;TSS&quot;; [$AnnualTSS.D2]; [$AnnualHrs.D2])" office:value-type="float" office:value="280" calcext:value-type="float">
            <text:p>280.0</text:p>
          </table:table-cell>
          <table:table-cell table:style-name="ce573" table:formula="of:=IF([$TrainingPlan.$F$3]=&quot;TSS&quot;; [$AnnualTSS.E2]; [$AnnualHrs.E2])" office:value-type="float" office:value="320" calcext:value-type="float">
            <text:p>320.0</text:p>
          </table:table-cell>
          <table:table-cell table:style-name="ce573" table:formula="of:=IF([$TrainingPlan.$F$3]=&quot;TSS&quot;; [$AnnualTSS.F2]; [$AnnualHrs.F2])" office:value-type="float" office:value="360" calcext:value-type="float">
            <text:p>360.0</text:p>
          </table:table-cell>
          <table:table-cell table:style-name="ce573" table:formula="of:=IF([$TrainingPlan.$F$3]=&quot;TSS&quot;; [$AnnualTSS.G2]; [$AnnualHrs.G2])" office:value-type="float" office:value="400" calcext:value-type="float">
            <text:p>400.0</text:p>
          </table:table-cell>
          <table:table-cell table:style-name="ce573" table:formula="of:=IF([$TrainingPlan.$F$3]=&quot;TSS&quot;; [$AnnualTSS.H2]; [$AnnualHrs.H2])" office:value-type="float" office:value="440" calcext:value-type="float">
            <text:p>440.0</text:p>
          </table:table-cell>
          <table:table-cell table:style-name="ce573" table:formula="of:=IF([$TrainingPlan.$F$3]=&quot;TSS&quot;; [$AnnualTSS.I2]; [$AnnualHrs.I2])" office:value-type="float" office:value="480" calcext:value-type="float">
            <text:p>480.0</text:p>
          </table:table-cell>
          <table:table-cell table:style-name="ce573" table:formula="of:=IF([$TrainingPlan.$F$3]=&quot;TSS&quot;; [$AnnualTSS.J2]; [$AnnualHrs.J2])" office:value-type="float" office:value="520" calcext:value-type="float">
            <text:p>520.0</text:p>
          </table:table-cell>
          <table:table-cell table:style-name="ce573" table:formula="of:=IF([$TrainingPlan.$F$3]=&quot;TSS&quot;; [$AnnualTSS.K2]; [$AnnualHrs.K2])" office:value-type="float" office:value="560" calcext:value-type="float">
            <text:p>560.0</text:p>
          </table:table-cell>
          <table:table-cell table:style-name="ce573" table:formula="of:=IF([$TrainingPlan.$F$3]=&quot;TSS&quot;; [$AnnualTSS.L2]; [$AnnualHrs.L2])" office:value-type="float" office:value="600" calcext:value-type="float">
            <text:p>600.0</text:p>
          </table:table-cell>
          <table:table-cell table:style-name="ce573" table:formula="of:=IF([$TrainingPlan.$F$3]=&quot;TSS&quot;; [$AnnualTSS.M2]; [$AnnualHrs.M2])" office:value-type="float" office:value="640" calcext:value-type="float">
            <text:p>640.0</text:p>
          </table:table-cell>
          <table:table-cell table:style-name="ce573" table:formula="of:=IF([$TrainingPlan.$F$3]=&quot;TSS&quot;; [$AnnualTSS.N2]; [$AnnualHrs.N2])" office:value-type="float" office:value="700" calcext:value-type="float">
            <text:p>700.0</text:p>
          </table:table-cell>
          <table:table-cell table:style-name="ce573" table:formula="of:=IF([$TrainingPlan.$F$3]=&quot;TSS&quot;; [$AnnualTSS.O2]; [$AnnualHrs.O2])" office:value-type="float" office:value="720" calcext:value-type="float">
            <text:p>720.0</text:p>
          </table:table-cell>
          <table:table-cell table:style-name="ce573" table:formula="of:=IF([$TrainingPlan.$F$3]=&quot;TSS&quot;; [$AnnualTSS.P2]; [$AnnualHrs.P2])" office:value-type="float" office:value="760" calcext:value-type="float">
            <text:p>760.0</text:p>
          </table:table-cell>
          <table:table-cell table:style-name="ce573" table:formula="of:=IF([$TrainingPlan.$F$3]=&quot;TSS&quot;; [$AnnualTSS.Q2]; [$AnnualHrs.Q2])" office:value-type="float" office:value="800" calcext:value-type="float">
            <text:p>800.0</text:p>
          </table:table-cell>
          <table:table-cell table:style-name="ce573" table:formula="of:=IF([$TrainingPlan.$F$3]=&quot;TSS&quot;; [$AnnualTSS.R2]; [$AnnualHrs.R2])" office:value-type="float" office:value="840" calcext:value-type="float">
            <text:p>840.0</text:p>
          </table:table-cell>
          <table:table-cell table:style-name="ce573" table:formula="of:=IF([$TrainingPlan.$F$3]=&quot;TSS&quot;; [$AnnualTSS.S2]; [$AnnualHrs.S2])" office:value-type="float" office:value="880" calcext:value-type="float">
            <text:p>880.0</text:p>
          </table:table-cell>
          <table:table-cell table:style-name="ce573" table:formula="of:=IF([$TrainingPlan.$F$3]=&quot;TSS&quot;; [$AnnualTSS.T2]; [$AnnualHrs.T2])" office:value-type="float" office:value="920" calcext:value-type="float">
            <text:p>920.0</text:p>
          </table:table-cell>
          <table:table-cell table:style-name="ce573" table:formula="of:=IF([$TrainingPlan.$F$3]=&quot;TSS&quot;; [$AnnualTSS.U2]; [$AnnualHrs.U2])" office:value-type="float" office:value="960" calcext:value-type="float">
            <text:p>960.0</text:p>
          </table:table-cell>
          <table:table-cell table:style-name="ce573" table:formula="of:=IF([$TrainingPlan.$F$3]=&quot;TSS&quot;; [$AnnualTSS.V2]; [$AnnualHrs.V2])" office:value-type="float" office:value="0" calcext:value-type="float">
            <text:p>0.0</text:p>
          </table:table-cell>
          <table:table-cell table:style-name="ce577" table:formula="of:=IF([$TrainingPlan.$F$3]=&quot;TSS&quot;; [$AnnualTSS.W2]; [$AnnualHrs.W2])" office:value-type="float" office:value="0" calcext:value-type="float">
            <text:p>0.0</text:p>
          </table:table-cell>
          <table:table-cell table:number-columns-repeated="1001"/>
        </table:table-row>
        <table:table-row table:style-name="ro2">
          <table:table-cell table:style-name="ce568" office:value-type="string" calcext:value-type="string">
            <text:p>Base 1Wk1</text:p>
          </table:table-cell>
          <table:table-cell table:style-name="ce527" office:value-type="float" office:value="1" calcext:value-type="float">
            <text:p>1</text:p>
          </table:table-cell>
          <table:table-cell table:style-name="ce574" table:formula="of:=IF([$TrainingPlan.$F$3]=&quot;TSS&quot;; [$AnnualTSS.C3]; [$AnnualHrs.C3])" office:value-type="float" office:value="280" calcext:value-type="float">
            <text:p>280.0</text:p>
          </table:table-cell>
          <table:table-cell table:style-name="ce574" table:formula="of:=IF([$TrainingPlan.$F$3]=&quot;TSS&quot;; [$AnnualTSS.D3]; [$AnnualHrs.D3])" office:value-type="float" office:value="330" calcext:value-type="float">
            <text:p>330.0</text:p>
          </table:table-cell>
          <table:table-cell table:style-name="ce574" table:formula="of:=IF([$TrainingPlan.$F$3]=&quot;TSS&quot;; [$AnnualTSS.E3]; [$AnnualHrs.E3])" office:value-type="float" office:value="380" calcext:value-type="float">
            <text:p>380.0</text:p>
          </table:table-cell>
          <table:table-cell table:style-name="ce574" table:formula="of:=IF([$TrainingPlan.$F$3]=&quot;TSS&quot;; [$AnnualTSS.F3]; [$AnnualHrs.F3])" office:value-type="float" office:value="430" calcext:value-type="float">
            <text:p>430.0</text:p>
          </table:table-cell>
          <table:table-cell table:style-name="ce574" table:formula="of:=IF([$TrainingPlan.$F$3]=&quot;TSS&quot;; [$AnnualTSS.G3]; [$AnnualHrs.G3])" office:value-type="float" office:value="480" calcext:value-type="float">
            <text:p>480.0</text:p>
          </table:table-cell>
          <table:table-cell table:style-name="ce574" table:formula="of:=IF([$TrainingPlan.$F$3]=&quot;TSS&quot;; [$AnnualTSS.H3]; [$AnnualHrs.H3])" office:value-type="float" office:value="520" calcext:value-type="float">
            <text:p>520.0</text:p>
          </table:table-cell>
          <table:table-cell table:style-name="ce574" table:formula="of:=IF([$TrainingPlan.$F$3]=&quot;TSS&quot;; [$AnnualTSS.I3]; [$AnnualHrs.I3])" office:value-type="float" office:value="570" calcext:value-type="float">
            <text:p>570.0</text:p>
          </table:table-cell>
          <table:table-cell table:style-name="ce574" table:formula="of:=IF([$TrainingPlan.$F$3]=&quot;TSS&quot;; [$AnnualTSS.J3]; [$AnnualHrs.J3])" office:value-type="float" office:value="620" calcext:value-type="float">
            <text:p>620.0</text:p>
          </table:table-cell>
          <table:table-cell table:style-name="ce574" table:formula="of:=IF([$TrainingPlan.$F$3]=&quot;TSS&quot;; [$AnnualTSS.K3]; [$AnnualHrs.K3])" office:value-type="float" office:value="670" calcext:value-type="float">
            <text:p>670.0</text:p>
          </table:table-cell>
          <table:table-cell table:style-name="ce574" table:formula="of:=IF([$TrainingPlan.$F$3]=&quot;TSS&quot;; [$AnnualTSS.L3]; [$AnnualHrs.L3])" office:value-type="float" office:value="710" calcext:value-type="float">
            <text:p>710.0</text:p>
          </table:table-cell>
          <table:table-cell table:style-name="ce574" table:formula="of:=IF([$TrainingPlan.$F$3]=&quot;TSS&quot;; [$AnnualTSS.M3]; [$AnnualHrs.M3])" office:value-type="float" office:value="760" calcext:value-type="float">
            <text:p>760.0</text:p>
          </table:table-cell>
          <table:table-cell table:style-name="ce574" table:formula="of:=IF([$TrainingPlan.$F$3]=&quot;TSS&quot;; [$AnnualTSS.N3]; [$AnnualHrs.N3])" office:value-type="float" office:value="810" calcext:value-type="float">
            <text:p>810.0</text:p>
          </table:table-cell>
          <table:table-cell table:style-name="ce574" table:formula="of:=IF([$TrainingPlan.$F$3]=&quot;TSS&quot;; [$AnnualTSS.O3]; [$AnnualHrs.O3])" office:value-type="float" office:value="850" calcext:value-type="float">
            <text:p>850.0</text:p>
          </table:table-cell>
          <table:table-cell table:style-name="ce574" table:formula="of:=IF([$TrainingPlan.$F$3]=&quot;TSS&quot;; [$AnnualTSS.P3]; [$AnnualHrs.P3])" office:value-type="float" office:value="900" calcext:value-type="float">
            <text:p>900.0</text:p>
          </table:table-cell>
          <table:table-cell table:style-name="ce574" table:formula="of:=IF([$TrainingPlan.$F$3]=&quot;TSS&quot;; [$AnnualTSS.Q3]; [$AnnualHrs.Q3])" office:value-type="float" office:value="950" calcext:value-type="float">
            <text:p>950.0</text:p>
          </table:table-cell>
          <table:table-cell table:style-name="ce574" table:formula="of:=IF([$TrainingPlan.$F$3]=&quot;TSS&quot;; [$AnnualTSS.R3]; [$AnnualHrs.R3])" office:value-type="float" office:value="1000" calcext:value-type="float">
            <text:p>1000.0</text:p>
          </table:table-cell>
          <table:table-cell table:style-name="ce574" table:formula="of:=IF([$TrainingPlan.$F$3]=&quot;TSS&quot;; [$AnnualTSS.S3]; [$AnnualHrs.S3])" office:value-type="float" office:value="1040" calcext:value-type="float">
            <text:p>1040.0</text:p>
          </table:table-cell>
          <table:table-cell table:style-name="ce574" table:formula="of:=IF([$TrainingPlan.$F$3]=&quot;TSS&quot;; [$AnnualTSS.T3]; [$AnnualHrs.T3])" office:value-type="float" office:value="1090" calcext:value-type="float">
            <text:p>1090.0</text:p>
          </table:table-cell>
          <table:table-cell table:style-name="ce574" table:formula="of:=IF([$TrainingPlan.$F$3]=&quot;TSS&quot;; [$AnnualTSS.U3]; [$AnnualHrs.U3])" office:value-type="float" office:value="1140" calcext:value-type="float">
            <text:p>1140.0</text:p>
          </table:table-cell>
          <table:table-cell table:style-name="ce574" table:formula="of:=IF([$TrainingPlan.$F$3]=&quot;TSS&quot;; [$AnnualTSS.V3]; [$AnnualHrs.V3])" office:value-type="float" office:value="0" calcext:value-type="float">
            <text:p>0.0</text:p>
          </table:table-cell>
          <table:table-cell table:style-name="ce578" table:formula="of:=IF([$TrainingPlan.$F$3]=&quot;TSS&quot;; [$AnnualTSS.W3]; [$AnnualHrs.W3])" office:value-type="float" office:value="0" calcext:value-type="float">
            <text:p>0.0</text:p>
          </table:table-cell>
          <table:table-cell table:number-columns-repeated="1001"/>
        </table:table-row>
        <table:table-row table:style-name="ro2">
          <table:table-cell table:style-name="ce568" office:value-type="string" calcext:value-type="string">
            <text:p>Base 1Wk2</text:p>
          </table:table-cell>
          <table:table-cell table:style-name="ce527" office:value-type="float" office:value="2" calcext:value-type="float">
            <text:p>2</text:p>
          </table:table-cell>
          <table:table-cell table:style-name="ce574" table:formula="of:=IF([$TrainingPlan.$F$3]=&quot;TSS&quot;; [$AnnualTSS.C4]; [$AnnualHrs.C4])" office:value-type="float" office:value="310" calcext:value-type="float">
            <text:p>310.0</text:p>
          </table:table-cell>
          <table:table-cell table:style-name="ce574" table:formula="of:=IF([$TrainingPlan.$F$3]=&quot;TSS&quot;; [$AnnualTSS.D4]; [$AnnualHrs.D4])" office:value-type="float" office:value="370" calcext:value-type="float">
            <text:p>370.0</text:p>
          </table:table-cell>
          <table:table-cell table:style-name="ce574" table:formula="of:=IF([$TrainingPlan.$F$3]=&quot;TSS&quot;; [$AnnualTSS.E4]; [$AnnualHrs.E4])" office:value-type="float" office:value="420" calcext:value-type="float">
            <text:p>420.0</text:p>
          </table:table-cell>
          <table:table-cell table:style-name="ce574" table:formula="of:=IF([$TrainingPlan.$F$3]=&quot;TSS&quot;; [$AnnualTSS.F4]; [$AnnualHrs.F4])" office:value-type="float" office:value="470" calcext:value-type="float">
            <text:p>470.0</text:p>
          </table:table-cell>
          <table:table-cell table:style-name="ce574" table:formula="of:=IF([$TrainingPlan.$F$3]=&quot;TSS&quot;; [$AnnualTSS.G4]; [$AnnualHrs.G4])" office:value-type="float" office:value="530" calcext:value-type="float">
            <text:p>530.0</text:p>
          </table:table-cell>
          <table:table-cell table:style-name="ce574" table:formula="of:=IF([$TrainingPlan.$F$3]=&quot;TSS&quot;; [$AnnualTSS.H4]; [$AnnualHrs.H4])" office:value-type="float" office:value="580" calcext:value-type="float">
            <text:p>580.0</text:p>
          </table:table-cell>
          <table:table-cell table:style-name="ce574" table:formula="of:=IF([$TrainingPlan.$F$3]=&quot;TSS&quot;; [$AnnualTSS.I4]; [$AnnualHrs.I4])" office:value-type="float" office:value="630" calcext:value-type="float">
            <text:p>630.0</text:p>
          </table:table-cell>
          <table:table-cell table:style-name="ce574" table:formula="of:=IF([$TrainingPlan.$F$3]=&quot;TSS&quot;; [$AnnualTSS.J4]; [$AnnualHrs.J4])" office:value-type="float" office:value="680" calcext:value-type="float">
            <text:p>680.0</text:p>
          </table:table-cell>
          <table:table-cell table:style-name="ce574" table:formula="of:=IF([$TrainingPlan.$F$3]=&quot;TSS&quot;; [$AnnualTSS.K4]; [$AnnualHrs.K4])" office:value-type="float" office:value="730" calcext:value-type="float">
            <text:p>730.0</text:p>
          </table:table-cell>
          <table:table-cell table:style-name="ce574" table:formula="of:=IF([$TrainingPlan.$F$3]=&quot;TSS&quot;; [$AnnualTSS.L4]; [$AnnualHrs.L4])" office:value-type="float" office:value="780" calcext:value-type="float">
            <text:p>780.0</text:p>
          </table:table-cell>
          <table:table-cell table:style-name="ce574" table:formula="of:=IF([$TrainingPlan.$F$3]=&quot;TSS&quot;; [$AnnualTSS.M4]; [$AnnualHrs.M4])" office:value-type="float" office:value="840" calcext:value-type="float">
            <text:p>840.0</text:p>
          </table:table-cell>
          <table:table-cell table:style-name="ce574" table:formula="of:=IF([$TrainingPlan.$F$3]=&quot;TSS&quot;; [$AnnualTSS.N4]; [$AnnualHrs.N4])" office:value-type="float" office:value="890" calcext:value-type="float">
            <text:p>890.0</text:p>
          </table:table-cell>
          <table:table-cell table:style-name="ce574" table:formula="of:=IF([$TrainingPlan.$F$3]=&quot;TSS&quot;; [$AnnualTSS.O4]; [$AnnualHrs.O4])" office:value-type="float" office:value="950" calcext:value-type="float">
            <text:p>950.0</text:p>
          </table:table-cell>
          <table:table-cell table:style-name="ce574" table:formula="of:=IF([$TrainingPlan.$F$3]=&quot;TSS&quot;; [$AnnualTSS.P4]; [$AnnualHrs.P4])" office:value-type="float" office:value="1000" calcext:value-type="float">
            <text:p>1000.0</text:p>
          </table:table-cell>
          <table:table-cell table:style-name="ce574" table:formula="of:=IF([$TrainingPlan.$F$3]=&quot;TSS&quot;; [$AnnualTSS.Q4]; [$AnnualHrs.Q4])" office:value-type="float" office:value="1050" calcext:value-type="float">
            <text:p>1050.0</text:p>
          </table:table-cell>
          <table:table-cell table:style-name="ce574" table:formula="of:=IF([$TrainingPlan.$F$3]=&quot;TSS&quot;; [$AnnualTSS.R4]; [$AnnualHrs.R4])" office:value-type="float" office:value="1100" calcext:value-type="float">
            <text:p>1100.0</text:p>
          </table:table-cell>
          <table:table-cell table:style-name="ce574" table:formula="of:=IF([$TrainingPlan.$F$3]=&quot;TSS&quot;; [$AnnualTSS.S4]; [$AnnualHrs.S4])" office:value-type="float" office:value="1150" calcext:value-type="float">
            <text:p>1150.0</text:p>
          </table:table-cell>
          <table:table-cell table:style-name="ce574" table:formula="of:=IF([$TrainingPlan.$F$3]=&quot;TSS&quot;; [$AnnualTSS.T4]; [$AnnualHrs.T4])" office:value-type="float" office:value="1210" calcext:value-type="float">
            <text:p>1210.0</text:p>
          </table:table-cell>
          <table:table-cell table:style-name="ce574" table:formula="of:=IF([$TrainingPlan.$F$3]=&quot;TSS&quot;; [$AnnualTSS.U4]; [$AnnualHrs.U4])" office:value-type="float" office:value="1260" calcext:value-type="float">
            <text:p>1260.0</text:p>
          </table:table-cell>
          <table:table-cell table:style-name="ce574" table:formula="of:=IF([$TrainingPlan.$F$3]=&quot;TSS&quot;; [$AnnualTSS.V4]; [$AnnualHrs.V4])" office:value-type="float" office:value="0" calcext:value-type="float">
            <text:p>0.0</text:p>
          </table:table-cell>
          <table:table-cell table:style-name="ce578" table:formula="of:=IF([$TrainingPlan.$F$3]=&quot;TSS&quot;; [$AnnualTSS.W4]; [$AnnualHrs.W4])" office:value-type="float" office:value="0" calcext:value-type="float">
            <text:p>0.0</text:p>
          </table:table-cell>
          <table:table-cell table:number-columns-repeated="1001"/>
        </table:table-row>
        <table:table-row table:style-name="ro2">
          <table:table-cell table:style-name="ce568" office:value-type="string" calcext:value-type="string">
            <text:p>Base 1Wk3</text:p>
          </table:table-cell>
          <table:table-cell table:style-name="ce527" office:value-type="float" office:value="3" calcext:value-type="float">
            <text:p>3</text:p>
          </table:table-cell>
          <table:table-cell table:style-name="ce574" table:formula="of:=IF([$TrainingPlan.$F$3]=&quot;TSS&quot;; [$AnnualTSS.C5]; [$AnnualHrs.C5])" office:value-type="float" office:value="350" calcext:value-type="float">
            <text:p>350.0</text:p>
          </table:table-cell>
          <table:table-cell table:style-name="ce574" table:formula="of:=IF([$TrainingPlan.$F$3]=&quot;TSS&quot;; [$AnnualTSS.D5]; [$AnnualHrs.D5])" office:value-type="float" office:value="400" calcext:value-type="float">
            <text:p>400.0</text:p>
          </table:table-cell>
          <table:table-cell table:style-name="ce574" table:formula="of:=IF([$TrainingPlan.$F$3]=&quot;TSS&quot;; [$AnnualTSS.E5]; [$AnnualHrs.E5])" office:value-type="float" office:value="460" calcext:value-type="float">
            <text:p>460.0</text:p>
          </table:table-cell>
          <table:table-cell table:style-name="ce574" table:formula="of:=IF([$TrainingPlan.$F$3]=&quot;TSS&quot;; [$AnnualTSS.F5]; [$AnnualHrs.F5])" office:value-type="float" office:value="520" calcext:value-type="float">
            <text:p>520.0</text:p>
          </table:table-cell>
          <table:table-cell table:style-name="ce574" table:formula="of:=IF([$TrainingPlan.$F$3]=&quot;TSS&quot;; [$AnnualTSS.G5]; [$AnnualHrs.G5])" office:value-type="float" office:value="580" calcext:value-type="float">
            <text:p>580.0</text:p>
          </table:table-cell>
          <table:table-cell table:style-name="ce574" table:formula="of:=IF([$TrainingPlan.$F$3]=&quot;TSS&quot;; [$AnnualTSS.H5]; [$AnnualHrs.H5])" office:value-type="float" office:value="630" calcext:value-type="float">
            <text:p>630.0</text:p>
          </table:table-cell>
          <table:table-cell table:style-name="ce574" table:formula="of:=IF([$TrainingPlan.$F$3]=&quot;TSS&quot;; [$AnnualTSS.I5]; [$AnnualHrs.I5])" office:value-type="float" office:value="690" calcext:value-type="float">
            <text:p>690.0</text:p>
          </table:table-cell>
          <table:table-cell table:style-name="ce574" table:formula="of:=IF([$TrainingPlan.$F$3]=&quot;TSS&quot;; [$AnnualTSS.J5]; [$AnnualHrs.J5])" office:value-type="float" office:value="750" calcext:value-type="float">
            <text:p>750.0</text:p>
          </table:table-cell>
          <table:table-cell table:style-name="ce574" table:formula="of:=IF([$TrainingPlan.$F$3]=&quot;TSS&quot;; [$AnnualTSS.K5]; [$AnnualHrs.K5])" office:value-type="float" office:value="810" calcext:value-type="float">
            <text:p>810.0</text:p>
          </table:table-cell>
          <table:table-cell table:style-name="ce574" table:formula="of:=IF([$TrainingPlan.$F$3]=&quot;TSS&quot;; [$AnnualTSS.L5]; [$AnnualHrs.L5])" office:value-type="float" office:value="860" calcext:value-type="float">
            <text:p>860.0</text:p>
          </table:table-cell>
          <table:table-cell table:style-name="ce574" table:formula="of:=IF([$TrainingPlan.$F$3]=&quot;TSS&quot;; [$AnnualTSS.M5]; [$AnnualHrs.M5])" office:value-type="float" office:value="920" calcext:value-type="float">
            <text:p>920.0</text:p>
          </table:table-cell>
          <table:table-cell table:style-name="ce574" table:formula="of:=IF([$TrainingPlan.$F$3]=&quot;TSS&quot;; [$AnnualTSS.N5]; [$AnnualHrs.N5])" office:value-type="float" office:value="980" calcext:value-type="float">
            <text:p>980.0</text:p>
          </table:table-cell>
          <table:table-cell table:style-name="ce574" table:formula="of:=IF([$TrainingPlan.$F$3]=&quot;TSS&quot;; [$AnnualTSS.O5]; [$AnnualHrs.O5])" office:value-type="float" office:value="1030" calcext:value-type="float">
            <text:p>1030.0</text:p>
          </table:table-cell>
          <table:table-cell table:style-name="ce574" table:formula="of:=IF([$TrainingPlan.$F$3]=&quot;TSS&quot;; [$AnnualTSS.P5]; [$AnnualHrs.P5])" office:value-type="float" office:value="1090" calcext:value-type="float">
            <text:p>1090.0</text:p>
          </table:table-cell>
          <table:table-cell table:style-name="ce574" table:formula="of:=IF([$TrainingPlan.$F$3]=&quot;TSS&quot;; [$AnnualTSS.Q5]; [$AnnualHrs.Q5])" office:value-type="float" office:value="1150" calcext:value-type="float">
            <text:p>1150.0</text:p>
          </table:table-cell>
          <table:table-cell table:style-name="ce574" table:formula="of:=IF([$TrainingPlan.$F$3]=&quot;TSS&quot;; [$AnnualTSS.R5]; [$AnnualHrs.R5])" office:value-type="float" office:value="1210" calcext:value-type="float">
            <text:p>1210.0</text:p>
          </table:table-cell>
          <table:table-cell table:style-name="ce574" table:formula="of:=IF([$TrainingPlan.$F$3]=&quot;TSS&quot;; [$AnnualTSS.S5]; [$AnnualHrs.S5])" office:value-type="float" office:value="1260" calcext:value-type="float">
            <text:p>1260.0</text:p>
          </table:table-cell>
          <table:table-cell table:style-name="ce574" table:formula="of:=IF([$TrainingPlan.$F$3]=&quot;TSS&quot;; [$AnnualTSS.T5]; [$AnnualHrs.T5])" office:value-type="float" office:value="1320" calcext:value-type="float">
            <text:p>1320.0</text:p>
          </table:table-cell>
          <table:table-cell table:style-name="ce574" table:formula="of:=IF([$TrainingPlan.$F$3]=&quot;TSS&quot;; [$AnnualTSS.U5]; [$AnnualHrs.U5])" office:value-type="float" office:value="1380" calcext:value-type="float">
            <text:p>1380.0</text:p>
          </table:table-cell>
          <table:table-cell table:style-name="ce574" table:formula="of:=IF([$TrainingPlan.$F$3]=&quot;TSS&quot;; [$AnnualTSS.V5]; [$AnnualHrs.V5])" office:value-type="float" office:value="0" calcext:value-type="float">
            <text:p>0.0</text:p>
          </table:table-cell>
          <table:table-cell table:style-name="ce578" table:formula="of:=IF([$TrainingPlan.$F$3]=&quot;TSS&quot;; [$AnnualTSS.W5]; [$AnnualHrs.W5])" office:value-type="float" office:value="0" calcext:value-type="float">
            <text:p>0.0</text:p>
          </table:table-cell>
          <table:table-cell table:number-columns-repeated="1001"/>
        </table:table-row>
        <table:table-row table:style-name="ro2">
          <table:table-cell table:style-name="ce568" office:value-type="string" calcext:value-type="string">
            <text:p>Base 1Rest</text:p>
          </table:table-cell>
          <table:table-cell table:style-name="ce527" office:value-type="float" office:value="4" calcext:value-type="float">
            <text:p>4</text:p>
          </table:table-cell>
          <table:table-cell table:style-name="ce574" table:formula="of:=IF([$TrainingPlan.$F$3]=&quot;TSS&quot;; [$AnnualTSS.C6]; [$AnnualHrs.C6])" office:value-type="float" office:value="240" calcext:value-type="float">
            <text:p>240.0</text:p>
          </table:table-cell>
          <table:table-cell table:style-name="ce574" table:formula="of:=IF([$TrainingPlan.$F$3]=&quot;TSS&quot;; [$AnnualTSS.D6]; [$AnnualHrs.D6])" office:value-type="float" office:value="280" calcext:value-type="float">
            <text:p>280.0</text:p>
          </table:table-cell>
          <table:table-cell table:style-name="ce574" table:formula="of:=IF([$TrainingPlan.$F$3]=&quot;TSS&quot;; [$AnnualTSS.E6]; [$AnnualHrs.E6])" office:value-type="float" office:value="320" calcext:value-type="float">
            <text:p>320.0</text:p>
          </table:table-cell>
          <table:table-cell table:style-name="ce574" table:formula="of:=IF([$TrainingPlan.$F$3]=&quot;TSS&quot;; [$AnnualTSS.F6]; [$AnnualHrs.F6])" office:value-type="float" office:value="360" calcext:value-type="float">
            <text:p>360.0</text:p>
          </table:table-cell>
          <table:table-cell table:style-name="ce574" table:formula="of:=IF([$TrainingPlan.$F$3]=&quot;TSS&quot;; [$AnnualTSS.G6]; [$AnnualHrs.G6])" office:value-type="float" office:value="400" calcext:value-type="float">
            <text:p>400.0</text:p>
          </table:table-cell>
          <table:table-cell table:style-name="ce574" table:formula="of:=IF([$TrainingPlan.$F$3]=&quot;TSS&quot;; [$AnnualTSS.H6]; [$AnnualHrs.H6])" office:value-type="float" office:value="440" calcext:value-type="float">
            <text:p>440.0</text:p>
          </table:table-cell>
          <table:table-cell table:style-name="ce574" table:formula="of:=IF([$TrainingPlan.$F$3]=&quot;TSS&quot;; [$AnnualTSS.I6]; [$AnnualHrs.I6])" office:value-type="float" office:value="480" calcext:value-type="float">
            <text:p>480.0</text:p>
          </table:table-cell>
          <table:table-cell table:style-name="ce574" table:formula="of:=IF([$TrainingPlan.$F$3]=&quot;TSS&quot;; [$AnnualTSS.J6]; [$AnnualHrs.J6])" office:value-type="float" office:value="520" calcext:value-type="float">
            <text:p>520.0</text:p>
          </table:table-cell>
          <table:table-cell table:style-name="ce574" table:formula="of:=IF([$TrainingPlan.$F$3]=&quot;TSS&quot;; [$AnnualTSS.K6]; [$AnnualHrs.K6])" office:value-type="float" office:value="560" calcext:value-type="float">
            <text:p>560.0</text:p>
          </table:table-cell>
          <table:table-cell table:style-name="ce574" table:formula="of:=IF([$TrainingPlan.$F$3]=&quot;TSS&quot;; [$AnnualTSS.L6]; [$AnnualHrs.L6])" office:value-type="float" office:value="600" calcext:value-type="float">
            <text:p>600.0</text:p>
          </table:table-cell>
          <table:table-cell table:style-name="ce574" table:formula="of:=IF([$TrainingPlan.$F$3]=&quot;TSS&quot;; [$AnnualTSS.M6]; [$AnnualHrs.M6])" office:value-type="float" office:value="640" calcext:value-type="float">
            <text:p>640.0</text:p>
          </table:table-cell>
          <table:table-cell table:style-name="ce574" table:formula="of:=IF([$TrainingPlan.$F$3]=&quot;TSS&quot;; [$AnnualTSS.N6]; [$AnnualHrs.N6])" office:value-type="float" office:value="700" calcext:value-type="float">
            <text:p>700.0</text:p>
          </table:table-cell>
          <table:table-cell table:style-name="ce574" table:formula="of:=IF([$TrainingPlan.$F$3]=&quot;TSS&quot;; [$AnnualTSS.O6]; [$AnnualHrs.O6])" office:value-type="float" office:value="720" calcext:value-type="float">
            <text:p>720.0</text:p>
          </table:table-cell>
          <table:table-cell table:style-name="ce574" table:formula="of:=IF([$TrainingPlan.$F$3]=&quot;TSS&quot;; [$AnnualTSS.P6]; [$AnnualHrs.P6])" office:value-type="float" office:value="760" calcext:value-type="float">
            <text:p>760.0</text:p>
          </table:table-cell>
          <table:table-cell table:style-name="ce574" table:formula="of:=IF([$TrainingPlan.$F$3]=&quot;TSS&quot;; [$AnnualTSS.Q6]; [$AnnualHrs.Q6])" office:value-type="float" office:value="800" calcext:value-type="float">
            <text:p>800.0</text:p>
          </table:table-cell>
          <table:table-cell table:style-name="ce574" table:formula="of:=IF([$TrainingPlan.$F$3]=&quot;TSS&quot;; [$AnnualTSS.R6]; [$AnnualHrs.R6])" office:value-type="float" office:value="840" calcext:value-type="float">
            <text:p>840.0</text:p>
          </table:table-cell>
          <table:table-cell table:style-name="ce574" table:formula="of:=IF([$TrainingPlan.$F$3]=&quot;TSS&quot;; [$AnnualTSS.S6]; [$AnnualHrs.S6])" office:value-type="float" office:value="880" calcext:value-type="float">
            <text:p>880.0</text:p>
          </table:table-cell>
          <table:table-cell table:style-name="ce574" table:formula="of:=IF([$TrainingPlan.$F$3]=&quot;TSS&quot;; [$AnnualTSS.T6]; [$AnnualHrs.T6])" office:value-type="float" office:value="920" calcext:value-type="float">
            <text:p>920.0</text:p>
          </table:table-cell>
          <table:table-cell table:style-name="ce574" table:formula="of:=IF([$TrainingPlan.$F$3]=&quot;TSS&quot;; [$AnnualTSS.U6]; [$AnnualHrs.U6])" office:value-type="float" office:value="960" calcext:value-type="float">
            <text:p>960.0</text:p>
          </table:table-cell>
          <table:table-cell table:style-name="ce574" table:formula="of:=IF([$TrainingPlan.$F$3]=&quot;TSS&quot;; [$AnnualTSS.V6]; [$AnnualHrs.V6])" office:value-type="float" office:value="0" calcext:value-type="float">
            <text:p>0.0</text:p>
          </table:table-cell>
          <table:table-cell table:style-name="ce578" table:formula="of:=IF([$TrainingPlan.$F$3]=&quot;TSS&quot;; [$AnnualTSS.W6]; [$AnnualHrs.W6])" office:value-type="float" office:value="0" calcext:value-type="float">
            <text:p>0.0</text:p>
          </table:table-cell>
          <table:table-cell table:number-columns-repeated="1001"/>
        </table:table-row>
        <table:table-row table:style-name="ro2">
          <table:table-cell table:style-name="ce568" office:value-type="string" calcext:value-type="string">
            <text:p>Base 2Wk1</text:p>
          </table:table-cell>
          <table:table-cell table:style-name="ce571" office:value-type="float" office:value="1" calcext:value-type="float">
            <text:p>1</text:p>
          </table:table-cell>
          <table:table-cell table:style-name="ce573" table:formula="of:=IF([$TrainingPlan.$F$3]=&quot;TSS&quot;; [$AnnualTSS.C7]; [$AnnualHrs.C7])" office:value-type="float" office:value="290" calcext:value-type="float">
            <text:p>290.0</text:p>
          </table:table-cell>
          <table:table-cell table:style-name="ce573" table:formula="of:=IF([$TrainingPlan.$F$3]=&quot;TSS&quot;; [$AnnualTSS.D7]; [$AnnualHrs.D7])" office:value-type="float" office:value="335" calcext:value-type="float">
            <text:p>335.0</text:p>
          </table:table-cell>
          <table:table-cell table:style-name="ce573" table:formula="of:=IF([$TrainingPlan.$F$3]=&quot;TSS&quot;; [$AnnualTSS.E7]; [$AnnualHrs.E7])" office:value-type="float" office:value="380" calcext:value-type="float">
            <text:p>380.0</text:p>
          </table:table-cell>
          <table:table-cell table:style-name="ce573" table:formula="of:=IF([$TrainingPlan.$F$3]=&quot;TSS&quot;; [$AnnualTSS.F7]; [$AnnualHrs.F7])" office:value-type="float" office:value="430" calcext:value-type="float">
            <text:p>430.0</text:p>
          </table:table-cell>
          <table:table-cell table:style-name="ce573" table:formula="of:=IF([$TrainingPlan.$F$3]=&quot;TSS&quot;; [$AnnualTSS.G7]; [$AnnualHrs.G7])" office:value-type="float" office:value="480" calcext:value-type="float">
            <text:p>480.0</text:p>
          </table:table-cell>
          <table:table-cell table:style-name="ce573" table:formula="of:=IF([$TrainingPlan.$F$3]=&quot;TSS&quot;; [$AnnualTSS.H7]; [$AnnualHrs.H7])" office:value-type="float" office:value="520" calcext:value-type="float">
            <text:p>520.0</text:p>
          </table:table-cell>
          <table:table-cell table:style-name="ce573" table:formula="of:=IF([$TrainingPlan.$F$3]=&quot;TSS&quot;; [$AnnualTSS.I7]; [$AnnualHrs.I7])" office:value-type="float" office:value="570" calcext:value-type="float">
            <text:p>570.0</text:p>
          </table:table-cell>
          <table:table-cell table:style-name="ce573" table:formula="of:=IF([$TrainingPlan.$F$3]=&quot;TSS&quot;; [$AnnualTSS.J7]; [$AnnualHrs.J7])" office:value-type="float" office:value="620" calcext:value-type="float">
            <text:p>620.0</text:p>
          </table:table-cell>
          <table:table-cell table:style-name="ce573" table:formula="of:=IF([$TrainingPlan.$F$3]=&quot;TSS&quot;; [$AnnualTSS.K7]; [$AnnualHrs.K7])" office:value-type="float" office:value="670" calcext:value-type="float">
            <text:p>670.0</text:p>
          </table:table-cell>
          <table:table-cell table:style-name="ce573" table:formula="of:=IF([$TrainingPlan.$F$3]=&quot;TSS&quot;; [$AnnualTSS.L7]; [$AnnualHrs.L7])" office:value-type="float" office:value="710" calcext:value-type="float">
            <text:p>710.0</text:p>
          </table:table-cell>
          <table:table-cell table:style-name="ce573" table:formula="of:=IF([$TrainingPlan.$F$3]=&quot;TSS&quot;; [$AnnualTSS.M7]; [$AnnualHrs.M7])" office:value-type="float" office:value="760" calcext:value-type="float">
            <text:p>760.0</text:p>
          </table:table-cell>
          <table:table-cell table:style-name="ce573" table:formula="of:=IF([$TrainingPlan.$F$3]=&quot;TSS&quot;; [$AnnualTSS.N7]; [$AnnualHrs.N7])" office:value-type="float" office:value="810" calcext:value-type="float">
            <text:p>810.0</text:p>
          </table:table-cell>
          <table:table-cell table:style-name="ce573" table:formula="of:=IF([$TrainingPlan.$F$3]=&quot;TSS&quot;; [$AnnualTSS.O7]; [$AnnualHrs.O7])" office:value-type="float" office:value="850" calcext:value-type="float">
            <text:p>850.0</text:p>
          </table:table-cell>
          <table:table-cell table:style-name="ce573" table:formula="of:=IF([$TrainingPlan.$F$3]=&quot;TSS&quot;; [$AnnualTSS.P7]; [$AnnualHrs.P7])" office:value-type="float" office:value="900" calcext:value-type="float">
            <text:p>900.0</text:p>
          </table:table-cell>
          <table:table-cell table:style-name="Default" table:formula="of:=IF([$TrainingPlan.$F$3]=&quot;TSS&quot;; [$AnnualTSS.Q7]; [$AnnualHrs.Q7])" office:value-type="float" office:value="950" calcext:value-type="float">
            <text:p>950</text:p>
          </table:table-cell>
          <table:table-cell table:style-name="ce573" table:formula="of:=IF([$TrainingPlan.$F$3]=&quot;TSS&quot;; [$AnnualTSS.R7]; [$AnnualHrs.R7])" office:value-type="float" office:value="1000" calcext:value-type="float">
            <text:p>1000.0</text:p>
          </table:table-cell>
          <table:table-cell table:style-name="ce573" table:formula="of:=IF([$TrainingPlan.$F$3]=&quot;TSS&quot;; [$AnnualTSS.S7]; [$AnnualHrs.S7])" office:value-type="float" office:value="1040" calcext:value-type="float">
            <text:p>1040.0</text:p>
          </table:table-cell>
          <table:table-cell table:style-name="ce573" table:formula="of:=IF([$TrainingPlan.$F$3]=&quot;TSS&quot;; [$AnnualTSS.T7]; [$AnnualHrs.T7])" office:value-type="float" office:value="1090" calcext:value-type="float">
            <text:p>1090.0</text:p>
          </table:table-cell>
          <table:table-cell table:style-name="ce573" table:formula="of:=IF([$TrainingPlan.$F$3]=&quot;TSS&quot;; [$AnnualTSS.U7]; [$AnnualHrs.U7])" office:value-type="float" office:value="1140" calcext:value-type="float">
            <text:p>1140.0</text:p>
          </table:table-cell>
          <table:table-cell table:style-name="ce573" table:formula="of:=IF([$TrainingPlan.$F$3]=&quot;TSS&quot;; [$AnnualTSS.V7]; [$AnnualHrs.V7])" office:value-type="float" office:value="0" calcext:value-type="float">
            <text:p>0.0</text:p>
          </table:table-cell>
          <table:table-cell table:style-name="ce577" table:formula="of:=IF([$TrainingPlan.$F$3]=&quot;TSS&quot;; [$AnnualTSS.W7]; [$AnnualHrs.W7])" office:value-type="float" office:value="0" calcext:value-type="float">
            <text:p>0.0</text:p>
          </table:table-cell>
          <table:table-cell table:number-columns-repeated="1001"/>
        </table:table-row>
        <table:table-row table:style-name="ro2">
          <table:table-cell table:style-name="ce568" office:value-type="string" calcext:value-type="string">
            <text:p>Base 2Wk2</text:p>
          </table:table-cell>
          <table:table-cell table:style-name="ce571" office:value-type="float" office:value="2" calcext:value-type="float">
            <text:p>2</text:p>
          </table:table-cell>
          <table:table-cell table:style-name="ce573" table:formula="of:=IF([$TrainingPlan.$F$3]=&quot;TSS&quot;; [$AnnualTSS.C8]; [$AnnualHrs.C8])" office:value-type="float" office:value="330" calcext:value-type="float">
            <text:p>330.0</text:p>
          </table:table-cell>
          <table:table-cell table:style-name="ce573" table:formula="of:=IF([$TrainingPlan.$F$3]=&quot;TSS&quot;; [$AnnualTSS.D8]; [$AnnualHrs.D8])" office:value-type="float" office:value="385" calcext:value-type="float">
            <text:p>385.0</text:p>
          </table:table-cell>
          <table:table-cell table:style-name="ce573" table:formula="of:=IF([$TrainingPlan.$F$3]=&quot;TSS&quot;; [$AnnualTSS.E8]; [$AnnualHrs.E8])" office:value-type="float" office:value="440" calcext:value-type="float">
            <text:p>440.0</text:p>
          </table:table-cell>
          <table:table-cell table:style-name="ce573" table:formula="of:=IF([$TrainingPlan.$F$3]=&quot;TSS&quot;; [$AnnualTSS.F8]; [$AnnualHrs.F8])" office:value-type="float" office:value="500" calcext:value-type="float">
            <text:p>500.0</text:p>
          </table:table-cell>
          <table:table-cell table:style-name="ce573" table:formula="of:=IF([$TrainingPlan.$F$3]=&quot;TSS&quot;; [$AnnualTSS.G8]; [$AnnualHrs.G8])" office:value-type="float" office:value="550" calcext:value-type="float">
            <text:p>550.0</text:p>
          </table:table-cell>
          <table:table-cell table:style-name="ce573" table:formula="of:=IF([$TrainingPlan.$F$3]=&quot;TSS&quot;; [$AnnualTSS.H8]; [$AnnualHrs.H8])" office:value-type="float" office:value="600" calcext:value-type="float">
            <text:p>600.0</text:p>
          </table:table-cell>
          <table:table-cell table:style-name="ce573" table:formula="of:=IF([$TrainingPlan.$F$3]=&quot;TSS&quot;; [$AnnualTSS.I8]; [$AnnualHrs.I8])" office:value-type="float" office:value="660" calcext:value-type="float">
            <text:p>660.0</text:p>
          </table:table-cell>
          <table:table-cell table:style-name="ce573" table:formula="of:=IF([$TrainingPlan.$F$3]=&quot;TSS&quot;; [$AnnualTSS.J8]; [$AnnualHrs.J8])" office:value-type="float" office:value="720" calcext:value-type="float">
            <text:p>720.0</text:p>
          </table:table-cell>
          <table:table-cell table:style-name="ce573" table:formula="of:=IF([$TrainingPlan.$F$3]=&quot;TSS&quot;; [$AnnualTSS.K8]; [$AnnualHrs.K8])" office:value-type="float" office:value="770" calcext:value-type="float">
            <text:p>770.0</text:p>
          </table:table-cell>
          <table:table-cell table:style-name="ce573" table:formula="of:=IF([$TrainingPlan.$F$3]=&quot;TSS&quot;; [$AnnualTSS.L8]; [$AnnualHrs.L8])" office:value-type="float" office:value="820" calcext:value-type="float">
            <text:p>820.0</text:p>
          </table:table-cell>
          <table:table-cell table:style-name="ce573" table:formula="of:=IF([$TrainingPlan.$F$3]=&quot;TSS&quot;; [$AnnualTSS.M8]; [$AnnualHrs.M8])" office:value-type="float" office:value="880" calcext:value-type="float">
            <text:p>880.0</text:p>
          </table:table-cell>
          <table:table-cell table:style-name="ce573" table:formula="of:=IF([$TrainingPlan.$F$3]=&quot;TSS&quot;; [$AnnualTSS.N8]; [$AnnualHrs.N8])" office:value-type="float" office:value="940" calcext:value-type="float">
            <text:p>940.0</text:p>
          </table:table-cell>
          <table:table-cell table:style-name="ce573" table:formula="of:=IF([$TrainingPlan.$F$3]=&quot;TSS&quot;; [$AnnualTSS.O8]; [$AnnualHrs.O8])" office:value-type="float" office:value="990" calcext:value-type="float">
            <text:p>990.0</text:p>
          </table:table-cell>
          <table:table-cell table:style-name="ce573" table:formula="of:=IF([$TrainingPlan.$F$3]=&quot;TSS&quot;; [$AnnualTSS.P8]; [$AnnualHrs.P8])" office:value-type="float" office:value="1040" calcext:value-type="float">
            <text:p>1040.0</text:p>
          </table:table-cell>
          <table:table-cell table:style-name="Default" table:formula="of:=IF([$TrainingPlan.$F$3]=&quot;TSS&quot;; [$AnnualTSS.Q8]; [$AnnualHrs.Q8])" office:value-type="float" office:value="1100" calcext:value-type="float">
            <text:p>1100</text:p>
          </table:table-cell>
          <table:table-cell table:style-name="ce573" table:formula="of:=IF([$TrainingPlan.$F$3]=&quot;TSS&quot;; [$AnnualTSS.R8]; [$AnnualHrs.R8])" office:value-type="float" office:value="1150" calcext:value-type="float">
            <text:p>1150.0</text:p>
          </table:table-cell>
          <table:table-cell table:style-name="ce573" table:formula="of:=IF([$TrainingPlan.$F$3]=&quot;TSS&quot;; [$AnnualTSS.S8]; [$AnnualHrs.S8])" office:value-type="float" office:value="1210" calcext:value-type="float">
            <text:p>1210.0</text:p>
          </table:table-cell>
          <table:table-cell table:style-name="ce573" table:formula="of:=IF([$TrainingPlan.$F$3]=&quot;TSS&quot;; [$AnnualTSS.T8]; [$AnnualHrs.T8])" office:value-type="float" office:value="1260" calcext:value-type="float">
            <text:p>1260.0</text:p>
          </table:table-cell>
          <table:table-cell table:style-name="ce573" table:formula="of:=IF([$TrainingPlan.$F$3]=&quot;TSS&quot;; [$AnnualTSS.U8]; [$AnnualHrs.U8])" office:value-type="float" office:value="1320" calcext:value-type="float">
            <text:p>1320.0</text:p>
          </table:table-cell>
          <table:table-cell table:style-name="ce573" table:formula="of:=IF([$TrainingPlan.$F$3]=&quot;TSS&quot;; [$AnnualTSS.V8]; [$AnnualHrs.V8])" office:value-type="float" office:value="0" calcext:value-type="float">
            <text:p>0.0</text:p>
          </table:table-cell>
          <table:table-cell table:style-name="ce577" table:formula="of:=IF([$TrainingPlan.$F$3]=&quot;TSS&quot;; [$AnnualTSS.W8]; [$AnnualHrs.W8])" office:value-type="float" office:value="0" calcext:value-type="float">
            <text:p>0.0</text:p>
          </table:table-cell>
          <table:table-cell table:number-columns-repeated="1001"/>
        </table:table-row>
        <table:table-row table:style-name="ro2">
          <table:table-cell table:style-name="ce568" office:value-type="string" calcext:value-type="string">
            <text:p>Base 2Wk3</text:p>
          </table:table-cell>
          <table:table-cell table:style-name="ce571" office:value-type="float" office:value="3" calcext:value-type="float">
            <text:p>3</text:p>
          </table:table-cell>
          <table:table-cell table:style-name="ce573" table:formula="of:=IF([$TrainingPlan.$F$3]=&quot;TSS&quot;; [$AnnualTSS.C9]; [$AnnualHrs.C9])" office:value-type="float" office:value="370" calcext:value-type="float">
            <text:p>370.0</text:p>
          </table:table-cell>
          <table:table-cell table:style-name="ce573" table:formula="of:=IF([$TrainingPlan.$F$3]=&quot;TSS&quot;; [$AnnualTSS.D9]; [$AnnualHrs.D9])" office:value-type="float" office:value="440" calcext:value-type="float">
            <text:p>440.0</text:p>
          </table:table-cell>
          <table:table-cell table:style-name="ce573" table:formula="of:=IF([$TrainingPlan.$F$3]=&quot;TSS&quot;; [$AnnualTSS.E9]; [$AnnualHrs.E9])" office:value-type="float" office:value="500" calcext:value-type="float">
            <text:p>500.0</text:p>
          </table:table-cell>
          <table:table-cell table:style-name="ce573" table:formula="of:=IF([$TrainingPlan.$F$3]=&quot;TSS&quot;; [$AnnualTSS.F9]; [$AnnualHrs.F9])" office:value-type="float" office:value="560" calcext:value-type="float">
            <text:p>560.0</text:p>
          </table:table-cell>
          <table:table-cell table:style-name="ce573" table:formula="of:=IF([$TrainingPlan.$F$3]=&quot;TSS&quot;; [$AnnualTSS.G9]; [$AnnualHrs.G9])" office:value-type="float" office:value="630" calcext:value-type="float">
            <text:p>630.0</text:p>
          </table:table-cell>
          <table:table-cell table:style-name="ce573" table:formula="of:=IF([$TrainingPlan.$F$3]=&quot;TSS&quot;; [$AnnualTSS.H9]; [$AnnualHrs.H9])" office:value-type="float" office:value="690" calcext:value-type="float">
            <text:p>690.0</text:p>
          </table:table-cell>
          <table:table-cell table:style-name="ce573" table:formula="of:=IF([$TrainingPlan.$F$3]=&quot;TSS&quot;; [$AnnualTSS.I9]; [$AnnualHrs.I9])" office:value-type="float" office:value="750" calcext:value-type="float">
            <text:p>750.0</text:p>
          </table:table-cell>
          <table:table-cell table:style-name="ce573" table:formula="of:=IF([$TrainingPlan.$F$3]=&quot;TSS&quot;; [$AnnualTSS.J9]; [$AnnualHrs.J9])" office:value-type="float" office:value="810" calcext:value-type="float">
            <text:p>810.0</text:p>
          </table:table-cell>
          <table:table-cell table:style-name="ce573" table:formula="of:=IF([$TrainingPlan.$F$3]=&quot;TSS&quot;; [$AnnualTSS.K9]; [$AnnualHrs.K9])" office:value-type="float" office:value="880" calcext:value-type="float">
            <text:p>880.0</text:p>
          </table:table-cell>
          <table:table-cell table:style-name="ce573" table:formula="of:=IF([$TrainingPlan.$F$3]=&quot;TSS&quot;; [$AnnualTSS.L9]; [$AnnualHrs.L9])" office:value-type="float" office:value="940" calcext:value-type="float">
            <text:p>940.0</text:p>
          </table:table-cell>
          <table:table-cell table:style-name="ce573" table:formula="of:=IF([$TrainingPlan.$F$3]=&quot;TSS&quot;; [$AnnualTSS.M9]; [$AnnualHrs.M9])" office:value-type="float" office:value="1000" calcext:value-type="float">
            <text:p>1000.0</text:p>
          </table:table-cell>
          <table:table-cell table:style-name="ce573" table:formula="of:=IF([$TrainingPlan.$F$3]=&quot;TSS&quot;; [$AnnualTSS.N9]; [$AnnualHrs.N9])" office:value-type="float" office:value="1060" calcext:value-type="float">
            <text:p>1060.0</text:p>
          </table:table-cell>
          <table:table-cell table:style-name="ce573" table:formula="of:=IF([$TrainingPlan.$F$3]=&quot;TSS&quot;; [$AnnualTSS.O9]; [$AnnualHrs.O9])" office:value-type="float" office:value="1120" calcext:value-type="float">
            <text:p>1120.0</text:p>
          </table:table-cell>
          <table:table-cell table:style-name="ce573" table:formula="of:=IF([$TrainingPlan.$F$3]=&quot;TSS&quot;; [$AnnualTSS.P9]; [$AnnualHrs.P9])" office:value-type="float" office:value="1190" calcext:value-type="float">
            <text:p>1190.0</text:p>
          </table:table-cell>
          <table:table-cell table:style-name="ce573" table:formula="of:=IF([$TrainingPlan.$F$3]=&quot;TSS&quot;; [$AnnualTSS.Q9]; [$AnnualHrs.Q9])" office:value-type="float" office:value="1250" calcext:value-type="float">
            <text:p>1250.0</text:p>
          </table:table-cell>
          <table:table-cell table:style-name="ce573" table:formula="of:=IF([$TrainingPlan.$F$3]=&quot;TSS&quot;; [$AnnualTSS.R9]; [$AnnualHrs.R9])" office:value-type="float" office:value="1310" calcext:value-type="float">
            <text:p>1310.0</text:p>
          </table:table-cell>
          <table:table-cell table:style-name="ce573" table:formula="of:=IF([$TrainingPlan.$F$3]=&quot;TSS&quot;; [$AnnualTSS.S9]; [$AnnualHrs.S9])" office:value-type="float" office:value="1370" calcext:value-type="float">
            <text:p>1370.0</text:p>
          </table:table-cell>
          <table:table-cell table:style-name="ce573" table:formula="of:=IF([$TrainingPlan.$F$3]=&quot;TSS&quot;; [$AnnualTSS.T9]; [$AnnualHrs.T9])" office:value-type="float" office:value="1440" calcext:value-type="float">
            <text:p>1440.0</text:p>
          </table:table-cell>
          <table:table-cell table:style-name="ce573" table:formula="of:=IF([$TrainingPlan.$F$3]=&quot;TSS&quot;; [$AnnualTSS.U9]; [$AnnualHrs.U9])" office:value-type="float" office:value="1500" calcext:value-type="float">
            <text:p>1500.0</text:p>
          </table:table-cell>
          <table:table-cell table:style-name="ce573" table:formula="of:=IF([$TrainingPlan.$F$3]=&quot;TSS&quot;; [$AnnualTSS.V9]; [$AnnualHrs.V9])" office:value-type="float" office:value="0" calcext:value-type="float">
            <text:p>0.0</text:p>
          </table:table-cell>
          <table:table-cell table:style-name="ce577" table:formula="of:=IF([$TrainingPlan.$F$3]=&quot;TSS&quot;; [$AnnualTSS.W9]; [$AnnualHrs.W9])" office:value-type="float" office:value="0" calcext:value-type="float">
            <text:p>0.0</text:p>
          </table:table-cell>
          <table:table-cell table:number-columns-repeated="1001"/>
        </table:table-row>
        <table:table-row table:style-name="ro2">
          <table:table-cell table:style-name="ce568" office:value-type="string" calcext:value-type="string">
            <text:p>Base 2Rest</text:p>
          </table:table-cell>
          <table:table-cell table:style-name="ce571" office:value-type="float" office:value="4" calcext:value-type="float">
            <text:p>4</text:p>
          </table:table-cell>
          <table:table-cell table:style-name="ce573" table:formula="of:=IF([$TrainingPlan.$F$3]=&quot;TSS&quot;; [$AnnualTSS.C10]; [$AnnualHrs.C10])" office:value-type="float" office:value="240" calcext:value-type="float">
            <text:p>240.0</text:p>
          </table:table-cell>
          <table:table-cell table:style-name="ce573" table:formula="of:=IF([$TrainingPlan.$F$3]=&quot;TSS&quot;; [$AnnualTSS.D10]; [$AnnualHrs.D10])" office:value-type="float" office:value="280" calcext:value-type="float">
            <text:p>280.0</text:p>
          </table:table-cell>
          <table:table-cell table:style-name="ce573" table:formula="of:=IF([$TrainingPlan.$F$3]=&quot;TSS&quot;; [$AnnualTSS.E10]; [$AnnualHrs.E10])" office:value-type="float" office:value="320" calcext:value-type="float">
            <text:p>320.0</text:p>
          </table:table-cell>
          <table:table-cell table:style-name="ce573" table:formula="of:=IF([$TrainingPlan.$F$3]=&quot;TSS&quot;; [$AnnualTSS.F10]; [$AnnualHrs.F10])" office:value-type="float" office:value="360" calcext:value-type="float">
            <text:p>360.0</text:p>
          </table:table-cell>
          <table:table-cell table:style-name="ce573" table:formula="of:=IF([$TrainingPlan.$F$3]=&quot;TSS&quot;; [$AnnualTSS.G10]; [$AnnualHrs.G10])" office:value-type="float" office:value="400" calcext:value-type="float">
            <text:p>400.0</text:p>
          </table:table-cell>
          <table:table-cell table:style-name="ce573" table:formula="of:=IF([$TrainingPlan.$F$3]=&quot;TSS&quot;; [$AnnualTSS.H10]; [$AnnualHrs.H10])" office:value-type="float" office:value="440" calcext:value-type="float">
            <text:p>440.0</text:p>
          </table:table-cell>
          <table:table-cell table:style-name="ce573" table:formula="of:=IF([$TrainingPlan.$F$3]=&quot;TSS&quot;; [$AnnualTSS.I10]; [$AnnualHrs.I10])" office:value-type="float" office:value="480" calcext:value-type="float">
            <text:p>480.0</text:p>
          </table:table-cell>
          <table:table-cell table:style-name="ce573" table:formula="of:=IF([$TrainingPlan.$F$3]=&quot;TSS&quot;; [$AnnualTSS.J10]; [$AnnualHrs.J10])" office:value-type="float" office:value="520" calcext:value-type="float">
            <text:p>520.0</text:p>
          </table:table-cell>
          <table:table-cell table:style-name="ce573" table:formula="of:=IF([$TrainingPlan.$F$3]=&quot;TSS&quot;; [$AnnualTSS.K10]; [$AnnualHrs.K10])" office:value-type="float" office:value="560" calcext:value-type="float">
            <text:p>560.0</text:p>
          </table:table-cell>
          <table:table-cell table:style-name="ce573" table:formula="of:=IF([$TrainingPlan.$F$3]=&quot;TSS&quot;; [$AnnualTSS.L10]; [$AnnualHrs.L10])" office:value-type="float" office:value="600" calcext:value-type="float">
            <text:p>600.0</text:p>
          </table:table-cell>
          <table:table-cell table:style-name="ce573" table:formula="of:=IF([$TrainingPlan.$F$3]=&quot;TSS&quot;; [$AnnualTSS.M10]; [$AnnualHrs.M10])" office:value-type="float" office:value="640" calcext:value-type="float">
            <text:p>640.0</text:p>
          </table:table-cell>
          <table:table-cell table:style-name="ce573" table:formula="of:=IF([$TrainingPlan.$F$3]=&quot;TSS&quot;; [$AnnualTSS.N10]; [$AnnualHrs.N10])" office:value-type="float" office:value="700" calcext:value-type="float">
            <text:p>700.0</text:p>
          </table:table-cell>
          <table:table-cell table:style-name="ce573" table:formula="of:=IF([$TrainingPlan.$F$3]=&quot;TSS&quot;; [$AnnualTSS.O10]; [$AnnualHrs.O10])" office:value-type="float" office:value="720" calcext:value-type="float">
            <text:p>720.0</text:p>
          </table:table-cell>
          <table:table-cell table:style-name="ce573" table:formula="of:=IF([$TrainingPlan.$F$3]=&quot;TSS&quot;; [$AnnualTSS.P10]; [$AnnualHrs.P10])" office:value-type="float" office:value="760" calcext:value-type="float">
            <text:p>760.0</text:p>
          </table:table-cell>
          <table:table-cell table:style-name="ce573" table:formula="of:=IF([$TrainingPlan.$F$3]=&quot;TSS&quot;; [$AnnualTSS.Q10]; [$AnnualHrs.Q10])" office:value-type="float" office:value="800" calcext:value-type="float">
            <text:p>800.0</text:p>
          </table:table-cell>
          <table:table-cell table:style-name="ce573" table:formula="of:=IF([$TrainingPlan.$F$3]=&quot;TSS&quot;; [$AnnualTSS.R10]; [$AnnualHrs.R10])" office:value-type="float" office:value="840" calcext:value-type="float">
            <text:p>840.0</text:p>
          </table:table-cell>
          <table:table-cell table:style-name="ce573" table:formula="of:=IF([$TrainingPlan.$F$3]=&quot;TSS&quot;; [$AnnualTSS.S10]; [$AnnualHrs.S10])" office:value-type="float" office:value="880" calcext:value-type="float">
            <text:p>880.0</text:p>
          </table:table-cell>
          <table:table-cell table:style-name="ce573" table:formula="of:=IF([$TrainingPlan.$F$3]=&quot;TSS&quot;; [$AnnualTSS.T10]; [$AnnualHrs.T10])" office:value-type="float" office:value="920" calcext:value-type="float">
            <text:p>920.0</text:p>
          </table:table-cell>
          <table:table-cell table:style-name="ce573" table:formula="of:=IF([$TrainingPlan.$F$3]=&quot;TSS&quot;; [$AnnualTSS.U10]; [$AnnualHrs.U10])" office:value-type="float" office:value="960" calcext:value-type="float">
            <text:p>960.0</text:p>
          </table:table-cell>
          <table:table-cell table:style-name="ce573" table:formula="of:=IF([$TrainingPlan.$F$3]=&quot;TSS&quot;; [$AnnualTSS.V10]; [$AnnualHrs.V10])" office:value-type="float" office:value="0" calcext:value-type="float">
            <text:p>0.0</text:p>
          </table:table-cell>
          <table:table-cell table:style-name="ce577" table:formula="of:=IF([$TrainingPlan.$F$3]=&quot;TSS&quot;; [$AnnualTSS.W10]; [$AnnualHrs.W10])" office:value-type="float" office:value="0" calcext:value-type="float">
            <text:p>0.0</text:p>
          </table:table-cell>
          <table:table-cell table:number-columns-repeated="1001"/>
        </table:table-row>
        <table:table-row table:style-name="ro2">
          <table:table-cell table:style-name="ce568" office:value-type="string" calcext:value-type="string">
            <text:p>Base 3Wk1</text:p>
          </table:table-cell>
          <table:table-cell table:style-name="ce527" office:value-type="float" office:value="1" calcext:value-type="float">
            <text:p>1</text:p>
          </table:table-cell>
          <table:table-cell table:style-name="ce574" table:formula="of:=IF([$TrainingPlan.$F$3]=&quot;TSS&quot;; [$AnnualTSS.C11]; [$AnnualHrs.C11])" office:value-type="float" office:value="330" calcext:value-type="float">
            <text:p>330.0</text:p>
          </table:table-cell>
          <table:table-cell table:style-name="ce574" table:formula="of:=IF([$TrainingPlan.$F$3]=&quot;TSS&quot;; [$AnnualTSS.D11]; [$AnnualHrs.D11])" office:value-type="float" office:value="385" calcext:value-type="float">
            <text:p>385.0</text:p>
          </table:table-cell>
          <table:table-cell table:style-name="ce574" table:formula="of:=IF([$TrainingPlan.$F$3]=&quot;TSS&quot;; [$AnnualTSS.E11]; [$AnnualHrs.E11])" office:value-type="float" office:value="440" calcext:value-type="float">
            <text:p>440.0</text:p>
          </table:table-cell>
          <table:table-cell table:style-name="ce574" table:formula="of:=IF([$TrainingPlan.$F$3]=&quot;TSS&quot;; [$AnnualTSS.F11]; [$AnnualHrs.F11])" office:value-type="float" office:value="500" calcext:value-type="float">
            <text:p>500.0</text:p>
          </table:table-cell>
          <table:table-cell table:style-name="ce574" table:formula="of:=IF([$TrainingPlan.$F$3]=&quot;TSS&quot;; [$AnnualTSS.G11]; [$AnnualHrs.G11])" office:value-type="float" office:value="550" calcext:value-type="float">
            <text:p>550.0</text:p>
          </table:table-cell>
          <table:table-cell table:style-name="ce574" table:formula="of:=IF([$TrainingPlan.$F$3]=&quot;TSS&quot;; [$AnnualTSS.H11]; [$AnnualHrs.H11])" office:value-type="float" office:value="600" calcext:value-type="float">
            <text:p>600.0</text:p>
          </table:table-cell>
          <table:table-cell table:style-name="ce574" table:formula="of:=IF([$TrainingPlan.$F$3]=&quot;TSS&quot;; [$AnnualTSS.I11]; [$AnnualHrs.I11])" office:value-type="float" office:value="660" calcext:value-type="float">
            <text:p>660.0</text:p>
          </table:table-cell>
          <table:table-cell table:style-name="ce574" table:formula="of:=IF([$TrainingPlan.$F$3]=&quot;TSS&quot;; [$AnnualTSS.J11]; [$AnnualHrs.J11])" office:value-type="float" office:value="720" calcext:value-type="float">
            <text:p>720.0</text:p>
          </table:table-cell>
          <table:table-cell table:style-name="ce574" table:formula="of:=IF([$TrainingPlan.$F$3]=&quot;TSS&quot;; [$AnnualTSS.K11]; [$AnnualHrs.K11])" office:value-type="float" office:value="780" calcext:value-type="float">
            <text:p>780.0</text:p>
          </table:table-cell>
          <table:table-cell table:style-name="ce574" table:formula="of:=IF([$TrainingPlan.$F$3]=&quot;TSS&quot;; [$AnnualTSS.L11]; [$AnnualHrs.L11])" office:value-type="float" office:value="820" calcext:value-type="float">
            <text:p>820.0</text:p>
          </table:table-cell>
          <table:table-cell table:style-name="ce574" table:formula="of:=IF([$TrainingPlan.$F$3]=&quot;TSS&quot;; [$AnnualTSS.M11]; [$AnnualHrs.M11])" office:value-type="float" office:value="880" calcext:value-type="float">
            <text:p>880.0</text:p>
          </table:table-cell>
          <table:table-cell table:style-name="ce574" table:formula="of:=IF([$TrainingPlan.$F$3]=&quot;TSS&quot;; [$AnnualTSS.N11]; [$AnnualHrs.N11])" office:value-type="float" office:value="940" calcext:value-type="float">
            <text:p>940.0</text:p>
          </table:table-cell>
          <table:table-cell table:style-name="ce574" table:formula="of:=IF([$TrainingPlan.$F$3]=&quot;TSS&quot;; [$AnnualTSS.O11]; [$AnnualHrs.O11])" office:value-type="float" office:value="990" calcext:value-type="float">
            <text:p>990.0</text:p>
          </table:table-cell>
          <table:table-cell table:style-name="ce574" table:formula="of:=IF([$TrainingPlan.$F$3]=&quot;TSS&quot;; [$AnnualTSS.P11]; [$AnnualHrs.P11])" office:value-type="float" office:value="1040" calcext:value-type="float">
            <text:p>1040.0</text:p>
          </table:table-cell>
          <table:table-cell table:style-name="ce574" table:formula="of:=IF([$TrainingPlan.$F$3]=&quot;TSS&quot;; [$AnnualTSS.Q11]; [$AnnualHrs.Q11])" office:value-type="float" office:value="1100" calcext:value-type="float">
            <text:p>1100.0</text:p>
          </table:table-cell>
          <table:table-cell table:style-name="ce574" table:formula="of:=IF([$TrainingPlan.$F$3]=&quot;TSS&quot;; [$AnnualTSS.R11]; [$AnnualHrs.R11])" office:value-type="float" office:value="1150" calcext:value-type="float">
            <text:p>1150.0</text:p>
          </table:table-cell>
          <table:table-cell table:style-name="ce574" table:formula="of:=IF([$TrainingPlan.$F$3]=&quot;TSS&quot;; [$AnnualTSS.S11]; [$AnnualHrs.S11])" office:value-type="float" office:value="1210" calcext:value-type="float">
            <text:p>1210.0</text:p>
          </table:table-cell>
          <table:table-cell table:style-name="ce574" table:formula="of:=IF([$TrainingPlan.$F$3]=&quot;TSS&quot;; [$AnnualTSS.T11]; [$AnnualHrs.T11])" office:value-type="float" office:value="1260" calcext:value-type="float">
            <text:p>1260.0</text:p>
          </table:table-cell>
          <table:table-cell table:style-name="ce574" table:formula="of:=IF([$TrainingPlan.$F$3]=&quot;TSS&quot;; [$AnnualTSS.U11]; [$AnnualHrs.U11])" office:value-type="float" office:value="1320" calcext:value-type="float">
            <text:p>1320.0</text:p>
          </table:table-cell>
          <table:table-cell table:style-name="ce574" table:formula="of:=IF([$TrainingPlan.$F$3]=&quot;TSS&quot;; [$AnnualTSS.V11]; [$AnnualHrs.V11])" office:value-type="float" office:value="0" calcext:value-type="float">
            <text:p>0.0</text:p>
          </table:table-cell>
          <table:table-cell table:style-name="ce578" table:formula="of:=IF([$TrainingPlan.$F$3]=&quot;TSS&quot;; [$AnnualTSS.W11]; [$AnnualHrs.W11])" office:value-type="float" office:value="0" calcext:value-type="float">
            <text:p>0.0</text:p>
          </table:table-cell>
          <table:table-cell table:number-columns-repeated="1001"/>
        </table:table-row>
        <table:table-row table:style-name="ro2">
          <table:table-cell table:style-name="ce568" office:value-type="string" calcext:value-type="string">
            <text:p>Base 3Wk2</text:p>
          </table:table-cell>
          <table:table-cell table:style-name="ce527" office:value-type="float" office:value="2" calcext:value-type="float">
            <text:p>2</text:p>
          </table:table-cell>
          <table:table-cell table:style-name="ce574" table:formula="of:=IF([$TrainingPlan.$F$3]=&quot;TSS&quot;; [$AnnualTSS.C12]; [$AnnualHrs.C12])" office:value-type="float" office:value="370" calcext:value-type="float">
            <text:p>370.0</text:p>
          </table:table-cell>
          <table:table-cell table:style-name="ce574" table:formula="of:=IF([$TrainingPlan.$F$3]=&quot;TSS&quot;; [$AnnualTSS.D12]; [$AnnualHrs.D12])" office:value-type="float" office:value="440" calcext:value-type="float">
            <text:p>440.0</text:p>
          </table:table-cell>
          <table:table-cell table:style-name="ce574" table:formula="of:=IF([$TrainingPlan.$F$3]=&quot;TSS&quot;; [$AnnualTSS.E12]; [$AnnualHrs.E12])" office:value-type="float" office:value="500" calcext:value-type="float">
            <text:p>500.0</text:p>
          </table:table-cell>
          <table:table-cell table:style-name="ce574" table:formula="of:=IF([$TrainingPlan.$F$3]=&quot;TSS&quot;; [$AnnualTSS.F12]; [$AnnualHrs.F12])" office:value-type="float" office:value="560" calcext:value-type="float">
            <text:p>560.0</text:p>
          </table:table-cell>
          <table:table-cell table:style-name="ce574" table:formula="of:=IF([$TrainingPlan.$F$3]=&quot;TSS&quot;; [$AnnualTSS.G12]; [$AnnualHrs.G12])" office:value-type="float" office:value="630" calcext:value-type="float">
            <text:p>630.0</text:p>
          </table:table-cell>
          <table:table-cell table:style-name="ce574" table:formula="of:=IF([$TrainingPlan.$F$3]=&quot;TSS&quot;; [$AnnualTSS.H12]; [$AnnualHrs.H12])" office:value-type="float" office:value="690" calcext:value-type="float">
            <text:p>690.0</text:p>
          </table:table-cell>
          <table:table-cell table:style-name="ce574" table:formula="of:=IF([$TrainingPlan.$F$3]=&quot;TSS&quot;; [$AnnualTSS.I12]; [$AnnualHrs.I12])" office:value-type="float" office:value="750" calcext:value-type="float">
            <text:p>750.0</text:p>
          </table:table-cell>
          <table:table-cell table:style-name="ce574" table:formula="of:=IF([$TrainingPlan.$F$3]=&quot;TSS&quot;; [$AnnualTSS.J12]; [$AnnualHrs.J12])" office:value-type="float" office:value="810" calcext:value-type="float">
            <text:p>810.0</text:p>
          </table:table-cell>
          <table:table-cell table:style-name="ce574" table:formula="of:=IF([$TrainingPlan.$F$3]=&quot;TSS&quot;; [$AnnualTSS.K12]; [$AnnualHrs.K12])" office:value-type="float" office:value="880" calcext:value-type="float">
            <text:p>880.0</text:p>
          </table:table-cell>
          <table:table-cell table:style-name="ce574" table:formula="of:=IF([$TrainingPlan.$F$3]=&quot;TSS&quot;; [$AnnualTSS.L12]; [$AnnualHrs.L12])" office:value-type="float" office:value="940" calcext:value-type="float">
            <text:p>940.0</text:p>
          </table:table-cell>
          <table:table-cell table:style-name="ce574" table:formula="of:=IF([$TrainingPlan.$F$3]=&quot;TSS&quot;; [$AnnualTSS.M12]; [$AnnualHrs.M12])" office:value-type="float" office:value="1000" calcext:value-type="float">
            <text:p>1000.0</text:p>
          </table:table-cell>
          <table:table-cell table:style-name="ce574" table:formula="of:=IF([$TrainingPlan.$F$3]=&quot;TSS&quot;; [$AnnualTSS.N12]; [$AnnualHrs.N12])" office:value-type="float" office:value="1060" calcext:value-type="float">
            <text:p>1060.0</text:p>
          </table:table-cell>
          <table:table-cell table:style-name="ce574" table:formula="of:=IF([$TrainingPlan.$F$3]=&quot;TSS&quot;; [$AnnualTSS.O12]; [$AnnualHrs.O12])" office:value-type="float" office:value="1120" calcext:value-type="float">
            <text:p>1120.0</text:p>
          </table:table-cell>
          <table:table-cell table:style-name="ce574" table:formula="of:=IF([$TrainingPlan.$F$3]=&quot;TSS&quot;; [$AnnualTSS.P12]; [$AnnualHrs.P12])" office:value-type="float" office:value="1190" calcext:value-type="float">
            <text:p>1190.0</text:p>
          </table:table-cell>
          <table:table-cell table:style-name="ce574" table:formula="of:=IF([$TrainingPlan.$F$3]=&quot;TSS&quot;; [$AnnualTSS.Q12]; [$AnnualHrs.Q12])" office:value-type="float" office:value="1250" calcext:value-type="float">
            <text:p>1250.0</text:p>
          </table:table-cell>
          <table:table-cell table:style-name="ce574" table:formula="of:=IF([$TrainingPlan.$F$3]=&quot;TSS&quot;; [$AnnualTSS.R12]; [$AnnualHrs.R12])" office:value-type="float" office:value="1310" calcext:value-type="float">
            <text:p>1310.0</text:p>
          </table:table-cell>
          <table:table-cell table:style-name="ce574" table:formula="of:=IF([$TrainingPlan.$F$3]=&quot;TSS&quot;; [$AnnualTSS.S12]; [$AnnualHrs.S12])" office:value-type="float" office:value="1370" calcext:value-type="float">
            <text:p>1370.0</text:p>
          </table:table-cell>
          <table:table-cell table:style-name="ce574" table:formula="of:=IF([$TrainingPlan.$F$3]=&quot;TSS&quot;; [$AnnualTSS.T12]; [$AnnualHrs.T12])" office:value-type="float" office:value="1440" calcext:value-type="float">
            <text:p>1440.0</text:p>
          </table:table-cell>
          <table:table-cell table:style-name="ce574" table:formula="of:=IF([$TrainingPlan.$F$3]=&quot;TSS&quot;; [$AnnualTSS.U12]; [$AnnualHrs.U12])" office:value-type="float" office:value="1510" calcext:value-type="float">
            <text:p>1510.0</text:p>
          </table:table-cell>
          <table:table-cell table:style-name="ce574" table:formula="of:=IF([$TrainingPlan.$F$3]=&quot;TSS&quot;; [$AnnualTSS.V12]; [$AnnualHrs.V12])" office:value-type="float" office:value="0" calcext:value-type="float">
            <text:p>0.0</text:p>
          </table:table-cell>
          <table:table-cell table:style-name="ce578" table:formula="of:=IF([$TrainingPlan.$F$3]=&quot;TSS&quot;; [$AnnualTSS.W12]; [$AnnualHrs.W12])" office:value-type="float" office:value="0" calcext:value-type="float">
            <text:p>0.0</text:p>
          </table:table-cell>
          <table:table-cell table:number-columns-repeated="1001"/>
        </table:table-row>
        <table:table-row table:style-name="ro2">
          <table:table-cell table:style-name="ce568" office:value-type="string" calcext:value-type="string">
            <text:p>Base 3Wk3</text:p>
          </table:table-cell>
          <table:table-cell table:style-name="ce527" office:value-type="float" office:value="3" calcext:value-type="float">
            <text:p>3</text:p>
          </table:table-cell>
          <table:table-cell table:style-name="ce574" table:formula="of:=IF([$TrainingPlan.$F$3]=&quot;TSS&quot;; [$AnnualTSS.C13]; [$AnnualHrs.C13])" office:value-type="float" office:value="410" calcext:value-type="float">
            <text:p>410.0</text:p>
          </table:table-cell>
          <table:table-cell table:style-name="ce574" table:formula="of:=IF([$TrainingPlan.$F$3]=&quot;TSS&quot;; [$AnnualTSS.D13]; [$AnnualHrs.D13])" office:value-type="float" office:value="475" calcext:value-type="float">
            <text:p>475.0</text:p>
          </table:table-cell>
          <table:table-cell table:style-name="ce574" table:formula="of:=IF([$TrainingPlan.$F$3]=&quot;TSS&quot;; [$AnnualTSS.E13]; [$AnnualHrs.E13])" office:value-type="float" office:value="540" calcext:value-type="float">
            <text:p>540.0</text:p>
          </table:table-cell>
          <table:table-cell table:style-name="ce574" table:formula="of:=IF([$TrainingPlan.$F$3]=&quot;TSS&quot;; [$AnnualTSS.F13]; [$AnnualHrs.F13])" office:value-type="float" office:value="610" calcext:value-type="float">
            <text:p>610.0</text:p>
          </table:table-cell>
          <table:table-cell table:style-name="ce574" table:formula="of:=IF([$TrainingPlan.$F$3]=&quot;TSS&quot;; [$AnnualTSS.G13]; [$AnnualHrs.G13])" office:value-type="float" office:value="680" calcext:value-type="float">
            <text:p>680.0</text:p>
          </table:table-cell>
          <table:table-cell table:style-name="ce574" table:formula="of:=IF([$TrainingPlan.$F$3]=&quot;TSS&quot;; [$AnnualTSS.H13]; [$AnnualHrs.H13])" office:value-type="float" office:value="740" calcext:value-type="float">
            <text:p>740.0</text:p>
          </table:table-cell>
          <table:table-cell table:style-name="ce574" table:formula="of:=IF([$TrainingPlan.$F$3]=&quot;TSS&quot;; [$AnnualTSS.I13]; [$AnnualHrs.I13])" office:value-type="float" office:value="810" calcext:value-type="float">
            <text:p>810.0</text:p>
          </table:table-cell>
          <table:table-cell table:style-name="ce574" table:formula="of:=IF([$TrainingPlan.$F$3]=&quot;TSS&quot;; [$AnnualTSS.J13]; [$AnnualHrs.J13])" office:value-type="float" office:value="520" calcext:value-type="float">
            <text:p>520.0</text:p>
          </table:table-cell>
          <table:table-cell table:style-name="ce574" table:formula="of:=IF([$TrainingPlan.$F$3]=&quot;TSS&quot;; [$AnnualTSS.K13]; [$AnnualHrs.K13])" office:value-type="float" office:value="950" calcext:value-type="float">
            <text:p>950.0</text:p>
          </table:table-cell>
          <table:table-cell table:style-name="ce574" table:formula="of:=IF([$TrainingPlan.$F$3]=&quot;TSS&quot;; [$AnnualTSS.L13]; [$AnnualHrs.L13])" office:value-type="float" office:value="1010" calcext:value-type="float">
            <text:p>1010.0</text:p>
          </table:table-cell>
          <table:table-cell table:style-name="ce574" table:formula="of:=IF([$TrainingPlan.$F$3]=&quot;TSS&quot;; [$AnnualTSS.M13]; [$AnnualHrs.M13])" office:value-type="float" office:value="1080" calcext:value-type="float">
            <text:p>1080.0</text:p>
          </table:table-cell>
          <table:table-cell table:style-name="ce574" table:formula="of:=IF([$TrainingPlan.$F$3]=&quot;TSS&quot;; [$AnnualTSS.N13]; [$AnnualHrs.N13])" office:value-type="float" office:value="1150" calcext:value-type="float">
            <text:p>1150.0</text:p>
          </table:table-cell>
          <table:table-cell table:style-name="ce574" table:formula="of:=IF([$TrainingPlan.$F$3]=&quot;TSS&quot;; [$AnnualTSS.O13]; [$AnnualHrs.O13])" office:value-type="float" office:value="1210" calcext:value-type="float">
            <text:p>1210.0</text:p>
          </table:table-cell>
          <table:table-cell table:style-name="ce574" table:formula="of:=IF([$TrainingPlan.$F$3]=&quot;TSS&quot;; [$AnnualTSS.P13]; [$AnnualHrs.P13])" office:value-type="float" office:value="1280" calcext:value-type="float">
            <text:p>1280.0</text:p>
          </table:table-cell>
          <table:table-cell table:style-name="ce574" table:formula="of:=IF([$TrainingPlan.$F$3]=&quot;TSS&quot;; [$AnnualTSS.Q13]; [$AnnualHrs.Q13])" office:value-type="float" office:value="1350" calcext:value-type="float">
            <text:p>1350.0</text:p>
          </table:table-cell>
          <table:table-cell table:style-name="ce574" table:formula="of:=IF([$TrainingPlan.$F$3]=&quot;TSS&quot;; [$AnnualTSS.R13]; [$AnnualHrs.R13])" office:value-type="float" office:value="1420" calcext:value-type="float">
            <text:p>1420.0</text:p>
          </table:table-cell>
          <table:table-cell table:style-name="ce574" table:formula="of:=IF([$TrainingPlan.$F$3]=&quot;TSS&quot;; [$AnnualTSS.S13]; [$AnnualHrs.S13])" office:value-type="float" office:value="1480" calcext:value-type="float">
            <text:p>1480.0</text:p>
          </table:table-cell>
          <table:table-cell table:style-name="ce574" table:formula="of:=IF([$TrainingPlan.$F$3]=&quot;TSS&quot;; [$AnnualTSS.T13]; [$AnnualHrs.T13])" office:value-type="float" office:value="1550" calcext:value-type="float">
            <text:p>1550.0</text:p>
          </table:table-cell>
          <table:table-cell table:style-name="ce574" table:formula="of:=IF([$TrainingPlan.$F$3]=&quot;TSS&quot;; [$AnnualTSS.U13]; [$AnnualHrs.U13])" office:value-type="float" office:value="1620" calcext:value-type="float">
            <text:p>1620.0</text:p>
          </table:table-cell>
          <table:table-cell table:style-name="ce574" table:formula="of:=IF([$TrainingPlan.$F$3]=&quot;TSS&quot;; [$AnnualTSS.V13]; [$AnnualHrs.V13])" office:value-type="float" office:value="0" calcext:value-type="float">
            <text:p>0.0</text:p>
          </table:table-cell>
          <table:table-cell table:style-name="ce578" table:formula="of:=IF([$TrainingPlan.$F$3]=&quot;TSS&quot;; [$AnnualTSS.W13]; [$AnnualHrs.W13])" office:value-type="float" office:value="0" calcext:value-type="float">
            <text:p>0.0</text:p>
          </table:table-cell>
          <table:table-cell table:number-columns-repeated="1001"/>
        </table:table-row>
        <table:table-row table:style-name="ro2">
          <table:table-cell table:style-name="ce568" office:value-type="string" calcext:value-type="string">
            <text:p>Base 3Rest</text:p>
          </table:table-cell>
          <table:table-cell table:style-name="ce527" office:value-type="float" office:value="4" calcext:value-type="float">
            <text:p>4</text:p>
          </table:table-cell>
          <table:table-cell table:style-name="ce574" table:formula="of:=IF([$TrainingPlan.$F$3]=&quot;TSS&quot;; [$AnnualTSS.C14]; [$AnnualHrs.C14])" office:value-type="float" office:value="240" calcext:value-type="float">
            <text:p>240.0</text:p>
          </table:table-cell>
          <table:table-cell table:style-name="ce574" table:formula="of:=IF([$TrainingPlan.$F$3]=&quot;TSS&quot;; [$AnnualTSS.D14]; [$AnnualHrs.D14])" office:value-type="float" office:value="280" calcext:value-type="float">
            <text:p>280.0</text:p>
          </table:table-cell>
          <table:table-cell table:style-name="ce574" table:formula="of:=IF([$TrainingPlan.$F$3]=&quot;TSS&quot;; [$AnnualTSS.E14]; [$AnnualHrs.E14])" office:value-type="float" office:value="320" calcext:value-type="float">
            <text:p>320.0</text:p>
          </table:table-cell>
          <table:table-cell table:style-name="ce574" table:formula="of:=IF([$TrainingPlan.$F$3]=&quot;TSS&quot;; [$AnnualTSS.F14]; [$AnnualHrs.F14])" office:value-type="float" office:value="360" calcext:value-type="float">
            <text:p>360.0</text:p>
          </table:table-cell>
          <table:table-cell table:style-name="ce574" table:formula="of:=IF([$TrainingPlan.$F$3]=&quot;TSS&quot;; [$AnnualTSS.G14]; [$AnnualHrs.G14])" office:value-type="float" office:value="400" calcext:value-type="float">
            <text:p>400.0</text:p>
          </table:table-cell>
          <table:table-cell table:style-name="ce574" table:formula="of:=IF([$TrainingPlan.$F$3]=&quot;TSS&quot;; [$AnnualTSS.H14]; [$AnnualHrs.H14])" office:value-type="float" office:value="440" calcext:value-type="float">
            <text:p>440.0</text:p>
          </table:table-cell>
          <table:table-cell table:style-name="ce574" table:formula="of:=IF([$TrainingPlan.$F$3]=&quot;TSS&quot;; [$AnnualTSS.I14]; [$AnnualHrs.I14])" office:value-type="float" office:value="480" calcext:value-type="float">
            <text:p>480.0</text:p>
          </table:table-cell>
          <table:table-cell table:style-name="ce574" table:formula="of:=IF([$TrainingPlan.$F$3]=&quot;TSS&quot;; [$AnnualTSS.J14]; [$AnnualHrs.J14])" office:value-type="float" office:value="720" calcext:value-type="float">
            <text:p>720.0</text:p>
          </table:table-cell>
          <table:table-cell table:style-name="ce574" table:formula="of:=IF([$TrainingPlan.$F$3]=&quot;TSS&quot;; [$AnnualTSS.K14]; [$AnnualHrs.K14])" office:value-type="float" office:value="560" calcext:value-type="float">
            <text:p>560.0</text:p>
          </table:table-cell>
          <table:table-cell table:style-name="ce574" table:formula="of:=IF([$TrainingPlan.$F$3]=&quot;TSS&quot;; [$AnnualTSS.L14]; [$AnnualHrs.L14])" office:value-type="float" office:value="600" calcext:value-type="float">
            <text:p>600.0</text:p>
          </table:table-cell>
          <table:table-cell table:style-name="ce574" table:formula="of:=IF([$TrainingPlan.$F$3]=&quot;TSS&quot;; [$AnnualTSS.M14]; [$AnnualHrs.M14])" office:value-type="float" office:value="640" calcext:value-type="float">
            <text:p>640.0</text:p>
          </table:table-cell>
          <table:table-cell table:style-name="ce574" table:formula="of:=IF([$TrainingPlan.$F$3]=&quot;TSS&quot;; [$AnnualTSS.N14]; [$AnnualHrs.N14])" office:value-type="float" office:value="700" calcext:value-type="float">
            <text:p>700.0</text:p>
          </table:table-cell>
          <table:table-cell table:style-name="ce574" table:formula="of:=IF([$TrainingPlan.$F$3]=&quot;TSS&quot;; [$AnnualTSS.O14]; [$AnnualHrs.O14])" office:value-type="float" office:value="720" calcext:value-type="float">
            <text:p>720.0</text:p>
          </table:table-cell>
          <table:table-cell table:style-name="ce574" table:formula="of:=IF([$TrainingPlan.$F$3]=&quot;TSS&quot;; [$AnnualTSS.P14]; [$AnnualHrs.P14])" office:value-type="float" office:value="760" calcext:value-type="float">
            <text:p>760.0</text:p>
          </table:table-cell>
          <table:table-cell table:style-name="ce574" table:formula="of:=IF([$TrainingPlan.$F$3]=&quot;TSS&quot;; [$AnnualTSS.Q14]; [$AnnualHrs.Q14])" office:value-type="float" office:value="800" calcext:value-type="float">
            <text:p>800.0</text:p>
          </table:table-cell>
          <table:table-cell table:style-name="ce574" table:formula="of:=IF([$TrainingPlan.$F$3]=&quot;TSS&quot;; [$AnnualTSS.R14]; [$AnnualHrs.R14])" office:value-type="float" office:value="840" calcext:value-type="float">
            <text:p>840.0</text:p>
          </table:table-cell>
          <table:table-cell table:style-name="ce574" table:formula="of:=IF([$TrainingPlan.$F$3]=&quot;TSS&quot;; [$AnnualTSS.S14]; [$AnnualHrs.S14])" office:value-type="float" office:value="880" calcext:value-type="float">
            <text:p>880.0</text:p>
          </table:table-cell>
          <table:table-cell table:style-name="ce574" table:formula="of:=IF([$TrainingPlan.$F$3]=&quot;TSS&quot;; [$AnnualTSS.T14]; [$AnnualHrs.T14])" office:value-type="float" office:value="920" calcext:value-type="float">
            <text:p>920.0</text:p>
          </table:table-cell>
          <table:table-cell table:style-name="ce574" table:formula="of:=IF([$TrainingPlan.$F$3]=&quot;TSS&quot;; [$AnnualTSS.U14]; [$AnnualHrs.U14])" office:value-type="float" office:value="960" calcext:value-type="float">
            <text:p>960.0</text:p>
          </table:table-cell>
          <table:table-cell table:style-name="ce574" table:formula="of:=IF([$TrainingPlan.$F$3]=&quot;TSS&quot;; [$AnnualTSS.V14]; [$AnnualHrs.V14])" office:value-type="float" office:value="0" calcext:value-type="float">
            <text:p>0.0</text:p>
          </table:table-cell>
          <table:table-cell table:style-name="ce578" table:formula="of:=IF([$TrainingPlan.$F$3]=&quot;TSS&quot;; [$AnnualTSS.W14]; [$AnnualHrs.W14])" office:value-type="float" office:value="0" calcext:value-type="float">
            <text:p>0.0</text:p>
          </table:table-cell>
          <table:table-cell table:number-columns-repeated="1001"/>
        </table:table-row>
        <table:table-row table:style-name="ro2">
          <table:table-cell table:style-name="ce568" office:value-type="string" calcext:value-type="string">
            <text:p>Build 1Wk1</text:p>
          </table:table-cell>
          <table:table-cell table:style-name="ce571" office:value-type="float" office:value="1" calcext:value-type="float">
            <text:p>1</text:p>
          </table:table-cell>
          <table:table-cell table:style-name="ce573" table:formula="of:=IF([$TrainingPlan.$F$3]=&quot;TSS&quot;; [$AnnualTSS.C15]; [$AnnualHrs.C15])" office:value-type="float" office:value="370" calcext:value-type="float">
            <text:p>370.0</text:p>
          </table:table-cell>
          <table:table-cell table:style-name="ce573" table:formula="of:=IF([$TrainingPlan.$F$3]=&quot;TSS&quot;; [$AnnualTSS.D15]; [$AnnualHrs.D15])" office:value-type="float" office:value="440" calcext:value-type="float">
            <text:p>440.0</text:p>
          </table:table-cell>
          <table:table-cell table:style-name="ce573" table:formula="of:=IF([$TrainingPlan.$F$3]=&quot;TSS&quot;; [$AnnualTSS.E15]; [$AnnualHrs.E15])" office:value-type="float" office:value="500" calcext:value-type="float">
            <text:p>500.0</text:p>
          </table:table-cell>
          <table:table-cell table:style-name="ce573" table:formula="of:=IF([$TrainingPlan.$F$3]=&quot;TSS&quot;; [$AnnualTSS.F15]; [$AnnualHrs.F15])" office:value-type="float" office:value="560" calcext:value-type="float">
            <text:p>560.0</text:p>
          </table:table-cell>
          <table:table-cell table:style-name="ce573" table:formula="of:=IF([$TrainingPlan.$F$3]=&quot;TSS&quot;; [$AnnualTSS.G15]; [$AnnualHrs.G15])" office:value-type="float" office:value="630" calcext:value-type="float">
            <text:p>630.0</text:p>
          </table:table-cell>
          <table:table-cell table:style-name="ce573" table:formula="of:=IF([$TrainingPlan.$F$3]=&quot;TSS&quot;; [$AnnualTSS.H15]; [$AnnualHrs.H15])" office:value-type="float" office:value="690" calcext:value-type="float">
            <text:p>690.0</text:p>
          </table:table-cell>
          <table:table-cell table:style-name="ce573" table:formula="of:=IF([$TrainingPlan.$F$3]=&quot;TSS&quot;; [$AnnualTSS.I15]; [$AnnualHrs.I15])" office:value-type="float" office:value="750" calcext:value-type="float">
            <text:p>750.0</text:p>
          </table:table-cell>
          <table:table-cell table:style-name="ce573" table:formula="of:=IF([$TrainingPlan.$F$3]=&quot;TSS&quot;; [$AnnualTSS.J15]; [$AnnualHrs.J15])" office:value-type="float" office:value="810" calcext:value-type="float">
            <text:p>810.0</text:p>
          </table:table-cell>
          <table:table-cell table:style-name="ce573" table:formula="of:=IF([$TrainingPlan.$F$3]=&quot;TSS&quot;; [$AnnualTSS.K15]; [$AnnualHrs.K15])" office:value-type="float" office:value="880" calcext:value-type="float">
            <text:p>880.0</text:p>
          </table:table-cell>
          <table:table-cell table:style-name="ce573" table:formula="of:=IF([$TrainingPlan.$F$3]=&quot;TSS&quot;; [$AnnualTSS.L15]; [$AnnualHrs.L15])" office:value-type="float" office:value="940" calcext:value-type="float">
            <text:p>940.0</text:p>
          </table:table-cell>
          <table:table-cell table:style-name="ce573" table:formula="of:=IF([$TrainingPlan.$F$3]=&quot;TSS&quot;; [$AnnualTSS.M15]; [$AnnualHrs.M15])" office:value-type="float" office:value="1000" calcext:value-type="float">
            <text:p>1000.0</text:p>
          </table:table-cell>
          <table:table-cell table:style-name="ce573" table:formula="of:=IF([$TrainingPlan.$F$3]=&quot;TSS&quot;; [$AnnualTSS.N15]; [$AnnualHrs.N15])" office:value-type="float" office:value="1060" calcext:value-type="float">
            <text:p>1060.0</text:p>
          </table:table-cell>
          <table:table-cell table:style-name="ce573" table:formula="of:=IF([$TrainingPlan.$F$3]=&quot;TSS&quot;; [$AnnualTSS.O15]; [$AnnualHrs.O15])" office:value-type="float" office:value="1120" calcext:value-type="float">
            <text:p>1120.0</text:p>
          </table:table-cell>
          <table:table-cell table:style-name="ce573" table:formula="of:=IF([$TrainingPlan.$F$3]=&quot;TSS&quot;; [$AnnualTSS.P15]; [$AnnualHrs.P15])" office:value-type="float" office:value="1190" calcext:value-type="float">
            <text:p>1190.0</text:p>
          </table:table-cell>
          <table:table-cell table:style-name="ce573" table:formula="of:=IF([$TrainingPlan.$F$3]=&quot;TSS&quot;; [$AnnualTSS.Q15]; [$AnnualHrs.Q15])" office:value-type="float" office:value="1250" calcext:value-type="float">
            <text:p>1250.0</text:p>
          </table:table-cell>
          <table:table-cell table:style-name="ce573" table:formula="of:=IF([$TrainingPlan.$F$3]=&quot;TSS&quot;; [$AnnualTSS.R15]; [$AnnualHrs.R15])" office:value-type="float" office:value="1310" calcext:value-type="float">
            <text:p>1310.0</text:p>
          </table:table-cell>
          <table:table-cell table:style-name="ce573" table:formula="of:=IF([$TrainingPlan.$F$3]=&quot;TSS&quot;; [$AnnualTSS.S15]; [$AnnualHrs.S15])" office:value-type="float" office:value="1370" calcext:value-type="float">
            <text:p>1370.0</text:p>
          </table:table-cell>
          <table:table-cell table:style-name="ce573" table:formula="of:=IF([$TrainingPlan.$F$3]=&quot;TSS&quot;; [$AnnualTSS.T15]; [$AnnualHrs.T15])" office:value-type="float" office:value="1440" calcext:value-type="float">
            <text:p>1440.0</text:p>
          </table:table-cell>
          <table:table-cell table:style-name="ce573" table:formula="of:=IF([$TrainingPlan.$F$3]=&quot;TSS&quot;; [$AnnualTSS.U15]; [$AnnualHrs.U15])" office:value-type="float" office:value="1510" calcext:value-type="float">
            <text:p>1510.0</text:p>
          </table:table-cell>
          <table:table-cell table:style-name="ce573" table:formula="of:=IF([$TrainingPlan.$F$3]=&quot;TSS&quot;; [$AnnualTSS.V15]; [$AnnualHrs.V15])" office:value-type="float" office:value="0" calcext:value-type="float">
            <text:p>0.0</text:p>
          </table:table-cell>
          <table:table-cell table:style-name="ce577" table:formula="of:=IF([$TrainingPlan.$F$3]=&quot;TSS&quot;; [$AnnualTSS.W15]; [$AnnualHrs.W15])" office:value-type="float" office:value="0" calcext:value-type="float">
            <text:p>0.0</text:p>
          </table:table-cell>
          <table:table-cell table:number-columns-repeated="1001"/>
        </table:table-row>
        <table:table-row table:style-name="ro2">
          <table:table-cell table:style-name="ce568" office:value-type="string" calcext:value-type="string">
            <text:p>Build 1Wk2</text:p>
          </table:table-cell>
          <table:table-cell table:style-name="ce571" office:value-type="float" office:value="2" calcext:value-type="float">
            <text:p>2</text:p>
          </table:table-cell>
          <table:table-cell table:style-name="ce573" table:formula="of:=IF([$TrainingPlan.$F$3]=&quot;TSS&quot;; [$AnnualTSS.C16]; [$AnnualHrs.C16])" office:value-type="float" office:value="370" calcext:value-type="float">
            <text:p>370.0</text:p>
          </table:table-cell>
          <table:table-cell table:style-name="ce573" table:formula="of:=IF([$TrainingPlan.$F$3]=&quot;TSS&quot;; [$AnnualTSS.D16]; [$AnnualHrs.D16])" office:value-type="float" office:value="440" calcext:value-type="float">
            <text:p>440.0</text:p>
          </table:table-cell>
          <table:table-cell table:style-name="ce573" table:formula="of:=IF([$TrainingPlan.$F$3]=&quot;TSS&quot;; [$AnnualTSS.E16]; [$AnnualHrs.E16])" office:value-type="float" office:value="500" calcext:value-type="float">
            <text:p>500.0</text:p>
          </table:table-cell>
          <table:table-cell table:style-name="ce573" table:formula="of:=IF([$TrainingPlan.$F$3]=&quot;TSS&quot;; [$AnnualTSS.F16]; [$AnnualHrs.F16])" office:value-type="float" office:value="560" calcext:value-type="float">
            <text:p>560.0</text:p>
          </table:table-cell>
          <table:table-cell table:style-name="ce573" table:formula="of:=IF([$TrainingPlan.$F$3]=&quot;TSS&quot;; [$AnnualTSS.G16]; [$AnnualHrs.G16])" office:value-type="float" office:value="630" calcext:value-type="float">
            <text:p>630.0</text:p>
          </table:table-cell>
          <table:table-cell table:style-name="ce573" table:formula="of:=IF([$TrainingPlan.$F$3]=&quot;TSS&quot;; [$AnnualTSS.H16]; [$AnnualHrs.H16])" office:value-type="float" office:value="690" calcext:value-type="float">
            <text:p>690.0</text:p>
          </table:table-cell>
          <table:table-cell table:style-name="ce573" table:formula="of:=IF([$TrainingPlan.$F$3]=&quot;TSS&quot;; [$AnnualTSS.I16]; [$AnnualHrs.I16])" office:value-type="float" office:value="750" calcext:value-type="float">
            <text:p>750.0</text:p>
          </table:table-cell>
          <table:table-cell table:style-name="ce573" table:formula="of:=IF([$TrainingPlan.$F$3]=&quot;TSS&quot;; [$AnnualTSS.J16]; [$AnnualHrs.J16])" office:value-type="float" office:value="810" calcext:value-type="float">
            <text:p>810.0</text:p>
          </table:table-cell>
          <table:table-cell table:style-name="ce573" table:formula="of:=IF([$TrainingPlan.$F$3]=&quot;TSS&quot;; [$AnnualTSS.K16]; [$AnnualHrs.K16])" office:value-type="float" office:value="880" calcext:value-type="float">
            <text:p>880.0</text:p>
          </table:table-cell>
          <table:table-cell table:style-name="ce573" table:formula="of:=IF([$TrainingPlan.$F$3]=&quot;TSS&quot;; [$AnnualTSS.L16]; [$AnnualHrs.L16])" office:value-type="float" office:value="940" calcext:value-type="float">
            <text:p>940.0</text:p>
          </table:table-cell>
          <table:table-cell table:style-name="ce573" table:formula="of:=IF([$TrainingPlan.$F$3]=&quot;TSS&quot;; [$AnnualTSS.M16]; [$AnnualHrs.M16])" office:value-type="float" office:value="1000" calcext:value-type="float">
            <text:p>1000.0</text:p>
          </table:table-cell>
          <table:table-cell table:style-name="ce573" table:formula="of:=IF([$TrainingPlan.$F$3]=&quot;TSS&quot;; [$AnnualTSS.N16]; [$AnnualHrs.N16])" office:value-type="float" office:value="1060" calcext:value-type="float">
            <text:p>1060.0</text:p>
          </table:table-cell>
          <table:table-cell table:style-name="ce573" table:formula="of:=IF([$TrainingPlan.$F$3]=&quot;TSS&quot;; [$AnnualTSS.O16]; [$AnnualHrs.O16])" office:value-type="float" office:value="1120" calcext:value-type="float">
            <text:p>1120.0</text:p>
          </table:table-cell>
          <table:table-cell table:style-name="ce573" table:formula="of:=IF([$TrainingPlan.$F$3]=&quot;TSS&quot;; [$AnnualTSS.P16]; [$AnnualHrs.P16])" office:value-type="float" office:value="1190" calcext:value-type="float">
            <text:p>1190.0</text:p>
          </table:table-cell>
          <table:table-cell table:style-name="ce573" table:formula="of:=IF([$TrainingPlan.$F$3]=&quot;TSS&quot;; [$AnnualTSS.Q16]; [$AnnualHrs.Q16])" office:value-type="float" office:value="1250" calcext:value-type="float">
            <text:p>1250.0</text:p>
          </table:table-cell>
          <table:table-cell table:style-name="ce573" table:formula="of:=IF([$TrainingPlan.$F$3]=&quot;TSS&quot;; [$AnnualTSS.R16]; [$AnnualHrs.R16])" office:value-type="float" office:value="1310" calcext:value-type="float">
            <text:p>1310.0</text:p>
          </table:table-cell>
          <table:table-cell table:style-name="ce573" table:formula="of:=IF([$TrainingPlan.$F$3]=&quot;TSS&quot;; [$AnnualTSS.S16]; [$AnnualHrs.S16])" office:value-type="float" office:value="1370" calcext:value-type="float">
            <text:p>1370.0</text:p>
          </table:table-cell>
          <table:table-cell table:style-name="ce573" table:formula="of:=IF([$TrainingPlan.$F$3]=&quot;TSS&quot;; [$AnnualTSS.T16]; [$AnnualHrs.T16])" office:value-type="float" office:value="1440" calcext:value-type="float">
            <text:p>1440.0</text:p>
          </table:table-cell>
          <table:table-cell table:style-name="ce573" table:formula="of:=IF([$TrainingPlan.$F$3]=&quot;TSS&quot;; [$AnnualTSS.U16]; [$AnnualHrs.U16])" office:value-type="float" office:value="1510" calcext:value-type="float">
            <text:p>1510.0</text:p>
          </table:table-cell>
          <table:table-cell table:style-name="ce573" table:formula="of:=IF([$TrainingPlan.$F$3]=&quot;TSS&quot;; [$AnnualTSS.V16]; [$AnnualHrs.V16])" office:value-type="float" office:value="0" calcext:value-type="float">
            <text:p>0.0</text:p>
          </table:table-cell>
          <table:table-cell table:style-name="ce577" table:formula="of:=IF([$TrainingPlan.$F$3]=&quot;TSS&quot;; [$AnnualTSS.W16]; [$AnnualHrs.W16])" office:value-type="float" office:value="0" calcext:value-type="float">
            <text:p>0.0</text:p>
          </table:table-cell>
          <table:table-cell table:number-columns-repeated="1001"/>
        </table:table-row>
        <table:table-row table:style-name="ro2">
          <table:table-cell table:style-name="ce568" office:value-type="string" calcext:value-type="string">
            <text:p>Build 1Wk3</text:p>
          </table:table-cell>
          <table:table-cell table:style-name="ce571" office:value-type="float" office:value="3" calcext:value-type="float">
            <text:p>3</text:p>
          </table:table-cell>
          <table:table-cell table:style-name="ce573" table:formula="of:=IF([$TrainingPlan.$F$3]=&quot;TSS&quot;; [$AnnualTSS.C17]; [$AnnualHrs.C17])" office:value-type="float" office:value="370" calcext:value-type="float">
            <text:p>370.0</text:p>
          </table:table-cell>
          <table:table-cell table:style-name="ce573" table:formula="of:=IF([$TrainingPlan.$F$3]=&quot;TSS&quot;; [$AnnualTSS.D17]; [$AnnualHrs.D17])" office:value-type="float" office:value="440" calcext:value-type="float">
            <text:p>440.0</text:p>
          </table:table-cell>
          <table:table-cell table:style-name="ce573" table:formula="of:=IF([$TrainingPlan.$F$3]=&quot;TSS&quot;; [$AnnualTSS.E17]; [$AnnualHrs.E17])" office:value-type="float" office:value="500" calcext:value-type="float">
            <text:p>500.0</text:p>
          </table:table-cell>
          <table:table-cell table:style-name="ce573" table:formula="of:=IF([$TrainingPlan.$F$3]=&quot;TSS&quot;; [$AnnualTSS.F17]; [$AnnualHrs.F17])" office:value-type="float" office:value="560" calcext:value-type="float">
            <text:p>560.0</text:p>
          </table:table-cell>
          <table:table-cell table:style-name="ce573" table:formula="of:=IF([$TrainingPlan.$F$3]=&quot;TSS&quot;; [$AnnualTSS.G17]; [$AnnualHrs.G17])" office:value-type="float" office:value="630" calcext:value-type="float">
            <text:p>630.0</text:p>
          </table:table-cell>
          <table:table-cell table:style-name="ce573" table:formula="of:=IF([$TrainingPlan.$F$3]=&quot;TSS&quot;; [$AnnualTSS.H17]; [$AnnualHrs.H17])" office:value-type="float" office:value="690" calcext:value-type="float">
            <text:p>690.0</text:p>
          </table:table-cell>
          <table:table-cell table:style-name="ce573" table:formula="of:=IF([$TrainingPlan.$F$3]=&quot;TSS&quot;; [$AnnualTSS.I17]; [$AnnualHrs.I17])" office:value-type="float" office:value="750" calcext:value-type="float">
            <text:p>750.0</text:p>
          </table:table-cell>
          <table:table-cell table:style-name="ce573" table:formula="of:=IF([$TrainingPlan.$F$3]=&quot;TSS&quot;; [$AnnualTSS.J17]; [$AnnualHrs.J17])" office:value-type="float" office:value="810" calcext:value-type="float">
            <text:p>810.0</text:p>
          </table:table-cell>
          <table:table-cell table:style-name="ce573" table:formula="of:=IF([$TrainingPlan.$F$3]=&quot;TSS&quot;; [$AnnualTSS.K17]; [$AnnualHrs.K17])" office:value-type="float" office:value="880" calcext:value-type="float">
            <text:p>880.0</text:p>
          </table:table-cell>
          <table:table-cell table:style-name="ce573" table:formula="of:=IF([$TrainingPlan.$F$3]=&quot;TSS&quot;; [$AnnualTSS.L17]; [$AnnualHrs.L17])" office:value-type="float" office:value="940" calcext:value-type="float">
            <text:p>940.0</text:p>
          </table:table-cell>
          <table:table-cell table:style-name="ce573" table:formula="of:=IF([$TrainingPlan.$F$3]=&quot;TSS&quot;; [$AnnualTSS.M17]; [$AnnualHrs.M17])" office:value-type="float" office:value="1000" calcext:value-type="float">
            <text:p>1000.0</text:p>
          </table:table-cell>
          <table:table-cell table:style-name="ce573" table:formula="of:=IF([$TrainingPlan.$F$3]=&quot;TSS&quot;; [$AnnualTSS.N17]; [$AnnualHrs.N17])" office:value-type="float" office:value="1060" calcext:value-type="float">
            <text:p>1060.0</text:p>
          </table:table-cell>
          <table:table-cell table:style-name="ce573" table:formula="of:=IF([$TrainingPlan.$F$3]=&quot;TSS&quot;; [$AnnualTSS.O17]; [$AnnualHrs.O17])" office:value-type="float" office:value="1120" calcext:value-type="float">
            <text:p>1120.0</text:p>
          </table:table-cell>
          <table:table-cell table:style-name="ce573" table:formula="of:=IF([$TrainingPlan.$F$3]=&quot;TSS&quot;; [$AnnualTSS.P17]; [$AnnualHrs.P17])" office:value-type="float" office:value="1190" calcext:value-type="float">
            <text:p>1190.0</text:p>
          </table:table-cell>
          <table:table-cell table:style-name="ce573" table:formula="of:=IF([$TrainingPlan.$F$3]=&quot;TSS&quot;; [$AnnualTSS.Q17]; [$AnnualHrs.Q17])" office:value-type="float" office:value="1250" calcext:value-type="float">
            <text:p>1250.0</text:p>
          </table:table-cell>
          <table:table-cell table:style-name="ce573" table:formula="of:=IF([$TrainingPlan.$F$3]=&quot;TSS&quot;; [$AnnualTSS.R17]; [$AnnualHrs.R17])" office:value-type="float" office:value="1310" calcext:value-type="float">
            <text:p>1310.0</text:p>
          </table:table-cell>
          <table:table-cell table:style-name="ce573" table:formula="of:=IF([$TrainingPlan.$F$3]=&quot;TSS&quot;; [$AnnualTSS.S17]; [$AnnualHrs.S17])" office:value-type="float" office:value="1370" calcext:value-type="float">
            <text:p>1370.0</text:p>
          </table:table-cell>
          <table:table-cell table:style-name="ce573" table:formula="of:=IF([$TrainingPlan.$F$3]=&quot;TSS&quot;; [$AnnualTSS.T17]; [$AnnualHrs.T17])" office:value-type="float" office:value="1440" calcext:value-type="float">
            <text:p>1440.0</text:p>
          </table:table-cell>
          <table:table-cell table:style-name="ce573" table:formula="of:=IF([$TrainingPlan.$F$3]=&quot;TSS&quot;; [$AnnualTSS.U17]; [$AnnualHrs.U17])" office:value-type="float" office:value="1510" calcext:value-type="float">
            <text:p>1510.0</text:p>
          </table:table-cell>
          <table:table-cell table:style-name="ce573" table:formula="of:=IF([$TrainingPlan.$F$3]=&quot;TSS&quot;; [$AnnualTSS.V17]; [$AnnualHrs.V17])" office:value-type="float" office:value="0" calcext:value-type="float">
            <text:p>0.0</text:p>
          </table:table-cell>
          <table:table-cell table:style-name="ce577" table:formula="of:=IF([$TrainingPlan.$F$3]=&quot;TSS&quot;; [$AnnualTSS.W17]; [$AnnualHrs.W17])" office:value-type="float" office:value="0" calcext:value-type="float">
            <text:p>0.0</text:p>
          </table:table-cell>
          <table:table-cell table:number-columns-repeated="1001"/>
        </table:table-row>
        <table:table-row table:style-name="ro2">
          <table:table-cell table:style-name="ce568" office:value-type="string" calcext:value-type="string">
            <text:p>Build 1Rest</text:p>
          </table:table-cell>
          <table:table-cell table:style-name="ce571" office:value-type="float" office:value="4" calcext:value-type="float">
            <text:p>4</text:p>
          </table:table-cell>
          <table:table-cell table:style-name="ce573" table:formula="of:=IF([$TrainingPlan.$F$3]=&quot;TSS&quot;; [$AnnualTSS.C18]; [$AnnualHrs.C18])" office:value-type="float" office:value="240" calcext:value-type="float">
            <text:p>240.0</text:p>
          </table:table-cell>
          <table:table-cell table:style-name="ce573" table:formula="of:=IF([$TrainingPlan.$F$3]=&quot;TSS&quot;; [$AnnualTSS.D18]; [$AnnualHrs.D18])" office:value-type="float" office:value="280" calcext:value-type="float">
            <text:p>280.0</text:p>
          </table:table-cell>
          <table:table-cell table:style-name="ce573" table:formula="of:=IF([$TrainingPlan.$F$3]=&quot;TSS&quot;; [$AnnualTSS.E18]; [$AnnualHrs.E18])" office:value-type="float" office:value="320" calcext:value-type="float">
            <text:p>320.0</text:p>
          </table:table-cell>
          <table:table-cell table:style-name="ce573" table:formula="of:=IF([$TrainingPlan.$F$3]=&quot;TSS&quot;; [$AnnualTSS.F18]; [$AnnualHrs.F18])" office:value-type="float" office:value="360" calcext:value-type="float">
            <text:p>360.0</text:p>
          </table:table-cell>
          <table:table-cell table:style-name="ce573" table:formula="of:=IF([$TrainingPlan.$F$3]=&quot;TSS&quot;; [$AnnualTSS.G18]; [$AnnualHrs.G18])" office:value-type="float" office:value="400" calcext:value-type="float">
            <text:p>400.0</text:p>
          </table:table-cell>
          <table:table-cell table:style-name="ce573" table:formula="of:=IF([$TrainingPlan.$F$3]=&quot;TSS&quot;; [$AnnualTSS.H18]; [$AnnualHrs.H18])" office:value-type="float" office:value="440" calcext:value-type="float">
            <text:p>440.0</text:p>
          </table:table-cell>
          <table:table-cell table:style-name="ce573" table:formula="of:=IF([$TrainingPlan.$F$3]=&quot;TSS&quot;; [$AnnualTSS.I18]; [$AnnualHrs.I18])" office:value-type="float" office:value="480" calcext:value-type="float">
            <text:p>480.0</text:p>
          </table:table-cell>
          <table:table-cell table:style-name="ce573" table:formula="of:=IF([$TrainingPlan.$F$3]=&quot;TSS&quot;; [$AnnualTSS.J18]; [$AnnualHrs.J18])" office:value-type="float" office:value="520" calcext:value-type="float">
            <text:p>520.0</text:p>
          </table:table-cell>
          <table:table-cell table:style-name="ce573" table:formula="of:=IF([$TrainingPlan.$F$3]=&quot;TSS&quot;; [$AnnualTSS.K18]; [$AnnualHrs.K18])" office:value-type="float" office:value="560" calcext:value-type="float">
            <text:p>560.0</text:p>
          </table:table-cell>
          <table:table-cell table:style-name="ce573" table:formula="of:=IF([$TrainingPlan.$F$3]=&quot;TSS&quot;; [$AnnualTSS.L18]; [$AnnualHrs.L18])" office:value-type="float" office:value="600" calcext:value-type="float">
            <text:p>600.0</text:p>
          </table:table-cell>
          <table:table-cell table:style-name="ce573" table:formula="of:=IF([$TrainingPlan.$F$3]=&quot;TSS&quot;; [$AnnualTSS.M18]; [$AnnualHrs.M18])" office:value-type="float" office:value="640" calcext:value-type="float">
            <text:p>640.0</text:p>
          </table:table-cell>
          <table:table-cell table:style-name="ce573" table:formula="of:=IF([$TrainingPlan.$F$3]=&quot;TSS&quot;; [$AnnualTSS.N18]; [$AnnualHrs.N18])" office:value-type="float" office:value="700" calcext:value-type="float">
            <text:p>700.0</text:p>
          </table:table-cell>
          <table:table-cell table:style-name="ce573" table:formula="of:=IF([$TrainingPlan.$F$3]=&quot;TSS&quot;; [$AnnualTSS.O18]; [$AnnualHrs.O18])" office:value-type="float" office:value="720" calcext:value-type="float">
            <text:p>720.0</text:p>
          </table:table-cell>
          <table:table-cell table:style-name="ce573" table:formula="of:=IF([$TrainingPlan.$F$3]=&quot;TSS&quot;; [$AnnualTSS.P18]; [$AnnualHrs.P18])" office:value-type="float" office:value="760" calcext:value-type="float">
            <text:p>760.0</text:p>
          </table:table-cell>
          <table:table-cell table:style-name="ce573" table:formula="of:=IF([$TrainingPlan.$F$3]=&quot;TSS&quot;; [$AnnualTSS.Q18]; [$AnnualHrs.Q18])" office:value-type="float" office:value="800" calcext:value-type="float">
            <text:p>800.0</text:p>
          </table:table-cell>
          <table:table-cell table:style-name="ce573" table:formula="of:=IF([$TrainingPlan.$F$3]=&quot;TSS&quot;; [$AnnualTSS.R18]; [$AnnualHrs.R18])" office:value-type="float" office:value="840" calcext:value-type="float">
            <text:p>840.0</text:p>
          </table:table-cell>
          <table:table-cell table:style-name="ce573" table:formula="of:=IF([$TrainingPlan.$F$3]=&quot;TSS&quot;; [$AnnualTSS.S18]; [$AnnualHrs.S18])" office:value-type="float" office:value="880" calcext:value-type="float">
            <text:p>880.0</text:p>
          </table:table-cell>
          <table:table-cell table:style-name="ce573" table:formula="of:=IF([$TrainingPlan.$F$3]=&quot;TSS&quot;; [$AnnualTSS.T18]; [$AnnualHrs.T18])" office:value-type="float" office:value="920" calcext:value-type="float">
            <text:p>920.0</text:p>
          </table:table-cell>
          <table:table-cell table:style-name="ce573" table:formula="of:=IF([$TrainingPlan.$F$3]=&quot;TSS&quot;; [$AnnualTSS.U18]; [$AnnualHrs.U18])" office:value-type="float" office:value="960" calcext:value-type="float">
            <text:p>960.0</text:p>
          </table:table-cell>
          <table:table-cell table:style-name="ce573" table:formula="of:=IF([$TrainingPlan.$F$3]=&quot;TSS&quot;; [$AnnualTSS.V18]; [$AnnualHrs.V18])" office:value-type="float" office:value="0" calcext:value-type="float">
            <text:p>0.0</text:p>
          </table:table-cell>
          <table:table-cell table:style-name="ce577" table:formula="of:=IF([$TrainingPlan.$F$3]=&quot;TSS&quot;; [$AnnualTSS.W18]; [$AnnualHrs.W18])" office:value-type="float" office:value="0" calcext:value-type="float">
            <text:p>0.0</text:p>
          </table:table-cell>
          <table:table-cell table:number-columns-repeated="1001"/>
        </table:table-row>
        <table:table-row table:style-name="ro2">
          <table:table-cell table:style-name="ce568" office:value-type="string" calcext:value-type="string">
            <text:p>Build 2Wk1</text:p>
          </table:table-cell>
          <table:table-cell table:style-name="ce527" office:value-type="float" office:value="1" calcext:value-type="float">
            <text:p>1</text:p>
          </table:table-cell>
          <table:table-cell table:style-name="ce574" table:formula="of:=IF([$TrainingPlan.$F$3]=&quot;TSS&quot;; [$AnnualTSS.C19]; [$AnnualHrs.C19])" office:value-type="float" office:value="410" calcext:value-type="float">
            <text:p>410.0</text:p>
          </table:table-cell>
          <table:table-cell table:style-name="ce574" table:formula="of:=IF([$TrainingPlan.$F$3]=&quot;TSS&quot;; [$AnnualTSS.D19]; [$AnnualHrs.D19])" office:value-type="float" office:value="475" calcext:value-type="float">
            <text:p>475.0</text:p>
          </table:table-cell>
          <table:table-cell table:style-name="ce574" table:formula="of:=IF([$TrainingPlan.$F$3]=&quot;TSS&quot;; [$AnnualTSS.E19]; [$AnnualHrs.E19])" office:value-type="float" office:value="540" calcext:value-type="float">
            <text:p>540.0</text:p>
          </table:table-cell>
          <table:table-cell table:style-name="ce574" table:formula="of:=IF([$TrainingPlan.$F$3]=&quot;TSS&quot;; [$AnnualTSS.F19]; [$AnnualHrs.F19])" office:value-type="float" office:value="610" calcext:value-type="float">
            <text:p>610.0</text:p>
          </table:table-cell>
          <table:table-cell table:style-name="ce574" table:formula="of:=IF([$TrainingPlan.$F$3]=&quot;TSS&quot;; [$AnnualTSS.G19]; [$AnnualHrs.G19])" office:value-type="float" office:value="680" calcext:value-type="float">
            <text:p>680.0</text:p>
          </table:table-cell>
          <table:table-cell table:style-name="ce574" table:formula="of:=IF([$TrainingPlan.$F$3]=&quot;TSS&quot;; [$AnnualTSS.H19]; [$AnnualHrs.H19])" office:value-type="float" office:value="740" calcext:value-type="float">
            <text:p>740.0</text:p>
          </table:table-cell>
          <table:table-cell table:style-name="ce574" table:formula="of:=IF([$TrainingPlan.$F$3]=&quot;TSS&quot;; [$AnnualTSS.I19]; [$AnnualHrs.I19])" office:value-type="float" office:value="810" calcext:value-type="float">
            <text:p>810.0</text:p>
          </table:table-cell>
          <table:table-cell table:style-name="ce574" table:formula="of:=IF([$TrainingPlan.$F$3]=&quot;TSS&quot;; [$AnnualTSS.J19]; [$AnnualHrs.J19])" office:value-type="float" office:value="880" calcext:value-type="float">
            <text:p>880.0</text:p>
          </table:table-cell>
          <table:table-cell table:style-name="ce574" table:formula="of:=IF([$TrainingPlan.$F$3]=&quot;TSS&quot;; [$AnnualTSS.K19]; [$AnnualHrs.K19])" office:value-type="float" office:value="950" calcext:value-type="float">
            <text:p>950.0</text:p>
          </table:table-cell>
          <table:table-cell table:style-name="ce574" table:formula="of:=IF([$TrainingPlan.$F$3]=&quot;TSS&quot;; [$AnnualTSS.L19]; [$AnnualHrs.L19])" office:value-type="float" office:value="1010" calcext:value-type="float">
            <text:p>1010.0</text:p>
          </table:table-cell>
          <table:table-cell table:style-name="ce574" table:formula="of:=IF([$TrainingPlan.$F$3]=&quot;TSS&quot;; [$AnnualTSS.M19]; [$AnnualHrs.M19])" office:value-type="float" office:value="1080" calcext:value-type="float">
            <text:p>1080.0</text:p>
          </table:table-cell>
          <table:table-cell table:style-name="ce574" table:formula="of:=IF([$TrainingPlan.$F$3]=&quot;TSS&quot;; [$AnnualTSS.N19]; [$AnnualHrs.N19])" office:value-type="float" office:value="1150" calcext:value-type="float">
            <text:p>1150.0</text:p>
          </table:table-cell>
          <table:table-cell table:style-name="ce574" table:formula="of:=IF([$TrainingPlan.$F$3]=&quot;TSS&quot;; [$AnnualTSS.O19]; [$AnnualHrs.O19])" office:value-type="float" office:value="1210" calcext:value-type="float">
            <text:p>1210.0</text:p>
          </table:table-cell>
          <table:table-cell table:style-name="ce574" table:formula="of:=IF([$TrainingPlan.$F$3]=&quot;TSS&quot;; [$AnnualTSS.P19]; [$AnnualHrs.P19])" office:value-type="float" office:value="1280" calcext:value-type="float">
            <text:p>1280.0</text:p>
          </table:table-cell>
          <table:table-cell table:style-name="ce574" table:formula="of:=IF([$TrainingPlan.$F$3]=&quot;TSS&quot;; [$AnnualTSS.Q19]; [$AnnualHrs.Q19])" office:value-type="float" office:value="1350" calcext:value-type="float">
            <text:p>1350.0</text:p>
          </table:table-cell>
          <table:table-cell table:style-name="ce574" table:formula="of:=IF([$TrainingPlan.$F$3]=&quot;TSS&quot;; [$AnnualTSS.R19]; [$AnnualHrs.R19])" office:value-type="float" office:value="1420" calcext:value-type="float">
            <text:p>1420.0</text:p>
          </table:table-cell>
          <table:table-cell table:style-name="ce574" table:formula="of:=IF([$TrainingPlan.$F$3]=&quot;TSS&quot;; [$AnnualTSS.S19]; [$AnnualHrs.S19])" office:value-type="float" office:value="1480" calcext:value-type="float">
            <text:p>1480.0</text:p>
          </table:table-cell>
          <table:table-cell table:style-name="ce574" table:formula="of:=IF([$TrainingPlan.$F$3]=&quot;TSS&quot;; [$AnnualTSS.T19]; [$AnnualHrs.T19])" office:value-type="float" office:value="1550" calcext:value-type="float">
            <text:p>1550.0</text:p>
          </table:table-cell>
          <table:table-cell table:style-name="ce574" table:formula="of:=IF([$TrainingPlan.$F$3]=&quot;TSS&quot;; [$AnnualTSS.U19]; [$AnnualHrs.U19])" office:value-type="float" office:value="1620" calcext:value-type="float">
            <text:p>1620.0</text:p>
          </table:table-cell>
          <table:table-cell table:style-name="ce574" table:formula="of:=IF([$TrainingPlan.$F$3]=&quot;TSS&quot;; [$AnnualTSS.V19]; [$AnnualHrs.V19])" office:value-type="float" office:value="0" calcext:value-type="float">
            <text:p>0.0</text:p>
          </table:table-cell>
          <table:table-cell table:style-name="ce578" table:formula="of:=IF([$TrainingPlan.$F$3]=&quot;TSS&quot;; [$AnnualTSS.W19]; [$AnnualHrs.W19])" office:value-type="float" office:value="0" calcext:value-type="float">
            <text:p>0.0</text:p>
          </table:table-cell>
          <table:table-cell table:number-columns-repeated="1001"/>
        </table:table-row>
        <table:table-row table:style-name="ro2">
          <table:table-cell table:style-name="ce568" office:value-type="string" calcext:value-type="string">
            <text:p>Build 2Wk2</text:p>
          </table:table-cell>
          <table:table-cell table:style-name="ce527" office:value-type="float" office:value="2" calcext:value-type="float">
            <text:p>2</text:p>
          </table:table-cell>
          <table:table-cell table:style-name="ce574" table:formula="of:=IF([$TrainingPlan.$F$3]=&quot;TSS&quot;; [$AnnualTSS.C20]; [$AnnualHrs.C20])" office:value-type="float" office:value="410" calcext:value-type="float">
            <text:p>410.0</text:p>
          </table:table-cell>
          <table:table-cell table:style-name="ce574" table:formula="of:=IF([$TrainingPlan.$F$3]=&quot;TSS&quot;; [$AnnualTSS.D20]; [$AnnualHrs.D20])" office:value-type="float" office:value="475" calcext:value-type="float">
            <text:p>475.0</text:p>
          </table:table-cell>
          <table:table-cell table:style-name="ce574" table:formula="of:=IF([$TrainingPlan.$F$3]=&quot;TSS&quot;; [$AnnualTSS.E20]; [$AnnualHrs.E20])" office:value-type="float" office:value="540" calcext:value-type="float">
            <text:p>540.0</text:p>
          </table:table-cell>
          <table:table-cell table:style-name="ce574" table:formula="of:=IF([$TrainingPlan.$F$3]=&quot;TSS&quot;; [$AnnualTSS.F20]; [$AnnualHrs.F20])" office:value-type="float" office:value="610" calcext:value-type="float">
            <text:p>610.0</text:p>
          </table:table-cell>
          <table:table-cell table:style-name="ce574" table:formula="of:=IF([$TrainingPlan.$F$3]=&quot;TSS&quot;; [$AnnualTSS.G20]; [$AnnualHrs.G20])" office:value-type="float" office:value="680" calcext:value-type="float">
            <text:p>680.0</text:p>
          </table:table-cell>
          <table:table-cell table:style-name="ce574" table:formula="of:=IF([$TrainingPlan.$F$3]=&quot;TSS&quot;; [$AnnualTSS.H20]; [$AnnualHrs.H20])" office:value-type="float" office:value="740" calcext:value-type="float">
            <text:p>740.0</text:p>
          </table:table-cell>
          <table:table-cell table:style-name="ce574" table:formula="of:=IF([$TrainingPlan.$F$3]=&quot;TSS&quot;; [$AnnualTSS.I20]; [$AnnualHrs.I20])" office:value-type="float" office:value="810" calcext:value-type="float">
            <text:p>810.0</text:p>
          </table:table-cell>
          <table:table-cell table:style-name="ce574" table:formula="of:=IF([$TrainingPlan.$F$3]=&quot;TSS&quot;; [$AnnualTSS.J20]; [$AnnualHrs.J20])" office:value-type="float" office:value="880" calcext:value-type="float">
            <text:p>880.0</text:p>
          </table:table-cell>
          <table:table-cell table:style-name="ce574" table:formula="of:=IF([$TrainingPlan.$F$3]=&quot;TSS&quot;; [$AnnualTSS.K20]; [$AnnualHrs.K20])" office:value-type="float" office:value="950" calcext:value-type="float">
            <text:p>950.0</text:p>
          </table:table-cell>
          <table:table-cell table:style-name="ce574" table:formula="of:=IF([$TrainingPlan.$F$3]=&quot;TSS&quot;; [$AnnualTSS.L20]; [$AnnualHrs.L20])" office:value-type="float" office:value="1010" calcext:value-type="float">
            <text:p>1010.0</text:p>
          </table:table-cell>
          <table:table-cell table:style-name="ce574" table:formula="of:=IF([$TrainingPlan.$F$3]=&quot;TSS&quot;; [$AnnualTSS.M20]; [$AnnualHrs.M20])" office:value-type="float" office:value="1080" calcext:value-type="float">
            <text:p>1080.0</text:p>
          </table:table-cell>
          <table:table-cell table:style-name="ce574" table:formula="of:=IF([$TrainingPlan.$F$3]=&quot;TSS&quot;; [$AnnualTSS.N20]; [$AnnualHrs.N20])" office:value-type="float" office:value="1150" calcext:value-type="float">
            <text:p>1150.0</text:p>
          </table:table-cell>
          <table:table-cell table:style-name="ce574" table:formula="of:=IF([$TrainingPlan.$F$3]=&quot;TSS&quot;; [$AnnualTSS.O20]; [$AnnualHrs.O20])" office:value-type="float" office:value="1210" calcext:value-type="float">
            <text:p>1210.0</text:p>
          </table:table-cell>
          <table:table-cell table:style-name="ce574" table:formula="of:=IF([$TrainingPlan.$F$3]=&quot;TSS&quot;; [$AnnualTSS.P20]; [$AnnualHrs.P20])" office:value-type="float" office:value="1280" calcext:value-type="float">
            <text:p>1280.0</text:p>
          </table:table-cell>
          <table:table-cell table:style-name="ce574" table:formula="of:=IF([$TrainingPlan.$F$3]=&quot;TSS&quot;; [$AnnualTSS.Q20]; [$AnnualHrs.Q20])" office:value-type="float" office:value="1350" calcext:value-type="float">
            <text:p>1350.0</text:p>
          </table:table-cell>
          <table:table-cell table:style-name="ce574" table:formula="of:=IF([$TrainingPlan.$F$3]=&quot;TSS&quot;; [$AnnualTSS.R20]; [$AnnualHrs.R20])" office:value-type="float" office:value="1420" calcext:value-type="float">
            <text:p>1420.0</text:p>
          </table:table-cell>
          <table:table-cell table:style-name="ce574" table:formula="of:=IF([$TrainingPlan.$F$3]=&quot;TSS&quot;; [$AnnualTSS.S20]; [$AnnualHrs.S20])" office:value-type="float" office:value="1480" calcext:value-type="float">
            <text:p>1480.0</text:p>
          </table:table-cell>
          <table:table-cell table:style-name="ce574" table:formula="of:=IF([$TrainingPlan.$F$3]=&quot;TSS&quot;; [$AnnualTSS.T20]; [$AnnualHrs.T20])" office:value-type="float" office:value="1550" calcext:value-type="float">
            <text:p>1550.0</text:p>
          </table:table-cell>
          <table:table-cell table:style-name="ce574" table:formula="of:=IF([$TrainingPlan.$F$3]=&quot;TSS&quot;; [$AnnualTSS.U20]; [$AnnualHrs.U20])" office:value-type="float" office:value="1620" calcext:value-type="float">
            <text:p>1620.0</text:p>
          </table:table-cell>
          <table:table-cell table:style-name="ce574" table:formula="of:=IF([$TrainingPlan.$F$3]=&quot;TSS&quot;; [$AnnualTSS.V20]; [$AnnualHrs.V20])" office:value-type="float" office:value="0" calcext:value-type="float">
            <text:p>0.0</text:p>
          </table:table-cell>
          <table:table-cell table:style-name="ce578" table:formula="of:=IF([$TrainingPlan.$F$3]=&quot;TSS&quot;; [$AnnualTSS.W20]; [$AnnualHrs.W20])" office:value-type="float" office:value="0" calcext:value-type="float">
            <text:p>0.0</text:p>
          </table:table-cell>
          <table:table-cell table:number-columns-repeated="1001"/>
        </table:table-row>
        <table:table-row table:style-name="ro2">
          <table:table-cell table:style-name="ce568" office:value-type="string" calcext:value-type="string">
            <text:p>Build 2Wk3</text:p>
          </table:table-cell>
          <table:table-cell table:style-name="ce527" office:value-type="float" office:value="3" calcext:value-type="float">
            <text:p>3</text:p>
          </table:table-cell>
          <table:table-cell table:style-name="ce574" table:formula="of:=IF([$TrainingPlan.$F$3]=&quot;TSS&quot;; [$AnnualTSS.C21]; [$AnnualHrs.C21])" office:value-type="float" office:value="410" calcext:value-type="float">
            <text:p>410.0</text:p>
          </table:table-cell>
          <table:table-cell table:style-name="ce574" table:formula="of:=IF([$TrainingPlan.$F$3]=&quot;TSS&quot;; [$AnnualTSS.D21]; [$AnnualHrs.D21])" office:value-type="float" office:value="475" calcext:value-type="float">
            <text:p>475.0</text:p>
          </table:table-cell>
          <table:table-cell table:style-name="ce574" table:formula="of:=IF([$TrainingPlan.$F$3]=&quot;TSS&quot;; [$AnnualTSS.E21]; [$AnnualHrs.E21])" office:value-type="float" office:value="540" calcext:value-type="float">
            <text:p>540.0</text:p>
          </table:table-cell>
          <table:table-cell table:style-name="ce574" table:formula="of:=IF([$TrainingPlan.$F$3]=&quot;TSS&quot;; [$AnnualTSS.F21]; [$AnnualHrs.F21])" office:value-type="float" office:value="10.5" calcext:value-type="float">
            <text:p>10.5</text:p>
          </table:table-cell>
          <table:table-cell table:style-name="ce574" table:formula="of:=IF([$TrainingPlan.$F$3]=&quot;TSS&quot;; [$AnnualTSS.G21]; [$AnnualHrs.G21])" office:value-type="float" office:value="680" calcext:value-type="float">
            <text:p>680.0</text:p>
          </table:table-cell>
          <table:table-cell table:style-name="ce574" table:formula="of:=IF([$TrainingPlan.$F$3]=&quot;TSS&quot;; [$AnnualTSS.H21]; [$AnnualHrs.H21])" office:value-type="float" office:value="740" calcext:value-type="float">
            <text:p>740.0</text:p>
          </table:table-cell>
          <table:table-cell table:style-name="ce574" table:formula="of:=IF([$TrainingPlan.$F$3]=&quot;TSS&quot;; [$AnnualTSS.I21]; [$AnnualHrs.I21])" office:value-type="float" office:value="810" calcext:value-type="float">
            <text:p>810.0</text:p>
          </table:table-cell>
          <table:table-cell table:style-name="ce574" table:formula="of:=IF([$TrainingPlan.$F$3]=&quot;TSS&quot;; [$AnnualTSS.J21]; [$AnnualHrs.J21])" office:value-type="float" office:value="880" calcext:value-type="float">
            <text:p>880.0</text:p>
          </table:table-cell>
          <table:table-cell table:style-name="ce574" table:formula="of:=IF([$TrainingPlan.$F$3]=&quot;TSS&quot;; [$AnnualTSS.K21]; [$AnnualHrs.K21])" office:value-type="float" office:value="950" calcext:value-type="float">
            <text:p>950.0</text:p>
          </table:table-cell>
          <table:table-cell table:style-name="ce574" table:formula="of:=IF([$TrainingPlan.$F$3]=&quot;TSS&quot;; [$AnnualTSS.L21]; [$AnnualHrs.L21])" office:value-type="float" office:value="1010" calcext:value-type="float">
            <text:p>1010.0</text:p>
          </table:table-cell>
          <table:table-cell table:style-name="ce574" table:formula="of:=IF([$TrainingPlan.$F$3]=&quot;TSS&quot;; [$AnnualTSS.M21]; [$AnnualHrs.M21])" office:value-type="float" office:value="1080" calcext:value-type="float">
            <text:p>1080.0</text:p>
          </table:table-cell>
          <table:table-cell table:style-name="ce574" table:formula="of:=IF([$TrainingPlan.$F$3]=&quot;TSS&quot;; [$AnnualTSS.N21]; [$AnnualHrs.N21])" office:value-type="float" office:value="1150" calcext:value-type="float">
            <text:p>1150.0</text:p>
          </table:table-cell>
          <table:table-cell table:style-name="ce574" table:formula="of:=IF([$TrainingPlan.$F$3]=&quot;TSS&quot;; [$AnnualTSS.O21]; [$AnnualHrs.O21])" office:value-type="float" office:value="1210" calcext:value-type="float">
            <text:p>1210.0</text:p>
          </table:table-cell>
          <table:table-cell table:style-name="ce574" table:formula="of:=IF([$TrainingPlan.$F$3]=&quot;TSS&quot;; [$AnnualTSS.P21]; [$AnnualHrs.P21])" office:value-type="float" office:value="1280" calcext:value-type="float">
            <text:p>1280.0</text:p>
          </table:table-cell>
          <table:table-cell table:style-name="ce574" table:formula="of:=IF([$TrainingPlan.$F$3]=&quot;TSS&quot;; [$AnnualTSS.Q21]; [$AnnualHrs.Q21])" office:value-type="float" office:value="1350" calcext:value-type="float">
            <text:p>1350.0</text:p>
          </table:table-cell>
          <table:table-cell table:style-name="ce574" table:formula="of:=IF([$TrainingPlan.$F$3]=&quot;TSS&quot;; [$AnnualTSS.R21]; [$AnnualHrs.R21])" office:value-type="float" office:value="1420" calcext:value-type="float">
            <text:p>1420.0</text:p>
          </table:table-cell>
          <table:table-cell table:style-name="ce574" table:formula="of:=IF([$TrainingPlan.$F$3]=&quot;TSS&quot;; [$AnnualTSS.S21]; [$AnnualHrs.S21])" office:value-type="float" office:value="1480" calcext:value-type="float">
            <text:p>1480.0</text:p>
          </table:table-cell>
          <table:table-cell table:style-name="ce574" table:formula="of:=IF([$TrainingPlan.$F$3]=&quot;TSS&quot;; [$AnnualTSS.T21]; [$AnnualHrs.T21])" office:value-type="float" office:value="1550" calcext:value-type="float">
            <text:p>1550.0</text:p>
          </table:table-cell>
          <table:table-cell table:style-name="ce574" table:formula="of:=IF([$TrainingPlan.$F$3]=&quot;TSS&quot;; [$AnnualTSS.U21]; [$AnnualHrs.U21])" office:value-type="float" office:value="1620" calcext:value-type="float">
            <text:p>1620.0</text:p>
          </table:table-cell>
          <table:table-cell table:style-name="ce574" table:formula="of:=IF([$TrainingPlan.$F$3]=&quot;TSS&quot;; [$AnnualTSS.V21]; [$AnnualHrs.V21])" office:value-type="float" office:value="0" calcext:value-type="float">
            <text:p>0.0</text:p>
          </table:table-cell>
          <table:table-cell table:style-name="ce578" table:formula="of:=IF([$TrainingPlan.$F$3]=&quot;TSS&quot;; [$AnnualTSS.W21]; [$AnnualHrs.W21])" office:value-type="float" office:value="0" calcext:value-type="float">
            <text:p>0.0</text:p>
          </table:table-cell>
          <table:table-cell table:number-columns-repeated="1001"/>
        </table:table-row>
        <table:table-row table:style-name="ro2">
          <table:table-cell table:style-name="ce568" office:value-type="string" calcext:value-type="string">
            <text:p>Build 2Rest</text:p>
          </table:table-cell>
          <table:table-cell table:style-name="ce527" office:value-type="float" office:value="4" calcext:value-type="float">
            <text:p>4</text:p>
          </table:table-cell>
          <table:table-cell table:style-name="ce574" table:formula="of:=IF([$TrainingPlan.$F$3]=&quot;TSS&quot;; [$AnnualTSS.C22]; [$AnnualHrs.C22])" office:value-type="float" office:value="240" calcext:value-type="float">
            <text:p>240.0</text:p>
          </table:table-cell>
          <table:table-cell table:style-name="ce574" table:formula="of:=IF([$TrainingPlan.$F$3]=&quot;TSS&quot;; [$AnnualTSS.D22]; [$AnnualHrs.D22])" office:value-type="float" office:value="280" calcext:value-type="float">
            <text:p>280.0</text:p>
          </table:table-cell>
          <table:table-cell table:style-name="ce574" table:formula="of:=IF([$TrainingPlan.$F$3]=&quot;TSS&quot;; [$AnnualTSS.E22]; [$AnnualHrs.E22])" office:value-type="float" office:value="320" calcext:value-type="float">
            <text:p>320.0</text:p>
          </table:table-cell>
          <table:table-cell table:style-name="ce574" table:formula="of:=IF([$TrainingPlan.$F$3]=&quot;TSS&quot;; [$AnnualTSS.F22]; [$AnnualHrs.F22])" office:value-type="float" office:value="360" calcext:value-type="float">
            <text:p>360.0</text:p>
          </table:table-cell>
          <table:table-cell table:style-name="ce574" table:formula="of:=IF([$TrainingPlan.$F$3]=&quot;TSS&quot;; [$AnnualTSS.G22]; [$AnnualHrs.G22])" office:value-type="float" office:value="400" calcext:value-type="float">
            <text:p>400.0</text:p>
          </table:table-cell>
          <table:table-cell table:style-name="ce574" table:formula="of:=IF([$TrainingPlan.$F$3]=&quot;TSS&quot;; [$AnnualTSS.H22]; [$AnnualHrs.H22])" office:value-type="float" office:value="440" calcext:value-type="float">
            <text:p>440.0</text:p>
          </table:table-cell>
          <table:table-cell table:style-name="ce574" table:formula="of:=IF([$TrainingPlan.$F$3]=&quot;TSS&quot;; [$AnnualTSS.I22]; [$AnnualHrs.I22])" office:value-type="float" office:value="480" calcext:value-type="float">
            <text:p>480.0</text:p>
          </table:table-cell>
          <table:table-cell table:style-name="ce574" table:formula="of:=IF([$TrainingPlan.$F$3]=&quot;TSS&quot;; [$AnnualTSS.J22]; [$AnnualHrs.J22])" office:value-type="float" office:value="520" calcext:value-type="float">
            <text:p>520.0</text:p>
          </table:table-cell>
          <table:table-cell table:style-name="ce574" table:formula="of:=IF([$TrainingPlan.$F$3]=&quot;TSS&quot;; [$AnnualTSS.K22]; [$AnnualHrs.K22])" office:value-type="float" office:value="560" calcext:value-type="float">
            <text:p>560.0</text:p>
          </table:table-cell>
          <table:table-cell table:style-name="ce574" table:formula="of:=IF([$TrainingPlan.$F$3]=&quot;TSS&quot;; [$AnnualTSS.L22]; [$AnnualHrs.L22])" office:value-type="float" office:value="600" calcext:value-type="float">
            <text:p>600.0</text:p>
          </table:table-cell>
          <table:table-cell table:style-name="ce574" table:formula="of:=IF([$TrainingPlan.$F$3]=&quot;TSS&quot;; [$AnnualTSS.M22]; [$AnnualHrs.M22])" office:value-type="float" office:value="640" calcext:value-type="float">
            <text:p>640.0</text:p>
          </table:table-cell>
          <table:table-cell table:style-name="ce574" table:formula="of:=IF([$TrainingPlan.$F$3]=&quot;TSS&quot;; [$AnnualTSS.N22]; [$AnnualHrs.N22])" office:value-type="float" office:value="700" calcext:value-type="float">
            <text:p>700.0</text:p>
          </table:table-cell>
          <table:table-cell table:style-name="ce574" table:formula="of:=IF([$TrainingPlan.$F$3]=&quot;TSS&quot;; [$AnnualTSS.O22]; [$AnnualHrs.O22])" office:value-type="float" office:value="720" calcext:value-type="float">
            <text:p>720.0</text:p>
          </table:table-cell>
          <table:table-cell table:style-name="ce574" table:formula="of:=IF([$TrainingPlan.$F$3]=&quot;TSS&quot;; [$AnnualTSS.P22]; [$AnnualHrs.P22])" office:value-type="float" office:value="760" calcext:value-type="float">
            <text:p>760.0</text:p>
          </table:table-cell>
          <table:table-cell table:style-name="ce574" table:formula="of:=IF([$TrainingPlan.$F$3]=&quot;TSS&quot;; [$AnnualTSS.Q22]; [$AnnualHrs.Q22])" office:value-type="float" office:value="800" calcext:value-type="float">
            <text:p>800.0</text:p>
          </table:table-cell>
          <table:table-cell table:style-name="ce574" table:formula="of:=IF([$TrainingPlan.$F$3]=&quot;TSS&quot;; [$AnnualTSS.R22]; [$AnnualHrs.R22])" office:value-type="float" office:value="840" calcext:value-type="float">
            <text:p>840.0</text:p>
          </table:table-cell>
          <table:table-cell table:style-name="ce574" table:formula="of:=IF([$TrainingPlan.$F$3]=&quot;TSS&quot;; [$AnnualTSS.S22]; [$AnnualHrs.S22])" office:value-type="float" office:value="880" calcext:value-type="float">
            <text:p>880.0</text:p>
          </table:table-cell>
          <table:table-cell table:style-name="ce574" table:formula="of:=IF([$TrainingPlan.$F$3]=&quot;TSS&quot;; [$AnnualTSS.T22]; [$AnnualHrs.T22])" office:value-type="float" office:value="920" calcext:value-type="float">
            <text:p>920.0</text:p>
          </table:table-cell>
          <table:table-cell table:style-name="ce574" table:formula="of:=IF([$TrainingPlan.$F$3]=&quot;TSS&quot;; [$AnnualTSS.U22]; [$AnnualHrs.U22])" office:value-type="float" office:value="960" calcext:value-type="float">
            <text:p>960.0</text:p>
          </table:table-cell>
          <table:table-cell table:style-name="ce574" table:formula="of:=IF([$TrainingPlan.$F$3]=&quot;TSS&quot;; [$AnnualTSS.V22]; [$AnnualHrs.V22])" office:value-type="float" office:value="0" calcext:value-type="float">
            <text:p>0.0</text:p>
          </table:table-cell>
          <table:table-cell table:style-name="ce578" table:formula="of:=IF([$TrainingPlan.$F$3]=&quot;TSS&quot;; [$AnnualTSS.W22]; [$AnnualHrs.W22])" office:value-type="float" office:value="0" calcext:value-type="float">
            <text:p>0.0</text:p>
          </table:table-cell>
          <table:table-cell table:number-columns-repeated="1001"/>
        </table:table-row>
        <table:table-row table:style-name="ro2">
          <table:table-cell table:style-name="ce568" office:value-type="string" calcext:value-type="string">
            <text:p>Peak 1</text:p>
          </table:table-cell>
          <table:table-cell table:style-name="ce571" office:value-type="float" office:value="1" calcext:value-type="float">
            <text:p>1</text:p>
          </table:table-cell>
          <table:table-cell table:style-name="ce573" table:formula="of:=IF([$TrainingPlan.$F$3]=&quot;TSS&quot;; [$AnnualTSS.C23]; [$AnnualHrs.C23])" office:value-type="float" office:value="290" calcext:value-type="float">
            <text:p>290.0</text:p>
          </table:table-cell>
          <table:table-cell table:style-name="ce573" table:formula="of:=IF([$TrainingPlan.$F$3]=&quot;TSS&quot;; [$AnnualTSS.D23]; [$AnnualHrs.D23])" office:value-type="float" office:value="335" calcext:value-type="float">
            <text:p>335.0</text:p>
          </table:table-cell>
          <table:table-cell table:style-name="ce573" table:formula="of:=IF([$TrainingPlan.$F$3]=&quot;TSS&quot;; [$AnnualTSS.E23]; [$AnnualHrs.E23])" office:value-type="float" office:value="380" calcext:value-type="float">
            <text:p>380.0</text:p>
          </table:table-cell>
          <table:table-cell table:style-name="ce573" table:formula="of:=IF([$TrainingPlan.$F$3]=&quot;TSS&quot;; [$AnnualTSS.F23]; [$AnnualHrs.F23])" office:value-type="float" office:value="430" calcext:value-type="float">
            <text:p>430.0</text:p>
          </table:table-cell>
          <table:table-cell table:style-name="ce573" table:formula="of:=IF([$TrainingPlan.$F$3]=&quot;TSS&quot;; [$AnnualTSS.G23]; [$AnnualHrs.G23])" office:value-type="float" office:value="480" calcext:value-type="float">
            <text:p>480.0</text:p>
          </table:table-cell>
          <table:table-cell table:style-name="ce573" table:formula="of:=IF([$TrainingPlan.$F$3]=&quot;TSS&quot;; [$AnnualTSS.H23]; [$AnnualHrs.H23])" office:value-type="float" office:value="520" calcext:value-type="float">
            <text:p>520.0</text:p>
          </table:table-cell>
          <table:table-cell table:style-name="ce573" table:formula="of:=IF([$TrainingPlan.$F$3]=&quot;TSS&quot;; [$AnnualTSS.I23]; [$AnnualHrs.I23])" office:value-type="float" office:value="570" calcext:value-type="float">
            <text:p>570.0</text:p>
          </table:table-cell>
          <table:table-cell table:style-name="ce573" table:formula="of:=IF([$TrainingPlan.$F$3]=&quot;TSS&quot;; [$AnnualTSS.J23]; [$AnnualHrs.J23])" office:value-type="float" office:value="620" calcext:value-type="float">
            <text:p>620.0</text:p>
          </table:table-cell>
          <table:table-cell table:style-name="ce573" table:formula="of:=IF([$TrainingPlan.$F$3]=&quot;TSS&quot;; [$AnnualTSS.K23]; [$AnnualHrs.K23])" office:value-type="float" office:value="670" calcext:value-type="float">
            <text:p>670.0</text:p>
          </table:table-cell>
          <table:table-cell table:style-name="ce573" table:formula="of:=IF([$TrainingPlan.$F$3]=&quot;TSS&quot;; [$AnnualTSS.L23]; [$AnnualHrs.L23])" office:value-type="float" office:value="710" calcext:value-type="float">
            <text:p>710.0</text:p>
          </table:table-cell>
          <table:table-cell table:style-name="ce573" table:formula="of:=IF([$TrainingPlan.$F$3]=&quot;TSS&quot;; [$AnnualTSS.M23]; [$AnnualHrs.M23])" office:value-type="float" office:value="760" calcext:value-type="float">
            <text:p>760.0</text:p>
          </table:table-cell>
          <table:table-cell table:style-name="ce573" table:formula="of:=IF([$TrainingPlan.$F$3]=&quot;TSS&quot;; [$AnnualTSS.N23]; [$AnnualHrs.N23])" office:value-type="float" office:value="810" calcext:value-type="float">
            <text:p>810.0</text:p>
          </table:table-cell>
          <table:table-cell table:style-name="ce573" table:formula="of:=IF([$TrainingPlan.$F$3]=&quot;TSS&quot;; [$AnnualTSS.O23]; [$AnnualHrs.O23])" office:value-type="float" office:value="850" calcext:value-type="float">
            <text:p>850.0</text:p>
          </table:table-cell>
          <table:table-cell table:style-name="ce573" table:formula="of:=IF([$TrainingPlan.$F$3]=&quot;TSS&quot;; [$AnnualTSS.P23]; [$AnnualHrs.P23])" office:value-type="float" office:value="900" calcext:value-type="float">
            <text:p>900.0</text:p>
          </table:table-cell>
          <table:table-cell table:style-name="ce573" table:formula="of:=IF([$TrainingPlan.$F$3]=&quot;TSS&quot;; [$AnnualTSS.Q23]; [$AnnualHrs.Q23])" office:value-type="float" office:value="950" calcext:value-type="float">
            <text:p>950.0</text:p>
          </table:table-cell>
          <table:table-cell table:style-name="ce573" table:formula="of:=IF([$TrainingPlan.$F$3]=&quot;TSS&quot;; [$AnnualTSS.R23]; [$AnnualHrs.R23])" office:value-type="float" office:value="1000" calcext:value-type="float">
            <text:p>1000.0</text:p>
          </table:table-cell>
          <table:table-cell table:style-name="ce573" table:formula="of:=IF([$TrainingPlan.$F$3]=&quot;TSS&quot;; [$AnnualTSS.S23]; [$AnnualHrs.S23])" office:value-type="float" office:value="1040" calcext:value-type="float">
            <text:p>1040.0</text:p>
          </table:table-cell>
          <table:table-cell table:style-name="ce573" table:formula="of:=IF([$TrainingPlan.$F$3]=&quot;TSS&quot;; [$AnnualTSS.T23]; [$AnnualHrs.T23])" office:value-type="float" office:value="1090" calcext:value-type="float">
            <text:p>1090.0</text:p>
          </table:table-cell>
          <table:table-cell table:style-name="ce573" table:formula="of:=IF([$TrainingPlan.$F$3]=&quot;TSS&quot;; [$AnnualTSS.U23]; [$AnnualHrs.U23])" office:value-type="float" office:value="1140" calcext:value-type="float">
            <text:p>1140.0</text:p>
          </table:table-cell>
          <table:table-cell table:style-name="ce573" table:formula="of:=IF([$TrainingPlan.$F$3]=&quot;TSS&quot;; [$AnnualTSS.V23]; [$AnnualHrs.V23])" office:value-type="float" office:value="0" calcext:value-type="float">
            <text:p>0.0</text:p>
          </table:table-cell>
          <table:table-cell table:style-name="ce577" table:formula="of:=IF([$TrainingPlan.$F$3]=&quot;TSS&quot;; [$AnnualTSS.W23]; [$AnnualHrs.W23])" office:value-type="float" office:value="0" calcext:value-type="float">
            <text:p>0.0</text:p>
          </table:table-cell>
          <table:table-cell table:number-columns-repeated="1001"/>
        </table:table-row>
        <table:table-row table:style-name="ro2">
          <table:table-cell table:style-name="ce568" office:value-type="string" calcext:value-type="string">
            <text:p>Peak 2</text:p>
          </table:table-cell>
          <table:table-cell table:style-name="ce571" office:value-type="float" office:value="2" calcext:value-type="float">
            <text:p>2</text:p>
          </table:table-cell>
          <table:table-cell table:style-name="ce573" table:formula="of:=IF([$TrainingPlan.$F$3]=&quot;TSS&quot;; [$AnnualTSS.C24]; [$AnnualHrs.C24])" office:value-type="float" office:value="240" calcext:value-type="float">
            <text:p>240.0</text:p>
          </table:table-cell>
          <table:table-cell table:style-name="ce573" table:formula="of:=IF([$TrainingPlan.$F$3]=&quot;TSS&quot;; [$AnnualTSS.D24]; [$AnnualHrs.D24])" office:value-type="float" office:value="280" calcext:value-type="float">
            <text:p>280.0</text:p>
          </table:table-cell>
          <table:table-cell table:style-name="ce573" table:formula="of:=IF([$TrainingPlan.$F$3]=&quot;TSS&quot;; [$AnnualTSS.E24]; [$AnnualHrs.E24])" office:value-type="float" office:value="320" calcext:value-type="float">
            <text:p>320.0</text:p>
          </table:table-cell>
          <table:table-cell table:style-name="ce573" table:formula="of:=IF([$TrainingPlan.$F$3]=&quot;TSS&quot;; [$AnnualTSS.F24]; [$AnnualHrs.F24])" office:value-type="float" office:value="360" calcext:value-type="float">
            <text:p>360.0</text:p>
          </table:table-cell>
          <table:table-cell table:style-name="ce573" table:formula="of:=IF([$TrainingPlan.$F$3]=&quot;TSS&quot;; [$AnnualTSS.G24]; [$AnnualHrs.G24])" office:value-type="float" office:value="400" calcext:value-type="float">
            <text:p>400.0</text:p>
          </table:table-cell>
          <table:table-cell table:style-name="ce573" table:formula="of:=IF([$TrainingPlan.$F$3]=&quot;TSS&quot;; [$AnnualTSS.H24]; [$AnnualHrs.H24])" office:value-type="float" office:value="440" calcext:value-type="float">
            <text:p>440.0</text:p>
          </table:table-cell>
          <table:table-cell table:style-name="ce573" table:formula="of:=IF([$TrainingPlan.$F$3]=&quot;TSS&quot;; [$AnnualTSS.I24]; [$AnnualHrs.I24])" office:value-type="float" office:value="480" calcext:value-type="float">
            <text:p>480.0</text:p>
          </table:table-cell>
          <table:table-cell table:style-name="ce573" table:formula="of:=IF([$TrainingPlan.$F$3]=&quot;TSS&quot;; [$AnnualTSS.J24]; [$AnnualHrs.J24])" office:value-type="float" office:value="520" calcext:value-type="float">
            <text:p>520.0</text:p>
          </table:table-cell>
          <table:table-cell table:style-name="ce573" table:formula="of:=IF([$TrainingPlan.$F$3]=&quot;TSS&quot;; [$AnnualTSS.K24]; [$AnnualHrs.K24])" office:value-type="float" office:value="560" calcext:value-type="float">
            <text:p>560.0</text:p>
          </table:table-cell>
          <table:table-cell table:style-name="ce573" table:formula="of:=IF([$TrainingPlan.$F$3]=&quot;TSS&quot;; [$AnnualTSS.L24]; [$AnnualHrs.L24])" office:value-type="float" office:value="600" calcext:value-type="float">
            <text:p>600.0</text:p>
          </table:table-cell>
          <table:table-cell table:style-name="ce573" table:formula="of:=IF([$TrainingPlan.$F$3]=&quot;TSS&quot;; [$AnnualTSS.M24]; [$AnnualHrs.M24])" office:value-type="float" office:value="640" calcext:value-type="float">
            <text:p>640.0</text:p>
          </table:table-cell>
          <table:table-cell table:style-name="ce573" table:formula="of:=IF([$TrainingPlan.$F$3]=&quot;TSS&quot;; [$AnnualTSS.N24]; [$AnnualHrs.N24])" office:value-type="float" office:value="700" calcext:value-type="float">
            <text:p>700.0</text:p>
          </table:table-cell>
          <table:table-cell table:style-name="ce573" table:formula="of:=IF([$TrainingPlan.$F$3]=&quot;TSS&quot;; [$AnnualTSS.O24]; [$AnnualHrs.O24])" office:value-type="float" office:value="720" calcext:value-type="float">
            <text:p>720.0</text:p>
          </table:table-cell>
          <table:table-cell table:style-name="ce573" table:formula="of:=IF([$TrainingPlan.$F$3]=&quot;TSS&quot;; [$AnnualTSS.P24]; [$AnnualHrs.P24])" office:value-type="float" office:value="760" calcext:value-type="float">
            <text:p>760.0</text:p>
          </table:table-cell>
          <table:table-cell table:style-name="ce573" table:formula="of:=IF([$TrainingPlan.$F$3]=&quot;TSS&quot;; [$AnnualTSS.Q24]; [$AnnualHrs.Q24])" office:value-type="float" office:value="800" calcext:value-type="float">
            <text:p>800.0</text:p>
          </table:table-cell>
          <table:table-cell table:style-name="ce573" table:formula="of:=IF([$TrainingPlan.$F$3]=&quot;TSS&quot;; [$AnnualTSS.R24]; [$AnnualHrs.R24])" office:value-type="float" office:value="840" calcext:value-type="float">
            <text:p>840.0</text:p>
          </table:table-cell>
          <table:table-cell table:style-name="ce573" table:formula="of:=IF([$TrainingPlan.$F$3]=&quot;TSS&quot;; [$AnnualTSS.S24]; [$AnnualHrs.S24])" office:value-type="float" office:value="880" calcext:value-type="float">
            <text:p>880.0</text:p>
          </table:table-cell>
          <table:table-cell table:style-name="ce573" table:formula="of:=IF([$TrainingPlan.$F$3]=&quot;TSS&quot;; [$AnnualTSS.T24]; [$AnnualHrs.T24])" office:value-type="float" office:value="920" calcext:value-type="float">
            <text:p>920.0</text:p>
          </table:table-cell>
          <table:table-cell table:style-name="ce573" table:formula="of:=IF([$TrainingPlan.$F$3]=&quot;TSS&quot;; [$AnnualTSS.U24]; [$AnnualHrs.U24])" office:value-type="float" office:value="960" calcext:value-type="float">
            <text:p>960.0</text:p>
          </table:table-cell>
          <table:table-cell table:style-name="ce573" table:formula="of:=IF([$TrainingPlan.$F$3]=&quot;TSS&quot;; [$AnnualTSS.V24]; [$AnnualHrs.V24])" office:value-type="float" office:value="0" calcext:value-type="float">
            <text:p>0.0</text:p>
          </table:table-cell>
          <table:table-cell table:style-name="ce577" table:formula="of:=IF([$TrainingPlan.$F$3]=&quot;TSS&quot;; [$AnnualTSS.W24]; [$AnnualHrs.W24])" office:value-type="float" office:value="0" calcext:value-type="float">
            <text:p>0.0</text:p>
          </table:table-cell>
          <table:table-cell table:number-columns-repeated="1001"/>
        </table:table-row>
        <table:table-row table:style-name="ro2">
          <table:table-cell table:style-name="ce568" office:value-type="string" calcext:value-type="string">
            <text:p>RaceSat</text:p>
          </table:table-cell>
          <table:table-cell table:style-name="ce527" office:value-type="string" calcext:value-type="string">
            <text:p>All</text:p>
          </table:table-cell>
          <table:table-cell table:style-name="ce574" table:formula="of:=IF([$TrainingPlan.$F$3]=&quot;TSS&quot;; [$AnnualTSS.C25]; [$AnnualHrs.C25])" office:value-type="float" office:value="240" calcext:value-type="float">
            <text:p>240.0</text:p>
          </table:table-cell>
          <table:table-cell table:style-name="ce574" table:formula="of:=IF([$TrainingPlan.$F$3]=&quot;TSS&quot;; [$AnnualTSS.D25]; [$AnnualHrs.D25])" office:value-type="float" office:value="280" calcext:value-type="float">
            <text:p>280.0</text:p>
          </table:table-cell>
          <table:table-cell table:style-name="ce574" table:formula="of:=IF([$TrainingPlan.$F$3]=&quot;TSS&quot;; [$AnnualTSS.E25]; [$AnnualHrs.E25])" office:value-type="float" office:value="320" calcext:value-type="float">
            <text:p>320.0</text:p>
          </table:table-cell>
          <table:table-cell table:style-name="ce574" table:formula="of:=IF([$TrainingPlan.$F$3]=&quot;TSS&quot;; [$AnnualTSS.F25]; [$AnnualHrs.F25])" office:value-type="float" office:value="360" calcext:value-type="float">
            <text:p>360.0</text:p>
          </table:table-cell>
          <table:table-cell table:style-name="ce574" table:formula="of:=IF([$TrainingPlan.$F$3]=&quot;TSS&quot;; [$AnnualTSS.G25]; [$AnnualHrs.G25])" office:value-type="float" office:value="400" calcext:value-type="float">
            <text:p>400.0</text:p>
          </table:table-cell>
          <table:table-cell table:style-name="ce574" table:formula="of:=IF([$TrainingPlan.$F$3]=&quot;TSS&quot;; [$AnnualTSS.H25]; [$AnnualHrs.H25])" office:value-type="float" office:value="440" calcext:value-type="float">
            <text:p>440.0</text:p>
          </table:table-cell>
          <table:table-cell table:style-name="ce574" table:formula="of:=IF([$TrainingPlan.$F$3]=&quot;TSS&quot;; [$AnnualTSS.I25]; [$AnnualHrs.I25])" office:value-type="float" office:value="480" calcext:value-type="float">
            <text:p>480.0</text:p>
          </table:table-cell>
          <table:table-cell table:style-name="ce574" table:formula="of:=IF([$TrainingPlan.$F$3]=&quot;TSS&quot;; [$AnnualTSS.J25]; [$AnnualHrs.J25])" office:value-type="float" office:value="520" calcext:value-type="float">
            <text:p>520.0</text:p>
          </table:table-cell>
          <table:table-cell table:style-name="ce574" table:formula="of:=IF([$TrainingPlan.$F$3]=&quot;TSS&quot;; [$AnnualTSS.K25]; [$AnnualHrs.K25])" office:value-type="float" office:value="560" calcext:value-type="float">
            <text:p>560.0</text:p>
          </table:table-cell>
          <table:table-cell table:style-name="ce574" table:formula="of:=IF([$TrainingPlan.$F$3]=&quot;TSS&quot;; [$AnnualTSS.L25]; [$AnnualHrs.L25])" office:value-type="float" office:value="600" calcext:value-type="float">
            <text:p>600.0</text:p>
          </table:table-cell>
          <table:table-cell table:style-name="ce574" table:formula="of:=IF([$TrainingPlan.$F$3]=&quot;TSS&quot;; [$AnnualTSS.M25]; [$AnnualHrs.M25])" office:value-type="float" office:value="640" calcext:value-type="float">
            <text:p>640.0</text:p>
          </table:table-cell>
          <table:table-cell table:style-name="ce574" table:formula="of:=IF([$TrainingPlan.$F$3]=&quot;TSS&quot;; [$AnnualTSS.N25]; [$AnnualHrs.N25])" office:value-type="float" office:value="700" calcext:value-type="float">
            <text:p>700.0</text:p>
          </table:table-cell>
          <table:table-cell table:style-name="ce574" table:formula="of:=IF([$TrainingPlan.$F$3]=&quot;TSS&quot;; [$AnnualTSS.O25]; [$AnnualHrs.O25])" office:value-type="float" office:value="720" calcext:value-type="float">
            <text:p>720.0</text:p>
          </table:table-cell>
          <table:table-cell table:style-name="ce574" table:formula="of:=IF([$TrainingPlan.$F$3]=&quot;TSS&quot;; [$AnnualTSS.P25]; [$AnnualHrs.P25])" office:value-type="float" office:value="760" calcext:value-type="float">
            <text:p>760.0</text:p>
          </table:table-cell>
          <table:table-cell table:style-name="ce574" table:formula="of:=IF([$TrainingPlan.$F$3]=&quot;TSS&quot;; [$AnnualTSS.Q25]; [$AnnualHrs.Q25])" office:value-type="float" office:value="800" calcext:value-type="float">
            <text:p>800.0</text:p>
          </table:table-cell>
          <table:table-cell table:style-name="ce574" table:formula="of:=IF([$TrainingPlan.$F$3]=&quot;TSS&quot;; [$AnnualTSS.R25]; [$AnnualHrs.R25])" office:value-type="float" office:value="840" calcext:value-type="float">
            <text:p>840.0</text:p>
          </table:table-cell>
          <table:table-cell table:style-name="ce574" table:formula="of:=IF([$TrainingPlan.$F$3]=&quot;TSS&quot;; [$AnnualTSS.S25]; [$AnnualHrs.S25])" office:value-type="float" office:value="880" calcext:value-type="float">
            <text:p>880.0</text:p>
          </table:table-cell>
          <table:table-cell table:style-name="ce574" table:formula="of:=IF([$TrainingPlan.$F$3]=&quot;TSS&quot;; [$AnnualTSS.T25]; [$AnnualHrs.T25])" office:value-type="float" office:value="920" calcext:value-type="float">
            <text:p>920.0</text:p>
          </table:table-cell>
          <table:table-cell table:style-name="ce574" table:formula="of:=IF([$TrainingPlan.$F$3]=&quot;TSS&quot;; [$AnnualTSS.U25]; [$AnnualHrs.U25])" office:value-type="float" office:value="960" calcext:value-type="float">
            <text:p>960.0</text:p>
          </table:table-cell>
          <table:table-cell table:style-name="ce574" table:formula="of:=IF([$TrainingPlan.$F$3]=&quot;TSS&quot;; [$AnnualTSS.V25]; [$AnnualHrs.V25])" office:value-type="float" office:value="0" calcext:value-type="float">
            <text:p>0.0</text:p>
          </table:table-cell>
          <table:table-cell table:style-name="ce578" table:formula="of:=IF([$TrainingPlan.$F$3]=&quot;TSS&quot;; [$AnnualTSS.W25]; [$AnnualHrs.W25])" office:value-type="float" office:value="0" calcext:value-type="float">
            <text:p>0.0</text:p>
          </table:table-cell>
          <table:table-cell table:number-columns-repeated="1001"/>
        </table:table-row>
        <table:table-row table:style-name="ro2">
          <table:table-cell table:style-name="ce568" office:value-type="string" calcext:value-type="string">
            <text:p>RaceSun</text:p>
          </table:table-cell>
          <table:table-cell table:style-name="ce527" office:value-type="string" calcext:value-type="string">
            <text:p>All</text:p>
          </table:table-cell>
          <table:table-cell table:style-name="ce574" table:formula="of:=IF([$TrainingPlan.$F$3]=&quot;TSS&quot;; [$AnnualTSS.C26]; [$AnnualHrs.C26])" office:value-type="float" office:value="240" calcext:value-type="float">
            <text:p>240.0</text:p>
          </table:table-cell>
          <table:table-cell table:style-name="ce574" table:formula="of:=IF([$TrainingPlan.$F$3]=&quot;TSS&quot;; [$AnnualTSS.D26]; [$AnnualHrs.D26])" office:value-type="float" office:value="280" calcext:value-type="float">
            <text:p>280.0</text:p>
          </table:table-cell>
          <table:table-cell table:style-name="ce574" table:formula="of:=IF([$TrainingPlan.$F$3]=&quot;TSS&quot;; [$AnnualTSS.E26]; [$AnnualHrs.E26])" office:value-type="float" office:value="320" calcext:value-type="float">
            <text:p>320.0</text:p>
          </table:table-cell>
          <table:table-cell table:style-name="ce574" table:formula="of:=IF([$TrainingPlan.$F$3]=&quot;TSS&quot;; [$AnnualTSS.F26]; [$AnnualHrs.F26])" office:value-type="float" office:value="360" calcext:value-type="float">
            <text:p>360.0</text:p>
          </table:table-cell>
          <table:table-cell table:style-name="ce574" table:formula="of:=IF([$TrainingPlan.$F$3]=&quot;TSS&quot;; [$AnnualTSS.G26]; [$AnnualHrs.G26])" office:value-type="float" office:value="400" calcext:value-type="float">
            <text:p>400.0</text:p>
          </table:table-cell>
          <table:table-cell table:style-name="ce574" table:formula="of:=IF([$TrainingPlan.$F$3]=&quot;TSS&quot;; [$AnnualTSS.H26]; [$AnnualHrs.H26])" office:value-type="float" office:value="440" calcext:value-type="float">
            <text:p>440.0</text:p>
          </table:table-cell>
          <table:table-cell table:style-name="ce574" table:formula="of:=IF([$TrainingPlan.$F$3]=&quot;TSS&quot;; [$AnnualTSS.I26]; [$AnnualHrs.I26])" office:value-type="float" office:value="481" calcext:value-type="float">
            <text:p>481.0</text:p>
          </table:table-cell>
          <table:table-cell table:style-name="ce574" table:formula="of:=IF([$TrainingPlan.$F$3]=&quot;TSS&quot;; [$AnnualTSS.J26]; [$AnnualHrs.J26])" office:value-type="float" office:value="521" calcext:value-type="float">
            <text:p>521.0</text:p>
          </table:table-cell>
          <table:table-cell table:style-name="ce574" table:formula="of:=IF([$TrainingPlan.$F$3]=&quot;TSS&quot;; [$AnnualTSS.K26]; [$AnnualHrs.K26])" office:value-type="float" office:value="561" calcext:value-type="float">
            <text:p>561.0</text:p>
          </table:table-cell>
          <table:table-cell table:style-name="ce574" table:formula="of:=IF([$TrainingPlan.$F$3]=&quot;TSS&quot;; [$AnnualTSS.L26]; [$AnnualHrs.L26])" office:value-type="float" office:value="601" calcext:value-type="float">
            <text:p>601.0</text:p>
          </table:table-cell>
          <table:table-cell table:style-name="ce574" table:formula="of:=IF([$TrainingPlan.$F$3]=&quot;TSS&quot;; [$AnnualTSS.M26]; [$AnnualHrs.M26])" office:value-type="float" office:value="641" calcext:value-type="float">
            <text:p>641.0</text:p>
          </table:table-cell>
          <table:table-cell table:style-name="ce574" table:formula="of:=IF([$TrainingPlan.$F$3]=&quot;TSS&quot;; [$AnnualTSS.N26]; [$AnnualHrs.N26])" office:value-type="float" office:value="701" calcext:value-type="float">
            <text:p>701.0</text:p>
          </table:table-cell>
          <table:table-cell table:style-name="ce574" table:formula="of:=IF([$TrainingPlan.$F$3]=&quot;TSS&quot;; [$AnnualTSS.O26]; [$AnnualHrs.O26])" office:value-type="float" office:value="721" calcext:value-type="float">
            <text:p>721.0</text:p>
          </table:table-cell>
          <table:table-cell table:style-name="ce574" table:formula="of:=IF([$TrainingPlan.$F$3]=&quot;TSS&quot;; [$AnnualTSS.P26]; [$AnnualHrs.P26])" office:value-type="float" office:value="761" calcext:value-type="float">
            <text:p>761.0</text:p>
          </table:table-cell>
          <table:table-cell table:style-name="ce574" table:formula="of:=IF([$TrainingPlan.$F$3]=&quot;TSS&quot;; [$AnnualTSS.Q26]; [$AnnualHrs.Q26])" office:value-type="float" office:value="801" calcext:value-type="float">
            <text:p>801.0</text:p>
          </table:table-cell>
          <table:table-cell table:style-name="ce574" table:formula="of:=IF([$TrainingPlan.$F$3]=&quot;TSS&quot;; [$AnnualTSS.R26]; [$AnnualHrs.R26])" office:value-type="float" office:value="841" calcext:value-type="float">
            <text:p>841.0</text:p>
          </table:table-cell>
          <table:table-cell table:style-name="ce574" table:formula="of:=IF([$TrainingPlan.$F$3]=&quot;TSS&quot;; [$AnnualTSS.S26]; [$AnnualHrs.S26])" office:value-type="float" office:value="881" calcext:value-type="float">
            <text:p>881.0</text:p>
          </table:table-cell>
          <table:table-cell table:style-name="ce574" table:formula="of:=IF([$TrainingPlan.$F$3]=&quot;TSS&quot;; [$AnnualTSS.T26]; [$AnnualHrs.T26])" office:value-type="float" office:value="921" calcext:value-type="float">
            <text:p>921.0</text:p>
          </table:table-cell>
          <table:table-cell table:style-name="ce574" table:formula="of:=IF([$TrainingPlan.$F$3]=&quot;TSS&quot;; [$AnnualTSS.U26]; [$AnnualHrs.U26])" office:value-type="float" office:value="961" calcext:value-type="float">
            <text:p>961.0</text:p>
          </table:table-cell>
          <table:table-cell table:style-name="ce574" table:formula="of:=IF([$TrainingPlan.$F$3]=&quot;TSS&quot;; [$AnnualTSS.V26]; [$AnnualHrs.V26])" office:value-type="float" office:value="0" calcext:value-type="float">
            <text:p>0.0</text:p>
          </table:table-cell>
          <table:table-cell table:style-name="ce578" table:formula="of:=IF([$TrainingPlan.$F$3]=&quot;TSS&quot;; [$AnnualTSS.W26]; [$AnnualHrs.W26])" office:value-type="float" office:value="0" calcext:value-type="float">
            <text:p>0.0</text:p>
          </table:table-cell>
          <table:table-cell table:number-columns-repeated="1001"/>
        </table:table-row>
        <table:table-row table:style-name="ro2">
          <table:table-cell table:style-name="ce568" office:value-type="string" calcext:value-type="string">
            <text:p>RaceSatSun</text:p>
          </table:table-cell>
          <table:table-cell table:style-name="ce527" office:value-type="string" calcext:value-type="string">
            <text:p>All</text:p>
          </table:table-cell>
          <table:table-cell table:style-name="ce574" table:formula="of:=IF([$TrainingPlan.$F$3]=&quot;TSS&quot;; [$AnnualTSS.C27]; [$AnnualHrs.C27])" office:value-type="float" office:value="240" calcext:value-type="float">
            <text:p>240.0</text:p>
          </table:table-cell>
          <table:table-cell table:style-name="ce574" table:formula="of:=IF([$TrainingPlan.$F$3]=&quot;TSS&quot;; [$AnnualTSS.D27]; [$AnnualHrs.D27])" office:value-type="float" office:value="280" calcext:value-type="float">
            <text:p>280.0</text:p>
          </table:table-cell>
          <table:table-cell table:style-name="ce574" table:formula="of:=IF([$TrainingPlan.$F$3]=&quot;TSS&quot;; [$AnnualTSS.E27]; [$AnnualHrs.E27])" office:value-type="float" office:value="320" calcext:value-type="float">
            <text:p>320.0</text:p>
          </table:table-cell>
          <table:table-cell table:style-name="ce574" table:formula="of:=IF([$TrainingPlan.$F$3]=&quot;TSS&quot;; [$AnnualTSS.F27]; [$AnnualHrs.F27])" office:value-type="float" office:value="360" calcext:value-type="float">
            <text:p>360.0</text:p>
          </table:table-cell>
          <table:table-cell table:style-name="ce574" table:formula="of:=IF([$TrainingPlan.$F$3]=&quot;TSS&quot;; [$AnnualTSS.G27]; [$AnnualHrs.G27])" office:value-type="float" office:value="400" calcext:value-type="float">
            <text:p>400.0</text:p>
          </table:table-cell>
          <table:table-cell table:style-name="ce574" table:formula="of:=IF([$TrainingPlan.$F$3]=&quot;TSS&quot;; [$AnnualTSS.H27]; [$AnnualHrs.H27])" office:value-type="float" office:value="440" calcext:value-type="float">
            <text:p>440.0</text:p>
          </table:table-cell>
          <table:table-cell table:style-name="ce574" table:formula="of:=IF([$TrainingPlan.$F$3]=&quot;TSS&quot;; [$AnnualTSS.I27]; [$AnnualHrs.I27])" office:value-type="float" office:value="482" calcext:value-type="float">
            <text:p>482.0</text:p>
          </table:table-cell>
          <table:table-cell table:style-name="ce574" table:formula="of:=IF([$TrainingPlan.$F$3]=&quot;TSS&quot;; [$AnnualTSS.J27]; [$AnnualHrs.J27])" office:value-type="float" office:value="522" calcext:value-type="float">
            <text:p>522.0</text:p>
          </table:table-cell>
          <table:table-cell table:style-name="ce574" table:formula="of:=IF([$TrainingPlan.$F$3]=&quot;TSS&quot;; [$AnnualTSS.K27]; [$AnnualHrs.K27])" office:value-type="float" office:value="562" calcext:value-type="float">
            <text:p>562.0</text:p>
          </table:table-cell>
          <table:table-cell table:style-name="ce574" table:formula="of:=IF([$TrainingPlan.$F$3]=&quot;TSS&quot;; [$AnnualTSS.L27]; [$AnnualHrs.L27])" office:value-type="float" office:value="602" calcext:value-type="float">
            <text:p>602.0</text:p>
          </table:table-cell>
          <table:table-cell table:style-name="ce574" table:formula="of:=IF([$TrainingPlan.$F$3]=&quot;TSS&quot;; [$AnnualTSS.M27]; [$AnnualHrs.M27])" office:value-type="float" office:value="642" calcext:value-type="float">
            <text:p>642.0</text:p>
          </table:table-cell>
          <table:table-cell table:style-name="ce574" table:formula="of:=IF([$TrainingPlan.$F$3]=&quot;TSS&quot;; [$AnnualTSS.N27]; [$AnnualHrs.N27])" office:value-type="float" office:value="702" calcext:value-type="float">
            <text:p>702.0</text:p>
          </table:table-cell>
          <table:table-cell table:style-name="ce574" table:formula="of:=IF([$TrainingPlan.$F$3]=&quot;TSS&quot;; [$AnnualTSS.O27]; [$AnnualHrs.O27])" office:value-type="float" office:value="722" calcext:value-type="float">
            <text:p>722.0</text:p>
          </table:table-cell>
          <table:table-cell table:style-name="ce574" table:formula="of:=IF([$TrainingPlan.$F$3]=&quot;TSS&quot;; [$AnnualTSS.P27]; [$AnnualHrs.P27])" office:value-type="float" office:value="762" calcext:value-type="float">
            <text:p>762.0</text:p>
          </table:table-cell>
          <table:table-cell table:style-name="ce574" table:formula="of:=IF([$TrainingPlan.$F$3]=&quot;TSS&quot;; [$AnnualTSS.Q27]; [$AnnualHrs.Q27])" office:value-type="float" office:value="802" calcext:value-type="float">
            <text:p>802.0</text:p>
          </table:table-cell>
          <table:table-cell table:style-name="ce574" table:formula="of:=IF([$TrainingPlan.$F$3]=&quot;TSS&quot;; [$AnnualTSS.R27]; [$AnnualHrs.R27])" office:value-type="float" office:value="842" calcext:value-type="float">
            <text:p>842.0</text:p>
          </table:table-cell>
          <table:table-cell table:style-name="ce574" table:formula="of:=IF([$TrainingPlan.$F$3]=&quot;TSS&quot;; [$AnnualTSS.S27]; [$AnnualHrs.S27])" office:value-type="float" office:value="882" calcext:value-type="float">
            <text:p>882.0</text:p>
          </table:table-cell>
          <table:table-cell table:style-name="ce574" table:formula="of:=IF([$TrainingPlan.$F$3]=&quot;TSS&quot;; [$AnnualTSS.T27]; [$AnnualHrs.T27])" office:value-type="float" office:value="922" calcext:value-type="float">
            <text:p>922.0</text:p>
          </table:table-cell>
          <table:table-cell table:style-name="ce574" table:formula="of:=IF([$TrainingPlan.$F$3]=&quot;TSS&quot;; [$AnnualTSS.U27]; [$AnnualHrs.U27])" office:value-type="float" office:value="962" calcext:value-type="float">
            <text:p>962.0</text:p>
          </table:table-cell>
          <table:table-cell table:style-name="ce574" table:formula="of:=IF([$TrainingPlan.$F$3]=&quot;TSS&quot;; [$AnnualTSS.V27]; [$AnnualHrs.V27])" office:value-type="float" office:value="0" calcext:value-type="float">
            <text:p>0.0</text:p>
          </table:table-cell>
          <table:table-cell table:style-name="ce578" table:formula="of:=IF([$TrainingPlan.$F$3]=&quot;TSS&quot;; [$AnnualTSS.W27]; [$AnnualHrs.W27])" office:value-type="float" office:value="0" calcext:value-type="float">
            <text:p>0.0</text:p>
          </table:table-cell>
          <table:table-cell table:number-columns-repeated="1001"/>
        </table:table-row>
        <table:table-row table:style-name="ro2">
          <table:table-cell table:style-name="ce569" office:value-type="string" calcext:value-type="string">
            <text:p>Transition</text:p>
          </table:table-cell>
          <table:table-cell table:style-name="ce572" office:value-type="string" calcext:value-type="string">
            <text:p>All</text:p>
          </table:table-cell>
          <table:table-cell table:style-name="ce575" table:formula="of:=IF([$TrainingPlan.$F$3]=&quot;TSS&quot;; [$AnnualTSS.C28]; [$AnnualHrs.C28])" office:value-type="float" office:value="240" calcext:value-type="float">
            <text:p>240.0</text:p>
          </table:table-cell>
          <table:table-cell table:style-name="ce575" table:formula="of:=IF([$TrainingPlan.$F$3]=&quot;TSS&quot;; [$AnnualTSS.D28]; [$AnnualHrs.D28])" office:value-type="float" office:value="280" calcext:value-type="float">
            <text:p>280.0</text:p>
          </table:table-cell>
          <table:table-cell table:style-name="ce575" table:formula="of:=IF([$TrainingPlan.$F$3]=&quot;TSS&quot;; [$AnnualTSS.E28]; [$AnnualHrs.E28])" office:value-type="float" office:value="320" calcext:value-type="float">
            <text:p>320.0</text:p>
          </table:table-cell>
          <table:table-cell table:style-name="ce575" table:formula="of:=IF([$TrainingPlan.$F$3]=&quot;TSS&quot;; [$AnnualTSS.F28]; [$AnnualHrs.F28])" office:value-type="float" office:value="360" calcext:value-type="float">
            <text:p>360.0</text:p>
          </table:table-cell>
          <table:table-cell table:style-name="ce575" table:formula="of:=IF([$TrainingPlan.$F$3]=&quot;TSS&quot;; [$AnnualTSS.G28]; [$AnnualHrs.G28])" office:value-type="float" office:value="400" calcext:value-type="float">
            <text:p>400.0</text:p>
          </table:table-cell>
          <table:table-cell table:style-name="ce575" table:formula="of:=IF([$TrainingPlan.$F$3]=&quot;TSS&quot;; [$AnnualTSS.H28]; [$AnnualHrs.H28])" office:value-type="float" office:value="440" calcext:value-type="float">
            <text:p>440.0</text:p>
          </table:table-cell>
          <table:table-cell table:style-name="ce575" table:formula="of:=IF([$TrainingPlan.$F$3]=&quot;TSS&quot;; [$AnnualTSS.I28]; [$AnnualHrs.I28])" office:value-type="float" office:value="483" calcext:value-type="float">
            <text:p>483.0</text:p>
          </table:table-cell>
          <table:table-cell table:style-name="ce575" table:formula="of:=IF([$TrainingPlan.$F$3]=&quot;TSS&quot;; [$AnnualTSS.J28]; [$AnnualHrs.J28])" office:value-type="float" office:value="523" calcext:value-type="float">
            <text:p>523.0</text:p>
          </table:table-cell>
          <table:table-cell table:style-name="ce575" table:formula="of:=IF([$TrainingPlan.$F$3]=&quot;TSS&quot;; [$AnnualTSS.K28]; [$AnnualHrs.K28])" office:value-type="float" office:value="563" calcext:value-type="float">
            <text:p>563.0</text:p>
          </table:table-cell>
          <table:table-cell table:style-name="ce575" table:formula="of:=IF([$TrainingPlan.$F$3]=&quot;TSS&quot;; [$AnnualTSS.L28]; [$AnnualHrs.L28])" office:value-type="float" office:value="603" calcext:value-type="float">
            <text:p>603.0</text:p>
          </table:table-cell>
          <table:table-cell table:style-name="ce575" table:formula="of:=IF([$TrainingPlan.$F$3]=&quot;TSS&quot;; [$AnnualTSS.M28]; [$AnnualHrs.M28])" office:value-type="float" office:value="643" calcext:value-type="float">
            <text:p>643.0</text:p>
          </table:table-cell>
          <table:table-cell table:style-name="ce575" table:formula="of:=IF([$TrainingPlan.$F$3]=&quot;TSS&quot;; [$AnnualTSS.N28]; [$AnnualHrs.N28])" office:value-type="float" office:value="703" calcext:value-type="float">
            <text:p>703.0</text:p>
          </table:table-cell>
          <table:table-cell table:style-name="ce575" table:formula="of:=IF([$TrainingPlan.$F$3]=&quot;TSS&quot;; [$AnnualTSS.O28]; [$AnnualHrs.O28])" office:value-type="float" office:value="723" calcext:value-type="float">
            <text:p>723.0</text:p>
          </table:table-cell>
          <table:table-cell table:style-name="ce575" table:formula="of:=IF([$TrainingPlan.$F$3]=&quot;TSS&quot;; [$AnnualTSS.P28]; [$AnnualHrs.P28])" office:value-type="float" office:value="763" calcext:value-type="float">
            <text:p>763.0</text:p>
          </table:table-cell>
          <table:table-cell table:style-name="ce575" table:formula="of:=IF([$TrainingPlan.$F$3]=&quot;TSS&quot;; [$AnnualTSS.Q28]; [$AnnualHrs.Q28])" office:value-type="float" office:value="803" calcext:value-type="float">
            <text:p>803.0</text:p>
          </table:table-cell>
          <table:table-cell table:style-name="ce575" table:formula="of:=IF([$TrainingPlan.$F$3]=&quot;TSS&quot;; [$AnnualTSS.R28]; [$AnnualHrs.R28])" office:value-type="float" office:value="843" calcext:value-type="float">
            <text:p>843.0</text:p>
          </table:table-cell>
          <table:table-cell table:style-name="ce575" table:formula="of:=IF([$TrainingPlan.$F$3]=&quot;TSS&quot;; [$AnnualTSS.S28]; [$AnnualHrs.S28])" office:value-type="float" office:value="883" calcext:value-type="float">
            <text:p>883.0</text:p>
          </table:table-cell>
          <table:table-cell table:style-name="ce575" table:formula="of:=IF([$TrainingPlan.$F$3]=&quot;TSS&quot;; [$AnnualTSS.T28]; [$AnnualHrs.T28])" office:value-type="float" office:value="923" calcext:value-type="float">
            <text:p>923.0</text:p>
          </table:table-cell>
          <table:table-cell table:style-name="ce575" table:formula="of:=IF([$TrainingPlan.$F$3]=&quot;TSS&quot;; [$AnnualTSS.U28]; [$AnnualHrs.U28])" office:value-type="float" office:value="963" calcext:value-type="float">
            <text:p>963.0</text:p>
          </table:table-cell>
          <table:table-cell table:style-name="ce575" table:formula="of:=IF([$TrainingPlan.$F$3]=&quot;TSS&quot;; [$AnnualTSS.V28]; [$AnnualHrs.V28])" office:value-type="float" office:value="0" calcext:value-type="float">
            <text:p>0.0</text:p>
          </table:table-cell>
          <table:table-cell table:style-name="ce579" table:formula="of:=IF([$TrainingPlan.$F$3]=&quot;TSS&quot;; [$AnnualTSS.W28]; [$AnnualHrs.W28])" office:value-type="float" office:value="0" calcext:value-type="float">
            <text:p>0.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Units" table:style-name="ta8">
        <table:table-column table:style-name="co25" table:default-cell-style-name="ce586"/>
        <table:table-column table:style-name="co26" table:default-cell-style-name="ce586"/>
        <table:table-column table:style-name="co27" table:number-columns-repeated="6" table:default-cell-style-name="ce586"/>
        <table:table-column table:style-name="co4" table:default-cell-style-name="ce586"/>
        <table:table-column table:style-name="co4" table:number-columns-repeated="55" table:default-cell-style-name="ce364"/>
        <table:table-column table:style-name="co4" table:number-columns-repeated="960" table:default-cell-style-name="Default"/>
        <table:table-row table:style-name="ro19">
          <table:table-cell table:style-name="ce645" office:value-type="string" calcext:value-type="string">
            <text:p>Weekly</text:p>
          </table:table-cell>
          <table:table-cell table:style-name="ce587" office:value-type="string" calcext:value-type="string">
            <text:p>Long Ride</text:p>
          </table:table-cell>
          <table:table-cell table:style-name="ce594" office:value-type="string" calcext:value-type="string">
            <text:p>May be 2-a-day workouts</text:p>
          </table:table-cell>
          <table:table-cell table:style-name="ce596" table:number-columns-repeated="4"/>
          <table:table-cell table:style-name="ce600"/>
          <table:table-cell table:number-columns-repeated="1016"/>
        </table:table-row>
        <table:table-row table:style-name="ro20">
          <table:table-cell table:style-name="ce584" table:formula="of:=IF([$TrainingPlan.$F$3]=&quot;TSS&quot;; [$WeeklyTSS.A2]; [$WeeklyHrs.A2])" office:value-type="float" office:value="240" calcext:value-type="float">
            <text:p>240.0</text:p>
          </table:table-cell>
          <table:table-cell table:style-name="ce588" table:formula="of:=IF([$TrainingPlan.$F$3]=&quot;TSS&quot;; [$WeeklyTSS.B2]; [$WeeklyHrs.B2])" office:value-type="float" office:value="0" calcext:value-type="float">
            <text:p>0.0</text:p>
          </table:table-cell>
          <table:table-cell table:style-name="ce588" table:formula="of:=IF([$TrainingPlan.$F$3]=&quot;TSS&quot;; [$WeeklyTSS.C2]; [$WeeklyHrs.C2])" office:value-type="float" office:value="50" calcext:value-type="float">
            <text:p>50.0</text:p>
          </table:table-cell>
          <table:table-cell table:style-name="ce588" table:formula="of:=IF([$TrainingPlan.$F$3]=&quot;TSS&quot;; [$WeeklyTSS.D2]; [$WeeklyHrs.D2])" office:value-type="float" office:value="0" calcext:value-type="float">
            <text:p>0.0</text:p>
          </table:table-cell>
          <table:table-cell table:style-name="ce588" table:formula="of:=IF([$TrainingPlan.$F$3]=&quot;TSS&quot;; [$WeeklyTSS.E2]; [$WeeklyHrs.E2])" office:value-type="float" office:value="50" calcext:value-type="float">
            <text:p>50.0</text:p>
          </table:table-cell>
          <table:table-cell table:style-name="ce588" table:formula="of:=IF([$TrainingPlan.$F$3]=&quot;TSS&quot;; [$WeeklyTSS.F2]; [$WeeklyHrs.F2])" office:value-type="float" office:value="20" calcext:value-type="float">
            <text:p>20.0</text:p>
          </table:table-cell>
          <table:table-cell table:style-name="ce588" table:formula="of:=IF([$TrainingPlan.$F$3]=&quot;TSS&quot;; [$WeeklyTSS.G2]; [$WeeklyHrs.G2])" office:value-type="float" office:value="80" calcext:value-type="float">
            <text:p>80.0</text:p>
          </table:table-cell>
          <table:table-cell table:style-name="ce646" table:formula="of:=IF([$TrainingPlan.$F$3]=&quot;TSS&quot;; [$WeeklyTSS.H2]; [$WeeklyHrs.H2])" office:value-type="float" office:value="40" calcext:value-type="float">
            <text:p>40.0</text:p>
          </table:table-cell>
          <table:table-cell table:style-name="ce606"/>
          <table:table-cell table:style-name="ce608" table:number-columns-repeated="1015"/>
        </table:table-row>
        <table:table-row table:style-name="ro20">
          <table:table-cell table:style-name="ce583" table:formula="of:=IF([$TrainingPlan.$F$3]=&quot;TSS&quot;; [$WeeklyTSS.A3]; [$WeeklyHrs.A3])" office:value-type="float" office:value="260" calcext:value-type="float">
            <text:p>260.0</text:p>
          </table:table-cell>
          <table:table-cell table:style-name="ce589" table:formula="of:=IF([$TrainingPlan.$F$3]=&quot;TSS&quot;; [$WeeklyTSS.B3]; [$WeeklyHrs.B3])" office:value-type="float" office:value="0" calcext:value-type="float">
            <text:p>0.0</text:p>
          </table:table-cell>
          <table:table-cell table:style-name="ce589" table:formula="of:=IF([$TrainingPlan.$F$3]=&quot;TSS&quot;; [$WeeklyTSS.C3]; [$WeeklyHrs.C3])" office:value-type="float" office:value="50" calcext:value-type="float">
            <text:p>50.0</text:p>
          </table:table-cell>
          <table:table-cell table:style-name="ce589" table:formula="of:=IF([$TrainingPlan.$F$3]=&quot;TSS&quot;; [$WeeklyTSS.D3]; [$WeeklyHrs.D3])" office:value-type="float" office:value="0" calcext:value-type="float">
            <text:p>0.0</text:p>
          </table:table-cell>
          <table:table-cell table:style-name="ce589" table:formula="of:=IF([$TrainingPlan.$F$3]=&quot;TSS&quot;; [$WeeklyTSS.E3]; [$WeeklyHrs.E3])" office:value-type="float" office:value="60" calcext:value-type="float">
            <text:p>60.0</text:p>
          </table:table-cell>
          <table:table-cell table:style-name="ce589" table:formula="of:=IF([$TrainingPlan.$F$3]=&quot;TSS&quot;; [$WeeklyTSS.F3]; [$WeeklyHrs.F3])" office:value-type="float" office:value="20" calcext:value-type="float">
            <text:p>20.0</text:p>
          </table:table-cell>
          <table:table-cell table:style-name="ce589" table:formula="of:=IF([$TrainingPlan.$F$3]=&quot;TSS&quot;; [$WeeklyTSS.G3]; [$WeeklyHrs.G3])" office:value-type="float" office:value="80" calcext:value-type="float">
            <text:p>80.0</text:p>
          </table:table-cell>
          <table:table-cell table:style-name="ce647" table:formula="of:=IF([$TrainingPlan.$F$3]=&quot;TSS&quot;; [$WeeklyTSS.H3]; [$WeeklyHrs.H3])" office:value-type="float" office:value="50" calcext:value-type="float">
            <text:p>50.0</text:p>
          </table:table-cell>
          <table:table-cell table:number-columns-repeated="1016"/>
        </table:table-row>
        <table:table-row table:style-name="ro20">
          <table:table-cell table:style-name="ce584" table:formula="of:=IF([$TrainingPlan.$F$3]=&quot;TSS&quot;; [$WeeklyTSS.A4]; [$WeeklyHrs.A4])" office:value-type="float" office:value="280" calcext:value-type="float">
            <text:p>280.0</text:p>
          </table:table-cell>
          <table:table-cell table:style-name="ce590" table:formula="of:=IF([$TrainingPlan.$F$3]=&quot;TSS&quot;; [$WeeklyTSS.B4]; [$WeeklyHrs.B4])" office:value-type="float" office:value="0" calcext:value-type="float">
            <text:p>0.0</text:p>
          </table:table-cell>
          <table:table-cell table:style-name="ce590" table:formula="of:=IF([$TrainingPlan.$F$3]=&quot;TSS&quot;; [$WeeklyTSS.C4]; [$WeeklyHrs.C4])" office:value-type="float" office:value="50" calcext:value-type="float">
            <text:p>50.0</text:p>
          </table:table-cell>
          <table:table-cell table:style-name="ce590" table:formula="of:=IF([$TrainingPlan.$F$3]=&quot;TSS&quot;; [$WeeklyTSS.D4]; [$WeeklyHrs.D4])" office:value-type="float" office:value="20" calcext:value-type="float">
            <text:p>20.0</text:p>
          </table:table-cell>
          <table:table-cell table:style-name="ce590" table:formula="of:=IF([$TrainingPlan.$F$3]=&quot;TSS&quot;; [$WeeklyTSS.E4]; [$WeeklyHrs.E4])" office:value-type="float" office:value="60" calcext:value-type="float">
            <text:p>60.0</text:p>
          </table:table-cell>
          <table:table-cell table:style-name="ce590" table:formula="of:=IF([$TrainingPlan.$F$3]=&quot;TSS&quot;; [$WeeklyTSS.F4]; [$WeeklyHrs.F4])" office:value-type="float" office:value="20" calcext:value-type="float">
            <text:p>20.0</text:p>
          </table:table-cell>
          <table:table-cell table:style-name="ce590" table:formula="of:=IF([$TrainingPlan.$F$3]=&quot;TSS&quot;; [$WeeklyTSS.G4]; [$WeeklyHrs.G4])" office:value-type="float" office:value="80" calcext:value-type="float">
            <text:p>80.0</text:p>
          </table:table-cell>
          <table:table-cell table:style-name="ce648" table:formula="of:=IF([$TrainingPlan.$F$3]=&quot;TSS&quot;; [$WeeklyTSS.H4]; [$WeeklyHrs.H4])" office:value-type="float" office:value="50" calcext:value-type="float">
            <text:p>50.0</text:p>
          </table:table-cell>
          <table:table-cell table:number-columns-repeated="1016"/>
        </table:table-row>
        <table:table-row table:style-name="ro20">
          <table:table-cell table:style-name="ce583" table:formula="of:=IF([$TrainingPlan.$F$3]=&quot;TSS&quot;; [$WeeklyTSS.A5]; [$WeeklyHrs.A5])" office:value-type="float" office:value="300" calcext:value-type="float">
            <text:p>300.0</text:p>
          </table:table-cell>
          <table:table-cell table:style-name="ce589" table:formula="of:=IF([$TrainingPlan.$F$3]=&quot;TSS&quot;; [$WeeklyTSS.B5]; [$WeeklyHrs.B5])" office:value-type="float" office:value="0" calcext:value-type="float">
            <text:p>0.0</text:p>
          </table:table-cell>
          <table:table-cell table:style-name="ce589" table:formula="of:=IF([$TrainingPlan.$F$3]=&quot;TSS&quot;; [$WeeklyTSS.C5]; [$WeeklyHrs.C5])" office:value-type="float" office:value="50" calcext:value-type="float">
            <text:p>50.0</text:p>
          </table:table-cell>
          <table:table-cell table:style-name="ce589" table:formula="of:=IF([$TrainingPlan.$F$3]=&quot;TSS&quot;; [$WeeklyTSS.D5]; [$WeeklyHrs.D5])" office:value-type="float" office:value="30" calcext:value-type="float">
            <text:p>30.0</text:p>
          </table:table-cell>
          <table:table-cell table:style-name="ce589" table:formula="of:=IF([$TrainingPlan.$F$3]=&quot;TSS&quot;; [$WeeklyTSS.E5]; [$WeeklyHrs.E5])" office:value-type="float" office:value="60" calcext:value-type="float">
            <text:p>60.0</text:p>
          </table:table-cell>
          <table:table-cell table:style-name="ce589" table:formula="of:=IF([$TrainingPlan.$F$3]=&quot;TSS&quot;; [$WeeklyTSS.F5]; [$WeeklyHrs.F5])" office:value-type="float" office:value="30" calcext:value-type="float">
            <text:p>30.0</text:p>
          </table:table-cell>
          <table:table-cell table:style-name="ce589" table:formula="of:=IF([$TrainingPlan.$F$3]=&quot;TSS&quot;; [$WeeklyTSS.G5]; [$WeeklyHrs.G5])" office:value-type="float" office:value="80" calcext:value-type="float">
            <text:p>80.0</text:p>
          </table:table-cell>
          <table:table-cell table:style-name="ce647" table:formula="of:=IF([$TrainingPlan.$F$3]=&quot;TSS&quot;; [$WeeklyTSS.H5]; [$WeeklyHrs.H5])" office:value-type="float" office:value="50" calcext:value-type="float">
            <text:p>50.0</text:p>
          </table:table-cell>
          <table:table-cell table:number-columns-repeated="1016"/>
        </table:table-row>
        <table:table-row table:style-name="ro20">
          <table:table-cell table:style-name="ce584" table:formula="of:=IF([$TrainingPlan.$F$3]=&quot;TSS&quot;; [$WeeklyTSS.A6]; [$WeeklyHrs.A6])" office:value-type="float" office:value="320" calcext:value-type="float">
            <text:p>320.0</text:p>
          </table:table-cell>
          <table:table-cell table:style-name="ce590" table:formula="of:=IF([$TrainingPlan.$F$3]=&quot;TSS&quot;; [$WeeklyTSS.B6]; [$WeeklyHrs.B6])" office:value-type="float" office:value="0" calcext:value-type="float">
            <text:p>0.0</text:p>
          </table:table-cell>
          <table:table-cell table:style-name="ce590" table:formula="of:=IF([$TrainingPlan.$F$3]=&quot;TSS&quot;; [$WeeklyTSS.C6]; [$WeeklyHrs.C6])" office:value-type="float" office:value="60" calcext:value-type="float">
            <text:p>60.0</text:p>
          </table:table-cell>
          <table:table-cell table:style-name="ce590" table:formula="of:=IF([$TrainingPlan.$F$3]=&quot;TSS&quot;; [$WeeklyTSS.D6]; [$WeeklyHrs.D6])" office:value-type="float" office:value="30" calcext:value-type="float">
            <text:p>30.0</text:p>
          </table:table-cell>
          <table:table-cell table:style-name="ce590" table:formula="of:=IF([$TrainingPlan.$F$3]=&quot;TSS&quot;; [$WeeklyTSS.E6]; [$WeeklyHrs.E6])" office:value-type="float" office:value="60" calcext:value-type="float">
            <text:p>60.0</text:p>
          </table:table-cell>
          <table:table-cell table:style-name="ce590" table:formula="of:=IF([$TrainingPlan.$F$3]=&quot;TSS&quot;; [$WeeklyTSS.F6]; [$WeeklyHrs.F6])" office:value-type="float" office:value="40" calcext:value-type="float">
            <text:p>40.0</text:p>
          </table:table-cell>
          <table:table-cell table:style-name="ce590" table:formula="of:=IF([$TrainingPlan.$F$3]=&quot;TSS&quot;; [$WeeklyTSS.G6]; [$WeeklyHrs.G6])" office:value-type="float" office:value="80" calcext:value-type="float">
            <text:p>80.0</text:p>
          </table:table-cell>
          <table:table-cell table:style-name="ce648" table:formula="of:=IF([$TrainingPlan.$F$3]=&quot;TSS&quot;; [$WeeklyTSS.H6]; [$WeeklyHrs.H6])" office:value-type="float" office:value="50" calcext:value-type="float">
            <text:p>50.0</text:p>
          </table:table-cell>
          <table:table-cell table:number-columns-repeated="1016"/>
        </table:table-row>
        <table:table-row table:style-name="ro20">
          <table:table-cell table:style-name="ce583" table:formula="of:=IF([$TrainingPlan.$F$3]=&quot;TSS&quot;; [$WeeklyTSS.A7]; [$WeeklyHrs.A7])" office:value-type="float" office:value="340" calcext:value-type="float">
            <text:p>340.0</text:p>
          </table:table-cell>
          <table:table-cell table:style-name="ce589" table:formula="of:=IF([$TrainingPlan.$F$3]=&quot;TSS&quot;; [$WeeklyTSS.B7]; [$WeeklyHrs.B7])" office:value-type="float" office:value="0" calcext:value-type="float">
            <text:p>0.0</text:p>
          </table:table-cell>
          <table:table-cell table:style-name="ce589" table:formula="of:=IF([$TrainingPlan.$F$3]=&quot;TSS&quot;; [$WeeklyTSS.C7]; [$WeeklyHrs.C7])" office:value-type="float" office:value="60" calcext:value-type="float">
            <text:p>60.0</text:p>
          </table:table-cell>
          <table:table-cell table:style-name="ce589" table:formula="of:=IF([$TrainingPlan.$F$3]=&quot;TSS&quot;; [$WeeklyTSS.D7]; [$WeeklyHrs.D7])" office:value-type="float" office:value="30" calcext:value-type="float">
            <text:p>30.0</text:p>
          </table:table-cell>
          <table:table-cell table:style-name="ce589" table:formula="of:=IF([$TrainingPlan.$F$3]=&quot;TSS&quot;; [$WeeklyTSS.E7]; [$WeeklyHrs.E7])" office:value-type="float" office:value="60" calcext:value-type="float">
            <text:p>60.0</text:p>
          </table:table-cell>
          <table:table-cell table:style-name="ce589" table:formula="of:=IF([$TrainingPlan.$F$3]=&quot;TSS&quot;; [$WeeklyTSS.F7]; [$WeeklyHrs.F7])" office:value-type="float" office:value="50" calcext:value-type="float">
            <text:p>50.0</text:p>
          </table:table-cell>
          <table:table-cell table:style-name="ce589" table:formula="of:=IF([$TrainingPlan.$F$3]=&quot;TSS&quot;; [$WeeklyTSS.G7]; [$WeeklyHrs.G7])" office:value-type="float" office:value="90" calcext:value-type="float">
            <text:p>90.0</text:p>
          </table:table-cell>
          <table:table-cell table:style-name="ce647" table:formula="of:=IF([$TrainingPlan.$F$3]=&quot;TSS&quot;; [$WeeklyTSS.H7]; [$WeeklyHrs.H7])" office:value-type="float" office:value="50" calcext:value-type="float">
            <text:p>50.0</text:p>
          </table:table-cell>
          <table:table-cell table:number-columns-repeated="1016"/>
        </table:table-row>
        <table:table-row table:style-name="ro20">
          <table:table-cell table:style-name="ce584" table:formula="of:=IF([$TrainingPlan.$F$3]=&quot;TSS&quot;; [$WeeklyTSS.A8]; [$WeeklyHrs.A8])" office:value-type="float" office:value="360" calcext:value-type="float">
            <text:p>360.0</text:p>
          </table:table-cell>
          <table:table-cell table:style-name="ce590" table:formula="of:=IF([$TrainingPlan.$F$3]=&quot;TSS&quot;; [$WeeklyTSS.B8]; [$WeeklyHrs.B8])" office:value-type="float" office:value="0" calcext:value-type="float">
            <text:p>0.0</text:p>
          </table:table-cell>
          <table:table-cell table:style-name="ce590" table:formula="of:=IF([$TrainingPlan.$F$3]=&quot;TSS&quot;; [$WeeklyTSS.C8]; [$WeeklyHrs.C8])" office:value-type="float" office:value="70" calcext:value-type="float">
            <text:p>70.0</text:p>
          </table:table-cell>
          <table:table-cell table:style-name="ce590" table:formula="of:=IF([$TrainingPlan.$F$3]=&quot;TSS&quot;; [$WeeklyTSS.D8]; [$WeeklyHrs.D8])" office:value-type="float" office:value="40" calcext:value-type="float">
            <text:p>40.0</text:p>
          </table:table-cell>
          <table:table-cell table:style-name="ce590" table:formula="of:=IF([$TrainingPlan.$F$3]=&quot;TSS&quot;; [$WeeklyTSS.E8]; [$WeeklyHrs.E8])" office:value-type="float" office:value="60" calcext:value-type="float">
            <text:p>60.0</text:p>
          </table:table-cell>
          <table:table-cell table:style-name="ce590" table:formula="of:=IF([$TrainingPlan.$F$3]=&quot;TSS&quot;; [$WeeklyTSS.F8]; [$WeeklyHrs.F8])" office:value-type="float" office:value="50" calcext:value-type="float">
            <text:p>50.0</text:p>
          </table:table-cell>
          <table:table-cell table:style-name="ce590" table:formula="of:=IF([$TrainingPlan.$F$3]=&quot;TSS&quot;; [$WeeklyTSS.G8]; [$WeeklyHrs.G8])" office:value-type="float" office:value="90" calcext:value-type="float">
            <text:p>90.0</text:p>
          </table:table-cell>
          <table:table-cell table:style-name="ce648" table:formula="of:=IF([$TrainingPlan.$F$3]=&quot;TSS&quot;; [$WeeklyTSS.H8]; [$WeeklyHrs.H8])" office:value-type="float" office:value="50" calcext:value-type="float">
            <text:p>50.0</text:p>
          </table:table-cell>
          <table:table-cell table:number-columns-repeated="1016"/>
        </table:table-row>
        <table:table-row table:style-name="ro20">
          <table:table-cell table:style-name="ce583" table:formula="of:=IF([$TrainingPlan.$F$3]=&quot;TSS&quot;; [$WeeklyTSS.A9]; [$WeeklyHrs.A9])" office:value-type="float" office:value="380" calcext:value-type="float">
            <text:p>380.0</text:p>
          </table:table-cell>
          <table:table-cell table:style-name="ce589" table:formula="of:=IF([$TrainingPlan.$F$3]=&quot;TSS&quot;; [$WeeklyTSS.B9]; [$WeeklyHrs.B9])" office:value-type="float" office:value="0" calcext:value-type="float">
            <text:p>0.0</text:p>
          </table:table-cell>
          <table:table-cell table:style-name="ce589" table:formula="of:=IF([$TrainingPlan.$F$3]=&quot;TSS&quot;; [$WeeklyTSS.C9]; [$WeeklyHrs.C9])" office:value-type="float" office:value="70" calcext:value-type="float">
            <text:p>70.0</text:p>
          </table:table-cell>
          <table:table-cell table:style-name="ce589" table:formula="of:=IF([$TrainingPlan.$F$3]=&quot;TSS&quot;; [$WeeklyTSS.D9]; [$WeeklyHrs.D9])" office:value-type="float" office:value="40" calcext:value-type="float">
            <text:p>40.0</text:p>
          </table:table-cell>
          <table:table-cell table:style-name="ce589" table:formula="of:=IF([$TrainingPlan.$F$3]=&quot;TSS&quot;; [$WeeklyTSS.E9]; [$WeeklyHrs.E9])" office:value-type="float" office:value="60" calcext:value-type="float">
            <text:p>60.0</text:p>
          </table:table-cell>
          <table:table-cell table:style-name="ce589" table:formula="of:=IF([$TrainingPlan.$F$3]=&quot;TSS&quot;; [$WeeklyTSS.F9]; [$WeeklyHrs.F9])" office:value-type="float" office:value="50" calcext:value-type="float">
            <text:p>50.0</text:p>
          </table:table-cell>
          <table:table-cell table:style-name="ce589" table:formula="of:=IF([$TrainingPlan.$F$3]=&quot;TSS&quot;; [$WeeklyTSS.G9]; [$WeeklyHrs.G9])" office:value-type="float" office:value="100" calcext:value-type="float">
            <text:p>100.0</text:p>
          </table:table-cell>
          <table:table-cell table:style-name="ce647" table:formula="of:=IF([$TrainingPlan.$F$3]=&quot;TSS&quot;; [$WeeklyTSS.H9]; [$WeeklyHrs.H9])" office:value-type="float" office:value="60" calcext:value-type="float">
            <text:p>60.0</text:p>
          </table:table-cell>
          <table:table-cell table:number-columns-repeated="1016"/>
        </table:table-row>
        <table:table-row table:style-name="ro20">
          <table:table-cell table:style-name="ce584" table:formula="of:=IF([$TrainingPlan.$F$3]=&quot;TSS&quot;; [$WeeklyTSS.A10]; [$WeeklyHrs.A10])" office:value-type="float" office:value="400" calcext:value-type="float">
            <text:p>400.0</text:p>
          </table:table-cell>
          <table:table-cell table:style-name="ce590" table:formula="of:=IF([$TrainingPlan.$F$3]=&quot;TSS&quot;; [$WeeklyTSS.B10]; [$WeeklyHrs.B10])" office:value-type="float" office:value="10" calcext:value-type="float">
            <text:p>10.0</text:p>
          </table:table-cell>
          <table:table-cell table:style-name="ce590" table:formula="of:=IF([$TrainingPlan.$F$3]=&quot;TSS&quot;; [$WeeklyTSS.C10]; [$WeeklyHrs.C10])" office:value-type="float" office:value="70" calcext:value-type="float">
            <text:p>70.0</text:p>
          </table:table-cell>
          <table:table-cell table:style-name="ce590" table:formula="of:=IF([$TrainingPlan.$F$3]=&quot;TSS&quot;; [$WeeklyTSS.D10]; [$WeeklyHrs.D10])" office:value-type="float" office:value="50" calcext:value-type="float">
            <text:p>50.0</text:p>
          </table:table-cell>
          <table:table-cell table:style-name="ce590" table:formula="of:=IF([$TrainingPlan.$F$3]=&quot;TSS&quot;; [$WeeklyTSS.E10]; [$WeeklyHrs.E10])" office:value-type="float" office:value="60" calcext:value-type="float">
            <text:p>60.0</text:p>
          </table:table-cell>
          <table:table-cell table:style-name="ce590" table:formula="of:=IF([$TrainingPlan.$F$3]=&quot;TSS&quot;; [$WeeklyTSS.F10]; [$WeeklyHrs.F10])" office:value-type="float" office:value="50" calcext:value-type="float">
            <text:p>50.0</text:p>
          </table:table-cell>
          <table:table-cell table:style-name="ce590" table:formula="of:=IF([$TrainingPlan.$F$3]=&quot;TSS&quot;; [$WeeklyTSS.G10]; [$WeeklyHrs.G10])" office:value-type="float" office:value="100" calcext:value-type="float">
            <text:p>100.0</text:p>
          </table:table-cell>
          <table:table-cell table:style-name="ce648" table:formula="of:=IF([$TrainingPlan.$F$3]=&quot;TSS&quot;; [$WeeklyTSS.H10]; [$WeeklyHrs.H10])" office:value-type="float" office:value="60" calcext:value-type="float">
            <text:p>60.0</text:p>
          </table:table-cell>
          <table:table-cell table:style-name="ce364"/>
          <table:table-cell table:number-columns-repeated="1015"/>
        </table:table-row>
        <table:table-row table:style-name="ro20">
          <table:table-cell table:style-name="ce583" table:formula="of:=IF([$TrainingPlan.$F$3]=&quot;TSS&quot;; [$WeeklyTSS.A11]; [$WeeklyHrs.A11])" office:value-type="float" office:value="420" calcext:value-type="float">
            <text:p>420.0</text:p>
          </table:table-cell>
          <table:table-cell table:style-name="ce589" table:formula="of:=IF([$TrainingPlan.$F$3]=&quot;TSS&quot;; [$WeeklyTSS.B11]; [$WeeklyHrs.B11])" office:value-type="float" office:value="30" calcext:value-type="float">
            <text:p>30.0</text:p>
          </table:table-cell>
          <table:table-cell table:style-name="ce589" table:formula="of:=IF([$TrainingPlan.$F$3]=&quot;TSS&quot;; [$WeeklyTSS.C11]; [$WeeklyHrs.C11])" office:value-type="float" office:value="70" calcext:value-type="float">
            <text:p>70.0</text:p>
          </table:table-cell>
          <table:table-cell table:style-name="ce589" table:formula="of:=IF([$TrainingPlan.$F$3]=&quot;TSS&quot;; [$WeeklyTSS.D11]; [$WeeklyHrs.D11])" office:value-type="float" office:value="50" calcext:value-type="float">
            <text:p>50.0</text:p>
          </table:table-cell>
          <table:table-cell table:style-name="ce589" table:formula="of:=IF([$TrainingPlan.$F$3]=&quot;TSS&quot;; [$WeeklyTSS.E11]; [$WeeklyHrs.E11])" office:value-type="float" office:value="60" calcext:value-type="float">
            <text:p>60.0</text:p>
          </table:table-cell>
          <table:table-cell table:style-name="ce589" table:formula="of:=IF([$TrainingPlan.$F$3]=&quot;TSS&quot;; [$WeeklyTSS.F11]; [$WeeklyHrs.F11])" office:value-type="float" office:value="50" calcext:value-type="float">
            <text:p>50.0</text:p>
          </table:table-cell>
          <table:table-cell table:style-name="ce589" table:formula="of:=IF([$TrainingPlan.$F$3]=&quot;TSS&quot;; [$WeeklyTSS.G11]; [$WeeklyHrs.G11])" office:value-type="float" office:value="100" calcext:value-type="float">
            <text:p>100.0</text:p>
          </table:table-cell>
          <table:table-cell table:style-name="ce647" table:formula="of:=IF([$TrainingPlan.$F$3]=&quot;TSS&quot;; [$WeeklyTSS.H11]; [$WeeklyHrs.H11])" office:value-type="float" office:value="60" calcext:value-type="float">
            <text:p>60.0</text:p>
          </table:table-cell>
          <table:table-cell table:number-columns-repeated="1016"/>
        </table:table-row>
        <table:table-row table:style-name="ro20">
          <table:table-cell table:style-name="ce584" table:formula="of:=IF([$TrainingPlan.$F$3]=&quot;TSS&quot;; [$WeeklyTSS.A12]; [$WeeklyHrs.A12])" office:value-type="float" office:value="440" calcext:value-type="float">
            <text:p>440.0</text:p>
          </table:table-cell>
          <table:table-cell table:style-name="ce590" table:formula="of:=IF([$TrainingPlan.$F$3]=&quot;TSS&quot;; [$WeeklyTSS.B12]; [$WeeklyHrs.B12])" office:value-type="float" office:value="40" calcext:value-type="float">
            <text:p>40.0</text:p>
          </table:table-cell>
          <table:table-cell table:style-name="ce590" table:formula="of:=IF([$TrainingPlan.$F$3]=&quot;TSS&quot;; [$WeeklyTSS.C12]; [$WeeklyHrs.C12])" office:value-type="float" office:value="70" calcext:value-type="float">
            <text:p>70.0</text:p>
          </table:table-cell>
          <table:table-cell table:style-name="ce590" table:formula="of:=IF([$TrainingPlan.$F$3]=&quot;TSS&quot;; [$WeeklyTSS.D12]; [$WeeklyHrs.D12])" office:value-type="float" office:value="50" calcext:value-type="float">
            <text:p>50.0</text:p>
          </table:table-cell>
          <table:table-cell table:style-name="ce590" table:formula="of:=IF([$TrainingPlan.$F$3]=&quot;TSS&quot;; [$WeeklyTSS.E12]; [$WeeklyHrs.E12])" office:value-type="float" office:value="70" calcext:value-type="float">
            <text:p>70.0</text:p>
          </table:table-cell>
          <table:table-cell table:style-name="ce590" table:formula="of:=IF([$TrainingPlan.$F$3]=&quot;TSS&quot;; [$WeeklyTSS.F12]; [$WeeklyHrs.F12])" office:value-type="float" office:value="50" calcext:value-type="float">
            <text:p>50.0</text:p>
          </table:table-cell>
          <table:table-cell table:style-name="ce590" table:formula="of:=IF([$TrainingPlan.$F$3]=&quot;TSS&quot;; [$WeeklyTSS.G12]; [$WeeklyHrs.G12])" office:value-type="float" office:value="100" calcext:value-type="float">
            <text:p>100.0</text:p>
          </table:table-cell>
          <table:table-cell table:style-name="ce648" table:formula="of:=IF([$TrainingPlan.$F$3]=&quot;TSS&quot;; [$WeeklyTSS.H12]; [$WeeklyHrs.H12])" office:value-type="float" office:value="60" calcext:value-type="float">
            <text:p>60.0</text:p>
          </table:table-cell>
          <table:table-cell table:number-columns-repeated="1016"/>
        </table:table-row>
        <table:table-row table:style-name="ro20">
          <table:table-cell table:style-name="ce583" table:formula="of:=IF([$TrainingPlan.$F$3]=&quot;TSS&quot;; [$WeeklyTSS.A13]; [$WeeklyHrs.A13])" office:value-type="float" office:value="460" calcext:value-type="float">
            <text:p>460.0</text:p>
          </table:table-cell>
          <table:table-cell table:style-name="ce589" table:formula="of:=IF([$TrainingPlan.$F$3]=&quot;TSS&quot;; [$WeeklyTSS.B13]; [$WeeklyHrs.B13])" office:value-type="float" office:value="40" calcext:value-type="float">
            <text:p>40.0</text:p>
          </table:table-cell>
          <table:table-cell table:style-name="ce589" table:formula="of:=IF([$TrainingPlan.$F$3]=&quot;TSS&quot;; [$WeeklyTSS.C13]; [$WeeklyHrs.C13])" office:value-type="float" office:value="70" calcext:value-type="float">
            <text:p>70.0</text:p>
          </table:table-cell>
          <table:table-cell table:style-name="ce589" table:formula="of:=IF([$TrainingPlan.$F$3]=&quot;TSS&quot;; [$WeeklyTSS.D13]; [$WeeklyHrs.D13])" office:value-type="float" office:value="50" calcext:value-type="float">
            <text:p>50.0</text:p>
          </table:table-cell>
          <table:table-cell table:style-name="ce589" table:formula="of:=IF([$TrainingPlan.$F$3]=&quot;TSS&quot;; [$WeeklyTSS.E13]; [$WeeklyHrs.E13])" office:value-type="float" office:value="70" calcext:value-type="float">
            <text:p>70.0</text:p>
          </table:table-cell>
          <table:table-cell table:style-name="ce589" table:formula="of:=IF([$TrainingPlan.$F$3]=&quot;TSS&quot;; [$WeeklyTSS.F13]; [$WeeklyHrs.F13])" office:value-type="float" office:value="50" calcext:value-type="float">
            <text:p>50.0</text:p>
          </table:table-cell>
          <table:table-cell table:style-name="ce589" table:formula="of:=IF([$TrainingPlan.$F$3]=&quot;TSS&quot;; [$WeeklyTSS.G13]; [$WeeklyHrs.G13])" office:value-type="float" office:value="120" calcext:value-type="float">
            <text:p>120.0</text:p>
          </table:table-cell>
          <table:table-cell table:style-name="ce647" table:formula="of:=IF([$TrainingPlan.$F$3]=&quot;TSS&quot;; [$WeeklyTSS.H13]; [$WeeklyHrs.H13])" office:value-type="float" office:value="60" calcext:value-type="float">
            <text:p>60.0</text:p>
          </table:table-cell>
          <table:table-cell table:number-columns-repeated="1016"/>
        </table:table-row>
        <table:table-row table:style-name="ro20">
          <table:table-cell table:style-name="ce584" table:formula="of:=IF([$TrainingPlan.$F$3]=&quot;TSS&quot;; [$WeeklyTSS.A14]; [$WeeklyHrs.A14])" office:value-type="float" office:value="480" calcext:value-type="float">
            <text:p>480.0</text:p>
          </table:table-cell>
          <table:table-cell table:style-name="ce590" table:formula="of:=IF([$TrainingPlan.$F$3]=&quot;TSS&quot;; [$WeeklyTSS.B14]; [$WeeklyHrs.B14])" office:value-type="float" office:value="40" calcext:value-type="float">
            <text:p>40.0</text:p>
          </table:table-cell>
          <table:table-cell table:style-name="ce590" table:formula="of:=IF([$TrainingPlan.$F$3]=&quot;TSS&quot;; [$WeeklyTSS.C14]; [$WeeklyHrs.C14])" office:value-type="float" office:value="90" calcext:value-type="float">
            <text:p>90.0</text:p>
          </table:table-cell>
          <table:table-cell table:style-name="ce590" table:formula="of:=IF([$TrainingPlan.$F$3]=&quot;TSS&quot;; [$WeeklyTSS.D14]; [$WeeklyHrs.D14])" office:value-type="float" office:value="50" calcext:value-type="float">
            <text:p>50.0</text:p>
          </table:table-cell>
          <table:table-cell table:style-name="ce590" table:formula="of:=IF([$TrainingPlan.$F$3]=&quot;TSS&quot;; [$WeeklyTSS.E14]; [$WeeklyHrs.E14])" office:value-type="float" office:value="70" calcext:value-type="float">
            <text:p>70.0</text:p>
          </table:table-cell>
          <table:table-cell table:style-name="ce590" table:formula="of:=IF([$TrainingPlan.$F$3]=&quot;TSS&quot;; [$WeeklyTSS.F14]; [$WeeklyHrs.F14])" office:value-type="float" office:value="50" calcext:value-type="float">
            <text:p>50.0</text:p>
          </table:table-cell>
          <table:table-cell table:style-name="ce590" table:formula="of:=IF([$TrainingPlan.$F$3]=&quot;TSS&quot;; [$WeeklyTSS.G14]; [$WeeklyHrs.G14])" office:value-type="float" office:value="120" calcext:value-type="float">
            <text:p>120.0</text:p>
          </table:table-cell>
          <table:table-cell table:style-name="ce648" table:formula="of:=IF([$TrainingPlan.$F$3]=&quot;TSS&quot;; [$WeeklyTSS.H14]; [$WeeklyHrs.H14])" office:value-type="float" office:value="60" calcext:value-type="float">
            <text:p>60.0</text:p>
          </table:table-cell>
          <table:table-cell table:number-columns-repeated="1016"/>
        </table:table-row>
        <table:table-row table:style-name="ro20">
          <table:table-cell table:style-name="ce583" table:formula="of:=IF([$TrainingPlan.$F$3]=&quot;TSS&quot;; [$WeeklyTSS.A15]; [$WeeklyHrs.A15])" office:value-type="float" office:value="500" calcext:value-type="float">
            <text:p>500.0</text:p>
          </table:table-cell>
          <table:table-cell table:style-name="ce589" table:formula="of:=IF([$TrainingPlan.$F$3]=&quot;TSS&quot;; [$WeeklyTSS.B15]; [$WeeklyHrs.B15])" office:value-type="float" office:value="50" calcext:value-type="float">
            <text:p>50.0</text:p>
          </table:table-cell>
          <table:table-cell table:style-name="ce589" table:formula="of:=IF([$TrainingPlan.$F$3]=&quot;TSS&quot;; [$WeeklyTSS.C15]; [$WeeklyHrs.C15])" office:value-type="float" office:value="90" calcext:value-type="float">
            <text:p>90.0</text:p>
          </table:table-cell>
          <table:table-cell table:style-name="ce589" table:formula="of:=IF([$TrainingPlan.$F$3]=&quot;TSS&quot;; [$WeeklyTSS.D15]; [$WeeklyHrs.D15])" office:value-type="float" office:value="50" calcext:value-type="float">
            <text:p>50.0</text:p>
          </table:table-cell>
          <table:table-cell table:style-name="ce589" table:formula="of:=IF([$TrainingPlan.$F$3]=&quot;TSS&quot;; [$WeeklyTSS.E15]; [$WeeklyHrs.E15])" office:value-type="float" office:value="70" calcext:value-type="float">
            <text:p>70.0</text:p>
          </table:table-cell>
          <table:table-cell table:style-name="ce589" table:formula="of:=IF([$TrainingPlan.$F$3]=&quot;TSS&quot;; [$WeeklyTSS.F15]; [$WeeklyHrs.F15])" office:value-type="float" office:value="50" calcext:value-type="float">
            <text:p>50.0</text:p>
          </table:table-cell>
          <table:table-cell table:style-name="ce589" table:formula="of:=IF([$TrainingPlan.$F$3]=&quot;TSS&quot;; [$WeeklyTSS.G15]; [$WeeklyHrs.G15])" office:value-type="float" office:value="120" calcext:value-type="float">
            <text:p>120.0</text:p>
          </table:table-cell>
          <table:table-cell table:style-name="ce647" table:formula="of:=IF([$TrainingPlan.$F$3]=&quot;TSS&quot;; [$WeeklyTSS.H15]; [$WeeklyHrs.H15])" office:value-type="float" office:value="70" calcext:value-type="float">
            <text:p>70.0</text:p>
          </table:table-cell>
          <table:table-cell table:number-columns-repeated="1016"/>
        </table:table-row>
        <table:table-row table:style-name="ro20">
          <table:table-cell table:style-name="ce584" table:formula="of:=IF([$TrainingPlan.$F$3]=&quot;TSS&quot;; [$WeeklyTSS.A16]; [$WeeklyHrs.A16])" office:value-type="float" office:value="520" calcext:value-type="float">
            <text:p>520.0</text:p>
          </table:table-cell>
          <table:table-cell table:style-name="ce590" table:formula="of:=IF([$TrainingPlan.$F$3]=&quot;TSS&quot;; [$WeeklyTSS.B16]; [$WeeklyHrs.B16])" office:value-type="float" office:value="50" calcext:value-type="float">
            <text:p>50.0</text:p>
          </table:table-cell>
          <table:table-cell table:style-name="ce590" table:formula="of:=IF([$TrainingPlan.$F$3]=&quot;TSS&quot;; [$WeeklyTSS.C16]; [$WeeklyHrs.C16])" office:value-type="float" office:value="90" calcext:value-type="float">
            <text:p>90.0</text:p>
          </table:table-cell>
          <table:table-cell table:style-name="ce590" table:formula="of:=IF([$TrainingPlan.$F$3]=&quot;TSS&quot;; [$WeeklyTSS.D16]; [$WeeklyHrs.D16])" office:value-type="float" office:value="50" calcext:value-type="float">
            <text:p>50.0</text:p>
          </table:table-cell>
          <table:table-cell table:style-name="ce590" table:formula="of:=IF([$TrainingPlan.$F$3]=&quot;TSS&quot;; [$WeeklyTSS.E16]; [$WeeklyHrs.E16])" office:value-type="float" office:value="70" calcext:value-type="float">
            <text:p>70.0</text:p>
          </table:table-cell>
          <table:table-cell table:style-name="ce590" table:formula="of:=IF([$TrainingPlan.$F$3]=&quot;TSS&quot;; [$WeeklyTSS.F16]; [$WeeklyHrs.F16])" office:value-type="float" office:value="70" calcext:value-type="float">
            <text:p>70.0</text:p>
          </table:table-cell>
          <table:table-cell table:style-name="ce590" table:formula="of:=IF([$TrainingPlan.$F$3]=&quot;TSS&quot;; [$WeeklyTSS.G16]; [$WeeklyHrs.G16])" office:value-type="float" office:value="120" calcext:value-type="float">
            <text:p>120.0</text:p>
          </table:table-cell>
          <table:table-cell table:style-name="ce648" table:formula="of:=IF([$TrainingPlan.$F$3]=&quot;TSS&quot;; [$WeeklyTSS.H16]; [$WeeklyHrs.H16])" office:value-type="float" office:value="70" calcext:value-type="float">
            <text:p>70.0</text:p>
          </table:table-cell>
          <table:table-cell table:style-name="ce607" table:number-columns-repeated="1016"/>
        </table:table-row>
        <table:table-row table:style-name="ro20">
          <table:table-cell table:style-name="ce583" table:formula="of:=IF([$TrainingPlan.$F$3]=&quot;TSS&quot;; [$WeeklyTSS.A17]; [$WeeklyHrs.A17])" office:value-type="float" office:value="540" calcext:value-type="float">
            <text:p>540.0</text:p>
          </table:table-cell>
          <table:table-cell table:style-name="ce589" table:formula="of:=IF([$TrainingPlan.$F$3]=&quot;TSS&quot;; [$WeeklyTSS.B17]; [$WeeklyHrs.B17])" office:value-type="float" office:value="50" calcext:value-type="float">
            <text:p>50.0</text:p>
          </table:table-cell>
          <table:table-cell table:style-name="ce589" table:formula="of:=IF([$TrainingPlan.$F$3]=&quot;TSS&quot;; [$WeeklyTSS.C17]; [$WeeklyHrs.C17])" office:value-type="float" office:value="90" calcext:value-type="float">
            <text:p>90.0</text:p>
          </table:table-cell>
          <table:table-cell table:style-name="ce589" table:formula="of:=IF([$TrainingPlan.$F$3]=&quot;TSS&quot;; [$WeeklyTSS.D17]; [$WeeklyHrs.D17])" office:value-type="float" office:value="50" calcext:value-type="float">
            <text:p>50.0</text:p>
          </table:table-cell>
          <table:table-cell table:style-name="ce589" table:formula="of:=IF([$TrainingPlan.$F$3]=&quot;TSS&quot;; [$WeeklyTSS.E17]; [$WeeklyHrs.E17])" office:value-type="float" office:value="70" calcext:value-type="float">
            <text:p>70.0</text:p>
          </table:table-cell>
          <table:table-cell table:style-name="ce589" table:formula="of:=IF([$TrainingPlan.$F$3]=&quot;TSS&quot;; [$WeeklyTSS.F17]; [$WeeklyHrs.F17])" office:value-type="float" office:value="70" calcext:value-type="float">
            <text:p>70.0</text:p>
          </table:table-cell>
          <table:table-cell table:style-name="ce589" table:formula="of:=IF([$TrainingPlan.$F$3]=&quot;TSS&quot;; [$WeeklyTSS.G17]; [$WeeklyHrs.G17])" office:value-type="float" office:value="140" calcext:value-type="float">
            <text:p>140.0</text:p>
          </table:table-cell>
          <table:table-cell table:style-name="ce647" table:formula="of:=IF([$TrainingPlan.$F$3]=&quot;TSS&quot;; [$WeeklyTSS.H17]; [$WeeklyHrs.H17])" office:value-type="float" office:value="70" calcext:value-type="float">
            <text:p>70.0</text:p>
          </table:table-cell>
          <table:table-cell table:number-columns-repeated="1016"/>
        </table:table-row>
        <table:table-row table:style-name="ro20">
          <table:table-cell table:style-name="ce584" table:formula="of:=IF([$TrainingPlan.$F$3]=&quot;TSS&quot;; [$WeeklyTSS.A18]; [$WeeklyHrs.A18])" office:value-type="float" office:value="560" calcext:value-type="float">
            <text:p>560.0</text:p>
          </table:table-cell>
          <table:table-cell table:style-name="ce590" table:formula="of:=IF([$TrainingPlan.$F$3]=&quot;TSS&quot;; [$WeeklyTSS.B18]; [$WeeklyHrs.B18])" office:value-type="float" office:value="50" calcext:value-type="float">
            <text:p>50.0</text:p>
          </table:table-cell>
          <table:table-cell table:style-name="ce590" table:formula="of:=IF([$TrainingPlan.$F$3]=&quot;TSS&quot;; [$WeeklyTSS.C18]; [$WeeklyHrs.C18])" office:value-type="float" office:value="90" calcext:value-type="float">
            <text:p>90.0</text:p>
          </table:table-cell>
          <table:table-cell table:style-name="ce590" table:formula="of:=IF([$TrainingPlan.$F$3]=&quot;TSS&quot;; [$WeeklyTSS.D18]; [$WeeklyHrs.D18])" office:value-type="float" office:value="50" calcext:value-type="float">
            <text:p>50.0</text:p>
          </table:table-cell>
          <table:table-cell table:style-name="ce590" table:formula="of:=IF([$TrainingPlan.$F$3]=&quot;TSS&quot;; [$WeeklyTSS.E18]; [$WeeklyHrs.E18])" office:value-type="float" office:value="90" calcext:value-type="float">
            <text:p>90.0</text:p>
          </table:table-cell>
          <table:table-cell table:style-name="ce590" table:formula="of:=IF([$TrainingPlan.$F$3]=&quot;TSS&quot;; [$WeeklyTSS.F18]; [$WeeklyHrs.F18])" office:value-type="float" office:value="70" calcext:value-type="float">
            <text:p>70.0</text:p>
          </table:table-cell>
          <table:table-cell table:style-name="ce590" table:formula="of:=IF([$TrainingPlan.$F$3]=&quot;TSS&quot;; [$WeeklyTSS.G18]; [$WeeklyHrs.G18])" office:value-type="float" office:value="140" calcext:value-type="float">
            <text:p>140.0</text:p>
          </table:table-cell>
          <table:table-cell table:style-name="ce648" table:formula="of:=IF([$TrainingPlan.$F$3]=&quot;TSS&quot;; [$WeeklyTSS.H18]; [$WeeklyHrs.H18])" office:value-type="float" office:value="70" calcext:value-type="float">
            <text:p>70.0</text:p>
          </table:table-cell>
          <table:table-cell table:number-columns-repeated="1016"/>
        </table:table-row>
        <table:table-row table:style-name="ro20">
          <table:table-cell table:style-name="ce583" table:formula="of:=IF([$TrainingPlan.$F$3]=&quot;TSS&quot;; [$WeeklyTSS.A19]; [$WeeklyHrs.A19])" office:value-type="float" office:value="580" calcext:value-type="float">
            <text:p>580.0</text:p>
          </table:table-cell>
          <table:table-cell table:style-name="ce589" table:formula="of:=IF([$TrainingPlan.$F$3]=&quot;TSS&quot;; [$WeeklyTSS.B19]; [$WeeklyHrs.B19])" office:value-type="float" office:value="50" calcext:value-type="float">
            <text:p>50.0</text:p>
          </table:table-cell>
          <table:table-cell table:style-name="ce589" table:formula="of:=IF([$TrainingPlan.$F$3]=&quot;TSS&quot;; [$WeeklyTSS.C19]; [$WeeklyHrs.C19])" office:value-type="float" office:value="90" calcext:value-type="float">
            <text:p>90.0</text:p>
          </table:table-cell>
          <table:table-cell table:style-name="ce589" table:formula="of:=IF([$TrainingPlan.$F$3]=&quot;TSS&quot;; [$WeeklyTSS.D19]; [$WeeklyHrs.D19])" office:value-type="float" office:value="50" calcext:value-type="float">
            <text:p>50.0</text:p>
          </table:table-cell>
          <table:table-cell table:style-name="ce589" table:formula="of:=IF([$TrainingPlan.$F$3]=&quot;TSS&quot;; [$WeeklyTSS.E19]; [$WeeklyHrs.E19])" office:value-type="float" office:value="90" calcext:value-type="float">
            <text:p>90.0</text:p>
          </table:table-cell>
          <table:table-cell table:style-name="ce589" table:formula="of:=IF([$TrainingPlan.$F$3]=&quot;TSS&quot;; [$WeeklyTSS.F19]; [$WeeklyHrs.F19])" office:value-type="float" office:value="70" calcext:value-type="float">
            <text:p>70.0</text:p>
          </table:table-cell>
          <table:table-cell table:style-name="ce589" table:formula="of:=IF([$TrainingPlan.$F$3]=&quot;TSS&quot;; [$WeeklyTSS.G19]; [$WeeklyHrs.G19])" office:value-type="float" office:value="160" calcext:value-type="float">
            <text:p>160.0</text:p>
          </table:table-cell>
          <table:table-cell table:style-name="ce647" table:formula="of:=IF([$TrainingPlan.$F$3]=&quot;TSS&quot;; [$WeeklyTSS.H19]; [$WeeklyHrs.H19])" office:value-type="float" office:value="70" calcext:value-type="float">
            <text:p>70.0</text:p>
          </table:table-cell>
          <table:table-cell table:number-columns-repeated="1016"/>
        </table:table-row>
        <table:table-row table:style-name="ro20">
          <table:table-cell table:style-name="ce584" table:formula="of:=IF([$TrainingPlan.$F$3]=&quot;TSS&quot;; [$WeeklyTSS.A20]; [$WeeklyHrs.A20])" office:value-type="float" office:value="600" calcext:value-type="float">
            <text:p>600.0</text:p>
          </table:table-cell>
          <table:table-cell table:style-name="ce590" table:formula="of:=IF([$TrainingPlan.$F$3]=&quot;TSS&quot;; [$WeeklyTSS.B20]; [$WeeklyHrs.B20])" office:value-type="float" office:value="50" calcext:value-type="float">
            <text:p>50.0</text:p>
          </table:table-cell>
          <table:table-cell table:style-name="ce590" table:formula="of:=IF([$TrainingPlan.$F$3]=&quot;TSS&quot;; [$WeeklyTSS.C20]; [$WeeklyHrs.C20])" office:value-type="float" office:value="110" calcext:value-type="float">
            <text:p>110.0</text:p>
          </table:table-cell>
          <table:table-cell table:style-name="ce590" table:formula="of:=IF([$TrainingPlan.$F$3]=&quot;TSS&quot;; [$WeeklyTSS.D20]; [$WeeklyHrs.D20])" office:value-type="float" office:value="50" calcext:value-type="float">
            <text:p>50.0</text:p>
          </table:table-cell>
          <table:table-cell table:style-name="ce590" table:formula="of:=IF([$TrainingPlan.$F$3]=&quot;TSS&quot;; [$WeeklyTSS.E20]; [$WeeklyHrs.E20])" office:value-type="float" office:value="90" calcext:value-type="float">
            <text:p>90.0</text:p>
          </table:table-cell>
          <table:table-cell table:style-name="ce590" table:formula="of:=IF([$TrainingPlan.$F$3]=&quot;TSS&quot;; [$WeeklyTSS.F20]; [$WeeklyHrs.F20])" office:value-type="float" office:value="70" calcext:value-type="float">
            <text:p>70.0</text:p>
          </table:table-cell>
          <table:table-cell table:style-name="ce590" table:formula="of:=IF([$TrainingPlan.$F$3]=&quot;TSS&quot;; [$WeeklyTSS.G20]; [$WeeklyHrs.G20])" office:value-type="float" office:value="160" calcext:value-type="float">
            <text:p>160.0</text:p>
          </table:table-cell>
          <table:table-cell table:style-name="ce648" table:formula="of:=IF([$TrainingPlan.$F$3]=&quot;TSS&quot;; [$WeeklyTSS.H20]; [$WeeklyHrs.H20])" office:value-type="float" office:value="70" calcext:value-type="float">
            <text:p>70.0</text:p>
          </table:table-cell>
          <table:table-cell table:number-columns-repeated="1016"/>
        </table:table-row>
        <table:table-row table:style-name="ro20">
          <table:table-cell table:style-name="ce583" table:formula="of:=IF([$TrainingPlan.$F$3]=&quot;TSS&quot;; [$WeeklyTSS.A21]; [$WeeklyHrs.A21])" office:value-type="float" office:value="620" calcext:value-type="float">
            <text:p>620.0</text:p>
          </table:table-cell>
          <table:table-cell table:style-name="ce589" table:formula="of:=IF([$TrainingPlan.$F$3]=&quot;TSS&quot;; [$WeeklyTSS.B21]; [$WeeklyHrs.B21])" office:value-type="float" office:value="50" calcext:value-type="float">
            <text:p>50.0</text:p>
          </table:table-cell>
          <table:table-cell table:style-name="ce589" table:formula="of:=IF([$TrainingPlan.$F$3]=&quot;TSS&quot;; [$WeeklyTSS.C21]; [$WeeklyHrs.C21])" office:value-type="float" office:value="110" calcext:value-type="float">
            <text:p>110.0</text:p>
          </table:table-cell>
          <table:table-cell table:style-name="ce589" table:formula="of:=IF([$TrainingPlan.$F$3]=&quot;TSS&quot;; [$WeeklyTSS.D21]; [$WeeklyHrs.D21])" office:value-type="float" office:value="50" calcext:value-type="float">
            <text:p>50.0</text:p>
          </table:table-cell>
          <table:table-cell table:style-name="ce589" table:formula="of:=IF([$TrainingPlan.$F$3]=&quot;TSS&quot;; [$WeeklyTSS.E21]; [$WeeklyHrs.E21])" office:value-type="float" office:value="90" calcext:value-type="float">
            <text:p>90.0</text:p>
          </table:table-cell>
          <table:table-cell table:style-name="ce589" table:formula="of:=IF([$TrainingPlan.$F$3]=&quot;TSS&quot;; [$WeeklyTSS.F21]; [$WeeklyHrs.F21])" office:value-type="float" office:value="70" calcext:value-type="float">
            <text:p>70.0</text:p>
          </table:table-cell>
          <table:table-cell table:style-name="ce589" table:formula="of:=IF([$TrainingPlan.$F$3]=&quot;TSS&quot;; [$WeeklyTSS.G21]; [$WeeklyHrs.G21])" office:value-type="float" office:value="160" calcext:value-type="float">
            <text:p>160.0</text:p>
          </table:table-cell>
          <table:table-cell table:style-name="ce647" table:formula="of:=IF([$TrainingPlan.$F$3]=&quot;TSS&quot;; [$WeeklyTSS.H21]; [$WeeklyHrs.H21])" office:value-type="float" office:value="90" calcext:value-type="float">
            <text:p>90.0</text:p>
          </table:table-cell>
          <table:table-cell table:number-columns-repeated="1016"/>
        </table:table-row>
        <table:table-row table:style-name="ro20">
          <table:table-cell table:style-name="ce584" table:formula="of:=IF([$TrainingPlan.$F$3]=&quot;TSS&quot;; [$WeeklyTSS.A22]; [$WeeklyHrs.A22])" office:value-type="float" office:value="640" calcext:value-type="float">
            <text:p>640.0</text:p>
          </table:table-cell>
          <table:table-cell table:style-name="ce590" table:formula="of:=IF([$TrainingPlan.$F$3]=&quot;TSS&quot;; [$WeeklyTSS.B22]; [$WeeklyHrs.B22])" office:value-type="float" office:value="50" calcext:value-type="float">
            <text:p>50.0</text:p>
          </table:table-cell>
          <table:table-cell table:style-name="ce590" table:formula="of:=IF([$TrainingPlan.$F$3]=&quot;TSS&quot;; [$WeeklyTSS.C22]; [$WeeklyHrs.C22])" office:value-type="float" office:value="110" calcext:value-type="float">
            <text:p>110.0</text:p>
          </table:table-cell>
          <table:table-cell table:style-name="ce590" table:formula="of:=IF([$TrainingPlan.$F$3]=&quot;TSS&quot;; [$WeeklyTSS.D22]; [$WeeklyHrs.D22])" office:value-type="float" office:value="50" calcext:value-type="float">
            <text:p>50.0</text:p>
          </table:table-cell>
          <table:table-cell table:style-name="ce590" table:formula="of:=IF([$TrainingPlan.$F$3]=&quot;TSS&quot;; [$WeeklyTSS.E22]; [$WeeklyHrs.E22])" office:value-type="float" office:value="90" calcext:value-type="float">
            <text:p>90.0</text:p>
          </table:table-cell>
          <table:table-cell table:style-name="ce590" table:formula="of:=IF([$TrainingPlan.$F$3]=&quot;TSS&quot;; [$WeeklyTSS.F22]; [$WeeklyHrs.F22])" office:value-type="float" office:value="70" calcext:value-type="float">
            <text:p>70.0</text:p>
          </table:table-cell>
          <table:table-cell table:style-name="ce590" table:formula="of:=IF([$TrainingPlan.$F$3]=&quot;TSS&quot;; [$WeeklyTSS.G22]; [$WeeklyHrs.G22])" office:value-type="float" office:value="180" calcext:value-type="float">
            <text:p>180.0</text:p>
          </table:table-cell>
          <table:table-cell table:style-name="ce648" table:formula="of:=IF([$TrainingPlan.$F$3]=&quot;TSS&quot;; [$WeeklyTSS.H22]; [$WeeklyHrs.H22])" office:value-type="float" office:value="90" calcext:value-type="float">
            <text:p>90.0</text:p>
          </table:table-cell>
          <table:table-cell table:number-columns-repeated="1016"/>
        </table:table-row>
        <table:table-row table:style-name="ro20">
          <table:table-cell table:style-name="ce583" table:formula="of:=IF([$TrainingPlan.$F$3]=&quot;TSS&quot;; [$WeeklyTSS.A23]; [$WeeklyHrs.A23])" office:value-type="float" office:value="660" calcext:value-type="float">
            <text:p>660.0</text:p>
          </table:table-cell>
          <table:table-cell table:style-name="ce589" table:formula="of:=IF([$TrainingPlan.$F$3]=&quot;TSS&quot;; [$WeeklyTSS.B23]; [$WeeklyHrs.B23])" office:value-type="float" office:value="50" calcext:value-type="float">
            <text:p>50.0</text:p>
          </table:table-cell>
          <table:table-cell table:style-name="ce589" table:formula="of:=IF([$TrainingPlan.$F$3]=&quot;TSS&quot;; [$WeeklyTSS.C23]; [$WeeklyHrs.C23])" office:value-type="float" office:value="110" calcext:value-type="float">
            <text:p>110.0</text:p>
          </table:table-cell>
          <table:table-cell table:style-name="ce589" table:formula="of:=IF([$TrainingPlan.$F$3]=&quot;TSS&quot;; [$WeeklyTSS.D23]; [$WeeklyHrs.D23])" office:value-type="float" office:value="70" calcext:value-type="float">
            <text:p>70.0</text:p>
          </table:table-cell>
          <table:table-cell table:style-name="ce589" table:formula="of:=IF([$TrainingPlan.$F$3]=&quot;TSS&quot;; [$WeeklyTSS.E23]; [$WeeklyHrs.E23])" office:value-type="float" office:value="90" calcext:value-type="float">
            <text:p>90.0</text:p>
          </table:table-cell>
          <table:table-cell table:style-name="ce589" table:formula="of:=IF([$TrainingPlan.$F$3]=&quot;TSS&quot;; [$WeeklyTSS.F23]; [$WeeklyHrs.F23])" office:value-type="float" office:value="70" calcext:value-type="float">
            <text:p>70.0</text:p>
          </table:table-cell>
          <table:table-cell table:style-name="ce589" table:formula="of:=IF([$TrainingPlan.$F$3]=&quot;TSS&quot;; [$WeeklyTSS.G23]; [$WeeklyHrs.G23])" office:value-type="float" office:value="180" calcext:value-type="float">
            <text:p>180.0</text:p>
          </table:table-cell>
          <table:table-cell table:style-name="ce647" table:formula="of:=IF([$TrainingPlan.$F$3]=&quot;TSS&quot;; [$WeeklyTSS.H23]; [$WeeklyHrs.H23])" office:value-type="float" office:value="90" calcext:value-type="float">
            <text:p>90.0</text:p>
          </table:table-cell>
          <table:table-cell table:number-columns-repeated="1016"/>
        </table:table-row>
        <table:table-row table:style-name="ro20">
          <table:table-cell table:style-name="ce584" table:formula="of:=IF([$TrainingPlan.$F$3]=&quot;TSS&quot;; [$WeeklyTSS.A24]; [$WeeklyHrs.A24])" office:value-type="float" office:value="680" calcext:value-type="float">
            <text:p>680.0</text:p>
          </table:table-cell>
          <table:table-cell table:style-name="ce590" table:formula="of:=IF([$TrainingPlan.$F$3]=&quot;TSS&quot;; [$WeeklyTSS.B24]; [$WeeklyHrs.B24])" office:value-type="float" office:value="50" calcext:value-type="float">
            <text:p>50.0</text:p>
          </table:table-cell>
          <table:table-cell table:style-name="ce590" table:formula="of:=IF([$TrainingPlan.$F$3]=&quot;TSS&quot;; [$WeeklyTSS.C24]; [$WeeklyHrs.C24])" office:value-type="float" office:value="110" calcext:value-type="float">
            <text:p>110.0</text:p>
          </table:table-cell>
          <table:table-cell table:style-name="ce590" table:formula="of:=IF([$TrainingPlan.$F$3]=&quot;TSS&quot;; [$WeeklyTSS.D24]; [$WeeklyHrs.D24])" office:value-type="float" office:value="70" calcext:value-type="float">
            <text:p>70.0</text:p>
          </table:table-cell>
          <table:table-cell table:style-name="ce590" table:formula="of:=IF([$TrainingPlan.$F$3]=&quot;TSS&quot;; [$WeeklyTSS.E24]; [$WeeklyHrs.E24])" office:value-type="float" office:value="110" calcext:value-type="float">
            <text:p>110.0</text:p>
          </table:table-cell>
          <table:table-cell table:style-name="ce590" table:formula="of:=IF([$TrainingPlan.$F$3]=&quot;TSS&quot;; [$WeeklyTSS.F24]; [$WeeklyHrs.F24])" office:value-type="float" office:value="70" calcext:value-type="float">
            <text:p>70.0</text:p>
          </table:table-cell>
          <table:table-cell table:style-name="ce590" table:formula="of:=IF([$TrainingPlan.$F$3]=&quot;TSS&quot;; [$WeeklyTSS.G24]; [$WeeklyHrs.G24])" office:value-type="float" office:value="180" calcext:value-type="float">
            <text:p>180.0</text:p>
          </table:table-cell>
          <table:table-cell table:style-name="ce648" table:formula="of:=IF([$TrainingPlan.$F$3]=&quot;TSS&quot;; [$WeeklyTSS.H24]; [$WeeklyHrs.H24])" office:value-type="float" office:value="90" calcext:value-type="float">
            <text:p>90.0</text:p>
          </table:table-cell>
          <table:table-cell table:number-columns-repeated="1016"/>
        </table:table-row>
        <table:table-row table:style-name="ro20">
          <table:table-cell table:style-name="ce583" table:formula="of:=IF([$TrainingPlan.$F$3]=&quot;TSS&quot;; [$WeeklyTSS.A25]; [$WeeklyHrs.A25])" office:value-type="float" office:value="700" calcext:value-type="float">
            <text:p>700.0</text:p>
          </table:table-cell>
          <table:table-cell table:style-name="ce589" table:formula="of:=IF([$TrainingPlan.$F$3]=&quot;TSS&quot;; [$WeeklyTSS.B25]; [$WeeklyHrs.B25])" office:value-type="float" office:value="50" calcext:value-type="float">
            <text:p>50.0</text:p>
          </table:table-cell>
          <table:table-cell table:style-name="ce589" table:formula="of:=IF([$TrainingPlan.$F$3]=&quot;TSS&quot;; [$WeeklyTSS.C25]; [$WeeklyHrs.C25])" office:value-type="float" office:value="110" calcext:value-type="float">
            <text:p>110.0</text:p>
          </table:table-cell>
          <table:table-cell table:style-name="ce589" table:formula="of:=IF([$TrainingPlan.$F$3]=&quot;TSS&quot;; [$WeeklyTSS.D25]; [$WeeklyHrs.D25])" office:value-type="float" office:value="70" calcext:value-type="float">
            <text:p>70.0</text:p>
          </table:table-cell>
          <table:table-cell table:style-name="ce589" table:formula="of:=IF([$TrainingPlan.$F$3]=&quot;TSS&quot;; [$WeeklyTSS.E25]; [$WeeklyHrs.E25])" office:value-type="float" office:value="110" calcext:value-type="float">
            <text:p>110.0</text:p>
          </table:table-cell>
          <table:table-cell table:style-name="ce589" table:formula="of:=IF([$TrainingPlan.$F$3]=&quot;TSS&quot;; [$WeeklyTSS.F25]; [$WeeklyHrs.F25])" office:value-type="float" office:value="90" calcext:value-type="float">
            <text:p>90.0</text:p>
          </table:table-cell>
          <table:table-cell table:style-name="ce589" table:formula="of:=IF([$TrainingPlan.$F$3]=&quot;TSS&quot;; [$WeeklyTSS.G25]; [$WeeklyHrs.G25])" office:value-type="float" office:value="180" calcext:value-type="float">
            <text:p>180.0</text:p>
          </table:table-cell>
          <table:table-cell table:style-name="ce647" table:formula="of:=IF([$TrainingPlan.$F$3]=&quot;TSS&quot;; [$WeeklyTSS.H25]; [$WeeklyHrs.H25])" office:value-type="float" office:value="90" calcext:value-type="float">
            <text:p>90.0</text:p>
          </table:table-cell>
          <table:table-cell table:number-columns-repeated="1016"/>
        </table:table-row>
        <table:table-row table:style-name="ro20">
          <table:table-cell table:style-name="ce584" table:formula="of:=IF([$TrainingPlan.$F$3]=&quot;TSS&quot;; [$WeeklyTSS.A26]; [$WeeklyHrs.A26])" office:value-type="float" office:value="720" calcext:value-type="float">
            <text:p>720.0</text:p>
          </table:table-cell>
          <table:table-cell table:style-name="ce590" table:formula="of:=IF([$TrainingPlan.$F$3]=&quot;TSS&quot;; [$WeeklyTSS.B26]; [$WeeklyHrs.B26])" office:value-type="float" office:value="50" calcext:value-type="float">
            <text:p>50.0</text:p>
          </table:table-cell>
          <table:table-cell table:style-name="ce590" table:formula="of:=IF([$TrainingPlan.$F$3]=&quot;TSS&quot;; [$WeeklyTSS.C26]; [$WeeklyHrs.C26])" office:value-type="float" office:value="130" calcext:value-type="float">
            <text:p>130.0</text:p>
          </table:table-cell>
          <table:table-cell table:style-name="ce590" table:formula="of:=IF([$TrainingPlan.$F$3]=&quot;TSS&quot;; [$WeeklyTSS.D26]; [$WeeklyHrs.D26])" office:value-type="float" office:value="70" calcext:value-type="float">
            <text:p>70.0</text:p>
          </table:table-cell>
          <table:table-cell table:style-name="ce590" table:formula="of:=IF([$TrainingPlan.$F$3]=&quot;TSS&quot;; [$WeeklyTSS.E26]; [$WeeklyHrs.E26])" office:value-type="float" office:value="110" calcext:value-type="float">
            <text:p>110.0</text:p>
          </table:table-cell>
          <table:table-cell table:style-name="ce590" table:formula="of:=IF([$TrainingPlan.$F$3]=&quot;TSS&quot;; [$WeeklyTSS.F26]; [$WeeklyHrs.F26])" office:value-type="float" office:value="90" calcext:value-type="float">
            <text:p>90.0</text:p>
          </table:table-cell>
          <table:table-cell table:style-name="ce590" table:formula="of:=IF([$TrainingPlan.$F$3]=&quot;TSS&quot;; [$WeeklyTSS.G26]; [$WeeklyHrs.G26])" office:value-type="float" office:value="180" calcext:value-type="float">
            <text:p>180.0</text:p>
          </table:table-cell>
          <table:table-cell table:style-name="ce648" table:formula="of:=IF([$TrainingPlan.$F$3]=&quot;TSS&quot;; [$WeeklyTSS.H26]; [$WeeklyHrs.H26])" office:value-type="float" office:value="90" calcext:value-type="float">
            <text:p>90.0</text:p>
          </table:table-cell>
          <table:table-cell table:number-columns-repeated="1016"/>
        </table:table-row>
        <table:table-row table:style-name="ro20">
          <table:table-cell table:style-name="ce583" table:formula="of:=IF([$TrainingPlan.$F$3]=&quot;TSS&quot;; [$WeeklyTSS.A27]; [$WeeklyHrs.A27])" office:value-type="float" office:value="740" calcext:value-type="float">
            <text:p>740.0</text:p>
          </table:table-cell>
          <table:table-cell table:style-name="ce589" table:formula="of:=IF([$TrainingPlan.$F$3]=&quot;TSS&quot;; [$WeeklyTSS.B27]; [$WeeklyHrs.B27])" office:value-type="float" office:value="50" calcext:value-type="float">
            <text:p>50.0</text:p>
          </table:table-cell>
          <table:table-cell table:style-name="ce589" table:formula="of:=IF([$TrainingPlan.$F$3]=&quot;TSS&quot;; [$WeeklyTSS.C27]; [$WeeklyHrs.C27])" office:value-type="float" office:value="130" calcext:value-type="float">
            <text:p>130.0</text:p>
          </table:table-cell>
          <table:table-cell table:style-name="ce589" table:formula="of:=IF([$TrainingPlan.$F$3]=&quot;TSS&quot;; [$WeeklyTSS.D27]; [$WeeklyHrs.D27])" office:value-type="float" office:value="70" calcext:value-type="float">
            <text:p>70.0</text:p>
          </table:table-cell>
          <table:table-cell table:style-name="ce589" table:formula="of:=IF([$TrainingPlan.$F$3]=&quot;TSS&quot;; [$WeeklyTSS.E27]; [$WeeklyHrs.E27])" office:value-type="float" office:value="110" calcext:value-type="float">
            <text:p>110.0</text:p>
          </table:table-cell>
          <table:table-cell table:style-name="ce589" table:formula="of:=IF([$TrainingPlan.$F$3]=&quot;TSS&quot;; [$WeeklyTSS.F27]; [$WeeklyHrs.F27])" office:value-type="float" office:value="90" calcext:value-type="float">
            <text:p>90.0</text:p>
          </table:table-cell>
          <table:table-cell table:style-name="ce589" table:formula="of:=IF([$TrainingPlan.$F$3]=&quot;TSS&quot;; [$WeeklyTSS.G27]; [$WeeklyHrs.G27])" office:value-type="float" office:value="180" calcext:value-type="float">
            <text:p>180.0</text:p>
          </table:table-cell>
          <table:table-cell table:style-name="ce647" table:formula="of:=IF([$TrainingPlan.$F$3]=&quot;TSS&quot;; [$WeeklyTSS.H27]; [$WeeklyHrs.H27])" office:value-type="float" office:value="110" calcext:value-type="float">
            <text:p>110.0</text:p>
          </table:table-cell>
          <table:table-cell table:number-columns-repeated="1016"/>
        </table:table-row>
        <table:table-row table:style-name="ro20">
          <table:table-cell table:style-name="ce584" table:formula="of:=IF([$TrainingPlan.$F$3]=&quot;TSS&quot;; [$WeeklyTSS.A28]; [$WeeklyHrs.A28])" office:value-type="float" office:value="760" calcext:value-type="float">
            <text:p>760.0</text:p>
          </table:table-cell>
          <table:table-cell table:style-name="ce590" table:formula="of:=IF([$TrainingPlan.$F$3]=&quot;TSS&quot;; [$WeeklyTSS.B28]; [$WeeklyHrs.B28])" office:value-type="float" office:value="50" calcext:value-type="float">
            <text:p>50.0</text:p>
          </table:table-cell>
          <table:table-cell table:style-name="ce590" table:formula="of:=IF([$TrainingPlan.$F$3]=&quot;TSS&quot;; [$WeeklyTSS.C28]; [$WeeklyHrs.C28])" office:value-type="float" office:value="130" calcext:value-type="float">
            <text:p>130.0</text:p>
          </table:table-cell>
          <table:table-cell table:style-name="ce590" table:formula="of:=IF([$TrainingPlan.$F$3]=&quot;TSS&quot;; [$WeeklyTSS.D28]; [$WeeklyHrs.D28])" office:value-type="float" office:value="90" calcext:value-type="float">
            <text:p>90.0</text:p>
          </table:table-cell>
          <table:table-cell table:style-name="ce590" table:formula="of:=IF([$TrainingPlan.$F$3]=&quot;TSS&quot;; [$WeeklyTSS.E28]; [$WeeklyHrs.E28])" office:value-type="float" office:value="110" calcext:value-type="float">
            <text:p>110.0</text:p>
          </table:table-cell>
          <table:table-cell table:style-name="ce590" table:formula="of:=IF([$TrainingPlan.$F$3]=&quot;TSS&quot;; [$WeeklyTSS.F28]; [$WeeklyHrs.F28])" office:value-type="float" office:value="90" calcext:value-type="float">
            <text:p>90.0</text:p>
          </table:table-cell>
          <table:table-cell table:style-name="ce590" table:formula="of:=IF([$TrainingPlan.$F$3]=&quot;TSS&quot;; [$WeeklyTSS.G28]; [$WeeklyHrs.G28])" office:value-type="float" office:value="180" calcext:value-type="float">
            <text:p>180.0</text:p>
          </table:table-cell>
          <table:table-cell table:style-name="ce648" table:formula="of:=IF([$TrainingPlan.$F$3]=&quot;TSS&quot;; [$WeeklyTSS.H28]; [$WeeklyHrs.H28])" office:value-type="float" office:value="110" calcext:value-type="float">
            <text:p>110.0</text:p>
          </table:table-cell>
          <table:table-cell table:number-columns-repeated="1016"/>
        </table:table-row>
        <table:table-row table:style-name="ro20">
          <table:table-cell table:style-name="ce583" table:formula="of:=IF([$TrainingPlan.$F$3]=&quot;TSS&quot;; [$WeeklyTSS.A29]; [$WeeklyHrs.A29])" office:value-type="float" office:value="780" calcext:value-type="float">
            <text:p>780.0</text:p>
          </table:table-cell>
          <table:table-cell table:style-name="ce589" table:formula="of:=IF([$TrainingPlan.$F$3]=&quot;TSS&quot;; [$WeeklyTSS.B29]; [$WeeklyHrs.B29])" office:value-type="float" office:value="50" calcext:value-type="float">
            <text:p>50.0</text:p>
          </table:table-cell>
          <table:table-cell table:style-name="ce589" table:formula="of:=IF([$TrainingPlan.$F$3]=&quot;TSS&quot;; [$WeeklyTSS.C29]; [$WeeklyHrs.C29])" office:value-type="float" office:value="130" calcext:value-type="float">
            <text:p>130.0</text:p>
          </table:table-cell>
          <table:table-cell table:style-name="ce589" table:formula="of:=IF([$TrainingPlan.$F$3]=&quot;TSS&quot;; [$WeeklyTSS.D29]; [$WeeklyHrs.D29])" office:value-type="float" office:value="90" calcext:value-type="float">
            <text:p>90.0</text:p>
          </table:table-cell>
          <table:table-cell table:style-name="ce589" table:formula="of:=IF([$TrainingPlan.$F$3]=&quot;TSS&quot;; [$WeeklyTSS.E29]; [$WeeklyHrs.E29])" office:value-type="float" office:value="110" calcext:value-type="float">
            <text:p>110.0</text:p>
          </table:table-cell>
          <table:table-cell table:style-name="ce589" table:formula="of:=IF([$TrainingPlan.$F$3]=&quot;TSS&quot;; [$WeeklyTSS.F29]; [$WeeklyHrs.F29])" office:value-type="float" office:value="90" calcext:value-type="float">
            <text:p>90.0</text:p>
          </table:table-cell>
          <table:table-cell table:style-name="ce589" table:formula="of:=IF([$TrainingPlan.$F$3]=&quot;TSS&quot;; [$WeeklyTSS.G29]; [$WeeklyHrs.G29])" office:value-type="float" office:value="200" calcext:value-type="float">
            <text:p>200.0</text:p>
          </table:table-cell>
          <table:table-cell table:style-name="ce647" table:formula="of:=IF([$TrainingPlan.$F$3]=&quot;TSS&quot;; [$WeeklyTSS.H29]; [$WeeklyHrs.H29])" office:value-type="float" office:value="110" calcext:value-type="float">
            <text:p>110.0</text:p>
          </table:table-cell>
          <table:table-cell table:number-columns-repeated="1016"/>
        </table:table-row>
        <table:table-row table:style-name="ro20">
          <table:table-cell table:style-name="ce584" table:formula="of:=IF([$TrainingPlan.$F$3]=&quot;TSS&quot;; [$WeeklyTSS.A30]; [$WeeklyHrs.A30])" office:value-type="float" office:value="800" calcext:value-type="float">
            <text:p>800.0</text:p>
          </table:table-cell>
          <table:table-cell table:style-name="ce590" table:formula="of:=IF([$TrainingPlan.$F$3]=&quot;TSS&quot;; [$WeeklyTSS.B30]; [$WeeklyHrs.B30])" office:value-type="float" office:value="50" calcext:value-type="float">
            <text:p>50.0</text:p>
          </table:table-cell>
          <table:table-cell table:style-name="ce590" table:formula="of:=IF([$TrainingPlan.$F$3]=&quot;TSS&quot;; [$WeeklyTSS.C30]; [$WeeklyHrs.C30])" office:value-type="float" office:value="130" calcext:value-type="float">
            <text:p>130.0</text:p>
          </table:table-cell>
          <table:table-cell table:style-name="ce590" table:formula="of:=IF([$TrainingPlan.$F$3]=&quot;TSS&quot;; [$WeeklyTSS.D30]; [$WeeklyHrs.D30])" office:value-type="float" office:value="90" calcext:value-type="float">
            <text:p>90.0</text:p>
          </table:table-cell>
          <table:table-cell table:style-name="ce590" table:formula="of:=IF([$TrainingPlan.$F$3]=&quot;TSS&quot;; [$WeeklyTSS.E30]; [$WeeklyHrs.E30])" office:value-type="float" office:value="130" calcext:value-type="float">
            <text:p>130.0</text:p>
          </table:table-cell>
          <table:table-cell table:style-name="ce590" table:formula="of:=IF([$TrainingPlan.$F$3]=&quot;TSS&quot;; [$WeeklyTSS.F30]; [$WeeklyHrs.F30])" office:value-type="float" office:value="90" calcext:value-type="float">
            <text:p>90.0</text:p>
          </table:table-cell>
          <table:table-cell table:style-name="ce590" table:formula="of:=IF([$TrainingPlan.$F$3]=&quot;TSS&quot;; [$WeeklyTSS.G30]; [$WeeklyHrs.G30])" office:value-type="float" office:value="200" calcext:value-type="float">
            <text:p>200.0</text:p>
          </table:table-cell>
          <table:table-cell table:style-name="ce648" table:formula="of:=IF([$TrainingPlan.$F$3]=&quot;TSS&quot;; [$WeeklyTSS.H30]; [$WeeklyHrs.H30])" office:value-type="float" office:value="110" calcext:value-type="float">
            <text:p>110.0</text:p>
          </table:table-cell>
          <table:table-cell table:number-columns-repeated="1016"/>
        </table:table-row>
        <table:table-row table:style-name="ro20">
          <table:table-cell table:style-name="ce583" table:formula="of:=IF([$TrainingPlan.$F$3]=&quot;TSS&quot;; [$WeeklyTSS.A31]; [$WeeklyHrs.A31])" office:value-type="float" office:value="820" calcext:value-type="float">
            <text:p>820.0</text:p>
          </table:table-cell>
          <table:table-cell table:style-name="ce589" table:formula="of:=IF([$TrainingPlan.$F$3]=&quot;TSS&quot;; [$WeeklyTSS.B31]; [$WeeklyHrs.B31])" office:value-type="float" office:value="50" calcext:value-type="float">
            <text:p>50.0</text:p>
          </table:table-cell>
          <table:table-cell table:style-name="ce589" table:formula="of:=IF([$TrainingPlan.$F$3]=&quot;TSS&quot;; [$WeeklyTSS.C31]; [$WeeklyHrs.C31])" office:value-type="float" office:value="130" calcext:value-type="float">
            <text:p>130.0</text:p>
          </table:table-cell>
          <table:table-cell table:style-name="ce589" table:formula="of:=IF([$TrainingPlan.$F$3]=&quot;TSS&quot;; [$WeeklyTSS.D31]; [$WeeklyHrs.D31])" office:value-type="float" office:value="90" calcext:value-type="float">
            <text:p>90.0</text:p>
          </table:table-cell>
          <table:table-cell table:style-name="ce589" table:formula="of:=IF([$TrainingPlan.$F$3]=&quot;TSS&quot;; [$WeeklyTSS.E31]; [$WeeklyHrs.E31])" office:value-type="float" office:value="130" calcext:value-type="float">
            <text:p>130.0</text:p>
          </table:table-cell>
          <table:table-cell table:style-name="ce589" table:formula="of:=IF([$TrainingPlan.$F$3]=&quot;TSS&quot;; [$WeeklyTSS.F31]; [$WeeklyHrs.F31])" office:value-type="float" office:value="90" calcext:value-type="float">
            <text:p>90.0</text:p>
          </table:table-cell>
          <table:table-cell table:style-name="ce589" table:formula="of:=IF([$TrainingPlan.$F$3]=&quot;TSS&quot;; [$WeeklyTSS.G31]; [$WeeklyHrs.G31])" office:value-type="float" office:value="200" calcext:value-type="float">
            <text:p>200.0</text:p>
          </table:table-cell>
          <table:table-cell table:style-name="ce647" table:formula="of:=IF([$TrainingPlan.$F$3]=&quot;TSS&quot;; [$WeeklyTSS.H31]; [$WeeklyHrs.H31])" office:value-type="float" office:value="110" calcext:value-type="float">
            <text:p>110.0</text:p>
          </table:table-cell>
          <table:table-cell table:number-columns-repeated="1016"/>
        </table:table-row>
        <table:table-row table:style-name="ro20">
          <table:table-cell table:style-name="ce584" table:formula="of:=IF([$TrainingPlan.$F$3]=&quot;TSS&quot;; [$WeeklyTSS.A32]; [$WeeklyHrs.A32])" office:value-type="float" office:value="840" calcext:value-type="float">
            <text:p>840.0</text:p>
          </table:table-cell>
          <table:table-cell table:style-name="ce590" table:formula="of:=IF([$TrainingPlan.$F$3]=&quot;TSS&quot;; [$WeeklyTSS.B32]; [$WeeklyHrs.B32])" office:value-type="float" office:value="50" calcext:value-type="float">
            <text:p>50.0</text:p>
          </table:table-cell>
          <table:table-cell table:style-name="ce590" table:formula="of:=IF([$TrainingPlan.$F$3]=&quot;TSS&quot;; [$WeeklyTSS.C32]; [$WeeklyHrs.C32])" office:value-type="float" office:value="130" calcext:value-type="float">
            <text:p>130.0</text:p>
          </table:table-cell>
          <table:table-cell table:style-name="ce590" table:formula="of:=IF([$TrainingPlan.$F$3]=&quot;TSS&quot;; [$WeeklyTSS.D32]; [$WeeklyHrs.D32])" office:value-type="float" office:value="90" calcext:value-type="float">
            <text:p>90.0</text:p>
          </table:table-cell>
          <table:table-cell table:style-name="ce590" table:formula="of:=IF([$TrainingPlan.$F$3]=&quot;TSS&quot;; [$WeeklyTSS.E32]; [$WeeklyHrs.E32])" office:value-type="float" office:value="130" calcext:value-type="float">
            <text:p>130.0</text:p>
          </table:table-cell>
          <table:table-cell table:style-name="ce590" table:formula="of:=IF([$TrainingPlan.$F$3]=&quot;TSS&quot;; [$WeeklyTSS.F32]; [$WeeklyHrs.F32])" office:value-type="float" office:value="110" calcext:value-type="float">
            <text:p>110.0</text:p>
          </table:table-cell>
          <table:table-cell table:style-name="ce590" table:formula="of:=IF([$TrainingPlan.$F$3]=&quot;TSS&quot;; [$WeeklyTSS.G32]; [$WeeklyHrs.G32])" office:value-type="float" office:value="200" calcext:value-type="float">
            <text:p>200.0</text:p>
          </table:table-cell>
          <table:table-cell table:style-name="ce648" table:formula="of:=IF([$TrainingPlan.$F$3]=&quot;TSS&quot;; [$WeeklyTSS.H32]; [$WeeklyHrs.H32])" office:value-type="float" office:value="110" calcext:value-type="float">
            <text:p>110.0</text:p>
          </table:table-cell>
          <table:table-cell table:number-columns-repeated="1016"/>
        </table:table-row>
        <table:table-row table:style-name="ro20">
          <table:table-cell table:style-name="ce583" table:formula="of:=IF([$TrainingPlan.$F$3]=&quot;TSS&quot;; [$WeeklyTSS.A33]; [$WeeklyHrs.A33])" office:value-type="float" office:value="860" calcext:value-type="float">
            <text:p>860.0</text:p>
          </table:table-cell>
          <table:table-cell table:style-name="ce589" table:formula="of:=IF([$TrainingPlan.$F$3]=&quot;TSS&quot;; [$WeeklyTSS.B33]; [$WeeklyHrs.B33])" office:value-type="float" office:value="50" calcext:value-type="float">
            <text:p>50.0</text:p>
          </table:table-cell>
          <table:table-cell table:style-name="ce589" table:formula="of:=IF([$TrainingPlan.$F$3]=&quot;TSS&quot;; [$WeeklyTSS.C33]; [$WeeklyHrs.C33])" office:value-type="float" office:value="130" calcext:value-type="float">
            <text:p>130.0</text:p>
          </table:table-cell>
          <table:table-cell table:style-name="ce589" table:formula="of:=IF([$TrainingPlan.$F$3]=&quot;TSS&quot;; [$WeeklyTSS.D33]; [$WeeklyHrs.D33])" office:value-type="float" office:value="90" calcext:value-type="float">
            <text:p>90.0</text:p>
          </table:table-cell>
          <table:table-cell table:style-name="ce589" table:formula="of:=IF([$TrainingPlan.$F$3]=&quot;TSS&quot;; [$WeeklyTSS.E33]; [$WeeklyHrs.E33])" office:value-type="float" office:value="130" calcext:value-type="float">
            <text:p>130.0</text:p>
          </table:table-cell>
          <table:table-cell table:style-name="ce589" table:formula="of:=IF([$TrainingPlan.$F$3]=&quot;TSS&quot;; [$WeeklyTSS.F33]; [$WeeklyHrs.F33])" office:value-type="float" office:value="110" calcext:value-type="float">
            <text:p>110.0</text:p>
          </table:table-cell>
          <table:table-cell table:style-name="ce589" table:formula="of:=IF([$TrainingPlan.$F$3]=&quot;TSS&quot;; [$WeeklyTSS.G33]; [$WeeklyHrs.G33])" office:value-type="float" office:value="200" calcext:value-type="float">
            <text:p>200.0</text:p>
          </table:table-cell>
          <table:table-cell table:style-name="ce647" table:formula="of:=IF([$TrainingPlan.$F$3]=&quot;TSS&quot;; [$WeeklyTSS.H33]; [$WeeklyHrs.H33])" office:value-type="float" office:value="130" calcext:value-type="float">
            <text:p>130.0</text:p>
          </table:table-cell>
          <table:table-cell table:number-columns-repeated="1016"/>
        </table:table-row>
        <table:table-row table:style-name="ro20">
          <table:table-cell table:style-name="ce584" table:formula="of:=IF([$TrainingPlan.$F$3]=&quot;TSS&quot;; [$WeeklyTSS.A34]; [$WeeklyHrs.A34])" office:value-type="float" office:value="880" calcext:value-type="float">
            <text:p>880.0</text:p>
          </table:table-cell>
          <table:table-cell table:style-name="ce590" table:formula="of:=IF([$TrainingPlan.$F$3]=&quot;TSS&quot;; [$WeeklyTSS.B34]; [$WeeklyHrs.B34])" office:value-type="float" office:value="50" calcext:value-type="float">
            <text:p>50.0</text:p>
          </table:table-cell>
          <table:table-cell table:style-name="ce590" table:formula="of:=IF([$TrainingPlan.$F$3]=&quot;TSS&quot;; [$WeeklyTSS.C34]; [$WeeklyHrs.C34])" office:value-type="float" office:value="130" calcext:value-type="float">
            <text:p>130.0</text:p>
          </table:table-cell>
          <table:table-cell table:style-name="ce590" table:formula="of:=IF([$TrainingPlan.$F$3]=&quot;TSS&quot;; [$WeeklyTSS.D34]; [$WeeklyHrs.D34])" office:value-type="float" office:value="110" calcext:value-type="float">
            <text:p>110.0</text:p>
          </table:table-cell>
          <table:table-cell table:style-name="ce590" table:formula="of:=IF([$TrainingPlan.$F$3]=&quot;TSS&quot;; [$WeeklyTSS.E34]; [$WeeklyHrs.E34])" office:value-type="float" office:value="130" calcext:value-type="float">
            <text:p>130.0</text:p>
          </table:table-cell>
          <table:table-cell table:style-name="ce590" table:formula="of:=IF([$TrainingPlan.$F$3]=&quot;TSS&quot;; [$WeeklyTSS.F34]; [$WeeklyHrs.F34])" office:value-type="float" office:value="110" calcext:value-type="float">
            <text:p>110.0</text:p>
          </table:table-cell>
          <table:table-cell table:style-name="ce590" table:formula="of:=IF([$TrainingPlan.$F$3]=&quot;TSS&quot;; [$WeeklyTSS.G34]; [$WeeklyHrs.G34])" office:value-type="float" office:value="200" calcext:value-type="float">
            <text:p>200.0</text:p>
          </table:table-cell>
          <table:table-cell table:style-name="ce648" table:formula="of:=IF([$TrainingPlan.$F$3]=&quot;TSS&quot;; [$WeeklyTSS.H34]; [$WeeklyHrs.H34])" office:value-type="float" office:value="130" calcext:value-type="float">
            <text:p>130.0</text:p>
          </table:table-cell>
          <table:table-cell table:number-columns-repeated="1016"/>
        </table:table-row>
        <table:table-row table:style-name="ro20">
          <table:table-cell table:style-name="ce583" table:formula="of:=IF([$TrainingPlan.$F$3]=&quot;TSS&quot;; [$WeeklyTSS.A35]; [$WeeklyHrs.A35])" office:value-type="float" office:value="900" calcext:value-type="float">
            <text:p>900.0</text:p>
          </table:table-cell>
          <table:table-cell table:style-name="ce589" table:formula="of:=IF([$TrainingPlan.$F$3]=&quot;TSS&quot;; [$WeeklyTSS.B35]; [$WeeklyHrs.B35])" office:value-type="float" office:value="50" calcext:value-type="float">
            <text:p>50.0</text:p>
          </table:table-cell>
          <table:table-cell table:style-name="ce589" table:formula="of:=IF([$TrainingPlan.$F$3]=&quot;TSS&quot;; [$WeeklyTSS.C35]; [$WeeklyHrs.C35])" office:value-type="float" office:value="130" calcext:value-type="float">
            <text:p>130.0</text:p>
          </table:table-cell>
          <table:table-cell table:style-name="ce589" table:formula="of:=IF([$TrainingPlan.$F$3]=&quot;TSS&quot;; [$WeeklyTSS.D35]; [$WeeklyHrs.D35])" office:value-type="float" office:value="110" calcext:value-type="float">
            <text:p>110.0</text:p>
          </table:table-cell>
          <table:table-cell table:style-name="ce589" table:formula="of:=IF([$TrainingPlan.$F$3]=&quot;TSS&quot;; [$WeeklyTSS.E35]; [$WeeklyHrs.E35])" office:value-type="float" office:value="130" calcext:value-type="float">
            <text:p>130.0</text:p>
          </table:table-cell>
          <table:table-cell table:style-name="ce589" table:formula="of:=IF([$TrainingPlan.$F$3]=&quot;TSS&quot;; [$WeeklyTSS.F35]; [$WeeklyHrs.F35])" office:value-type="float" office:value="110" calcext:value-type="float">
            <text:p>110.0</text:p>
          </table:table-cell>
          <table:table-cell table:style-name="ce589" table:formula="of:=IF([$TrainingPlan.$F$3]=&quot;TSS&quot;; [$WeeklyTSS.G35]; [$WeeklyHrs.G35])" office:value-type="float" office:value="220" calcext:value-type="float">
            <text:p>220.0</text:p>
          </table:table-cell>
          <table:table-cell table:style-name="ce647" table:formula="of:=IF([$TrainingPlan.$F$3]=&quot;TSS&quot;; [$WeeklyTSS.H35]; [$WeeklyHrs.H35])" office:value-type="float" office:value="130" calcext:value-type="float">
            <text:p>130.0</text:p>
          </table:table-cell>
          <table:table-cell table:number-columns-repeated="1016"/>
        </table:table-row>
        <table:table-row table:style-name="ro20">
          <table:table-cell table:style-name="ce584" table:formula="of:=IF([$TrainingPlan.$F$3]=&quot;TSS&quot;; [$WeeklyTSS.A36]; [$WeeklyHrs.A36])" office:value-type="float" office:value="920" calcext:value-type="float">
            <text:p>920.0</text:p>
          </table:table-cell>
          <table:table-cell table:style-name="ce590" table:formula="of:=IF([$TrainingPlan.$F$3]=&quot;TSS&quot;; [$WeeklyTSS.B36]; [$WeeklyHrs.B36])" office:value-type="float" office:value="50" calcext:value-type="float">
            <text:p>50.0</text:p>
          </table:table-cell>
          <table:table-cell table:style-name="ce590" table:formula="of:=IF([$TrainingPlan.$F$3]=&quot;TSS&quot;; [$WeeklyTSS.C36]; [$WeeklyHrs.C36])" office:value-type="float" office:value="150" calcext:value-type="float">
            <text:p>150.0</text:p>
          </table:table-cell>
          <table:table-cell table:style-name="ce590" table:formula="of:=IF([$TrainingPlan.$F$3]=&quot;TSS&quot;; [$WeeklyTSS.D36]; [$WeeklyHrs.D36])" office:value-type="float" office:value="110" calcext:value-type="float">
            <text:p>110.0</text:p>
          </table:table-cell>
          <table:table-cell table:style-name="ce590" table:formula="of:=IF([$TrainingPlan.$F$3]=&quot;TSS&quot;; [$WeeklyTSS.E36]; [$WeeklyHrs.E36])" office:value-type="float" office:value="150" calcext:value-type="float">
            <text:p>150.0</text:p>
          </table:table-cell>
          <table:table-cell table:style-name="ce590" table:formula="of:=IF([$TrainingPlan.$F$3]=&quot;TSS&quot;; [$WeeklyTSS.F36]; [$WeeklyHrs.F36])" office:value-type="float" office:value="110" calcext:value-type="float">
            <text:p>110.0</text:p>
          </table:table-cell>
          <table:table-cell table:style-name="ce590" table:formula="of:=IF([$TrainingPlan.$F$3]=&quot;TSS&quot;; [$WeeklyTSS.G36]; [$WeeklyHrs.G36])" office:value-type="float" office:value="220" calcext:value-type="float">
            <text:p>220.0</text:p>
          </table:table-cell>
          <table:table-cell table:style-name="ce648" table:formula="of:=IF([$TrainingPlan.$F$3]=&quot;TSS&quot;; [$WeeklyTSS.H36]; [$WeeklyHrs.H36])" office:value-type="float" office:value="130" calcext:value-type="float">
            <text:p>130.0</text:p>
          </table:table-cell>
          <table:table-cell table:number-columns-repeated="1016"/>
        </table:table-row>
        <table:table-row table:style-name="ro20">
          <table:table-cell table:style-name="ce583" table:formula="of:=IF([$TrainingPlan.$F$3]=&quot;TSS&quot;; [$WeeklyTSS.A37]; [$WeeklyHrs.A37])" office:value-type="float" office:value="940" calcext:value-type="float">
            <text:p>940.0</text:p>
          </table:table-cell>
          <table:table-cell table:style-name="ce589" table:formula="of:=IF([$TrainingPlan.$F$3]=&quot;TSS&quot;; [$WeeklyTSS.B37]; [$WeeklyHrs.B37])" office:value-type="float" office:value="50" calcext:value-type="float">
            <text:p>50.0</text:p>
          </table:table-cell>
          <table:table-cell table:style-name="ce589" table:formula="of:=IF([$TrainingPlan.$F$3]=&quot;TSS&quot;; [$WeeklyTSS.C37]; [$WeeklyHrs.C37])" office:value-type="float" office:value="150" calcext:value-type="float">
            <text:p>150.0</text:p>
          </table:table-cell>
          <table:table-cell table:style-name="ce589" table:formula="of:=IF([$TrainingPlan.$F$3]=&quot;TSS&quot;; [$WeeklyTSS.D37]; [$WeeklyHrs.D37])" office:value-type="float" office:value="110" calcext:value-type="float">
            <text:p>110.0</text:p>
          </table:table-cell>
          <table:table-cell table:style-name="ce589" table:formula="of:=IF([$TrainingPlan.$F$3]=&quot;TSS&quot;; [$WeeklyTSS.E37]; [$WeeklyHrs.E37])" office:value-type="float" office:value="150" calcext:value-type="float">
            <text:p>150.0</text:p>
          </table:table-cell>
          <table:table-cell table:style-name="ce589" table:formula="of:=IF([$TrainingPlan.$F$3]=&quot;TSS&quot;; [$WeeklyTSS.F37]; [$WeeklyHrs.F37])" office:value-type="float" office:value="130" calcext:value-type="float">
            <text:p>130.0</text:p>
          </table:table-cell>
          <table:table-cell table:style-name="ce589" table:formula="of:=IF([$TrainingPlan.$F$3]=&quot;TSS&quot;; [$WeeklyTSS.G37]; [$WeeklyHrs.G37])" office:value-type="float" office:value="220" calcext:value-type="float">
            <text:p>220.0</text:p>
          </table:table-cell>
          <table:table-cell table:style-name="ce647" table:formula="of:=IF([$TrainingPlan.$F$3]=&quot;TSS&quot;; [$WeeklyTSS.H37]; [$WeeklyHrs.H37])" office:value-type="float" office:value="130" calcext:value-type="float">
            <text:p>130.0</text:p>
          </table:table-cell>
          <table:table-cell table:number-columns-repeated="1016"/>
        </table:table-row>
        <table:table-row table:style-name="ro20">
          <table:table-cell table:style-name="ce584" table:formula="of:=IF([$TrainingPlan.$F$3]=&quot;TSS&quot;; [$WeeklyTSS.A38]; [$WeeklyHrs.A38])" office:value-type="float" office:value="960" calcext:value-type="float">
            <text:p>960.0</text:p>
          </table:table-cell>
          <table:table-cell table:style-name="ce590" table:formula="of:=IF([$TrainingPlan.$F$3]=&quot;TSS&quot;; [$WeeklyTSS.B38]; [$WeeklyHrs.B38])" office:value-type="float" office:value="50" calcext:value-type="float">
            <text:p>50.0</text:p>
          </table:table-cell>
          <table:table-cell table:style-name="ce590" table:formula="of:=IF([$TrainingPlan.$F$3]=&quot;TSS&quot;; [$WeeklyTSS.C38]; [$WeeklyHrs.C38])" office:value-type="float" office:value="170" calcext:value-type="float">
            <text:p>170.0</text:p>
          </table:table-cell>
          <table:table-cell table:style-name="ce590" table:formula="of:=IF([$TrainingPlan.$F$3]=&quot;TSS&quot;; [$WeeklyTSS.D38]; [$WeeklyHrs.D38])" office:value-type="float" office:value="110" calcext:value-type="float">
            <text:p>110.0</text:p>
          </table:table-cell>
          <table:table-cell table:style-name="ce590" table:formula="of:=IF([$TrainingPlan.$F$3]=&quot;TSS&quot;; [$WeeklyTSS.E38]; [$WeeklyHrs.E38])" office:value-type="float" office:value="150" calcext:value-type="float">
            <text:p>150.0</text:p>
          </table:table-cell>
          <table:table-cell table:style-name="ce590" table:formula="of:=IF([$TrainingPlan.$F$3]=&quot;TSS&quot;; [$WeeklyTSS.F38]; [$WeeklyHrs.F38])" office:value-type="float" office:value="130" calcext:value-type="float">
            <text:p>130.0</text:p>
          </table:table-cell>
          <table:table-cell table:style-name="ce590" table:formula="of:=IF([$TrainingPlan.$F$3]=&quot;TSS&quot;; [$WeeklyTSS.G38]; [$WeeklyHrs.G38])" office:value-type="float" office:value="220" calcext:value-type="float">
            <text:p>220.0</text:p>
          </table:table-cell>
          <table:table-cell table:style-name="ce648" table:formula="of:=IF([$TrainingPlan.$F$3]=&quot;TSS&quot;; [$WeeklyTSS.H38]; [$WeeklyHrs.H38])" office:value-type="float" office:value="130" calcext:value-type="float">
            <text:p>130.0</text:p>
          </table:table-cell>
          <table:table-cell table:number-columns-repeated="1016"/>
        </table:table-row>
        <table:table-row table:style-name="ro20">
          <table:table-cell table:style-name="ce583" table:formula="of:=IF([$TrainingPlan.$F$3]=&quot;TSS&quot;; [$WeeklyTSS.A39]; [$WeeklyHrs.A39])" office:value-type="float" office:value="980" calcext:value-type="float">
            <text:p>980.0</text:p>
          </table:table-cell>
          <table:table-cell table:style-name="ce589" table:formula="of:=IF([$TrainingPlan.$F$3]=&quot;TSS&quot;; [$WeeklyTSS.B39]; [$WeeklyHrs.B39])" office:value-type="float" office:value="50" calcext:value-type="float">
            <text:p>50.0</text:p>
          </table:table-cell>
          <table:table-cell table:style-name="ce589" table:formula="of:=IF([$TrainingPlan.$F$3]=&quot;TSS&quot;; [$WeeklyTSS.C39]; [$WeeklyHrs.C39])" office:value-type="float" office:value="170" calcext:value-type="float">
            <text:p>170.0</text:p>
          </table:table-cell>
          <table:table-cell table:style-name="ce589" table:formula="of:=IF([$TrainingPlan.$F$3]=&quot;TSS&quot;; [$WeeklyTSS.D39]; [$WeeklyHrs.D39])" office:value-type="float" office:value="110" calcext:value-type="float">
            <text:p>110.0</text:p>
          </table:table-cell>
          <table:table-cell table:style-name="ce589" table:formula="of:=IF([$TrainingPlan.$F$3]=&quot;TSS&quot;; [$WeeklyTSS.E39]; [$WeeklyHrs.E39])" office:value-type="float" office:value="150" calcext:value-type="float">
            <text:p>150.0</text:p>
          </table:table-cell>
          <table:table-cell table:style-name="ce589" table:formula="of:=IF([$TrainingPlan.$F$3]=&quot;TSS&quot;; [$WeeklyTSS.F39]; [$WeeklyHrs.F39])" office:value-type="float" office:value="130" calcext:value-type="float">
            <text:p>130.0</text:p>
          </table:table-cell>
          <table:table-cell table:style-name="ce589" table:formula="of:=IF([$TrainingPlan.$F$3]=&quot;TSS&quot;; [$WeeklyTSS.G39]; [$WeeklyHrs.G39])" office:value-type="float" office:value="220" calcext:value-type="float">
            <text:p>220.0</text:p>
          </table:table-cell>
          <table:table-cell table:style-name="ce647" table:formula="of:=IF([$TrainingPlan.$F$3]=&quot;TSS&quot;; [$WeeklyTSS.H39]; [$WeeklyHrs.H39])" office:value-type="float" office:value="150" calcext:value-type="float">
            <text:p>150.0</text:p>
          </table:table-cell>
          <table:table-cell table:number-columns-repeated="1016"/>
        </table:table-row>
        <table:table-row table:style-name="ro20">
          <table:table-cell table:style-name="ce584" table:formula="of:=IF([$TrainingPlan.$F$3]=&quot;TSS&quot;; [$WeeklyTSS.A40]; [$WeeklyHrs.A40])" office:value-type="float" office:value="1000" calcext:value-type="float">
            <text:p>1000.0</text:p>
          </table:table-cell>
          <table:table-cell table:style-name="ce590" table:formula="of:=IF([$TrainingPlan.$F$3]=&quot;TSS&quot;; [$WeeklyTSS.B40]; [$WeeklyHrs.B40])" office:value-type="float" office:value="70" calcext:value-type="float">
            <text:p>70.0</text:p>
          </table:table-cell>
          <table:table-cell table:style-name="ce590" table:formula="of:=IF([$TrainingPlan.$F$3]=&quot;TSS&quot;; [$WeeklyTSS.C40]; [$WeeklyHrs.C40])" office:value-type="float" office:value="170" calcext:value-type="float">
            <text:p>170.0</text:p>
          </table:table-cell>
          <table:table-cell table:style-name="ce590" table:formula="of:=IF([$TrainingPlan.$F$3]=&quot;TSS&quot;; [$WeeklyTSS.D40]; [$WeeklyHrs.D40])" office:value-type="float" office:value="110" calcext:value-type="float">
            <text:p>110.0</text:p>
          </table:table-cell>
          <table:table-cell table:style-name="ce590" table:formula="of:=IF([$TrainingPlan.$F$3]=&quot;TSS&quot;; [$WeeklyTSS.E40]; [$WeeklyHrs.E40])" office:value-type="float" office:value="150" calcext:value-type="float">
            <text:p>150.0</text:p>
          </table:table-cell>
          <table:table-cell table:style-name="ce590" table:formula="of:=IF([$TrainingPlan.$F$3]=&quot;TSS&quot;; [$WeeklyTSS.F40]; [$WeeklyHrs.F40])" office:value-type="float" office:value="130" calcext:value-type="float">
            <text:p>130.0</text:p>
          </table:table-cell>
          <table:table-cell table:style-name="ce590" table:formula="of:=IF([$TrainingPlan.$F$3]=&quot;TSS&quot;; [$WeeklyTSS.G40]; [$WeeklyHrs.G40])" office:value-type="float" office:value="220" calcext:value-type="float">
            <text:p>220.0</text:p>
          </table:table-cell>
          <table:table-cell table:style-name="ce648" table:formula="of:=IF([$TrainingPlan.$F$3]=&quot;TSS&quot;; [$WeeklyTSS.H40]; [$WeeklyHrs.H40])" office:value-type="float" office:value="150" calcext:value-type="float">
            <text:p>150.0</text:p>
          </table:table-cell>
          <table:table-cell table:number-columns-repeated="1016"/>
        </table:table-row>
        <table:table-row table:style-name="ro20">
          <table:table-cell table:style-name="ce583" table:formula="of:=IF([$TrainingPlan.$F$3]=&quot;TSS&quot;; [$WeeklyTSS.A41]; [$WeeklyHrs.A41])" office:value-type="float" office:value="1020" calcext:value-type="float">
            <text:p>1020.0</text:p>
          </table:table-cell>
          <table:table-cell table:style-name="ce589" table:formula="of:=IF([$TrainingPlan.$F$3]=&quot;TSS&quot;; [$WeeklyTSS.B41]; [$WeeklyHrs.B41])" office:value-type="float" office:value="70" calcext:value-type="float">
            <text:p>70.0</text:p>
          </table:table-cell>
          <table:table-cell table:style-name="ce589" table:formula="of:=IF([$TrainingPlan.$F$3]=&quot;TSS&quot;; [$WeeklyTSS.C41]; [$WeeklyHrs.C41])" office:value-type="float" office:value="170" calcext:value-type="float">
            <text:p>170.0</text:p>
          </table:table-cell>
          <table:table-cell table:style-name="ce589" table:formula="of:=IF([$TrainingPlan.$F$3]=&quot;TSS&quot;; [$WeeklyTSS.D41]; [$WeeklyHrs.D41])" office:value-type="float" office:value="110" calcext:value-type="float">
            <text:p>110.0</text:p>
          </table:table-cell>
          <table:table-cell table:style-name="ce589" table:formula="of:=IF([$TrainingPlan.$F$3]=&quot;TSS&quot;; [$WeeklyTSS.E41]; [$WeeklyHrs.E41])" office:value-type="float" office:value="150" calcext:value-type="float">
            <text:p>150.0</text:p>
          </table:table-cell>
          <table:table-cell table:style-name="ce589" table:formula="of:=IF([$TrainingPlan.$F$3]=&quot;TSS&quot;; [$WeeklyTSS.F41]; [$WeeklyHrs.F41])" office:value-type="float" office:value="130" calcext:value-type="float">
            <text:p>130.0</text:p>
          </table:table-cell>
          <table:table-cell table:style-name="ce589" table:formula="of:=IF([$TrainingPlan.$F$3]=&quot;TSS&quot;; [$WeeklyTSS.G41]; [$WeeklyHrs.G41])" office:value-type="float" office:value="240" calcext:value-type="float">
            <text:p>240.0</text:p>
          </table:table-cell>
          <table:table-cell table:style-name="ce647" table:formula="of:=IF([$TrainingPlan.$F$3]=&quot;TSS&quot;; [$WeeklyTSS.H41]; [$WeeklyHrs.H41])" office:value-type="float" office:value="150" calcext:value-type="float">
            <text:p>150.0</text:p>
          </table:table-cell>
          <table:table-cell table:number-columns-repeated="1016"/>
        </table:table-row>
        <table:table-row table:style-name="ro20">
          <table:table-cell table:style-name="ce584" table:formula="of:=IF([$TrainingPlan.$F$3]=&quot;TSS&quot;; [$WeeklyTSS.A42]; [$WeeklyHrs.A42])" office:value-type="float" office:value="1040" calcext:value-type="float">
            <text:p>1040.0</text:p>
          </table:table-cell>
          <table:table-cell table:style-name="ce590" table:formula="of:=IF([$TrainingPlan.$F$3]=&quot;TSS&quot;; [$WeeklyTSS.B42]; [$WeeklyHrs.B42])" office:value-type="float" office:value="70" calcext:value-type="float">
            <text:p>70.0</text:p>
          </table:table-cell>
          <table:table-cell table:style-name="ce590" table:formula="of:=IF([$TrainingPlan.$F$3]=&quot;TSS&quot;; [$WeeklyTSS.C42]; [$WeeklyHrs.C42])" office:value-type="float" office:value="170" calcext:value-type="float">
            <text:p>170.0</text:p>
          </table:table-cell>
          <table:table-cell table:style-name="ce590" table:formula="of:=IF([$TrainingPlan.$F$3]=&quot;TSS&quot;; [$WeeklyTSS.D42]; [$WeeklyHrs.D42])" office:value-type="float" office:value="110" calcext:value-type="float">
            <text:p>110.0</text:p>
          </table:table-cell>
          <table:table-cell table:style-name="ce590" table:formula="of:=IF([$TrainingPlan.$F$3]=&quot;TSS&quot;; [$WeeklyTSS.E42]; [$WeeklyHrs.E42])" office:value-type="float" office:value="170" calcext:value-type="float">
            <text:p>170.0</text:p>
          </table:table-cell>
          <table:table-cell table:style-name="ce590" table:formula="of:=IF([$TrainingPlan.$F$3]=&quot;TSS&quot;; [$WeeklyTSS.F42]; [$WeeklyHrs.F42])" office:value-type="float" office:value="130" calcext:value-type="float">
            <text:p>130.0</text:p>
          </table:table-cell>
          <table:table-cell table:style-name="ce590" table:formula="of:=IF([$TrainingPlan.$F$3]=&quot;TSS&quot;; [$WeeklyTSS.G42]; [$WeeklyHrs.G42])" office:value-type="float" office:value="240" calcext:value-type="float">
            <text:p>240.0</text:p>
          </table:table-cell>
          <table:table-cell table:style-name="ce648" table:formula="of:=IF([$TrainingPlan.$F$3]=&quot;TSS&quot;; [$WeeklyTSS.H42]; [$WeeklyHrs.H42])" office:value-type="float" office:value="150" calcext:value-type="float">
            <text:p>150.0</text:p>
          </table:table-cell>
          <table:table-cell table:number-columns-repeated="1016"/>
        </table:table-row>
        <table:table-row table:style-name="ro20">
          <table:table-cell table:style-name="ce583" table:formula="of:=IF([$TrainingPlan.$F$3]=&quot;TSS&quot;; [$WeeklyTSS.A43]; [$WeeklyHrs.A43])" office:value-type="float" office:value="1060" calcext:value-type="float">
            <text:p>1060.0</text:p>
          </table:table-cell>
          <table:table-cell table:style-name="ce589" table:formula="of:=IF([$TrainingPlan.$F$3]=&quot;TSS&quot;; [$WeeklyTSS.B43]; [$WeeklyHrs.B43])" office:value-type="float" office:value="70" calcext:value-type="float">
            <text:p>70.0</text:p>
          </table:table-cell>
          <table:table-cell table:style-name="ce589" table:formula="of:=IF([$TrainingPlan.$F$3]=&quot;TSS&quot;; [$WeeklyTSS.C43]; [$WeeklyHrs.C43])" office:value-type="float" office:value="170" calcext:value-type="float">
            <text:p>170.0</text:p>
          </table:table-cell>
          <table:table-cell table:style-name="ce589" table:formula="of:=IF([$TrainingPlan.$F$3]=&quot;TSS&quot;; [$WeeklyTSS.D43]; [$WeeklyHrs.D43])" office:value-type="float" office:value="110" calcext:value-type="float">
            <text:p>110.0</text:p>
          </table:table-cell>
          <table:table-cell table:style-name="ce589" table:formula="of:=IF([$TrainingPlan.$F$3]=&quot;TSS&quot;; [$WeeklyTSS.E43]; [$WeeklyHrs.E43])" office:value-type="float" office:value="170" calcext:value-type="float">
            <text:p>170.0</text:p>
          </table:table-cell>
          <table:table-cell table:style-name="ce589" table:formula="of:=IF([$TrainingPlan.$F$3]=&quot;TSS&quot;; [$WeeklyTSS.F43]; [$WeeklyHrs.F43])" office:value-type="float" office:value="150" calcext:value-type="float">
            <text:p>150.0</text:p>
          </table:table-cell>
          <table:table-cell table:style-name="ce589" table:formula="of:=IF([$TrainingPlan.$F$3]=&quot;TSS&quot;; [$WeeklyTSS.G43]; [$WeeklyHrs.G43])" office:value-type="float" office:value="240" calcext:value-type="float">
            <text:p>240.0</text:p>
          </table:table-cell>
          <table:table-cell table:style-name="ce647" table:formula="of:=IF([$TrainingPlan.$F$3]=&quot;TSS&quot;; [$WeeklyTSS.H43]; [$WeeklyHrs.H43])" office:value-type="float" office:value="150" calcext:value-type="float">
            <text:p>150.0</text:p>
          </table:table-cell>
          <table:table-cell table:number-columns-repeated="1016"/>
        </table:table-row>
        <table:table-row table:style-name="ro20">
          <table:table-cell table:style-name="ce584" table:formula="of:=IF([$TrainingPlan.$F$3]=&quot;TSS&quot;; [$WeeklyTSS.A44]; [$WeeklyHrs.A44])" office:value-type="float" office:value="1080" calcext:value-type="float">
            <text:p>1080.0</text:p>
          </table:table-cell>
          <table:table-cell table:style-name="ce590" table:formula="of:=IF([$TrainingPlan.$F$3]=&quot;TSS&quot;; [$WeeklyTSS.B44]; [$WeeklyHrs.B44])" office:value-type="float" office:value="70" calcext:value-type="float">
            <text:p>70.0</text:p>
          </table:table-cell>
          <table:table-cell table:style-name="ce590" table:formula="of:=IF([$TrainingPlan.$F$3]=&quot;TSS&quot;; [$WeeklyTSS.C44]; [$WeeklyHrs.C44])" office:value-type="float" office:value="190" calcext:value-type="float">
            <text:p>190.0</text:p>
          </table:table-cell>
          <table:table-cell table:style-name="ce590" table:formula="of:=IF([$TrainingPlan.$F$3]=&quot;TSS&quot;; [$WeeklyTSS.D44]; [$WeeklyHrs.D44])" office:value-type="float" office:value="110" calcext:value-type="float">
            <text:p>110.0</text:p>
          </table:table-cell>
          <table:table-cell table:style-name="ce590" table:formula="of:=IF([$TrainingPlan.$F$3]=&quot;TSS&quot;; [$WeeklyTSS.E44]; [$WeeklyHrs.E44])" office:value-type="float" office:value="170" calcext:value-type="float">
            <text:p>170.0</text:p>
          </table:table-cell>
          <table:table-cell table:style-name="ce590" table:formula="of:=IF([$TrainingPlan.$F$3]=&quot;TSS&quot;; [$WeeklyTSS.F44]; [$WeeklyHrs.F44])" office:value-type="float" office:value="150" calcext:value-type="float">
            <text:p>150.0</text:p>
          </table:table-cell>
          <table:table-cell table:style-name="ce590" table:formula="of:=IF([$TrainingPlan.$F$3]=&quot;TSS&quot;; [$WeeklyTSS.G44]; [$WeeklyHrs.G44])" office:value-type="float" office:value="240" calcext:value-type="float">
            <text:p>240.0</text:p>
          </table:table-cell>
          <table:table-cell table:style-name="ce648" table:formula="of:=IF([$TrainingPlan.$F$3]=&quot;TSS&quot;; [$WeeklyTSS.H44]; [$WeeklyHrs.H44])" office:value-type="float" office:value="150" calcext:value-type="float">
            <text:p>150.0</text:p>
          </table:table-cell>
          <table:table-cell table:number-columns-repeated="1016"/>
        </table:table-row>
        <table:table-row table:style-name="ro20">
          <table:table-cell table:style-name="ce583" table:formula="of:=IF([$TrainingPlan.$F$3]=&quot;TSS&quot;; [$WeeklyTSS.A45]; [$WeeklyHrs.A45])" office:value-type="float" office:value="1100" calcext:value-type="float">
            <text:p>1100.0</text:p>
          </table:table-cell>
          <table:table-cell table:style-name="ce589" table:formula="of:=IF([$TrainingPlan.$F$3]=&quot;TSS&quot;; [$WeeklyTSS.B45]; [$WeeklyHrs.B45])" office:value-type="float" office:value="70" calcext:value-type="float">
            <text:p>70.0</text:p>
          </table:table-cell>
          <table:table-cell table:style-name="ce589" table:formula="of:=IF([$TrainingPlan.$F$3]=&quot;TSS&quot;; [$WeeklyTSS.C45]; [$WeeklyHrs.C45])" office:value-type="float" office:value="190" calcext:value-type="float">
            <text:p>190.0</text:p>
          </table:table-cell>
          <table:table-cell table:style-name="ce589" table:formula="of:=IF([$TrainingPlan.$F$3]=&quot;TSS&quot;; [$WeeklyTSS.D45]; [$WeeklyHrs.D45])" office:value-type="float" office:value="110" calcext:value-type="float">
            <text:p>110.0</text:p>
          </table:table-cell>
          <table:table-cell table:style-name="ce589" table:formula="of:=IF([$TrainingPlan.$F$3]=&quot;TSS&quot;; [$WeeklyTSS.E45]; [$WeeklyHrs.E45])" office:value-type="float" office:value="170" calcext:value-type="float">
            <text:p>170.0</text:p>
          </table:table-cell>
          <table:table-cell table:style-name="ce589" table:formula="of:=IF([$TrainingPlan.$F$3]=&quot;TSS&quot;; [$WeeklyTSS.F45]; [$WeeklyHrs.F45])" office:value-type="float" office:value="150" calcext:value-type="float">
            <text:p>150.0</text:p>
          </table:table-cell>
          <table:table-cell table:style-name="ce589" table:formula="of:=IF([$TrainingPlan.$F$3]=&quot;TSS&quot;; [$WeeklyTSS.G45]; [$WeeklyHrs.G45])" office:value-type="float" office:value="240" calcext:value-type="float">
            <text:p>240.0</text:p>
          </table:table-cell>
          <table:table-cell table:style-name="ce647" table:formula="of:=IF([$TrainingPlan.$F$3]=&quot;TSS&quot;; [$WeeklyTSS.H45]; [$WeeklyHrs.H45])" office:value-type="float" office:value="170" calcext:value-type="float">
            <text:p>170.0</text:p>
          </table:table-cell>
          <table:table-cell table:number-columns-repeated="1016"/>
        </table:table-row>
        <table:table-row table:style-name="ro20">
          <table:table-cell table:style-name="ce584" table:formula="of:=IF([$TrainingPlan.$F$3]=&quot;TSS&quot;; [$WeeklyTSS.A46]; [$WeeklyHrs.A46])" office:value-type="float" office:value="1120" calcext:value-type="float">
            <text:p>1120.0</text:p>
          </table:table-cell>
          <table:table-cell table:style-name="ce590" table:formula="of:=IF([$TrainingPlan.$F$3]=&quot;TSS&quot;; [$WeeklyTSS.B46]; [$WeeklyHrs.B46])" office:value-type="float" office:value="70" calcext:value-type="float">
            <text:p>70.0</text:p>
          </table:table-cell>
          <table:table-cell table:style-name="ce590" table:formula="of:=IF([$TrainingPlan.$F$3]=&quot;TSS&quot;; [$WeeklyTSS.C46]; [$WeeklyHrs.C46])" office:value-type="float" office:value="190" calcext:value-type="float">
            <text:p>190.0</text:p>
          </table:table-cell>
          <table:table-cell table:style-name="ce590" table:formula="of:=IF([$TrainingPlan.$F$3]=&quot;TSS&quot;; [$WeeklyTSS.D46]; [$WeeklyHrs.D46])" office:value-type="float" office:value="110" calcext:value-type="float">
            <text:p>110.0</text:p>
          </table:table-cell>
          <table:table-cell table:style-name="ce590" table:formula="of:=IF([$TrainingPlan.$F$3]=&quot;TSS&quot;; [$WeeklyTSS.E46]; [$WeeklyHrs.E46])" office:value-type="float" office:value="170" calcext:value-type="float">
            <text:p>170.0</text:p>
          </table:table-cell>
          <table:table-cell table:style-name="ce590" table:formula="of:=IF([$TrainingPlan.$F$3]=&quot;TSS&quot;; [$WeeklyTSS.F46]; [$WeeklyHrs.F46])" office:value-type="float" office:value="150" calcext:value-type="float">
            <text:p>150.0</text:p>
          </table:table-cell>
          <table:table-cell table:style-name="ce590" table:formula="of:=IF([$TrainingPlan.$F$3]=&quot;TSS&quot;; [$WeeklyTSS.G46]; [$WeeklyHrs.G46])" office:value-type="float" office:value="260" calcext:value-type="float">
            <text:p>260.0</text:p>
          </table:table-cell>
          <table:table-cell table:style-name="ce648" table:formula="of:=IF([$TrainingPlan.$F$3]=&quot;TSS&quot;; [$WeeklyTSS.H46]; [$WeeklyHrs.H46])" office:value-type="float" office:value="170" calcext:value-type="float">
            <text:p>170.0</text:p>
          </table:table-cell>
          <table:table-cell table:number-columns-repeated="1016"/>
        </table:table-row>
        <table:table-row table:style-name="ro20">
          <table:table-cell table:style-name="ce583" table:formula="of:=IF([$TrainingPlan.$F$3]=&quot;TSS&quot;; [$WeeklyTSS.A47]; [$WeeklyHrs.A47])" office:value-type="float" office:value="1140" calcext:value-type="float">
            <text:p>1140.0</text:p>
          </table:table-cell>
          <table:table-cell table:style-name="ce589" table:formula="of:=IF([$TrainingPlan.$F$3]=&quot;TSS&quot;; [$WeeklyTSS.B47]; [$WeeklyHrs.B47])" office:value-type="float" office:value="70" calcext:value-type="float">
            <text:p>70.0</text:p>
          </table:table-cell>
          <table:table-cell table:style-name="ce589" table:formula="of:=IF([$TrainingPlan.$F$3]=&quot;TSS&quot;; [$WeeklyTSS.C47]; [$WeeklyHrs.C47])" office:value-type="float" office:value="190" calcext:value-type="float">
            <text:p>190.0</text:p>
          </table:table-cell>
          <table:table-cell table:style-name="ce589" table:formula="of:=IF([$TrainingPlan.$F$3]=&quot;TSS&quot;; [$WeeklyTSS.D47]; [$WeeklyHrs.D47])" office:value-type="float" office:value="130" calcext:value-type="float">
            <text:p>130.0</text:p>
          </table:table-cell>
          <table:table-cell table:style-name="ce589" table:formula="of:=IF([$TrainingPlan.$F$3]=&quot;TSS&quot;; [$WeeklyTSS.E47]; [$WeeklyHrs.E47])" office:value-type="float" office:value="170" calcext:value-type="float">
            <text:p>170.0</text:p>
          </table:table-cell>
          <table:table-cell table:style-name="ce589" table:formula="of:=IF([$TrainingPlan.$F$3]=&quot;TSS&quot;; [$WeeklyTSS.F47]; [$WeeklyHrs.F47])" office:value-type="float" office:value="150" calcext:value-type="float">
            <text:p>150.0</text:p>
          </table:table-cell>
          <table:table-cell table:style-name="ce589" table:formula="of:=IF([$TrainingPlan.$F$3]=&quot;TSS&quot;; [$WeeklyTSS.G47]; [$WeeklyHrs.G47])" office:value-type="float" office:value="260" calcext:value-type="float">
            <text:p>260.0</text:p>
          </table:table-cell>
          <table:table-cell table:style-name="ce647" table:formula="of:=IF([$TrainingPlan.$F$3]=&quot;TSS&quot;; [$WeeklyTSS.H47]; [$WeeklyHrs.H47])" office:value-type="float" office:value="170" calcext:value-type="float">
            <text:p>170.0</text:p>
          </table:table-cell>
          <table:table-cell table:number-columns-repeated="1016"/>
        </table:table-row>
        <table:table-row table:style-name="ro20">
          <table:table-cell table:style-name="ce584" table:formula="of:=IF([$TrainingPlan.$F$3]=&quot;TSS&quot;; [$WeeklyTSS.A48]; [$WeeklyHrs.A48])" office:value-type="float" office:value="1160" calcext:value-type="float">
            <text:p>1160.0</text:p>
          </table:table-cell>
          <table:table-cell table:style-name="ce590" table:formula="of:=IF([$TrainingPlan.$F$3]=&quot;TSS&quot;; [$WeeklyTSS.B48]; [$WeeklyHrs.B48])" office:value-type="float" office:value="70" calcext:value-type="float">
            <text:p>70.0</text:p>
          </table:table-cell>
          <table:table-cell table:style-name="ce590" table:formula="of:=IF([$TrainingPlan.$F$3]=&quot;TSS&quot;; [$WeeklyTSS.C48]; [$WeeklyHrs.C48])" office:value-type="float" office:value="190" calcext:value-type="float">
            <text:p>190.0</text:p>
          </table:table-cell>
          <table:table-cell table:style-name="ce590" table:formula="of:=IF([$TrainingPlan.$F$3]=&quot;TSS&quot;; [$WeeklyTSS.D48]; [$WeeklyHrs.D48])" office:value-type="float" office:value="130" calcext:value-type="float">
            <text:p>130.0</text:p>
          </table:table-cell>
          <table:table-cell table:style-name="ce590" table:formula="of:=IF([$TrainingPlan.$F$3]=&quot;TSS&quot;; [$WeeklyTSS.E48]; [$WeeklyHrs.E48])" office:value-type="float" office:value="190" calcext:value-type="float">
            <text:p>190.0</text:p>
          </table:table-cell>
          <table:table-cell table:style-name="ce590" table:formula="of:=IF([$TrainingPlan.$F$3]=&quot;TSS&quot;; [$WeeklyTSS.F48]; [$WeeklyHrs.F48])" office:value-type="float" office:value="150" calcext:value-type="float">
            <text:p>150.0</text:p>
          </table:table-cell>
          <table:table-cell table:style-name="ce590" table:formula="of:=IF([$TrainingPlan.$F$3]=&quot;TSS&quot;; [$WeeklyTSS.G48]; [$WeeklyHrs.G48])" office:value-type="float" office:value="260" calcext:value-type="float">
            <text:p>260.0</text:p>
          </table:table-cell>
          <table:table-cell table:style-name="ce648" table:formula="of:=IF([$TrainingPlan.$F$3]=&quot;TSS&quot;; [$WeeklyTSS.H48]; [$WeeklyHrs.H48])" office:value-type="float" office:value="170" calcext:value-type="float">
            <text:p>170.0</text:p>
          </table:table-cell>
          <table:table-cell table:number-columns-repeated="1016"/>
        </table:table-row>
        <table:table-row table:style-name="ro20">
          <table:table-cell table:style-name="ce583" table:formula="of:=IF([$TrainingPlan.$F$3]=&quot;TSS&quot;; [$WeeklyTSS.A49]; [$WeeklyHrs.A49])" office:value-type="float" office:value="1180" calcext:value-type="float">
            <text:p>1180.0</text:p>
          </table:table-cell>
          <table:table-cell table:style-name="ce589" table:formula="of:=IF([$TrainingPlan.$F$3]=&quot;TSS&quot;; [$WeeklyTSS.B49]; [$WeeklyHrs.B49])" office:value-type="float" office:value="70" calcext:value-type="float">
            <text:p>70.0</text:p>
          </table:table-cell>
          <table:table-cell table:style-name="ce589" table:formula="of:=IF([$TrainingPlan.$F$3]=&quot;TSS&quot;; [$WeeklyTSS.C49]; [$WeeklyHrs.C49])" office:value-type="float" office:value="190" calcext:value-type="float">
            <text:p>190.0</text:p>
          </table:table-cell>
          <table:table-cell table:style-name="ce589" table:formula="of:=IF([$TrainingPlan.$F$3]=&quot;TSS&quot;; [$WeeklyTSS.D49]; [$WeeklyHrs.D49])" office:value-type="float" office:value="130" calcext:value-type="float">
            <text:p>130.0</text:p>
          </table:table-cell>
          <table:table-cell table:style-name="ce589" table:formula="of:=IF([$TrainingPlan.$F$3]=&quot;TSS&quot;; [$WeeklyTSS.E49]; [$WeeklyHrs.E49])" office:value-type="float" office:value="190" calcext:value-type="float">
            <text:p>190.0</text:p>
          </table:table-cell>
          <table:table-cell table:style-name="ce589" table:formula="of:=IF([$TrainingPlan.$F$3]=&quot;TSS&quot;; [$WeeklyTSS.F49]; [$WeeklyHrs.F49])" office:value-type="float" office:value="170" calcext:value-type="float">
            <text:p>170.0</text:p>
          </table:table-cell>
          <table:table-cell table:style-name="ce589" table:formula="of:=IF([$TrainingPlan.$F$3]=&quot;TSS&quot;; [$WeeklyTSS.G49]; [$WeeklyHrs.G49])" office:value-type="float" office:value="260" calcext:value-type="float">
            <text:p>260.0</text:p>
          </table:table-cell>
          <table:table-cell table:style-name="ce647" table:formula="of:=IF([$TrainingPlan.$F$3]=&quot;TSS&quot;; [$WeeklyTSS.H49]; [$WeeklyHrs.H49])" office:value-type="float" office:value="170" calcext:value-type="float">
            <text:p>170.0</text:p>
          </table:table-cell>
          <table:table-cell table:number-columns-repeated="1016"/>
        </table:table-row>
        <table:table-row table:style-name="ro20">
          <table:table-cell table:style-name="ce584" table:formula="of:=IF([$TrainingPlan.$F$3]=&quot;TSS&quot;; [$WeeklyTSS.A50]; [$WeeklyHrs.A50])" office:value-type="float" office:value="1200" calcext:value-type="float">
            <text:p>1200.0</text:p>
          </table:table-cell>
          <table:table-cell table:style-name="ce590" table:formula="of:=IF([$TrainingPlan.$F$3]=&quot;TSS&quot;; [$WeeklyTSS.B50]; [$WeeklyHrs.B50])" office:value-type="float" office:value="70" calcext:value-type="float">
            <text:p>70.0</text:p>
          </table:table-cell>
          <table:table-cell table:style-name="ce590" table:formula="of:=IF([$TrainingPlan.$F$3]=&quot;TSS&quot;; [$WeeklyTSS.C50]; [$WeeklyHrs.C50])" office:value-type="float" office:value="210" calcext:value-type="float">
            <text:p>210.0</text:p>
          </table:table-cell>
          <table:table-cell table:style-name="ce590" table:formula="of:=IF([$TrainingPlan.$F$3]=&quot;TSS&quot;; [$WeeklyTSS.D50]; [$WeeklyHrs.D50])" office:value-type="float" office:value="130" calcext:value-type="float">
            <text:p>130.0</text:p>
          </table:table-cell>
          <table:table-cell table:style-name="ce590" table:formula="of:=IF([$TrainingPlan.$F$3]=&quot;TSS&quot;; [$WeeklyTSS.E50]; [$WeeklyHrs.E50])" office:value-type="float" office:value="190" calcext:value-type="float">
            <text:p>190.0</text:p>
          </table:table-cell>
          <table:table-cell table:style-name="ce590" table:formula="of:=IF([$TrainingPlan.$F$3]=&quot;TSS&quot;; [$WeeklyTSS.F50]; [$WeeklyHrs.F50])" office:value-type="float" office:value="170" calcext:value-type="float">
            <text:p>170.0</text:p>
          </table:table-cell>
          <table:table-cell table:style-name="ce590" table:formula="of:=IF([$TrainingPlan.$F$3]=&quot;TSS&quot;; [$WeeklyTSS.G50]; [$WeeklyHrs.G50])" office:value-type="float" office:value="260" calcext:value-type="float">
            <text:p>260.0</text:p>
          </table:table-cell>
          <table:table-cell table:style-name="ce648" table:formula="of:=IF([$TrainingPlan.$F$3]=&quot;TSS&quot;; [$WeeklyTSS.H50]; [$WeeklyHrs.H50])" office:value-type="float" office:value="170" calcext:value-type="float">
            <text:p>170.0</text:p>
          </table:table-cell>
          <table:table-cell table:number-columns-repeated="1016"/>
        </table:table-row>
        <table:table-row table:style-name="ro20">
          <table:table-cell table:style-name="ce583" table:formula="of:=IF([$TrainingPlan.$F$3]=&quot;TSS&quot;; [$WeeklyTSS.A51]; [$WeeklyHrs.A51])" office:value-type="float" office:value="1220" calcext:value-type="float">
            <text:p>1220.0</text:p>
          </table:table-cell>
          <table:table-cell table:style-name="ce589" table:formula="of:=IF([$TrainingPlan.$F$3]=&quot;TSS&quot;; [$WeeklyTSS.B51]; [$WeeklyHrs.B51])" office:value-type="float" office:value="70" calcext:value-type="float">
            <text:p>70.0</text:p>
          </table:table-cell>
          <table:table-cell table:style-name="ce589" table:formula="of:=IF([$TrainingPlan.$F$3]=&quot;TSS&quot;; [$WeeklyTSS.C51]; [$WeeklyHrs.C51])" office:value-type="float" office:value="210" calcext:value-type="float">
            <text:p>210.0</text:p>
          </table:table-cell>
          <table:table-cell table:style-name="ce589" table:formula="of:=IF([$TrainingPlan.$F$3]=&quot;TSS&quot;; [$WeeklyTSS.D51]; [$WeeklyHrs.D51])" office:value-type="float" office:value="130" calcext:value-type="float">
            <text:p>130.0</text:p>
          </table:table-cell>
          <table:table-cell table:style-name="ce589" table:formula="of:=IF([$TrainingPlan.$F$3]=&quot;TSS&quot;; [$WeeklyTSS.E51]; [$WeeklyHrs.E51])" office:value-type="float" office:value="190" calcext:value-type="float">
            <text:p>190.0</text:p>
          </table:table-cell>
          <table:table-cell table:style-name="ce589" table:formula="of:=IF([$TrainingPlan.$F$3]=&quot;TSS&quot;; [$WeeklyTSS.F51]; [$WeeklyHrs.F51])" office:value-type="float" office:value="170" calcext:value-type="float">
            <text:p>170.0</text:p>
          </table:table-cell>
          <table:table-cell table:style-name="ce589" table:formula="of:=IF([$TrainingPlan.$F$3]=&quot;TSS&quot;; [$WeeklyTSS.G51]; [$WeeklyHrs.G51])" office:value-type="float" office:value="260" calcext:value-type="float">
            <text:p>260.0</text:p>
          </table:table-cell>
          <table:table-cell table:style-name="ce647" table:formula="of:=IF([$TrainingPlan.$F$3]=&quot;TSS&quot;; [$WeeklyTSS.H51]; [$WeeklyHrs.H51])" office:value-type="float" office:value="190" calcext:value-type="float">
            <text:p>190.0</text:p>
          </table:table-cell>
          <table:table-cell table:number-columns-repeated="1016"/>
        </table:table-row>
        <table:table-row table:style-name="ro20">
          <table:table-cell table:style-name="ce584" table:formula="of:=IF([$TrainingPlan.$F$3]=&quot;TSS&quot;; [$WeeklyTSS.A52]; [$WeeklyHrs.A52])" office:value-type="float" office:value="1240" calcext:value-type="float">
            <text:p>1240.0</text:p>
          </table:table-cell>
          <table:table-cell table:style-name="ce590" table:formula="of:=IF([$TrainingPlan.$F$3]=&quot;TSS&quot;; [$WeeklyTSS.B52]; [$WeeklyHrs.B52])" office:value-type="float" office:value="70" calcext:value-type="float">
            <text:p>70.0</text:p>
          </table:table-cell>
          <table:table-cell table:style-name="ce590" table:formula="of:=IF([$TrainingPlan.$F$3]=&quot;TSS&quot;; [$WeeklyTSS.C52]; [$WeeklyHrs.C52])" office:value-type="float" office:value="210" calcext:value-type="float">
            <text:p>210.0</text:p>
          </table:table-cell>
          <table:table-cell table:style-name="ce590" table:formula="of:=IF([$TrainingPlan.$F$3]=&quot;TSS&quot;; [$WeeklyTSS.D52]; [$WeeklyHrs.D52])" office:value-type="float" office:value="150" calcext:value-type="float">
            <text:p>150.0</text:p>
          </table:table-cell>
          <table:table-cell table:style-name="ce590" table:formula="of:=IF([$TrainingPlan.$F$3]=&quot;TSS&quot;; [$WeeklyTSS.E52]; [$WeeklyHrs.E52])" office:value-type="float" office:value="190" calcext:value-type="float">
            <text:p>190.0</text:p>
          </table:table-cell>
          <table:table-cell table:style-name="ce590" table:formula="of:=IF([$TrainingPlan.$F$3]=&quot;TSS&quot;; [$WeeklyTSS.F52]; [$WeeklyHrs.F52])" office:value-type="float" office:value="170" calcext:value-type="float">
            <text:p>170.0</text:p>
          </table:table-cell>
          <table:table-cell table:style-name="ce590" table:formula="of:=IF([$TrainingPlan.$F$3]=&quot;TSS&quot;; [$WeeklyTSS.G52]; [$WeeklyHrs.G52])" office:value-type="float" office:value="260" calcext:value-type="float">
            <text:p>260.0</text:p>
          </table:table-cell>
          <table:table-cell table:style-name="ce648" table:formula="of:=IF([$TrainingPlan.$F$3]=&quot;TSS&quot;; [$WeeklyTSS.H52]; [$WeeklyHrs.H52])" office:value-type="float" office:value="190" calcext:value-type="float">
            <text:p>190.0</text:p>
          </table:table-cell>
          <table:table-cell table:number-columns-repeated="1016"/>
        </table:table-row>
        <table:table-row table:style-name="ro20">
          <table:table-cell table:style-name="ce583" table:formula="of:=IF([$TrainingPlan.$F$3]=&quot;TSS&quot;; [$WeeklyTSS.A53]; [$WeeklyHrs.A53])" office:value-type="float" office:value="1260" calcext:value-type="float">
            <text:p>1260.0</text:p>
          </table:table-cell>
          <table:table-cell table:style-name="ce589" table:formula="of:=IF([$TrainingPlan.$F$3]=&quot;TSS&quot;; [$WeeklyTSS.B53]; [$WeeklyHrs.B53])" office:value-type="float" office:value="90" calcext:value-type="float">
            <text:p>90.0</text:p>
          </table:table-cell>
          <table:table-cell table:style-name="ce589" table:formula="of:=IF([$TrainingPlan.$F$3]=&quot;TSS&quot;; [$WeeklyTSS.C53]; [$WeeklyHrs.C53])" office:value-type="float" office:value="210" calcext:value-type="float">
            <text:p>210.0</text:p>
          </table:table-cell>
          <table:table-cell table:style-name="ce589" table:formula="of:=IF([$TrainingPlan.$F$3]=&quot;TSS&quot;; [$WeeklyTSS.D53]; [$WeeklyHrs.D53])" office:value-type="float" office:value="150" calcext:value-type="float">
            <text:p>150.0</text:p>
          </table:table-cell>
          <table:table-cell table:style-name="ce589" table:formula="of:=IF([$TrainingPlan.$F$3]=&quot;TSS&quot;; [$WeeklyTSS.E53]; [$WeeklyHrs.E53])" office:value-type="float" office:value="190" calcext:value-type="float">
            <text:p>190.0</text:p>
          </table:table-cell>
          <table:table-cell table:style-name="ce589" table:formula="of:=IF([$TrainingPlan.$F$3]=&quot;TSS&quot;; [$WeeklyTSS.F53]; [$WeeklyHrs.F53])" office:value-type="float" office:value="170" calcext:value-type="float">
            <text:p>170.0</text:p>
          </table:table-cell>
          <table:table-cell table:style-name="ce589" table:formula="of:=IF([$TrainingPlan.$F$3]=&quot;TSS&quot;; [$WeeklyTSS.G53]; [$WeeklyHrs.G53])" office:value-type="float" office:value="260" calcext:value-type="float">
            <text:p>260.0</text:p>
          </table:table-cell>
          <table:table-cell table:style-name="ce647" table:formula="of:=IF([$TrainingPlan.$F$3]=&quot;TSS&quot;; [$WeeklyTSS.H53]; [$WeeklyHrs.H53])" office:value-type="float" office:value="190" calcext:value-type="float">
            <text:p>190.0</text:p>
          </table:table-cell>
          <table:table-cell table:number-columns-repeated="1016"/>
        </table:table-row>
        <table:table-row table:style-name="ro20">
          <table:table-cell table:style-name="ce584" table:formula="of:=IF([$TrainingPlan.$F$3]=&quot;TSS&quot;; [$WeeklyTSS.A54]; [$WeeklyHrs.A54])" office:value-type="float" office:value="1280" calcext:value-type="float">
            <text:p>1280.0</text:p>
          </table:table-cell>
          <table:table-cell table:style-name="ce590" table:formula="of:=IF([$TrainingPlan.$F$3]=&quot;TSS&quot;; [$WeeklyTSS.B54]; [$WeeklyHrs.B54])" office:value-type="float" office:value="90" calcext:value-type="float">
            <text:p>90.0</text:p>
          </table:table-cell>
          <table:table-cell table:style-name="ce590" table:formula="of:=IF([$TrainingPlan.$F$3]=&quot;TSS&quot;; [$WeeklyTSS.C54]; [$WeeklyHrs.C54])" office:value-type="float" office:value="210" calcext:value-type="float">
            <text:p>210.0</text:p>
          </table:table-cell>
          <table:table-cell table:style-name="ce590" table:formula="of:=IF([$TrainingPlan.$F$3]=&quot;TSS&quot;; [$WeeklyTSS.D54]; [$WeeklyHrs.D54])" office:value-type="float" office:value="150" calcext:value-type="float">
            <text:p>150.0</text:p>
          </table:table-cell>
          <table:table-cell table:style-name="ce590" table:formula="of:=IF([$TrainingPlan.$F$3]=&quot;TSS&quot;; [$WeeklyTSS.E54]; [$WeeklyHrs.E54])" office:value-type="float" office:value="210" calcext:value-type="float">
            <text:p>210.0</text:p>
          </table:table-cell>
          <table:table-cell table:style-name="ce590" table:formula="of:=IF([$TrainingPlan.$F$3]=&quot;TSS&quot;; [$WeeklyTSS.F54]; [$WeeklyHrs.F54])" office:value-type="float" office:value="170" calcext:value-type="float">
            <text:p>170.0</text:p>
          </table:table-cell>
          <table:table-cell table:style-name="ce590" table:formula="of:=IF([$TrainingPlan.$F$3]=&quot;TSS&quot;; [$WeeklyTSS.G54]; [$WeeklyHrs.G54])" office:value-type="float" office:value="260" calcext:value-type="float">
            <text:p>260.0</text:p>
          </table:table-cell>
          <table:table-cell table:style-name="ce648" table:formula="of:=IF([$TrainingPlan.$F$3]=&quot;TSS&quot;; [$WeeklyTSS.H54]; [$WeeklyHrs.H54])" office:value-type="float" office:value="190" calcext:value-type="float">
            <text:p>190.0</text:p>
          </table:table-cell>
          <table:table-cell table:number-columns-repeated="1016"/>
        </table:table-row>
        <table:table-row table:style-name="ro20">
          <table:table-cell table:style-name="ce583" table:formula="of:=IF([$TrainingPlan.$F$3]=&quot;TSS&quot;; [$WeeklyTSS.A55]; [$WeeklyHrs.A55])" office:value-type="float" office:value="1300" calcext:value-type="float">
            <text:p>1300.0</text:p>
          </table:table-cell>
          <table:table-cell table:style-name="ce589" table:formula="of:=IF([$TrainingPlan.$F$3]=&quot;TSS&quot;; [$WeeklyTSS.B55]; [$WeeklyHrs.B55])" office:value-type="float" office:value="90" calcext:value-type="float">
            <text:p>90.0</text:p>
          </table:table-cell>
          <table:table-cell table:style-name="ce589" table:formula="of:=IF([$TrainingPlan.$F$3]=&quot;TSS&quot;; [$WeeklyTSS.C55]; [$WeeklyHrs.C55])" office:value-type="float" office:value="210" calcext:value-type="float">
            <text:p>210.0</text:p>
          </table:table-cell>
          <table:table-cell table:style-name="ce589" table:formula="of:=IF([$TrainingPlan.$F$3]=&quot;TSS&quot;; [$WeeklyTSS.D55]; [$WeeklyHrs.D55])" office:value-type="float" office:value="150" calcext:value-type="float">
            <text:p>150.0</text:p>
          </table:table-cell>
          <table:table-cell table:style-name="ce589" table:formula="of:=IF([$TrainingPlan.$F$3]=&quot;TSS&quot;; [$WeeklyTSS.E55]; [$WeeklyHrs.E55])" office:value-type="float" office:value="210" calcext:value-type="float">
            <text:p>210.0</text:p>
          </table:table-cell>
          <table:table-cell table:style-name="ce589" table:formula="of:=IF([$TrainingPlan.$F$3]=&quot;TSS&quot;; [$WeeklyTSS.F55]; [$WeeklyHrs.F55])" office:value-type="float" office:value="190" calcext:value-type="float">
            <text:p>190.0</text:p>
          </table:table-cell>
          <table:table-cell table:style-name="ce589" table:formula="of:=IF([$TrainingPlan.$F$3]=&quot;TSS&quot;; [$WeeklyTSS.G55]; [$WeeklyHrs.G55])" office:value-type="float" office:value="260" calcext:value-type="float">
            <text:p>260.0</text:p>
          </table:table-cell>
          <table:table-cell table:style-name="ce647" table:formula="of:=IF([$TrainingPlan.$F$3]=&quot;TSS&quot;; [$WeeklyTSS.H55]; [$WeeklyHrs.H55])" office:value-type="float" office:value="190" calcext:value-type="float">
            <text:p>190.0</text:p>
          </table:table-cell>
          <table:table-cell table:number-columns-repeated="1016"/>
        </table:table-row>
        <table:table-row table:style-name="ro20">
          <table:table-cell table:style-name="ce584" table:formula="of:=IF([$TrainingPlan.$F$3]=&quot;TSS&quot;; [$WeeklyTSS.A56]; [$WeeklyHrs.A56])" office:value-type="float" office:value="1320" calcext:value-type="float">
            <text:p>1320.0</text:p>
          </table:table-cell>
          <table:table-cell table:style-name="ce590" table:formula="of:=IF([$TrainingPlan.$F$3]=&quot;TSS&quot;; [$WeeklyTSS.B56]; [$WeeklyHrs.B56])" office:value-type="float" office:value="90" calcext:value-type="float">
            <text:p>90.0</text:p>
          </table:table-cell>
          <table:table-cell table:style-name="ce590" table:formula="of:=IF([$TrainingPlan.$F$3]=&quot;TSS&quot;; [$WeeklyTSS.C56]; [$WeeklyHrs.C56])" office:value-type="float" office:value="230" calcext:value-type="float">
            <text:p>230.0</text:p>
          </table:table-cell>
          <table:table-cell table:style-name="ce590" table:formula="of:=IF([$TrainingPlan.$F$3]=&quot;TSS&quot;; [$WeeklyTSS.D56]; [$WeeklyHrs.D56])" office:value-type="float" office:value="150" calcext:value-type="float">
            <text:p>150.0</text:p>
          </table:table-cell>
          <table:table-cell table:style-name="ce590" table:formula="of:=IF([$TrainingPlan.$F$3]=&quot;TSS&quot;; [$WeeklyTSS.E56]; [$WeeklyHrs.E56])" office:value-type="float" office:value="210" calcext:value-type="float">
            <text:p>210.0</text:p>
          </table:table-cell>
          <table:table-cell table:style-name="ce590" table:formula="of:=IF([$TrainingPlan.$F$3]=&quot;TSS&quot;; [$WeeklyTSS.F56]; [$WeeklyHrs.F56])" office:value-type="float" office:value="190" calcext:value-type="float">
            <text:p>190.0</text:p>
          </table:table-cell>
          <table:table-cell table:style-name="ce590" table:formula="of:=IF([$TrainingPlan.$F$3]=&quot;TSS&quot;; [$WeeklyTSS.G56]; [$WeeklyHrs.G56])" office:value-type="float" office:value="260" calcext:value-type="float">
            <text:p>260.0</text:p>
          </table:table-cell>
          <table:table-cell table:style-name="ce648" table:formula="of:=IF([$TrainingPlan.$F$3]=&quot;TSS&quot;; [$WeeklyTSS.H56]; [$WeeklyHrs.H56])" office:value-type="float" office:value="190" calcext:value-type="float">
            <text:p>190.0</text:p>
          </table:table-cell>
          <table:table-cell table:number-columns-repeated="1016"/>
        </table:table-row>
        <table:table-row table:style-name="ro20">
          <table:table-cell table:style-name="ce583" table:formula="of:=IF([$TrainingPlan.$F$3]=&quot;TSS&quot;; [$WeeklyTSS.A57]; [$WeeklyHrs.A57])" office:value-type="float" office:value="1340" calcext:value-type="float">
            <text:p>1340.0</text:p>
          </table:table-cell>
          <table:table-cell table:style-name="ce589" table:formula="of:=IF([$TrainingPlan.$F$3]=&quot;TSS&quot;; [$WeeklyTSS.B57]; [$WeeklyHrs.B57])" office:value-type="float" office:value="90" calcext:value-type="float">
            <text:p>90.0</text:p>
          </table:table-cell>
          <table:table-cell table:style-name="ce589" table:formula="of:=IF([$TrainingPlan.$F$3]=&quot;TSS&quot;; [$WeeklyTSS.C57]; [$WeeklyHrs.C57])" office:value-type="float" office:value="230" calcext:value-type="float">
            <text:p>230.0</text:p>
          </table:table-cell>
          <table:table-cell table:style-name="ce589" table:formula="of:=IF([$TrainingPlan.$F$3]=&quot;TSS&quot;; [$WeeklyTSS.D57]; [$WeeklyHrs.D57])" office:value-type="float" office:value="150" calcext:value-type="float">
            <text:p>150.0</text:p>
          </table:table-cell>
          <table:table-cell table:style-name="ce589" table:formula="of:=IF([$TrainingPlan.$F$3]=&quot;TSS&quot;; [$WeeklyTSS.E57]; [$WeeklyHrs.E57])" office:value-type="float" office:value="210" calcext:value-type="float">
            <text:p>210.0</text:p>
          </table:table-cell>
          <table:table-cell table:style-name="ce589" table:formula="of:=IF([$TrainingPlan.$F$3]=&quot;TSS&quot;; [$WeeklyTSS.F57]; [$WeeklyHrs.F57])" office:value-type="float" office:value="190" calcext:value-type="float">
            <text:p>190.0</text:p>
          </table:table-cell>
          <table:table-cell table:style-name="ce589" table:formula="of:=IF([$TrainingPlan.$F$3]=&quot;TSS&quot;; [$WeeklyTSS.G57]; [$WeeklyHrs.G57])" office:value-type="float" office:value="260" calcext:value-type="float">
            <text:p>260.0</text:p>
          </table:table-cell>
          <table:table-cell table:style-name="ce647" table:formula="of:=IF([$TrainingPlan.$F$3]=&quot;TSS&quot;; [$WeeklyTSS.H57]; [$WeeklyHrs.H57])" office:value-type="float" office:value="210" calcext:value-type="float">
            <text:p>210.0</text:p>
          </table:table-cell>
          <table:table-cell table:number-columns-repeated="1016"/>
        </table:table-row>
        <table:table-row table:style-name="ro20">
          <table:table-cell table:style-name="ce584" table:formula="of:=IF([$TrainingPlan.$F$3]=&quot;TSS&quot;; [$WeeklyTSS.A58]; [$WeeklyHrs.A58])" office:value-type="float" office:value="1360" calcext:value-type="float">
            <text:p>1360.0</text:p>
          </table:table-cell>
          <table:table-cell table:style-name="ce590" table:formula="of:=IF([$TrainingPlan.$F$3]=&quot;TSS&quot;; [$WeeklyTSS.B58]; [$WeeklyHrs.B58])" office:value-type="float" office:value="90" calcext:value-type="float">
            <text:p>90.0</text:p>
          </table:table-cell>
          <table:table-cell table:style-name="ce590" table:formula="of:=IF([$TrainingPlan.$F$3]=&quot;TSS&quot;; [$WeeklyTSS.C58]; [$WeeklyHrs.C58])" office:value-type="float" office:value="230" calcext:value-type="float">
            <text:p>230.0</text:p>
          </table:table-cell>
          <table:table-cell table:style-name="ce590" table:formula="of:=IF([$TrainingPlan.$F$3]=&quot;TSS&quot;; [$WeeklyTSS.D58]; [$WeeklyHrs.D58])" office:value-type="float" office:value="170" calcext:value-type="float">
            <text:p>170.0</text:p>
          </table:table-cell>
          <table:table-cell table:style-name="ce590" table:formula="of:=IF([$TrainingPlan.$F$3]=&quot;TSS&quot;; [$WeeklyTSS.E58]; [$WeeklyHrs.E58])" office:value-type="float" office:value="210" calcext:value-type="float">
            <text:p>210.0</text:p>
          </table:table-cell>
          <table:table-cell table:style-name="ce590" table:formula="of:=IF([$TrainingPlan.$F$3]=&quot;TSS&quot;; [$WeeklyTSS.F58]; [$WeeklyHrs.F58])" office:value-type="float" office:value="190" calcext:value-type="float">
            <text:p>190.0</text:p>
          </table:table-cell>
          <table:table-cell table:style-name="ce590" table:formula="of:=IF([$TrainingPlan.$F$3]=&quot;TSS&quot;; [$WeeklyTSS.G58]; [$WeeklyHrs.G58])" office:value-type="float" office:value="260" calcext:value-type="float">
            <text:p>260.0</text:p>
          </table:table-cell>
          <table:table-cell table:style-name="ce648" table:formula="of:=IF([$TrainingPlan.$F$3]=&quot;TSS&quot;; [$WeeklyTSS.H58]; [$WeeklyHrs.H58])" office:value-type="float" office:value="210" calcext:value-type="float">
            <text:p>210.0</text:p>
          </table:table-cell>
          <table:table-cell table:number-columns-repeated="1016"/>
        </table:table-row>
        <table:table-row table:style-name="ro20">
          <table:table-cell table:style-name="ce583" table:formula="of:=IF([$TrainingPlan.$F$3]=&quot;TSS&quot;; [$WeeklyTSS.A59]; [$WeeklyHrs.A59])" office:value-type="float" office:value="1380" calcext:value-type="float">
            <text:p>1380.0</text:p>
          </table:table-cell>
          <table:table-cell table:style-name="ce589" table:formula="of:=IF([$TrainingPlan.$F$3]=&quot;TSS&quot;; [$WeeklyTSS.B59]; [$WeeklyHrs.B59])" office:value-type="float" office:value="90" calcext:value-type="float">
            <text:p>90.0</text:p>
          </table:table-cell>
          <table:table-cell table:style-name="ce589" table:formula="of:=IF([$TrainingPlan.$F$3]=&quot;TSS&quot;; [$WeeklyTSS.C59]; [$WeeklyHrs.C59])" office:value-type="float" office:value="230" calcext:value-type="float">
            <text:p>230.0</text:p>
          </table:table-cell>
          <table:table-cell table:style-name="ce589" table:formula="of:=IF([$TrainingPlan.$F$3]=&quot;TSS&quot;; [$WeeklyTSS.D59]; [$WeeklyHrs.D59])" office:value-type="float" office:value="170" calcext:value-type="float">
            <text:p>170.0</text:p>
          </table:table-cell>
          <table:table-cell table:style-name="ce589" table:formula="of:=IF([$TrainingPlan.$F$3]=&quot;TSS&quot;; [$WeeklyTSS.E59]; [$WeeklyHrs.E59])" office:value-type="float" office:value="230" calcext:value-type="float">
            <text:p>230.0</text:p>
          </table:table-cell>
          <table:table-cell table:style-name="ce589" table:formula="of:=IF([$TrainingPlan.$F$3]=&quot;TSS&quot;; [$WeeklyTSS.F59]; [$WeeklyHrs.F59])" office:value-type="float" office:value="190" calcext:value-type="float">
            <text:p>190.0</text:p>
          </table:table-cell>
          <table:table-cell table:style-name="ce589" table:formula="of:=IF([$TrainingPlan.$F$3]=&quot;TSS&quot;; [$WeeklyTSS.G59]; [$WeeklyHrs.G59])" office:value-type="float" office:value="260" calcext:value-type="float">
            <text:p>260.0</text:p>
          </table:table-cell>
          <table:table-cell table:style-name="ce647" table:formula="of:=IF([$TrainingPlan.$F$3]=&quot;TSS&quot;; [$WeeklyTSS.H59]; [$WeeklyHrs.H59])" office:value-type="float" office:value="210" calcext:value-type="float">
            <text:p>210.0</text:p>
          </table:table-cell>
          <table:table-cell table:number-columns-repeated="1016"/>
        </table:table-row>
        <table:table-row table:style-name="ro20">
          <table:table-cell table:style-name="ce584" table:formula="of:=IF([$TrainingPlan.$F$3]=&quot;TSS&quot;; [$WeeklyTSS.A60]; [$WeeklyHrs.A60])" office:value-type="float" office:value="1400" calcext:value-type="float">
            <text:p>1400.0</text:p>
          </table:table-cell>
          <table:table-cell table:style-name="ce590" table:formula="of:=IF([$TrainingPlan.$F$3]=&quot;TSS&quot;; [$WeeklyTSS.B60]; [$WeeklyHrs.B60])" office:value-type="float" office:value="90" calcext:value-type="float">
            <text:p>90.0</text:p>
          </table:table-cell>
          <table:table-cell table:style-name="ce590" table:formula="of:=IF([$TrainingPlan.$F$3]=&quot;TSS&quot;; [$WeeklyTSS.C60]; [$WeeklyHrs.C60])" office:value-type="float" office:value="230" calcext:value-type="float">
            <text:p>230.0</text:p>
          </table:table-cell>
          <table:table-cell table:style-name="ce590" table:formula="of:=IF([$TrainingPlan.$F$3]=&quot;TSS&quot;; [$WeeklyTSS.D60]; [$WeeklyHrs.D60])" office:value-type="float" office:value="170" calcext:value-type="float">
            <text:p>170.0</text:p>
          </table:table-cell>
          <table:table-cell table:style-name="ce590" table:formula="of:=IF([$TrainingPlan.$F$3]=&quot;TSS&quot;; [$WeeklyTSS.E60]; [$WeeklyHrs.E60])" office:value-type="float" office:value="230" calcext:value-type="float">
            <text:p>230.0</text:p>
          </table:table-cell>
          <table:table-cell table:style-name="ce590" table:formula="of:=IF([$TrainingPlan.$F$3]=&quot;TSS&quot;; [$WeeklyTSS.F60]; [$WeeklyHrs.F60])" office:value-type="float" office:value="210" calcext:value-type="float">
            <text:p>210.0</text:p>
          </table:table-cell>
          <table:table-cell table:style-name="ce590" table:formula="of:=IF([$TrainingPlan.$F$3]=&quot;TSS&quot;; [$WeeklyTSS.G60]; [$WeeklyHrs.G60])" office:value-type="float" office:value="260" calcext:value-type="float">
            <text:p>260.0</text:p>
          </table:table-cell>
          <table:table-cell table:style-name="ce648" table:formula="of:=IF([$TrainingPlan.$F$3]=&quot;TSS&quot;; [$WeeklyTSS.H60]; [$WeeklyHrs.H60])" office:value-type="float" office:value="210" calcext:value-type="float">
            <text:p>210.0</text:p>
          </table:table-cell>
          <table:table-cell table:number-columns-repeated="1016"/>
        </table:table-row>
        <table:table-row table:style-name="ro20">
          <table:table-cell table:style-name="ce583" table:formula="of:=IF([$TrainingPlan.$F$3]=&quot;TSS&quot;; [$WeeklyTSS.A61]; [$WeeklyHrs.A61])" office:value-type="float" office:value="1420" calcext:value-type="float">
            <text:p>1420.0</text:p>
          </table:table-cell>
          <table:table-cell table:style-name="ce589" table:formula="of:=IF([$TrainingPlan.$F$3]=&quot;TSS&quot;; [$WeeklyTSS.B61]; [$WeeklyHrs.B61])" office:value-type="float" office:value="90" calcext:value-type="float">
            <text:p>90.0</text:p>
          </table:table-cell>
          <table:table-cell table:style-name="ce589" table:formula="of:=IF([$TrainingPlan.$F$3]=&quot;TSS&quot;; [$WeeklyTSS.C61]; [$WeeklyHrs.C61])" office:value-type="float" office:value="250" calcext:value-type="float">
            <text:p>250.0</text:p>
          </table:table-cell>
          <table:table-cell table:style-name="ce589" table:formula="of:=IF([$TrainingPlan.$F$3]=&quot;TSS&quot;; [$WeeklyTSS.D61]; [$WeeklyHrs.D61])" office:value-type="float" office:value="170" calcext:value-type="float">
            <text:p>170.0</text:p>
          </table:table-cell>
          <table:table-cell table:style-name="ce589" table:formula="of:=IF([$TrainingPlan.$F$3]=&quot;TSS&quot;; [$WeeklyTSS.E61]; [$WeeklyHrs.E61])" office:value-type="float" office:value="230" calcext:value-type="float">
            <text:p>230.0</text:p>
          </table:table-cell>
          <table:table-cell table:style-name="ce589" table:formula="of:=IF([$TrainingPlan.$F$3]=&quot;TSS&quot;; [$WeeklyTSS.F61]; [$WeeklyHrs.F61])" office:value-type="float" office:value="210" calcext:value-type="float">
            <text:p>210.0</text:p>
          </table:table-cell>
          <table:table-cell table:style-name="ce589" table:formula="of:=IF([$TrainingPlan.$F$3]=&quot;TSS&quot;; [$WeeklyTSS.G61]; [$WeeklyHrs.G61])" office:value-type="float" office:value="260" calcext:value-type="float">
            <text:p>260.0</text:p>
          </table:table-cell>
          <table:table-cell table:style-name="ce647" table:formula="of:=IF([$TrainingPlan.$F$3]=&quot;TSS&quot;; [$WeeklyTSS.H61]; [$WeeklyHrs.H61])" office:value-type="float" office:value="210" calcext:value-type="float">
            <text:p>210.0</text:p>
          </table:table-cell>
          <table:table-cell table:number-columns-repeated="1016"/>
        </table:table-row>
        <table:table-row table:style-name="ro20">
          <table:table-cell table:style-name="ce584" table:formula="of:=IF([$TrainingPlan.$F$3]=&quot;TSS&quot;; [$WeeklyTSS.A62]; [$WeeklyHrs.A62])" office:value-type="float" office:value="1440" calcext:value-type="float">
            <text:p>1440.0</text:p>
          </table:table-cell>
          <table:table-cell table:style-name="ce590" table:formula="of:=IF([$TrainingPlan.$F$3]=&quot;TSS&quot;; [$WeeklyTSS.B62]; [$WeeklyHrs.B62])" office:value-type="float" office:value="90" calcext:value-type="float">
            <text:p>90.0</text:p>
          </table:table-cell>
          <table:table-cell table:style-name="ce590" table:formula="of:=IF([$TrainingPlan.$F$3]=&quot;TSS&quot;; [$WeeklyTSS.C62]; [$WeeklyHrs.C62])" office:value-type="float" office:value="250" calcext:value-type="float">
            <text:p>250.0</text:p>
          </table:table-cell>
          <table:table-cell table:style-name="ce590" table:formula="of:=IF([$TrainingPlan.$F$3]=&quot;TSS&quot;; [$WeeklyTSS.D62]; [$WeeklyHrs.D62])" office:value-type="float" office:value="190" calcext:value-type="float">
            <text:p>190.0</text:p>
          </table:table-cell>
          <table:table-cell table:style-name="ce590" table:formula="of:=IF([$TrainingPlan.$F$3]=&quot;TSS&quot;; [$WeeklyTSS.E62]; [$WeeklyHrs.E62])" office:value-type="float" office:value="230" calcext:value-type="float">
            <text:p>230.0</text:p>
          </table:table-cell>
          <table:table-cell table:style-name="ce590" table:formula="of:=IF([$TrainingPlan.$F$3]=&quot;TSS&quot;; [$WeeklyTSS.F62]; [$WeeklyHrs.F62])" office:value-type="float" office:value="210" calcext:value-type="float">
            <text:p>210.0</text:p>
          </table:table-cell>
          <table:table-cell table:style-name="ce590" table:formula="of:=IF([$TrainingPlan.$F$3]=&quot;TSS&quot;; [$WeeklyTSS.G62]; [$WeeklyHrs.G62])" office:value-type="float" office:value="260" calcext:value-type="float">
            <text:p>260.0</text:p>
          </table:table-cell>
          <table:table-cell table:style-name="ce648" table:formula="of:=IF([$TrainingPlan.$F$3]=&quot;TSS&quot;; [$WeeklyTSS.H62]; [$WeeklyHrs.H62])" office:value-type="float" office:value="210" calcext:value-type="float">
            <text:p>210.0</text:p>
          </table:table-cell>
          <table:table-cell table:number-columns-repeated="1016"/>
        </table:table-row>
        <table:table-row table:style-name="ro20">
          <table:table-cell table:style-name="ce583" table:formula="of:=IF([$TrainingPlan.$F$3]=&quot;TSS&quot;; [$WeeklyTSS.A63]; [$WeeklyHrs.A63])" office:value-type="float" office:value="1460" calcext:value-type="float">
            <text:p>1460.0</text:p>
          </table:table-cell>
          <table:table-cell table:style-name="ce589" table:formula="of:=IF([$TrainingPlan.$F$3]=&quot;TSS&quot;; [$WeeklyTSS.B63]; [$WeeklyHrs.B63])" office:value-type="float" office:value="90" calcext:value-type="float">
            <text:p>90.0</text:p>
          </table:table-cell>
          <table:table-cell table:style-name="ce589" table:formula="of:=IF([$TrainingPlan.$F$3]=&quot;TSS&quot;; [$WeeklyTSS.C63]; [$WeeklyHrs.C63])" office:value-type="float" office:value="250" calcext:value-type="float">
            <text:p>250.0</text:p>
          </table:table-cell>
          <table:table-cell table:style-name="ce589" table:formula="of:=IF([$TrainingPlan.$F$3]=&quot;TSS&quot;; [$WeeklyTSS.D63]; [$WeeklyHrs.D63])" office:value-type="float" office:value="190" calcext:value-type="float">
            <text:p>190.0</text:p>
          </table:table-cell>
          <table:table-cell table:style-name="ce589" table:formula="of:=IF([$TrainingPlan.$F$3]=&quot;TSS&quot;; [$WeeklyTSS.E63]; [$WeeklyHrs.E63])" office:value-type="float" office:value="230" calcext:value-type="float">
            <text:p>230.0</text:p>
          </table:table-cell>
          <table:table-cell table:style-name="ce589" table:formula="of:=IF([$TrainingPlan.$F$3]=&quot;TSS&quot;; [$WeeklyTSS.F63]; [$WeeklyHrs.F63])" office:value-type="float" office:value="210" calcext:value-type="float">
            <text:p>210.0</text:p>
          </table:table-cell>
          <table:table-cell table:style-name="ce589" table:formula="of:=IF([$TrainingPlan.$F$3]=&quot;TSS&quot;; [$WeeklyTSS.G63]; [$WeeklyHrs.G63])" office:value-type="float" office:value="260" calcext:value-type="float">
            <text:p>260.0</text:p>
          </table:table-cell>
          <table:table-cell table:style-name="ce647" table:formula="of:=IF([$TrainingPlan.$F$3]=&quot;TSS&quot;; [$WeeklyTSS.H63]; [$WeeklyHrs.H63])" office:value-type="float" office:value="230" calcext:value-type="float">
            <text:p>230.0</text:p>
          </table:table-cell>
          <table:table-cell table:number-columns-repeated="1016"/>
        </table:table-row>
        <table:table-row table:style-name="ro20">
          <table:table-cell table:style-name="ce584" table:formula="of:=IF([$TrainingPlan.$F$3]=&quot;TSS&quot;; [$WeeklyTSS.A64]; [$WeeklyHrs.A64])" office:value-type="float" office:value="1480" calcext:value-type="float">
            <text:p>1480.0</text:p>
          </table:table-cell>
          <table:table-cell table:style-name="ce590" table:formula="of:=IF([$TrainingPlan.$F$3]=&quot;TSS&quot;; [$WeeklyTSS.B64]; [$WeeklyHrs.B64])" office:value-type="float" office:value="90" calcext:value-type="float">
            <text:p>90.0</text:p>
          </table:table-cell>
          <table:table-cell table:style-name="ce590" table:formula="of:=IF([$TrainingPlan.$F$3]=&quot;TSS&quot;; [$WeeklyTSS.C64]; [$WeeklyHrs.C64])" office:value-type="float" office:value="250" calcext:value-type="float">
            <text:p>250.0</text:p>
          </table:table-cell>
          <table:table-cell table:style-name="ce590" table:formula="of:=IF([$TrainingPlan.$F$3]=&quot;TSS&quot;; [$WeeklyTSS.D64]; [$WeeklyHrs.D64])" office:value-type="float" office:value="210" calcext:value-type="float">
            <text:p>210.0</text:p>
          </table:table-cell>
          <table:table-cell table:style-name="ce590" table:formula="of:=IF([$TrainingPlan.$F$3]=&quot;TSS&quot;; [$WeeklyTSS.E64]; [$WeeklyHrs.E64])" office:value-type="float" office:value="230" calcext:value-type="float">
            <text:p>230.0</text:p>
          </table:table-cell>
          <table:table-cell table:style-name="ce590" table:formula="of:=IF([$TrainingPlan.$F$3]=&quot;TSS&quot;; [$WeeklyTSS.F64]; [$WeeklyHrs.F64])" office:value-type="float" office:value="210" calcext:value-type="float">
            <text:p>210.0</text:p>
          </table:table-cell>
          <table:table-cell table:style-name="ce590" table:formula="of:=IF([$TrainingPlan.$F$3]=&quot;TSS&quot;; [$WeeklyTSS.G64]; [$WeeklyHrs.G64])" office:value-type="float" office:value="260" calcext:value-type="float">
            <text:p>260.0</text:p>
          </table:table-cell>
          <table:table-cell table:style-name="ce648" table:formula="of:=IF([$TrainingPlan.$F$3]=&quot;TSS&quot;; [$WeeklyTSS.H64]; [$WeeklyHrs.H64])" office:value-type="float" office:value="230" calcext:value-type="float">
            <text:p>230.0</text:p>
          </table:table-cell>
          <table:table-cell table:number-columns-repeated="1016"/>
        </table:table-row>
        <table:table-row table:style-name="ro20">
          <table:table-cell table:style-name="ce583" table:formula="of:=IF([$TrainingPlan.$F$3]=&quot;TSS&quot;; [$WeeklyTSS.A65]; [$WeeklyHrs.A65])" office:value-type="float" office:value="1500" calcext:value-type="float">
            <text:p>1500.0</text:p>
          </table:table-cell>
          <table:table-cell table:style-name="ce589" table:formula="of:=IF([$TrainingPlan.$F$3]=&quot;TSS&quot;; [$WeeklyTSS.B65]; [$WeeklyHrs.B65])" office:value-type="float" office:value="90" calcext:value-type="float">
            <text:p>90.0</text:p>
          </table:table-cell>
          <table:table-cell table:style-name="ce589" table:formula="of:=IF([$TrainingPlan.$F$3]=&quot;TSS&quot;; [$WeeklyTSS.C65]; [$WeeklyHrs.C65])" office:value-type="float" office:value="250" calcext:value-type="float">
            <text:p>250.0</text:p>
          </table:table-cell>
          <table:table-cell table:style-name="ce589" table:formula="of:=IF([$TrainingPlan.$F$3]=&quot;TSS&quot;; [$WeeklyTSS.D65]; [$WeeklyHrs.D65])" office:value-type="float" office:value="210" calcext:value-type="float">
            <text:p>210.0</text:p>
          </table:table-cell>
          <table:table-cell table:style-name="ce589" table:formula="of:=IF([$TrainingPlan.$F$3]=&quot;TSS&quot;; [$WeeklyTSS.E65]; [$WeeklyHrs.E65])" office:value-type="float" office:value="230" calcext:value-type="float">
            <text:p>230.0</text:p>
          </table:table-cell>
          <table:table-cell table:style-name="ce589" table:formula="of:=IF([$TrainingPlan.$F$3]=&quot;TSS&quot;; [$WeeklyTSS.F65]; [$WeeklyHrs.F65])" office:value-type="float" office:value="210" calcext:value-type="float">
            <text:p>210.0</text:p>
          </table:table-cell>
          <table:table-cell table:style-name="ce589" table:formula="of:=IF([$TrainingPlan.$F$3]=&quot;TSS&quot;; [$WeeklyTSS.G65]; [$WeeklyHrs.G65])" office:value-type="float" office:value="280" calcext:value-type="float">
            <text:p>280.0</text:p>
          </table:table-cell>
          <table:table-cell table:style-name="ce647" table:formula="of:=IF([$TrainingPlan.$F$3]=&quot;TSS&quot;; [$WeeklyTSS.H65]; [$WeeklyHrs.H65])" office:value-type="float" office:value="230" calcext:value-type="float">
            <text:p>230.0</text:p>
          </table:table-cell>
          <table:table-cell table:number-columns-repeated="1016"/>
        </table:table-row>
        <table:table-row table:style-name="ro20">
          <table:table-cell table:style-name="ce585" table:formula="of:=IF([$TrainingPlan.$F$3]=&quot;TSS&quot;; [$WeeklyTSS.A66]; [$WeeklyHrs.A66])" office:value-type="float" office:value="1520" calcext:value-type="float">
            <text:p>1520.0</text:p>
          </table:table-cell>
          <table:table-cell table:style-name="ce593" table:formula="of:=IF([$TrainingPlan.$F$3]=&quot;TSS&quot;; [$WeeklyTSS.B66]; [$WeeklyHrs.B66])" office:value-type="float" office:value="90" calcext:value-type="float">
            <text:p>90.0</text:p>
          </table:table-cell>
          <table:table-cell table:style-name="ce593" table:formula="of:=IF([$TrainingPlan.$F$3]=&quot;TSS&quot;; [$WeeklyTSS.C66]; [$WeeklyHrs.C66])" office:value-type="float" office:value="270" calcext:value-type="float">
            <text:p>270.0</text:p>
          </table:table-cell>
          <table:table-cell table:style-name="ce593" table:formula="of:=IF([$TrainingPlan.$F$3]=&quot;TSS&quot;; [$WeeklyTSS.D66]; [$WeeklyHrs.D66])" office:value-type="float" office:value="210" calcext:value-type="float">
            <text:p>210.0</text:p>
          </table:table-cell>
          <table:table-cell table:style-name="ce593" table:formula="of:=IF([$TrainingPlan.$F$3]=&quot;TSS&quot;; [$WeeklyTSS.E66]; [$WeeklyHrs.E66])" office:value-type="float" office:value="230" calcext:value-type="float">
            <text:p>230.0</text:p>
          </table:table-cell>
          <table:table-cell table:style-name="ce593" table:formula="of:=IF([$TrainingPlan.$F$3]=&quot;TSS&quot;; [$WeeklyTSS.F66]; [$WeeklyHrs.F66])" office:value-type="float" office:value="210" calcext:value-type="float">
            <text:p>210.0</text:p>
          </table:table-cell>
          <table:table-cell table:style-name="ce593" table:formula="of:=IF([$TrainingPlan.$F$3]=&quot;TSS&quot;; [$WeeklyTSS.G66]; [$WeeklyHrs.G66])" office:value-type="float" office:value="280" calcext:value-type="float">
            <text:p>280.0</text:p>
          </table:table-cell>
          <table:table-cell table:style-name="ce649" table:formula="of:=IF([$TrainingPlan.$F$3]=&quot;TSS&quot;; [$WeeklyTSS.H66]; [$WeeklyHrs.H66])" office:value-type="float" office:value="230" calcext:value-type="float">
            <text:p>230.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WorkoutPatternsList" table:style-name="ta8" table:print="false">
        <table:table-column table:style-name="co40" table:default-cell-style-name="ce216"/>
        <table:table-column table:style-name="co41" table:default-cell-style-name="ce217"/>
        <table:table-column table:style-name="co42" table:number-columns-repeated="6" table:default-cell-style-name="ce217"/>
        <table:table-column table:style-name="co42"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TrainingPlan.$F$21" table:cell-range-address="$AnnualHrs.$C$1:.$W$1"/>
        <table:named-range table:name="AnnualHrsTable" table:base-cell-address="$TrainingPlan.$F$21" table:cell-range-address="$AnnualHrs.$A$2:.$W$28"/>
        <table:named-range table:name="AnnualTSS" table:base-cell-address="$AnnualTSS.$C$1" table:cell-range-address="$AnnualTSS.$C$1:.$U$1"/>
        <table:named-range table:name="AnnualTSSTable" table:base-cell-address="$TrainingPlan.$F$20" table:cell-range-address="$AnnualTSS.$A$2:.$U$28"/>
        <table:named-range table:name="AnnualUnits" table:base-cell-address="$TrainingPlan.$F$21" table:cell-range-address="$AnnualUnits.$C$1:.$W$1"/>
        <table:named-range table:name="AnnualUnitsTable" table:base-cell-address="$TrainingPlan.$F$21" table:cell-range-address="$AnnualUnits.$A$2:.$W$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range table:name="WeeklyUnitsTable" table:base-cell-address="$WeeklySchedule.$E$4" table:cell-range-address="$WeeklyUnits.$A$2:.$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fo:font-family="Tahoma" style:font-name-complex="Tahoma"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9">00/00/0000</text:date>, <text:time style:data-style-name="N2" text:time-value="20:26:01.04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09T20:26:54.533000000</dc:date>
    <meta:editing-duration>PT3H51M32S</meta:editing-duration>
    <meta:editing-cycles>51</meta:editing-cycles>
    <meta:generator>LibreOffice/6.4.0.3$Windows_X86_64 LibreOffice_project/b0a288ab3d2d4774cb44b62f04d5d28733ac6df8</meta:generator>
    <dc:title>Cyclist's Training Bible Training Calculator</dc:title>
    <meta:document-statistic meta:table-count="12" meta:cell-count="7413" meta:object-count="0"/>
  </office:meta>
</office:document-meta>
</file>